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Times New Roman1" svg:font-family="'Times New Roman'" style:font-family-generic="roman" style:font-pitch="variable"/>
    <style:font-face style:name="Times New Roman" svg:font-family="'Times New Roman', 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7.98mm"/>
    </style:style>
    <style:style style:name="co2" style:family="table-column">
      <style:table-column-properties fo:break-before="auto" style:column-width="249.41mm"/>
    </style:style>
    <style:style style:name="co3" style:family="table-column">
      <style:table-column-properties fo:break-before="auto" style:column-width="22.58mm"/>
    </style:style>
    <style:style style:name="co4" style:family="table-column">
      <style:table-column-properties fo:break-before="auto" style:column-width="30.74mm"/>
    </style:style>
    <style:style style:name="co5" style:family="table-column">
      <style:table-column-properties fo:break-before="auto" style:column-width="162.88mm"/>
    </style:style>
    <style:style style:name="co6" style:family="table-column">
      <style:table-column-properties fo:break-before="auto" style:column-width="429.52mm"/>
    </style:style>
    <style:style style:name="co7" style:family="table-column">
      <style:table-column-properties fo:break-before="auto" style:column-width="353.04mm"/>
    </style:style>
    <style:style style:name="co8" style:family="table-column">
      <style:table-column-properties fo:break-before="auto" style:column-width="158.68mm"/>
    </style:style>
    <style:style style:name="ro1" style:family="table-row">
      <style:table-row-properties style:row-height="4.87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eeeeee" style:text-align-source="fix" style:repeat-content="false"/>
      <style:paragraph-properties fo:text-align="start" fo:margin-left="0mm"/>
      <style:text-properties style:font-name="Liberation Mono" fo:font-size="11pt" fo:font-weight="bold" style:font-size-asian="11pt" style:font-weight-asian="bold" style:font-size-complex="11pt" style:font-weight-complex="bold"/>
    </style:style>
    <style:style style:name="ce2" style:family="table-cell" style:parent-style-name="Default">
      <style:table-cell-properties fo:background-color="#b2b2b2" style:text-align-source="fix" style:repeat-content="false"/>
      <style:paragraph-properties fo:text-align="start" fo:margin-left="0mm"/>
      <style:text-properties style:font-name="Liberation Mono" fo:font-size="11pt" style:font-size-asian="11pt" style:font-size-complex="11pt"/>
    </style:style>
    <style:style style:name="ce3" style:family="table-cell" style:parent-style-name="Default">
      <style:table-cell-properties fo:background-color="#b2b2b2" style:text-align-source="fix" style:repeat-content="false"/>
      <style:paragraph-properties fo:text-align="start" fo:margin-left="0mm"/>
      <style:text-properties style:use-window-font-color="true" style:text-outline="false" style:text-line-through-style="none" style:text-line-through-type="none" style:font-name="Liberation Mono" fo:font-size="11pt" fo:language="es" fo:country="CR"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eeeeee"/>
      <style:text-properties style:font-name="Liberation Mono" fo:font-size="11pt" fo:font-weight="bold" style:font-size-asian="11pt" style:font-weight-asian="bold" style:font-size-complex="11pt" style:font-weight-complex="bold"/>
    </style:style>
    <style:style style:name="ce5" style:family="table-cell" style:parent-style-name="Default">
      <style:table-cell-properties fo:background-color="#dddddd"/>
      <style:text-properties style:font-name="Liberation Mono" fo:font-size="11pt" style:font-size-asian="11pt" style:font-size-complex="11pt"/>
    </style:style>
    <style:style style:name="ce6" style:family="table-cell" style:parent-style-name="Default">
      <style:text-properties style:use-window-font-color="true" style:text-outline="false" style:text-line-through-style="none" style:text-line-through-type="none" style:font-name="Times New Roman" fo:font-size="8pt" fo:language="es" fo:country="C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ext-properties style:use-window-font-color="true" style:text-outline="false" style:text-line-through-style="none" style:text-line-through-type="none" style:font-name="Times New Roman1" fo:font-size="8pt" fo:language="es" fo:country="C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ext-properties style:use-window-font-color="true" style:text-outline="false" style:text-line-through-style="none" style:text-line-through-type="none" fo:font-size="8pt" fo:language="es" fo:country="C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data-style-name="N100">
      <style:table-cell-properties fo:background-color="#dddddd" style:text-align-source="fix" style:repeat-content="false"/>
      <style:paragraph-properties fo:text-align="start" fo:margin-left="0mm"/>
      <style:text-properties style:use-window-font-color="true" style:text-outline="false" style:text-line-through-style="none" style:text-line-through-type="none" style:font-name="Liberation Mono" fo:font-size="11pt" fo:language="es" fo:country="CR" fo:font-style="normal" fo:text-shadow="none" style:text-underline-style="none" fo:font-weight="bold" style:text-underline-mode="continuous" style:text-overline-mode="continuous" style:text-line-through-mode="continuous" style:font-size-asian="11pt" style:language-asian="hi" style:country-asian="IN"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data-style-name="N100">
      <style:table-cell-properties fo:background-color="#999999" style:text-align-source="fix" style:repeat-content="false"/>
      <style:paragraph-properties fo:text-align="start" fo:margin-left="0mm"/>
      <style:text-properties fo:color="#222222" style:text-outline="false" style:text-line-through-style="none" style:text-line-through-type="none" style:font-name="Liberation Mono" fo:font-size="11pt" fo:language="en" fo:country="US" fo:font-style="normal" fo:text-shadow="none" style:text-underline-style="none" fo:font-weight="normal" style:text-underline-mode="continuous" style:text-overline-mode="continuous" style:text-line-through-mode="continuous" style:font-size-asian="11pt" style:language-asian="es" style:country-asian="CR"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999999" style:text-align-source="fix" style:repeat-content="false"/>
      <style:paragraph-properties fo:text-align="start" fo:margin-left="0mm"/>
      <style:text-properties style:use-window-font-color="true" style:text-outline="false" style:text-line-through-style="none" style:text-line-through-type="none" style:font-name="Liberation Mono" fo:font-size="11pt" fo:language="es" fo:country="CR" fo:font-style="normal" fo:text-shadow="none" style:text-underline-style="none" fo:font-weight="normal" style:text-underline-mode="continuous" style:text-overline-mode="continuous" style:text-line-through-mode="continuous" style:font-size-asian="11pt" style:language-asian="hi" style:country-asian="IN"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background-color="#999999"/>
      <style:text-properties style:font-name="Liberation Mono" fo:font-size="11pt" style:font-size-asian="11pt" style:font-size-complex="11pt"/>
    </style:style>
    <style:style style:name="ce13" style:family="table-cell" style:parent-style-name="Default" style:data-style-name="N100">
      <style:table-cell-properties fo:background-color="#999999" style:text-align-source="fix" style:repeat-content="false"/>
      <style:paragraph-properties fo:text-align="start" fo:margin-left="0mm"/>
      <style:text-properties style:use-window-font-color="true" style:text-outline="false" style:text-line-through-style="none" style:text-line-through-type="none" style:font-name="Liberation Mono" fo:font-size="11pt" fo:language="en" fo:country="US" fo:font-style="normal" fo:text-shadow="none" style:text-underline-style="none" fo:font-weight="normal" style:text-underline-mode="continuous" style:text-overline-mode="continuous" style:text-line-through-mode="continuous" style:font-size-asian="11pt" style:language-asian="es" style:country-asian="CR"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data-style-name="N100">
      <style:table-cell-properties fo:background-color="#999999" style:text-align-source="fix" style:repeat-content="false"/>
      <style:paragraph-properties fo:text-align="start" fo:margin-left="0mm"/>
      <style:text-properties style:font-name="Liberation Mono" fo:font-size="11pt" style:font-size-asian="11pt" style:font-size-complex="11pt"/>
    </style:style>
    <style:style style:name="ce15" style:family="table-cell" style:parent-style-name="Default">
      <style:table-cell-properties fo:background-color="#dddddd"/>
      <style:text-properties style:font-name="Liberation Mono" fo:font-size="11pt" fo:font-weight="bold" style:font-size-asian="11pt" style:font-weight-asian="bold" style:font-size-complex="11pt" style:font-weight-complex="bold"/>
    </style:style>
    <style:style style:name="ce16" style:family="table-cell" style:parent-style-name="Default">
      <style:table-cell-properties fo:background-color="#b2b2b2"/>
      <style:text-properties style:font-name="Liberation Mono" fo:font-size="11pt" style:font-size-asian="11pt" style:font-size-complex="11pt"/>
    </style:style>
    <style:style style:name="ce17" style:family="table-cell" style:parent-style-name="Default">
      <style:table-cell-properties fo:background-color="#cccccc"/>
      <style:text-properties style:font-name="Liberation Mono" fo:font-size="11pt" style:font-size-asian="11pt" style:font-size-complex="11pt"/>
    </style:style>
    <style:style style:name="ce18" style:family="table-cell" style:parent-style-name="Default">
      <style:table-cell-properties fo:background-color="#b2b2b2"/>
      <style:text-properties style:font-name="Liberation Mono" fo:font-size="11pt" fo:font-weight="bold" style:font-size-asian="11pt" style:font-weight-asian="bold" style:font-size-complex="11pt" style:font-weight-complex="bold"/>
    </style:style>
    <style:style style:name="ce19" style:family="table-cell" style:parent-style-name="Default">
      <style:table-cell-properties fo:background-color="#dddddd"/>
      <style:text-properties style:font-name="Liberation Mono" fo:font-size="11pt" style:font-name-asian="Droid Sans Fallback" style:font-size-asian="11pt" style:font-name-complex="FreeSans" style:font-size-complex="11pt"/>
    </style:style>
  </office:automatic-styles>
  <office:body>
    <office:spreadsheet>
      <table:calculation-settings table:automatic-find-labels="false"/>
      <table:table table:name="PartidasSinDetalle" table:style-name="ta1">
        <table:table-column table:style-name="co1" table:default-cell-style-name="ce2"/>
        <table:table-column table:style-name="co2" table:default-cell-style-name="ce5"/>
        <table:table-column table:style-name="co3" table:number-columns-repeated="3" table:default-cell-style-name="Default"/>
        <table:table-row table:style-name="ro1">
          <table:table-cell table:style-name="ce1" office:value-type="string" calcext:value-type="string">
            <text:p>Partida</text:p>
          </table:table-cell>
          <table:table-cell table:style-name="ce4" office:value-type="string" calcext:value-type="string">
            <text:p>Descripción</text:p>
          </table:table-cell>
          <table:table-cell table:number-columns-repeated="3"/>
        </table:table-row>
        <table:table-row table:style-name="ro1">
          <table:table-cell office:value-type="float" office:value="0" calcext:value-type="float">
            <text:p>0</text:p>
          </table:table-cell>
          <table:table-cell office:value-type="string" calcext:value-type="string">
            <text:p>REMUNERACIONES</text:p>
          </table:table-cell>
          <table:table-cell table:number-columns-repeated="2"/>
          <table:table-cell table:style-name="ce6"/>
        </table:table-row>
        <table:table-row table:style-name="ro1">
          <table:table-cell table:style-name="ce3" office:value-type="string" calcext:value-type="string">
            <text:p>0-01</text:p>
          </table:table-cell>
          <table:table-cell office:value-type="string" calcext:value-type="string">
            <text:p>REMUNERACIONES BÁSICAS</text:p>
          </table:table-cell>
          <table:table-cell table:number-columns-repeated="2"/>
          <table:table-cell table:style-name="ce7"/>
        </table:table-row>
        <table:table-row table:style-name="ro1">
          <table:table-cell table:style-name="ce3" office:value-type="string" calcext:value-type="string">
            <text:p>0-01-01-00</text:p>
          </table:table-cell>
          <table:table-cell office:value-type="string" calcext:value-type="string">
            <text:p>Sueldos para cargos fijos</text:p>
          </table:table-cell>
          <table:table-cell table:number-columns-repeated="2"/>
          <table:table-cell table:style-name="ce7"/>
        </table:table-row>
        <table:table-row table:style-name="ro1">
          <table:table-cell table:style-name="ce3" office:value-type="string" calcext:value-type="string">
            <text:p>0-01-01-01</text:p>
          </table:table-cell>
          <table:table-cell office:value-type="string" calcext:value-type="string">
            <text:p>Salario base</text:p>
          </table:table-cell>
          <table:table-cell table:number-columns-repeated="2"/>
          <table:table-cell table:style-name="ce7"/>
        </table:table-row>
        <table:table-row table:style-name="ro1">
          <table:table-cell table:style-name="ce3" office:value-type="string" calcext:value-type="string">
            <text:p>0-01-01-02</text:p>
          </table:table-cell>
          <table:table-cell office:value-type="string" calcext:value-type="string">
            <text:p>Derechos adquiridos</text:p>
          </table:table-cell>
          <table:table-cell table:number-columns-repeated="2"/>
          <table:table-cell table:style-name="ce7"/>
        </table:table-row>
        <table:table-row table:style-name="ro1">
          <table:table-cell table:style-name="ce3" office:value-type="string" calcext:value-type="string">
            <text:p>0-01-01-03</text:p>
          </table:table-cell>
          <table:table-cell office:value-type="string" calcext:value-type="string">
            <text:p>Fondo disponible para revaloraciones</text:p>
          </table:table-cell>
          <table:table-cell table:number-columns-repeated="2"/>
          <table:table-cell table:style-name="ce7"/>
        </table:table-row>
        <table:table-row table:style-name="ro1">
          <table:table-cell table:style-name="ce3" office:value-type="string" calcext:value-type="string">
            <text:p>0-01-01-04</text:p>
          </table:table-cell>
          <table:table-cell office:value-type="string" calcext:value-type="string">
            <text:p>Reajuste por reasignación</text:p>
          </table:table-cell>
          <table:table-cell table:number-columns-repeated="2"/>
          <table:table-cell table:style-name="ce7"/>
        </table:table-row>
        <table:table-row table:style-name="ro1">
          <table:table-cell table:style-name="ce3" office:value-type="string" calcext:value-type="string">
            <text:p>0-01-02-00</text:p>
          </table:table-cell>
          <table:table-cell office:value-type="string" calcext:value-type="string">
            <text:p>Jornales</text:p>
          </table:table-cell>
          <table:table-cell table:number-columns-repeated="2"/>
          <table:table-cell table:style-name="ce7"/>
        </table:table-row>
        <table:table-row table:style-name="ro1">
          <table:table-cell table:style-name="ce3" office:value-type="string" calcext:value-type="string">
            <text:p>0-01-03-00</text:p>
          </table:table-cell>
          <table:table-cell office:value-type="string" calcext:value-type="string">
            <text:p>Servicios especiales</text:p>
          </table:table-cell>
          <table:table-cell table:number-columns-repeated="2"/>
          <table:table-cell table:style-name="ce7"/>
        </table:table-row>
        <table:table-row table:style-name="ro1">
          <table:table-cell table:style-name="ce3" office:value-type="string" calcext:value-type="string">
            <text:p>0-01-03-01</text:p>
          </table:table-cell>
          <table:table-cell office:value-type="string" calcext:value-type="string">
            <text:p>Servicios especiales</text:p>
          </table:table-cell>
          <table:table-cell table:number-columns-repeated="2"/>
          <table:table-cell table:style-name="ce7"/>
        </table:table-row>
        <table:table-row table:style-name="ro1">
          <table:table-cell table:style-name="ce3" office:value-type="string" calcext:value-type="string">
            <text:p>0-01-03-02</text:p>
          </table:table-cell>
          <table:table-cell office:value-type="string" calcext:value-type="string">
            <text:p>Sobresueldos</text:p>
          </table:table-cell>
          <table:table-cell table:number-columns-repeated="2"/>
          <table:table-cell table:style-name="ce7"/>
        </table:table-row>
        <table:table-row table:style-name="ro1">
          <table:table-cell table:style-name="ce3" office:value-type="string" calcext:value-type="string">
            <text:p>0-01-03-03</text:p>
          </table:table-cell>
          <table:table-cell office:value-type="string" calcext:value-type="string">
            <text:p>Salario Contractual Posgrado</text:p>
          </table:table-cell>
          <table:table-cell table:number-columns-repeated="2"/>
          <table:table-cell table:style-name="ce7"/>
        </table:table-row>
        <table:table-row table:style-name="ro1">
          <table:table-cell table:style-name="ce3" office:value-type="string" calcext:value-type="string">
            <text:p>0-01-04-00</text:p>
          </table:table-cell>
          <table:table-cell office:value-type="string" calcext:value-type="string">
            <text:p>Sueldos a base de comisión</text:p>
          </table:table-cell>
          <table:table-cell table:number-columns-repeated="2"/>
          <table:table-cell table:style-name="ce7"/>
        </table:table-row>
        <table:table-row table:style-name="ro1">
          <table:table-cell table:style-name="ce3" office:value-type="string" calcext:value-type="string">
            <text:p>0-01-05-00</text:p>
          </table:table-cell>
          <table:table-cell office:value-type="string" calcext:value-type="string">
            <text:p>Suplencias</text:p>
          </table:table-cell>
          <table:table-cell table:number-columns-repeated="2"/>
          <table:table-cell table:style-name="ce7"/>
        </table:table-row>
        <table:table-row table:style-name="ro1">
          <table:table-cell table:style-name="ce3" office:value-type="string" calcext:value-type="string">
            <text:p>0-02</text:p>
          </table:table-cell>
          <table:table-cell office:value-type="string" calcext:value-type="string">
            <text:p>REMUNERACIONES EVENTUALES</text:p>
          </table:table-cell>
          <table:table-cell table:number-columns-repeated="2"/>
          <table:table-cell table:style-name="ce7"/>
        </table:table-row>
        <table:table-row table:style-name="ro1">
          <table:table-cell table:style-name="ce3" office:value-type="string" calcext:value-type="string">
            <text:p>0-02-01-00</text:p>
          </table:table-cell>
          <table:table-cell office:value-type="string" calcext:value-type="string">
            <text:p>Tiempo extraordinario</text:p>
          </table:table-cell>
          <table:table-cell table:number-columns-repeated="2"/>
          <table:table-cell table:style-name="ce7"/>
        </table:table-row>
        <table:table-row table:style-name="ro1">
          <table:table-cell table:style-name="ce3" office:value-type="string" calcext:value-type="string">
            <text:p>0-02-02-00</text:p>
          </table:table-cell>
          <table:table-cell office:value-type="string" calcext:value-type="string">
            <text:p>Recargo de funciones</text:p>
          </table:table-cell>
          <table:table-cell table:number-columns-repeated="2"/>
          <table:table-cell table:style-name="ce7"/>
        </table:table-row>
        <table:table-row table:style-name="ro1">
          <table:table-cell table:style-name="ce3" office:value-type="string" calcext:value-type="string">
            <text:p>0-02-05-00</text:p>
          </table:table-cell>
          <table:table-cell office:value-type="string" calcext:value-type="string">
            <text:p>Dietas</text:p>
          </table:table-cell>
          <table:table-cell table:number-columns-repeated="2"/>
          <table:table-cell table:style-name="ce7"/>
        </table:table-row>
        <table:table-row table:style-name="ro1">
          <table:table-cell table:style-name="ce3" office:value-type="string" calcext:value-type="string">
            <text:p>0-03</text:p>
          </table:table-cell>
          <table:table-cell office:value-type="string" calcext:value-type="string">
            <text:p>INCENTIVOS SALARIALES</text:p>
          </table:table-cell>
          <table:table-cell table:number-columns-repeated="2"/>
          <table:table-cell table:style-name="ce7"/>
        </table:table-row>
        <table:table-row table:style-name="ro1">
          <table:table-cell table:style-name="ce3" office:value-type="string" calcext:value-type="string">
            <text:p>0-03-01-00</text:p>
          </table:table-cell>
          <table:table-cell office:value-type="string" calcext:value-type="string">
            <text:p>Retribución por años servidos</text:p>
          </table:table-cell>
          <table:table-cell table:number-columns-repeated="2"/>
          <table:table-cell table:style-name="ce7"/>
        </table:table-row>
        <table:table-row table:style-name="ro1">
          <table:table-cell table:style-name="ce3" office:value-type="string" calcext:value-type="string">
            <text:p>0-03-01-01</text:p>
          </table:table-cell>
          <table:table-cell office:value-type="string" calcext:value-type="string">
            <text:p>Escalafón</text:p>
          </table:table-cell>
          <table:table-cell table:number-columns-repeated="2"/>
          <table:table-cell table:style-name="ce7"/>
        </table:table-row>
        <table:table-row table:style-name="ro1">
          <table:table-cell table:style-name="ce3" office:value-type="string" calcext:value-type="string">
            <text:p>0-03-01-02</text:p>
          </table:table-cell>
          <table:table-cell office:value-type="string" calcext:value-type="string">
            <text:p>Anualidad</text:p>
          </table:table-cell>
          <table:table-cell table:number-columns-repeated="2"/>
          <table:table-cell table:style-name="ce7"/>
        </table:table-row>
        <table:table-row table:style-name="ro1">
          <table:table-cell table:style-name="ce3" office:value-type="string" calcext:value-type="string">
            <text:p>0-03-02-00</text:p>
          </table:table-cell>
          <table:table-cell office:value-type="string" calcext:value-type="string">
            <text:p>Restricción al ejercicio liberal de la profesión</text:p>
          </table:table-cell>
          <table:table-cell table:number-columns-repeated="2"/>
          <table:table-cell table:style-name="ce7"/>
        </table:table-row>
        <table:table-row table:style-name="ro1">
          <table:table-cell table:style-name="ce3" office:value-type="string" calcext:value-type="string">
            <text:p>0-03-03-00</text:p>
          </table:table-cell>
          <table:table-cell office:value-type="string" calcext:value-type="string">
            <text:p>Décimo tercer mes</text:p>
          </table:table-cell>
          <table:table-cell table:number-columns-repeated="2"/>
          <table:table-cell table:style-name="ce7"/>
        </table:table-row>
        <table:table-row table:style-name="ro1">
          <table:table-cell table:style-name="ce3" office:value-type="string" calcext:value-type="string">
            <text:p>0-03-04-00</text:p>
          </table:table-cell>
          <table:table-cell office:value-type="string" calcext:value-type="string">
            <text:p>Salario escolar</text:p>
          </table:table-cell>
          <table:table-cell table:number-columns-repeated="2"/>
          <table:table-cell table:style-name="ce7"/>
        </table:table-row>
        <table:table-row table:style-name="ro1">
          <table:table-cell table:style-name="ce3" office:value-type="string" calcext:value-type="string">
            <text:p>0-03-99-00</text:p>
          </table:table-cell>
          <table:table-cell office:value-type="string" calcext:value-type="string">
            <text:p>Otros incentivos salariales (solo incentivo salarial)</text:p>
          </table:table-cell>
          <table:table-cell table:number-columns-repeated="2"/>
          <table:table-cell table:style-name="ce7"/>
        </table:table-row>
        <table:table-row table:style-name="ro1">
          <table:table-cell table:style-name="ce3" office:value-type="string" calcext:value-type="string">
            <text:p>0-03-99-01</text:p>
          </table:table-cell>
          <table:table-cell office:value-type="string" calcext:value-type="string">
            <text:p>Reconocimiento por régimen académico</text:p>
          </table:table-cell>
          <table:table-cell table:number-columns-repeated="2"/>
          <table:table-cell table:style-name="ce7"/>
        </table:table-row>
        <table:table-row table:style-name="ro1">
          <table:table-cell table:style-name="ce3" office:value-type="string" calcext:value-type="string">
            <text:p>0-03-99-02</text:p>
          </table:table-cell>
          <table:table-cell office:value-type="string" calcext:value-type="string">
            <text:p>Asignación profesional</text:p>
          </table:table-cell>
          <table:table-cell table:number-columns-repeated="2"/>
          <table:table-cell table:style-name="ce7"/>
        </table:table-row>
        <table:table-row table:style-name="ro1">
          <table:table-cell table:style-name="ce3" office:value-type="string" calcext:value-type="string">
            <text:p>0-03-99-03</text:p>
          </table:table-cell>
          <table:table-cell office:value-type="string" calcext:value-type="string">
            <text:p>Otros incentivos</text:p>
          </table:table-cell>
          <table:table-cell table:number-columns-repeated="2"/>
          <table:table-cell table:style-name="ce7"/>
        </table:table-row>
        <table:table-row table:style-name="ro1">
          <table:table-cell table:style-name="ce3" office:value-type="string" calcext:value-type="string">
            <text:p>0-03-99-04</text:p>
          </table:table-cell>
          <table:table-cell office:value-type="string" calcext:value-type="string">
            <text:p>Reconocimiento regional</text:p>
          </table:table-cell>
          <table:table-cell table:number-columns-repeated="2"/>
          <table:table-cell table:style-name="ce7"/>
        </table:table-row>
        <table:table-row table:style-name="ro1">
          <table:table-cell table:style-name="ce3" office:value-type="string" calcext:value-type="string">
            <text:p>0-03-99-05</text:p>
          </table:table-cell>
          <table:table-cell office:value-type="string" calcext:value-type="string">
            <text:p>Reconocimiento por riesgo policial</text:p>
          </table:table-cell>
          <table:table-cell table:number-columns-repeated="2"/>
          <table:table-cell table:style-name="ce7"/>
        </table:table-row>
        <table:table-row table:style-name="ro1">
          <table:table-cell table:style-name="ce3" office:value-type="string" calcext:value-type="string">
            <text:p>0-04</text:p>
          </table:table-cell>
          <table:table-cell office:value-type="string" calcext:value-type="string">
            <text:p>CONTRIBUCIONES PATRONALES AL DESARR. Y LA SEGUR. SOCIAL</text:p>
          </table:table-cell>
          <table:table-cell table:number-columns-repeated="2"/>
          <table:table-cell table:style-name="ce7"/>
        </table:table-row>
        <table:table-row table:style-name="ro1">
          <table:table-cell table:style-name="ce3" office:value-type="string" calcext:value-type="string">
            <text:p>0-04-01-00</text:p>
          </table:table-cell>
          <table:table-cell office:value-type="string" calcext:value-type="string">
            <text:p>Contribución patronal al seguro de salud de la C.C.S.S.</text:p>
          </table:table-cell>
          <table:table-cell table:number-columns-repeated="2"/>
          <table:table-cell table:style-name="ce7"/>
        </table:table-row>
        <table:table-row table:style-name="ro1">
          <table:table-cell table:style-name="ce3" office:value-type="string" calcext:value-type="string">
            <text:p>0-04-05-00</text:p>
          </table:table-cell>
          <table:table-cell office:value-type="string" calcext:value-type="string">
            <text:p>Contribución patronal al Banco Popular y Desarrollo Comunal</text:p>
          </table:table-cell>
          <table:table-cell table:number-columns-repeated="2"/>
          <table:table-cell table:style-name="ce7"/>
        </table:table-row>
        <table:table-row table:style-name="ro1">
          <table:table-cell table:style-name="ce3" office:value-type="string" calcext:value-type="string">
            <text:p>0-05</text:p>
          </table:table-cell>
          <table:table-cell office:value-type="string" calcext:value-type="string">
            <text:p>CONTRIB. PATRON. FDOS. DE PENSIONES Y OTROS FDOS. DE CAPIT.</text:p>
          </table:table-cell>
          <table:table-cell table:number-columns-repeated="2"/>
          <table:table-cell table:style-name="ce7"/>
        </table:table-row>
        <table:table-row table:style-name="ro1">
          <table:table-cell table:style-name="ce3" office:value-type="string" calcext:value-type="string">
            <text:p>0-05-01-00</text:p>
          </table:table-cell>
          <table:table-cell office:value-type="string" calcext:value-type="string">
            <text:p>Contribución patronal al seguro de pensiones de la CCSS (5,25%)</text:p>
          </table:table-cell>
          <table:table-cell table:number-columns-repeated="2"/>
          <table:table-cell table:style-name="ce7"/>
        </table:table-row>
        <table:table-row table:style-name="ro1">
          <table:table-cell table:style-name="ce3" office:value-type="string" calcext:value-type="string">
            <text:p>0-05-02-00</text:p>
          </table:table-cell>
          <table:table-cell office:value-type="string" calcext:value-type="string">
            <text:p>Aporte patronal al régimen obligatorio de pensiones complementarias (1,5%)</text:p>
          </table:table-cell>
          <table:table-cell table:number-columns-repeated="2"/>
          <table:table-cell table:style-name="ce7"/>
        </table:table-row>
        <table:table-row table:style-name="ro1">
          <table:table-cell table:style-name="ce3" office:value-type="string" calcext:value-type="string">
            <text:p>0-05-03-00</text:p>
          </table:table-cell>
          <table:table-cell office:value-type="string" calcext:value-type="string">
            <text:p>Aporte patronal fondo de capitalización laboral (3,0%)</text:p>
          </table:table-cell>
          <table:table-cell table:number-columns-repeated="2"/>
          <table:table-cell table:style-name="ce7"/>
        </table:table-row>
        <table:table-row table:style-name="ro1">
          <table:table-cell table:style-name="ce3" office:value-type="string" calcext:value-type="string">
            <text:p>0-05-05-00</text:p>
          </table:table-cell>
          <table:table-cell office:value-type="string" calcext:value-type="string">
            <text:p>Contribución patronal a fondos administrados por entes privados</text:p>
          </table:table-cell>
          <table:table-cell table:number-columns-repeated="2"/>
          <table:table-cell table:style-name="ce7"/>
        </table:table-row>
        <table:table-row table:style-name="ro1">
          <table:table-cell table:style-name="ce3" office:value-type="string" calcext:value-type="string">
            <text:p>0-05-05-01</text:p>
          </table:table-cell>
          <table:table-cell office:value-type="string" calcext:value-type="string">
            <text:p>Cuota patronal Fondo de Pensiones y Jubilaciones Magisterio Nacional (Reparto 0,5%, Capital. 7,25%)</text:p>
          </table:table-cell>
          <table:table-cell table:number-columns-repeated="2"/>
          <table:table-cell table:style-name="ce7"/>
        </table:table-row>
        <table:table-row table:style-name="ro1">
          <table:table-cell table:style-name="ce3" office:value-type="string" calcext:value-type="string">
            <text:p>0-05-05-02</text:p>
          </table:table-cell>
          <table:table-cell office:value-type="string" calcext:value-type="string">
            <text:p>Cuota patronal J.A.P. U.C.R. (2,5%)</text:p>
          </table:table-cell>
          <table:table-cell table:number-columns-repeated="2"/>
          <table:table-cell table:style-name="ce7"/>
        </table:table-row>
        <table:table-row table:style-name="ro1">
          <table:table-cell table:style-name="ce3" office:value-type="string" calcext:value-type="string">
            <text:p>0-99</text:p>
          </table:table-cell>
          <table:table-cell office:value-type="string" calcext:value-type="string">
            <text:p>REMUNERACIONES DIVERSAS</text:p>
          </table:table-cell>
          <table:table-cell table:number-columns-repeated="2"/>
          <table:table-cell table:style-name="ce7"/>
        </table:table-row>
        <table:table-row table:style-name="ro1">
          <table:table-cell table:style-name="ce3" office:value-type="string" calcext:value-type="string">
            <text:p>0-99-99-00</text:p>
          </table:table-cell>
          <table:table-cell office:value-type="string" calcext:value-type="string">
            <text:p>Otras remuneraciones</text:p>
          </table:table-cell>
          <table:table-cell table:number-columns-repeated="2"/>
          <table:table-cell table:style-name="ce7"/>
        </table:table-row>
        <table:table-row table:style-name="ro1">
          <table:table-cell table:style-name="ce3" office:value-type="string" calcext:value-type="string">
            <text:p>0-99-99-01</text:p>
          </table:table-cell>
          <table:table-cell office:value-type="string" calcext:value-type="string">
            <text:p>Otras remuneraciones</text:p>
          </table:table-cell>
          <table:table-cell table:number-columns-repeated="2"/>
          <table:table-cell table:style-name="ce7"/>
        </table:table-row>
        <table:table-row table:style-name="ro1">
          <table:table-cell table:style-name="ce3" office:value-type="string" calcext:value-type="string">
            <text:p>0-99-99-02</text:p>
          </table:table-cell>
          <table:table-cell office:value-type="string" calcext:value-type="string">
            <text:p>Diferencias en caja</text:p>
          </table:table-cell>
          <table:table-cell table:number-columns-repeated="2"/>
          <table:table-cell table:style-name="ce7"/>
        </table:table-row>
        <table:table-row table:style-name="ro1">
          <table:table-cell table:style-name="ce3" office:value-type="string" calcext:value-type="string">
            <text:p>0-99-99-03</text:p>
          </table:table-cell>
          <table:table-cell office:value-type="string" calcext:value-type="string">
            <text:p>Amortización cuentas pendientes ejercicios anteriores</text:p>
          </table:table-cell>
          <table:table-cell table:number-columns-repeated="2"/>
          <table:table-cell table:style-name="ce7"/>
        </table:table-row>
        <table:table-row table:style-name="ro1">
          <table:table-cell table:style-name="ce3" office:value-type="string" calcext:value-type="string">
            <text:p>0-99-99-05</text:p>
          </table:table-cell>
          <table:table-cell office:value-type="string" calcext:value-type="string">
            <text:p>Cuotas patronales y aguinaldo salario escolar amort. cuentas pendientes ejec. Ant.</text:p>
          </table:table-cell>
          <table:table-cell table:number-columns-repeated="2"/>
          <table:table-cell table:style-name="ce7"/>
        </table:table-row>
        <table:table-row table:style-name="ro1">
          <table:table-cell table:style-name="ce3" office:value-type="float" office:value="1" calcext:value-type="float">
            <text:p>1</text:p>
          </table:table-cell>
          <table:table-cell office:value-type="string" calcext:value-type="string">
            <text:p>SERVICIOS</text:p>
          </table:table-cell>
          <table:table-cell table:number-columns-repeated="2"/>
          <table:table-cell table:style-name="ce6"/>
        </table:table-row>
        <table:table-row table:style-name="ro1">
          <table:table-cell table:style-name="ce3" office:value-type="string" calcext:value-type="string">
            <text:p>1-01</text:p>
          </table:table-cell>
          <table:table-cell office:value-type="string" calcext:value-type="string">
            <text:p>ALQUILERES</text:p>
          </table:table-cell>
          <table:table-cell table:number-columns-repeated="2"/>
          <table:table-cell table:style-name="ce7"/>
        </table:table-row>
        <table:table-row table:style-name="ro1">
          <table:table-cell table:style-name="ce3" office:value-type="string" calcext:value-type="string">
            <text:p>1-01-01-00</text:p>
          </table:table-cell>
          <table:table-cell office:value-type="string" calcext:value-type="string">
            <text:p>Alquiler de edificios, locales y terrenos</text:p>
          </table:table-cell>
          <table:table-cell table:number-columns-repeated="2"/>
          <table:table-cell table:style-name="ce7"/>
        </table:table-row>
        <table:table-row table:style-name="ro1">
          <table:table-cell table:style-name="ce3" office:value-type="string" calcext:value-type="string">
            <text:p>1-01-02-00</text:p>
          </table:table-cell>
          <table:table-cell office:value-type="string" calcext:value-type="string">
            <text:p>Alquiler de maquinaria, equipo y mobiliario</text:p>
          </table:table-cell>
          <table:table-cell table:number-columns-repeated="2"/>
          <table:table-cell table:style-name="ce7"/>
        </table:table-row>
        <table:table-row table:style-name="ro1">
          <table:table-cell table:style-name="ce3" office:value-type="string" calcext:value-type="string">
            <text:p>1-01-02-01</text:p>
          </table:table-cell>
          <table:table-cell office:value-type="string" calcext:value-type="string">
            <text:p>Alquiler de maquinaria, equipo y mobiliario</text:p>
          </table:table-cell>
          <table:table-cell table:number-columns-repeated="2"/>
          <table:table-cell table:style-name="ce7"/>
        </table:table-row>
        <table:table-row table:style-name="ro1">
          <table:table-cell table:style-name="ce3" office:value-type="string" calcext:value-type="string">
            <text:p>1-01-02-02</text:p>
          </table:table-cell>
          <table:table-cell office:value-type="string" calcext:value-type="string">
            <text:p>Gastos de kilometraje</text:p>
          </table:table-cell>
          <table:table-cell table:number-columns-repeated="2"/>
          <table:table-cell table:style-name="ce7"/>
        </table:table-row>
        <table:table-row table:style-name="ro1">
          <table:table-cell table:style-name="ce3" office:value-type="string" calcext:value-type="string">
            <text:p>1-01-03-00</text:p>
          </table:table-cell>
          <table:table-cell office:value-type="string" calcext:value-type="string">
            <text:p>Alquiler de equipo de cómputo</text:p>
          </table:table-cell>
          <table:table-cell table:number-columns-repeated="2"/>
          <table:table-cell table:style-name="ce7"/>
        </table:table-row>
        <table:table-row table:style-name="ro1">
          <table:table-cell table:style-name="ce3" office:value-type="string" calcext:value-type="string">
            <text:p>1-01-03-01</text:p>
          </table:table-cell>
          <table:table-cell office:value-type="string" calcext:value-type="string">
            <text:p>Alquiler de equipo de cómputo</text:p>
          </table:table-cell>
          <table:table-cell table:number-columns-repeated="2"/>
          <table:table-cell table:style-name="ce7"/>
        </table:table-row>
        <table:table-row table:style-name="ro1">
          <table:table-cell table:style-name="ce3" office:value-type="string" calcext:value-type="string">
            <text:p>1-01-03-02</text:p>
          </table:table-cell>
          <table:table-cell office:value-type="string" calcext:value-type="string">
            <text:p>Alquiler de programas de computación</text:p>
          </table:table-cell>
          <table:table-cell table:number-columns-repeated="2"/>
          <table:table-cell table:style-name="ce7"/>
        </table:table-row>
        <table:table-row table:style-name="ro1">
          <table:table-cell table:style-name="ce3" office:value-type="string" calcext:value-type="string">
            <text:p>1-01-04-00</text:p>
          </table:table-cell>
          <table:table-cell office:value-type="string" calcext:value-type="string">
            <text:p>Alquiler y derechos para telecomunicaciones</text:p>
          </table:table-cell>
          <table:table-cell table:number-columns-repeated="2"/>
          <table:table-cell table:style-name="ce7"/>
        </table:table-row>
        <table:table-row table:style-name="ro1">
          <table:table-cell table:style-name="ce3" office:value-type="string" calcext:value-type="string">
            <text:p>1-01-99-00</text:p>
          </table:table-cell>
          <table:table-cell office:value-type="string" calcext:value-type="string">
            <text:p>Otros alquileres</text:p>
          </table:table-cell>
          <table:table-cell table:number-columns-repeated="2"/>
          <table:table-cell table:style-name="ce7"/>
        </table:table-row>
        <table:table-row table:style-name="ro1">
          <table:table-cell table:style-name="ce3" office:value-type="string" calcext:value-type="string">
            <text:p>1-02</text:p>
          </table:table-cell>
          <table:table-cell office:value-type="string" calcext:value-type="string">
            <text:p>SERVICIOS BÁSICOS</text:p>
          </table:table-cell>
          <table:table-cell table:number-columns-repeated="2"/>
          <table:table-cell table:style-name="ce7"/>
        </table:table-row>
        <table:table-row table:style-name="ro1">
          <table:table-cell table:style-name="ce3" office:value-type="string" calcext:value-type="string">
            <text:p>1-02-01-00</text:p>
          </table:table-cell>
          <table:table-cell office:value-type="string" calcext:value-type="string">
            <text:p>Servicio de agua y alcantarillado</text:p>
          </table:table-cell>
          <table:table-cell table:number-columns-repeated="2"/>
          <table:table-cell table:style-name="ce7"/>
        </table:table-row>
        <table:table-row table:style-name="ro1">
          <table:table-cell table:style-name="ce3" office:value-type="string" calcext:value-type="string">
            <text:p>1-02-02-00</text:p>
          </table:table-cell>
          <table:table-cell office:value-type="string" calcext:value-type="string">
            <text:p>Servicio de energía eléctrica</text:p>
          </table:table-cell>
          <table:table-cell table:number-columns-repeated="2"/>
          <table:table-cell table:style-name="ce7"/>
        </table:table-row>
        <table:table-row table:style-name="ro1">
          <table:table-cell table:style-name="ce3" office:value-type="string" calcext:value-type="string">
            <text:p>1-02-03-00</text:p>
          </table:table-cell>
          <table:table-cell office:value-type="string" calcext:value-type="string">
            <text:p>Servicio de correo</text:p>
          </table:table-cell>
          <table:table-cell table:number-columns-repeated="2"/>
          <table:table-cell table:style-name="ce7"/>
        </table:table-row>
        <table:table-row table:style-name="ro1">
          <table:table-cell table:style-name="ce3" office:value-type="string" calcext:value-type="string">
            <text:p>1-02-04-00</text:p>
          </table:table-cell>
          <table:table-cell office:value-type="string" calcext:value-type="string">
            <text:p>Servicio de telecomunicaciones</text:p>
          </table:table-cell>
          <table:table-cell table:number-columns-repeated="2"/>
          <table:table-cell table:style-name="ce7"/>
        </table:table-row>
        <table:table-row table:style-name="ro1">
          <table:table-cell table:style-name="ce3" office:value-type="string" calcext:value-type="string">
            <text:p>1-02-99-00</text:p>
          </table:table-cell>
          <table:table-cell office:value-type="string" calcext:value-type="string">
            <text:p>Otros servicios básicos</text:p>
          </table:table-cell>
          <table:table-cell table:number-columns-repeated="2"/>
          <table:table-cell table:style-name="ce7"/>
        </table:table-row>
        <table:table-row table:style-name="ro1">
          <table:table-cell table:style-name="ce3" office:value-type="string" calcext:value-type="string">
            <text:p>1-03</text:p>
          </table:table-cell>
          <table:table-cell office:value-type="string" calcext:value-type="string">
            <text:p>SERVICIOS COMERCIALES Y FINANCIEROS</text:p>
          </table:table-cell>
          <table:table-cell table:number-columns-repeated="2"/>
          <table:table-cell table:style-name="ce7"/>
        </table:table-row>
        <table:table-row table:style-name="ro1">
          <table:table-cell table:style-name="ce3" office:value-type="string" calcext:value-type="string">
            <text:p>1-03-01-00</text:p>
          </table:table-cell>
          <table:table-cell office:value-type="string" calcext:value-type="string">
            <text:p>Información</text:p>
          </table:table-cell>
          <table:table-cell table:number-columns-repeated="2"/>
          <table:table-cell table:style-name="ce7"/>
        </table:table-row>
        <table:table-row table:style-name="ro1">
          <table:table-cell table:style-name="ce3" office:value-type="string" calcext:value-type="string">
            <text:p>1-03-02-00</text:p>
          </table:table-cell>
          <table:table-cell office:value-type="string" calcext:value-type="string">
            <text:p>Publicidad y propaganda</text:p>
          </table:table-cell>
          <table:table-cell table:number-columns-repeated="2"/>
          <table:table-cell table:style-name="ce7"/>
        </table:table-row>
        <table:table-row table:style-name="ro1">
          <table:table-cell table:style-name="ce3" office:value-type="string" calcext:value-type="string">
            <text:p>1-03-03-00</text:p>
          </table:table-cell>
          <table:table-cell office:value-type="string" calcext:value-type="string">
            <text:p>Impresión, encuadernación y otros</text:p>
          </table:table-cell>
          <table:table-cell table:number-columns-repeated="2"/>
          <table:table-cell table:style-name="ce7"/>
        </table:table-row>
        <table:table-row table:style-name="ro1">
          <table:table-cell table:style-name="ce3" office:value-type="string" calcext:value-type="string">
            <text:p>1-03-04-00</text:p>
          </table:table-cell>
          <table:table-cell office:value-type="string" calcext:value-type="string">
            <text:p>Transporte de bienes</text:p>
          </table:table-cell>
          <table:table-cell table:number-columns-repeated="2"/>
          <table:table-cell table:style-name="ce7"/>
        </table:table-row>
        <table:table-row table:style-name="ro1">
          <table:table-cell table:style-name="ce3" office:value-type="string" calcext:value-type="string">
            <text:p>1-03-05-00</text:p>
          </table:table-cell>
          <table:table-cell office:value-type="string" calcext:value-type="string">
            <text:p>Servicios aduaneros</text:p>
          </table:table-cell>
          <table:table-cell table:number-columns-repeated="2"/>
          <table:table-cell table:style-name="ce7"/>
        </table:table-row>
        <table:table-row table:style-name="ro1">
          <table:table-cell table:style-name="ce3" office:value-type="string" calcext:value-type="string">
            <text:p>1-03-06-00</text:p>
          </table:table-cell>
          <table:table-cell office:value-type="string" calcext:value-type="string">
            <text:p>Comisiones y gastos por servicios financieros y comerciales</text:p>
          </table:table-cell>
          <table:table-cell table:number-columns-repeated="2"/>
          <table:table-cell table:style-name="ce7"/>
        </table:table-row>
        <table:table-row table:style-name="ro1">
          <table:table-cell table:style-name="ce3" office:value-type="string" calcext:value-type="string">
            <text:p>1-03-07-00</text:p>
          </table:table-cell>
          <table:table-cell office:value-type="string" calcext:value-type="string">
            <text:p>Servicios de transferencia electrónica de información</text:p>
          </table:table-cell>
          <table:table-cell table:number-columns-repeated="2"/>
          <table:table-cell table:style-name="ce7"/>
        </table:table-row>
        <table:table-row table:style-name="ro1">
          <table:table-cell table:style-name="ce3" office:value-type="string" calcext:value-type="string">
            <text:p>1-04</text:p>
          </table:table-cell>
          <table:table-cell office:value-type="string" calcext:value-type="string">
            <text:p>SERVICIOS DE GESTIÓN Y APOYO</text:p>
          </table:table-cell>
          <table:table-cell table:number-columns-repeated="2"/>
          <table:table-cell table:style-name="ce7"/>
        </table:table-row>
        <table:table-row table:style-name="ro1">
          <table:table-cell table:style-name="ce3" office:value-type="string" calcext:value-type="string">
            <text:p>1-04-01-00</text:p>
          </table:table-cell>
          <table:table-cell office:value-type="string" calcext:value-type="string">
            <text:p>Servicios médicos y de laboratorio</text:p>
          </table:table-cell>
          <table:table-cell table:number-columns-repeated="2"/>
          <table:table-cell table:style-name="ce7"/>
        </table:table-row>
        <table:table-row table:style-name="ro1">
          <table:table-cell table:style-name="ce3" office:value-type="string" calcext:value-type="string">
            <text:p>1-04-02-00</text:p>
          </table:table-cell>
          <table:table-cell office:value-type="string" calcext:value-type="string">
            <text:p>Servicios jurídicos</text:p>
          </table:table-cell>
          <table:table-cell table:number-columns-repeated="2"/>
          <table:table-cell table:style-name="ce7"/>
        </table:table-row>
        <table:table-row table:style-name="ro1">
          <table:table-cell table:style-name="ce3" office:value-type="string" calcext:value-type="string">
            <text:p>1-04-03-00</text:p>
          </table:table-cell>
          <table:table-cell office:value-type="string" calcext:value-type="string">
            <text:p>Servicios de ingeniería</text:p>
          </table:table-cell>
          <table:table-cell table:number-columns-repeated="2"/>
          <table:table-cell table:style-name="ce7"/>
        </table:table-row>
        <table:table-row table:style-name="ro1">
          <table:table-cell table:style-name="ce3" office:value-type="string" calcext:value-type="string">
            <text:p>1-04-04-00</text:p>
          </table:table-cell>
          <table:table-cell office:value-type="string" calcext:value-type="string">
            <text:p>Servicios de ciencias económicas y sociales</text:p>
          </table:table-cell>
          <table:table-cell table:number-columns-repeated="2"/>
          <table:table-cell table:style-name="ce7"/>
        </table:table-row>
        <table:table-row table:style-name="ro1">
          <table:table-cell table:style-name="ce3" office:value-type="string" calcext:value-type="string">
            <text:p>1-04-05-00</text:p>
          </table:table-cell>
          <table:table-cell office:value-type="string" calcext:value-type="string">
            <text:p>Servicios de desarrollo de sistemas informáticos</text:p>
          </table:table-cell>
          <table:table-cell table:number-columns-repeated="2"/>
          <table:table-cell table:style-name="ce7"/>
        </table:table-row>
        <table:table-row table:style-name="ro1">
          <table:table-cell table:style-name="ce3" office:value-type="string" calcext:value-type="string">
            <text:p>1-04-06-00</text:p>
          </table:table-cell>
          <table:table-cell office:value-type="string" calcext:value-type="string">
            <text:p>Servicios generales</text:p>
          </table:table-cell>
          <table:table-cell table:number-columns-repeated="2"/>
          <table:table-cell table:style-name="ce7"/>
        </table:table-row>
        <table:table-row table:style-name="ro1">
          <table:table-cell table:style-name="ce3" office:value-type="string" calcext:value-type="string">
            <text:p>1-04-99-00</text:p>
          </table:table-cell>
          <table:table-cell office:value-type="string" calcext:value-type="string">
            <text:p>Otros servicios de gestión y apoyo</text:p>
          </table:table-cell>
          <table:table-cell table:number-columns-repeated="2"/>
          <table:table-cell table:style-name="ce7"/>
        </table:table-row>
        <table:table-row table:style-name="ro1">
          <table:table-cell table:style-name="ce3" office:value-type="string" calcext:value-type="string">
            <text:p>1-05</text:p>
          </table:table-cell>
          <table:table-cell office:value-type="string" calcext:value-type="string">
            <text:p>GASTOS DE VIAJE Y TRANSPORTE</text:p>
          </table:table-cell>
          <table:table-cell table:number-columns-repeated="2"/>
          <table:table-cell table:style-name="ce7"/>
        </table:table-row>
        <table:table-row table:style-name="ro1">
          <table:table-cell table:style-name="ce3" office:value-type="string" calcext:value-type="string">
            <text:p>1-05-01-00</text:p>
          </table:table-cell>
          <table:table-cell office:value-type="string" calcext:value-type="string">
            <text:p>Transporte dentro del país</text:p>
          </table:table-cell>
          <table:table-cell table:number-columns-repeated="2"/>
          <table:table-cell table:style-name="ce7"/>
        </table:table-row>
        <table:table-row table:style-name="ro1">
          <table:table-cell table:style-name="ce3" office:value-type="string" calcext:value-type="string">
            <text:p>1-05-02-00</text:p>
          </table:table-cell>
          <table:table-cell office:value-type="string" calcext:value-type="string">
            <text:p>Viáticos dentro del país</text:p>
          </table:table-cell>
          <table:table-cell table:number-columns-repeated="2"/>
          <table:table-cell table:style-name="ce7"/>
        </table:table-row>
        <table:table-row table:style-name="ro1">
          <table:table-cell table:style-name="ce3" office:value-type="string" calcext:value-type="string">
            <text:p>1-05-03-00</text:p>
          </table:table-cell>
          <table:table-cell office:value-type="string" calcext:value-type="string">
            <text:p>Transporte en el exterior</text:p>
          </table:table-cell>
          <table:table-cell table:number-columns-repeated="2"/>
          <table:table-cell table:style-name="ce7"/>
        </table:table-row>
        <table:table-row table:style-name="ro1">
          <table:table-cell table:style-name="ce3" office:value-type="string" calcext:value-type="string">
            <text:p>1-05-04-00</text:p>
          </table:table-cell>
          <table:table-cell office:value-type="string" calcext:value-type="string">
            <text:p>Viáticos en el exterior</text:p>
          </table:table-cell>
          <table:table-cell table:number-columns-repeated="2"/>
          <table:table-cell table:style-name="ce7"/>
        </table:table-row>
        <table:table-row table:style-name="ro1">
          <table:table-cell table:style-name="ce3" office:value-type="string" calcext:value-type="string">
            <text:p>1-06</text:p>
          </table:table-cell>
          <table:table-cell office:value-type="string" calcext:value-type="string">
            <text:p>SEGUROS, REASEGUROS Y OTRAS OBLIGACIONES</text:p>
          </table:table-cell>
          <table:table-cell table:number-columns-repeated="2"/>
          <table:table-cell table:style-name="ce7"/>
        </table:table-row>
        <table:table-row table:style-name="ro1">
          <table:table-cell table:style-name="ce3" office:value-type="string" calcext:value-type="string">
            <text:p>1-06-01-00</text:p>
          </table:table-cell>
          <table:table-cell office:value-type="string" calcext:value-type="string">
            <text:p>Seguros</text:p>
          </table:table-cell>
          <table:table-cell table:number-columns-repeated="2"/>
          <table:table-cell table:style-name="ce7"/>
        </table:table-row>
        <table:table-row table:style-name="ro1">
          <table:table-cell table:style-name="ce3" office:value-type="string" calcext:value-type="string">
            <text:p>1-06-01-01</text:p>
          </table:table-cell>
          <table:table-cell office:value-type="string" calcext:value-type="string">
            <text:p>Seguros</text:p>
          </table:table-cell>
          <table:table-cell table:number-columns-repeated="2"/>
          <table:table-cell table:style-name="ce7"/>
        </table:table-row>
        <table:table-row table:style-name="ro1">
          <table:table-cell table:style-name="ce3" office:value-type="string" calcext:value-type="string">
            <text:p>1-06-01-02</text:p>
          </table:table-cell>
          <table:table-cell office:value-type="string" calcext:value-type="string">
            <text:p>Seguro de riesgos profesionales</text:p>
          </table:table-cell>
          <table:table-cell table:number-columns-repeated="2"/>
          <table:table-cell table:style-name="ce7"/>
        </table:table-row>
        <table:table-row table:style-name="ro1">
          <table:table-cell table:style-name="ce3" office:value-type="string" calcext:value-type="string">
            <text:p>1-06-01-03</text:p>
          </table:table-cell>
          <table:table-cell office:value-type="string" calcext:value-type="string">
            <text:p>Seguros de automóviles</text:p>
          </table:table-cell>
          <table:table-cell table:number-columns-repeated="2"/>
          <table:table-cell table:style-name="ce7"/>
        </table:table-row>
        <table:table-row table:style-name="ro1">
          <table:table-cell table:style-name="ce3" office:value-type="string" calcext:value-type="string">
            <text:p>1-07</text:p>
          </table:table-cell>
          <table:table-cell office:value-type="string" calcext:value-type="string">
            <text:p>CAPACITACIÓN Y PROTOCOLO</text:p>
          </table:table-cell>
          <table:table-cell table:number-columns-repeated="2"/>
          <table:table-cell table:style-name="ce7"/>
        </table:table-row>
        <table:table-row table:style-name="ro1">
          <table:table-cell table:style-name="ce3" office:value-type="string" calcext:value-type="string">
            <text:p>1-07-01-00</text:p>
          </table:table-cell>
          <table:table-cell office:value-type="string" calcext:value-type="string">
            <text:p>Actividades de capacitación</text:p>
          </table:table-cell>
          <table:table-cell table:number-columns-repeated="2"/>
          <table:table-cell table:style-name="ce7"/>
        </table:table-row>
        <table:table-row table:style-name="ro1">
          <table:table-cell table:style-name="ce3" office:value-type="string" calcext:value-type="string">
            <text:p>1-07-02-00</text:p>
          </table:table-cell>
          <table:table-cell office:value-type="string" calcext:value-type="string">
            <text:p>Actividades protocolarias y sociales</text:p>
          </table:table-cell>
          <table:table-cell table:number-columns-repeated="2"/>
          <table:table-cell table:style-name="ce7"/>
        </table:table-row>
        <table:table-row table:style-name="ro1">
          <table:table-cell table:style-name="ce3" office:value-type="string" calcext:value-type="string">
            <text:p>1-07-03-00</text:p>
          </table:table-cell>
          <table:table-cell office:value-type="string" calcext:value-type="string">
            <text:p>Gastos de representación institucional</text:p>
          </table:table-cell>
          <table:table-cell table:number-columns-repeated="2"/>
          <table:table-cell table:style-name="ce7"/>
        </table:table-row>
        <table:table-row table:style-name="ro1">
          <table:table-cell table:style-name="ce3" office:value-type="string" calcext:value-type="string">
            <text:p>1-08</text:p>
          </table:table-cell>
          <table:table-cell office:value-type="string" calcext:value-type="string">
            <text:p>MANTENIMIENTO Y REPARACIÓN</text:p>
          </table:table-cell>
          <table:table-cell table:number-columns-repeated="2"/>
          <table:table-cell table:style-name="ce7"/>
        </table:table-row>
        <table:table-row table:style-name="ro1">
          <table:table-cell table:style-name="ce3" office:value-type="string" calcext:value-type="string">
            <text:p>1-08-01-00</text:p>
          </table:table-cell>
          <table:table-cell office:value-type="string" calcext:value-type="string">
            <text:p>Mantenimiento de edificios y locales</text:p>
          </table:table-cell>
          <table:table-cell table:number-columns-repeated="2"/>
          <table:table-cell table:style-name="ce7"/>
        </table:table-row>
        <table:table-row table:style-name="ro1">
          <table:table-cell table:style-name="ce3" office:value-type="string" calcext:value-type="string">
            <text:p>1-08-02-00</text:p>
          </table:table-cell>
          <table:table-cell office:value-type="string" calcext:value-type="string">
            <text:p>Mantenimiento de vías de comunicación</text:p>
          </table:table-cell>
          <table:table-cell table:number-columns-repeated="2"/>
          <table:table-cell table:style-name="ce7"/>
        </table:table-row>
        <table:table-row table:style-name="ro1">
          <table:table-cell table:style-name="ce3" office:value-type="string" calcext:value-type="string">
            <text:p>1-08-03-00</text:p>
          </table:table-cell>
          <table:table-cell office:value-type="string" calcext:value-type="string">
            <text:p>Mantenimiento de instalaciones y otras obras</text:p>
          </table:table-cell>
          <table:table-cell table:number-columns-repeated="2"/>
          <table:table-cell table:style-name="ce7"/>
        </table:table-row>
        <table:table-row table:style-name="ro1">
          <table:table-cell table:style-name="ce3" office:value-type="string" calcext:value-type="string">
            <text:p>1-08-04-00</text:p>
          </table:table-cell>
          <table:table-cell office:value-type="string" calcext:value-type="string">
            <text:p>Mantenimiento y reparación de maquinaria y equipo de producción</text:p>
          </table:table-cell>
          <table:table-cell table:number-columns-repeated="2"/>
          <table:table-cell table:style-name="ce7"/>
        </table:table-row>
        <table:table-row table:style-name="ro1">
          <table:table-cell table:style-name="ce3" office:value-type="string" calcext:value-type="string">
            <text:p>1-08-05-00</text:p>
          </table:table-cell>
          <table:table-cell office:value-type="string" calcext:value-type="string">
            <text:p>Mantenimiento y reparación de equipo de transporte</text:p>
          </table:table-cell>
          <table:table-cell table:number-columns-repeated="2"/>
          <table:table-cell table:style-name="ce7"/>
        </table:table-row>
        <table:table-row table:style-name="ro1">
          <table:table-cell table:style-name="ce3" office:value-type="string" calcext:value-type="string">
            <text:p>1-08-06-00</text:p>
          </table:table-cell>
          <table:table-cell office:value-type="string" calcext:value-type="string">
            <text:p>Mantenimiento y reparación de equipo de comunicación</text:p>
          </table:table-cell>
          <table:table-cell table:number-columns-repeated="2"/>
          <table:table-cell table:style-name="ce7"/>
        </table:table-row>
        <table:table-row table:style-name="ro1">
          <table:table-cell table:style-name="ce3" office:value-type="string" calcext:value-type="string">
            <text:p>1-08-07-00</text:p>
          </table:table-cell>
          <table:table-cell office:value-type="string" calcext:value-type="string">
            <text:p>Mantenimiento y reparación de equipo de mobiliario de oficina</text:p>
          </table:table-cell>
          <table:table-cell table:number-columns-repeated="2"/>
          <table:table-cell table:style-name="ce7"/>
        </table:table-row>
        <table:table-row table:style-name="ro1">
          <table:table-cell table:style-name="ce3" office:value-type="string" calcext:value-type="string">
            <text:p>1-08-08-00</text:p>
          </table:table-cell>
          <table:table-cell office:value-type="string" calcext:value-type="string">
            <text:p>Mantenimiento y reparación de equipo de cómputo y sistemas de información</text:p>
          </table:table-cell>
          <table:table-cell table:number-columns-repeated="2"/>
          <table:table-cell table:style-name="ce7"/>
        </table:table-row>
        <table:table-row table:style-name="ro1">
          <table:table-cell table:style-name="ce3" office:value-type="string" calcext:value-type="string">
            <text:p>1-08-99-00</text:p>
          </table:table-cell>
          <table:table-cell office:value-type="string" calcext:value-type="string">
            <text:p>Mantenimiento y reparación de otros equipos</text:p>
          </table:table-cell>
          <table:table-cell table:number-columns-repeated="2"/>
          <table:table-cell table:style-name="ce7"/>
        </table:table-row>
        <table:table-row table:style-name="ro1">
          <table:table-cell table:style-name="ce3" office:value-type="string" calcext:value-type="string">
            <text:p>1-99</text:p>
          </table:table-cell>
          <table:table-cell office:value-type="string" calcext:value-type="string">
            <text:p>SERVICIOS DIVERSOS</text:p>
          </table:table-cell>
          <table:table-cell table:number-columns-repeated="2"/>
          <table:table-cell table:style-name="ce7"/>
        </table:table-row>
        <table:table-row table:style-name="ro1">
          <table:table-cell table:style-name="ce3" office:value-type="string" calcext:value-type="string">
            <text:p>1-99-05-00</text:p>
          </table:table-cell>
          <table:table-cell office:value-type="string" calcext:value-type="string">
            <text:p>Deducibles</text:p>
          </table:table-cell>
          <table:table-cell table:number-columns-repeated="2"/>
          <table:table-cell table:style-name="ce7"/>
        </table:table-row>
        <table:table-row table:style-name="ro1">
          <table:table-cell table:style-name="ce3" office:value-type="string" calcext:value-type="string">
            <text:p>1-99-99-00</text:p>
          </table:table-cell>
          <table:table-cell office:value-type="string" calcext:value-type="string">
            <text:p>Otros servicios no especificados</text:p>
          </table:table-cell>
          <table:table-cell table:number-columns-repeated="2"/>
          <table:table-cell table:style-name="ce7"/>
        </table:table-row>
        <table:table-row table:style-name="ro1">
          <table:table-cell table:style-name="ce3" office:value-type="string" calcext:value-type="string">
            <text:p>1-99-99-01</text:p>
          </table:table-cell>
          <table:table-cell office:value-type="string" calcext:value-type="string">
            <text:p>Otros servicios</text:p>
          </table:table-cell>
          <table:table-cell table:number-columns-repeated="2"/>
          <table:table-cell table:style-name="ce7"/>
        </table:table-row>
        <table:table-row table:style-name="ro1">
          <table:table-cell table:style-name="ce3" office:value-type="string" calcext:value-type="string">
            <text:p>1-99-99-02</text:p>
          </table:table-cell>
          <table:table-cell office:value-type="string" calcext:value-type="string">
            <text:p>Servicios administrativos</text:p>
          </table:table-cell>
          <table:table-cell table:number-columns-repeated="2"/>
          <table:table-cell table:style-name="ce7"/>
        </table:table-row>
        <table:table-row table:style-name="ro1">
          <table:table-cell table:style-name="ce3" office:value-type="string" calcext:value-type="string">
            <text:p>1-99-99-03</text:p>
          </table:table-cell>
          <table:table-cell office:value-type="string" calcext:value-type="string">
            <text:p>Servicios actividades estudiantiles</text:p>
          </table:table-cell>
          <table:table-cell table:number-columns-repeated="2"/>
          <table:table-cell table:style-name="ce7"/>
        </table:table-row>
        <table:table-row table:style-name="ro1">
          <table:table-cell table:style-name="ce3" office:value-type="string" calcext:value-type="string">
            <text:p>1-99-99-04</text:p>
          </table:table-cell>
          <table:table-cell office:value-type="string" calcext:value-type="string">
            <text:p>Pago de servicios de periodos anteriores</text:p>
          </table:table-cell>
          <table:table-cell table:number-columns-repeated="2"/>
          <table:table-cell table:style-name="ce7"/>
        </table:table-row>
        <table:table-row table:style-name="ro1">
          <table:table-cell table:style-name="ce3" office:value-type="float" office:value="2" calcext:value-type="float">
            <text:p>2</text:p>
          </table:table-cell>
          <table:table-cell office:value-type="string" calcext:value-type="string">
            <text:p>MATERIALES Y SUMINISTROS</text:p>
          </table:table-cell>
          <table:table-cell table:number-columns-repeated="2"/>
          <table:table-cell table:style-name="ce6"/>
        </table:table-row>
        <table:table-row table:style-name="ro1">
          <table:table-cell table:style-name="ce3" office:value-type="string" calcext:value-type="string">
            <text:p>2-01</text:p>
          </table:table-cell>
          <table:table-cell office:value-type="string" calcext:value-type="string">
            <text:p>PRODUCTOS QUÍMICOS Y CONEXOS</text:p>
          </table:table-cell>
          <table:table-cell table:number-columns-repeated="2"/>
          <table:table-cell table:style-name="ce7"/>
        </table:table-row>
        <table:table-row table:style-name="ro1">
          <table:table-cell table:style-name="ce3" office:value-type="string" calcext:value-type="string">
            <text:p>2-01-01-00</text:p>
          </table:table-cell>
          <table:table-cell office:value-type="string" calcext:value-type="string">
            <text:p>Combustibles y lubricantes</text:p>
          </table:table-cell>
          <table:table-cell table:number-columns-repeated="2"/>
          <table:table-cell table:style-name="ce7"/>
        </table:table-row>
        <table:table-row table:style-name="ro1">
          <table:table-cell table:style-name="ce3" office:value-type="string" calcext:value-type="string">
            <text:p>2-01-02-00</text:p>
          </table:table-cell>
          <table:table-cell office:value-type="string" calcext:value-type="string">
            <text:p>Productos farmacéuticos y medicinales</text:p>
          </table:table-cell>
          <table:table-cell table:number-columns-repeated="2"/>
          <table:table-cell table:style-name="ce7"/>
        </table:table-row>
        <table:table-row table:style-name="ro1">
          <table:table-cell table:style-name="ce3" office:value-type="string" calcext:value-type="string">
            <text:p>2-01-03-00</text:p>
          </table:table-cell>
          <table:table-cell office:value-type="string" calcext:value-type="string">
            <text:p>Productos veterinarios</text:p>
          </table:table-cell>
          <table:table-cell table:number-columns-repeated="2"/>
          <table:table-cell table:style-name="ce7"/>
        </table:table-row>
        <table:table-row table:style-name="ro1">
          <table:table-cell table:style-name="ce3" office:value-type="string" calcext:value-type="string">
            <text:p>2-01-04-00</text:p>
          </table:table-cell>
          <table:table-cell office:value-type="string" calcext:value-type="string">
            <text:p>Tintas, pintura y diluyentes</text:p>
          </table:table-cell>
          <table:table-cell table:number-columns-repeated="2"/>
          <table:table-cell table:style-name="ce7"/>
        </table:table-row>
        <table:table-row table:style-name="ro1">
          <table:table-cell table:style-name="ce3" office:value-type="string" calcext:value-type="string">
            <text:p>2-01-99-00</text:p>
          </table:table-cell>
          <table:table-cell office:value-type="string" calcext:value-type="string">
            <text:p>Otros productos químicos</text:p>
          </table:table-cell>
          <table:table-cell table:number-columns-repeated="2"/>
          <table:table-cell table:style-name="ce7"/>
        </table:table-row>
        <table:table-row table:style-name="ro1">
          <table:table-cell table:style-name="ce3" office:value-type="string" calcext:value-type="string">
            <text:p>2-01-99-01</text:p>
          </table:table-cell>
          <table:table-cell office:value-type="string" calcext:value-type="string">
            <text:p>Reactivos y útiles de laboratorio</text:p>
          </table:table-cell>
          <table:table-cell table:number-columns-repeated="2"/>
          <table:table-cell table:style-name="ce7"/>
        </table:table-row>
        <table:table-row table:style-name="ro1">
          <table:table-cell table:style-name="ce3" office:value-type="string" calcext:value-type="string">
            <text:p>2-01-99-02</text:p>
          </table:table-cell>
          <table:table-cell office:value-type="string" calcext:value-type="string">
            <text:p>Abonos, insecticidas, herbicidas y otros</text:p>
          </table:table-cell>
          <table:table-cell table:number-columns-repeated="2"/>
          <table:table-cell table:style-name="ce7"/>
        </table:table-row>
        <table:table-row table:style-name="ro1">
          <table:table-cell table:style-name="ce3" office:value-type="string" calcext:value-type="string">
            <text:p>2-02</text:p>
          </table:table-cell>
          <table:table-cell office:value-type="string" calcext:value-type="string">
            <text:p>ALIMENTOS Y PRODUCTOS AGROPECUARIOS</text:p>
          </table:table-cell>
          <table:table-cell table:number-columns-repeated="2"/>
          <table:table-cell table:style-name="ce7"/>
        </table:table-row>
        <table:table-row table:style-name="ro1">
          <table:table-cell table:style-name="ce3" office:value-type="string" calcext:value-type="string">
            <text:p>2-02-01-00</text:p>
          </table:table-cell>
          <table:table-cell office:value-type="string" calcext:value-type="string">
            <text:p>Productos pecuarios y otras especies</text:p>
          </table:table-cell>
          <table:table-cell table:number-columns-repeated="2"/>
          <table:table-cell table:style-name="ce7"/>
        </table:table-row>
        <table:table-row table:style-name="ro1">
          <table:table-cell table:style-name="ce3" office:value-type="string" calcext:value-type="string">
            <text:p>2-02-02-00</text:p>
          </table:table-cell>
          <table:table-cell office:value-type="string" calcext:value-type="string">
            <text:p>Productos agroforestales</text:p>
          </table:table-cell>
          <table:table-cell table:number-columns-repeated="2"/>
          <table:table-cell table:style-name="ce7"/>
        </table:table-row>
        <table:table-row table:style-name="ro1">
          <table:table-cell table:style-name="ce3" office:value-type="string" calcext:value-type="string">
            <text:p>2-02-03-00</text:p>
          </table:table-cell>
          <table:table-cell office:value-type="string" calcext:value-type="string">
            <text:p>Alimentos y bebidas</text:p>
          </table:table-cell>
          <table:table-cell table:number-columns-repeated="2"/>
          <table:table-cell table:style-name="ce7"/>
        </table:table-row>
        <table:table-row table:style-name="ro1">
          <table:table-cell table:style-name="ce3" office:value-type="string" calcext:value-type="string">
            <text:p>2-02-04-00</text:p>
          </table:table-cell>
          <table:table-cell office:value-type="string" calcext:value-type="string">
            <text:p>Alimentos para animales</text:p>
          </table:table-cell>
          <table:table-cell table:number-columns-repeated="2"/>
          <table:table-cell table:style-name="ce7"/>
        </table:table-row>
        <table:table-row table:style-name="ro1">
          <table:table-cell table:style-name="ce3" office:value-type="string" calcext:value-type="string">
            <text:p>2-03</text:p>
          </table:table-cell>
          <table:table-cell office:value-type="string" calcext:value-type="string">
            <text:p>MATERIALES Y PRODUCTOS DE USO EN LA CONSTRUCIÓN Y MANTEN.</text:p>
          </table:table-cell>
          <table:table-cell table:number-columns-repeated="2"/>
          <table:table-cell table:style-name="ce7"/>
        </table:table-row>
        <table:table-row table:style-name="ro1">
          <table:table-cell table:style-name="ce3" office:value-type="string" calcext:value-type="string">
            <text:p>2-03-01-00</text:p>
          </table:table-cell>
          <table:table-cell office:value-type="string" calcext:value-type="string">
            <text:p>Materiales y productos metálicos</text:p>
          </table:table-cell>
          <table:table-cell table:number-columns-repeated="2"/>
          <table:table-cell table:style-name="ce7"/>
        </table:table-row>
        <table:table-row table:style-name="ro1">
          <table:table-cell table:style-name="ce3" office:value-type="string" calcext:value-type="string">
            <text:p>2-03-02-00</text:p>
          </table:table-cell>
          <table:table-cell office:value-type="string" calcext:value-type="string">
            <text:p>Materiales y productos minerales y asfálticos</text:p>
          </table:table-cell>
          <table:table-cell table:number-columns-repeated="2"/>
          <table:table-cell table:style-name="ce7"/>
        </table:table-row>
        <table:table-row table:style-name="ro1">
          <table:table-cell table:style-name="ce3" office:value-type="string" calcext:value-type="string">
            <text:p>2-03-03-00</text:p>
          </table:table-cell>
          <table:table-cell office:value-type="string" calcext:value-type="string">
            <text:p>Madera y sus derivados</text:p>
          </table:table-cell>
          <table:table-cell table:number-columns-repeated="2"/>
          <table:table-cell table:style-name="ce7"/>
        </table:table-row>
        <table:table-row table:style-name="ro1">
          <table:table-cell table:style-name="ce3" office:value-type="string" calcext:value-type="string">
            <text:p>2-03-04-00</text:p>
          </table:table-cell>
          <table:table-cell office:value-type="string" calcext:value-type="string">
            <text:p>Materiales y productos eléctricos, telefónicos y de cómputo</text:p>
          </table:table-cell>
          <table:table-cell table:number-columns-repeated="2"/>
          <table:table-cell table:style-name="ce7"/>
        </table:table-row>
        <table:table-row table:style-name="ro1">
          <table:table-cell table:style-name="ce3" office:value-type="string" calcext:value-type="string">
            <text:p>2-03-05-00</text:p>
          </table:table-cell>
          <table:table-cell office:value-type="string" calcext:value-type="string">
            <text:p>Materiales y productos de vidrio</text:p>
          </table:table-cell>
          <table:table-cell table:number-columns-repeated="2"/>
          <table:table-cell table:style-name="ce7"/>
        </table:table-row>
        <table:table-row table:style-name="ro1">
          <table:table-cell table:style-name="ce3" office:value-type="string" calcext:value-type="string">
            <text:p>2-03-06-00</text:p>
          </table:table-cell>
          <table:table-cell office:value-type="string" calcext:value-type="string">
            <text:p>Materiales y productos de plástico</text:p>
          </table:table-cell>
          <table:table-cell table:number-columns-repeated="2"/>
          <table:table-cell table:style-name="ce7"/>
        </table:table-row>
        <table:table-row table:style-name="ro1">
          <table:table-cell table:style-name="ce3" office:value-type="string" calcext:value-type="string">
            <text:p>2-03-99-00</text:p>
          </table:table-cell>
          <table:table-cell office:value-type="string" calcext:value-type="string">
            <text:p>Otros materiales y productos de uso en la construcción</text:p>
          </table:table-cell>
          <table:table-cell table:number-columns-repeated="2"/>
          <table:table-cell table:style-name="ce7"/>
        </table:table-row>
        <table:table-row table:style-name="ro1">
          <table:table-cell table:style-name="ce3" office:value-type="string" calcext:value-type="string">
            <text:p>2-04</text:p>
          </table:table-cell>
          <table:table-cell office:value-type="string" calcext:value-type="string">
            <text:p>HERRAMIENTAS, REPUESTOS Y ACCESORIOS</text:p>
          </table:table-cell>
          <table:table-cell table:number-columns-repeated="2"/>
          <table:table-cell table:style-name="ce7"/>
        </table:table-row>
        <table:table-row table:style-name="ro1">
          <table:table-cell table:style-name="ce3" office:value-type="string" calcext:value-type="string">
            <text:p>2-04-01-00</text:p>
          </table:table-cell>
          <table:table-cell office:value-type="string" calcext:value-type="string">
            <text:p>Herramientas e instrumentos</text:p>
          </table:table-cell>
          <table:table-cell table:number-columns-repeated="2"/>
          <table:table-cell table:style-name="ce7"/>
        </table:table-row>
        <table:table-row table:style-name="ro1">
          <table:table-cell table:style-name="ce3" office:value-type="string" calcext:value-type="string">
            <text:p>2-04-02-00</text:p>
          </table:table-cell>
          <table:table-cell office:value-type="string" calcext:value-type="string">
            <text:p>Repuestos y accesorios</text:p>
          </table:table-cell>
          <table:table-cell table:number-columns-repeated="2"/>
          <table:table-cell table:style-name="ce7"/>
        </table:table-row>
        <table:table-row table:style-name="ro1">
          <table:table-cell table:style-name="ce3" office:value-type="string" calcext:value-type="string">
            <text:p>2-99</text:p>
          </table:table-cell>
          <table:table-cell office:value-type="string" calcext:value-type="string">
            <text:p>ÚTILES, MATERIALES Y SUMINISTROS DIVERSOS</text:p>
          </table:table-cell>
          <table:table-cell table:number-columns-repeated="2"/>
          <table:table-cell table:style-name="ce7"/>
        </table:table-row>
        <table:table-row table:style-name="ro1">
          <table:table-cell table:style-name="ce3" office:value-type="string" calcext:value-type="string">
            <text:p>2-99-01-00</text:p>
          </table:table-cell>
          <table:table-cell office:value-type="string" calcext:value-type="string">
            <text:p>Útiles y materiales de oficina y cómputo</text:p>
          </table:table-cell>
          <table:table-cell table:number-columns-repeated="2"/>
          <table:table-cell table:style-name="ce7"/>
        </table:table-row>
        <table:table-row table:style-name="ro1">
          <table:table-cell table:style-name="ce3" office:value-type="string" calcext:value-type="string">
            <text:p>2-99-01-01</text:p>
          </table:table-cell>
          <table:table-cell office:value-type="string" calcext:value-type="string">
            <text:p>Útiles y materiales de oficina</text:p>
          </table:table-cell>
          <table:table-cell table:number-columns-repeated="2"/>
          <table:table-cell table:style-name="ce7"/>
        </table:table-row>
        <table:table-row table:style-name="ro1">
          <table:table-cell table:style-name="ce3" office:value-type="string" calcext:value-type="string">
            <text:p>2-99-01-03</text:p>
          </table:table-cell>
          <table:table-cell office:value-type="string" calcext:value-type="string">
            <text:p>Útiles, materiales educacionales y deportivos</text:p>
          </table:table-cell>
          <table:table-cell table:number-columns-repeated="2"/>
          <table:table-cell table:style-name="ce7"/>
        </table:table-row>
        <table:table-row table:style-name="ro1">
          <table:table-cell table:style-name="ce3" office:value-type="string" calcext:value-type="string">
            <text:p>2-99-01-04</text:p>
          </table:table-cell>
          <table:table-cell office:value-type="string" calcext:value-type="string">
            <text:p>Útiles y materiales de imprenta y fotografía</text:p>
          </table:table-cell>
          <table:table-cell table:number-columns-repeated="2"/>
          <table:table-cell table:style-name="ce7"/>
        </table:table-row>
        <table:table-row table:style-name="ro1">
          <table:table-cell table:style-name="ce3" office:value-type="string" calcext:value-type="string">
            <text:p>2-99-01-05</text:p>
          </table:table-cell>
          <table:table-cell office:value-type="string" calcext:value-type="string">
            <text:p>Útiles y materiales de computación</text:p>
          </table:table-cell>
          <table:table-cell table:number-columns-repeated="2"/>
          <table:table-cell table:style-name="ce7"/>
        </table:table-row>
        <table:table-row table:style-name="ro1">
          <table:table-cell table:style-name="ce3" office:value-type="string" calcext:value-type="string">
            <text:p>2-99-01-06</text:p>
          </table:table-cell>
          <table:table-cell office:value-type="string" calcext:value-type="string">
            <text:p>Útiles y materiales de información bibliográfica</text:p>
          </table:table-cell>
          <table:table-cell table:number-columns-repeated="2"/>
          <table:table-cell table:style-name="ce7"/>
        </table:table-row>
        <table:table-row table:style-name="ro1">
          <table:table-cell table:style-name="ce3" office:value-type="string" calcext:value-type="string">
            <text:p>2-99-02-00</text:p>
          </table:table-cell>
          <table:table-cell office:value-type="string" calcext:value-type="string">
            <text:p>Útiles y materiales médico, hospitalario y de investigación</text:p>
          </table:table-cell>
          <table:table-cell table:number-columns-repeated="2"/>
          <table:table-cell table:style-name="ce7"/>
        </table:table-row>
        <table:table-row table:style-name="ro1">
          <table:table-cell table:style-name="ce3" office:value-type="string" calcext:value-type="string">
            <text:p>2-99-03-00</text:p>
          </table:table-cell>
          <table:table-cell office:value-type="string" calcext:value-type="string">
            <text:p>Productos de papel, cartón e impresos</text:p>
          </table:table-cell>
          <table:table-cell table:number-columns-repeated="2"/>
          <table:table-cell table:style-name="ce7"/>
        </table:table-row>
        <table:table-row table:style-name="ro1">
          <table:table-cell table:style-name="ce3" office:value-type="string" calcext:value-type="string">
            <text:p>2-99-04-00</text:p>
          </table:table-cell>
          <table:table-cell office:value-type="string" calcext:value-type="string">
            <text:p>Textiles y vestuario</text:p>
          </table:table-cell>
          <table:table-cell table:number-columns-repeated="2"/>
          <table:table-cell table:style-name="ce7"/>
        </table:table-row>
        <table:table-row table:style-name="ro1">
          <table:table-cell table:style-name="ce3" office:value-type="string" calcext:value-type="string">
            <text:p>2-99-05-00</text:p>
          </table:table-cell>
          <table:table-cell office:value-type="string" calcext:value-type="string">
            <text:p>Útiles y materiales de limpieza</text:p>
          </table:table-cell>
          <table:table-cell table:number-columns-repeated="2"/>
          <table:table-cell table:style-name="ce7"/>
        </table:table-row>
        <table:table-row table:style-name="ro1">
          <table:table-cell table:style-name="ce3" office:value-type="string" calcext:value-type="string">
            <text:p>2-99-06-00</text:p>
          </table:table-cell>
          <table:table-cell office:value-type="string" calcext:value-type="string">
            <text:p>Útiles y materiales de resguardo y seguridad</text:p>
          </table:table-cell>
          <table:table-cell table:number-columns-repeated="2"/>
          <table:table-cell table:style-name="ce7"/>
        </table:table-row>
        <table:table-row table:style-name="ro1">
          <table:table-cell table:style-name="ce3" office:value-type="string" calcext:value-type="string">
            <text:p>2-99-07-00</text:p>
          </table:table-cell>
          <table:table-cell office:value-type="string" calcext:value-type="string">
            <text:p>Útiles y materiales de cocina y comedor</text:p>
          </table:table-cell>
          <table:table-cell table:number-columns-repeated="2"/>
          <table:table-cell table:style-name="ce7"/>
        </table:table-row>
        <table:table-row table:style-name="ro1">
          <table:table-cell table:style-name="ce3" office:value-type="string" calcext:value-type="string">
            <text:p>2-99-99-00</text:p>
          </table:table-cell>
          <table:table-cell office:value-type="string" calcext:value-type="string">
            <text:p>Otros útiles, materiales y suministros</text:p>
          </table:table-cell>
          <table:table-cell table:number-columns-repeated="2"/>
          <table:table-cell table:style-name="ce7"/>
        </table:table-row>
        <table:table-row table:style-name="ro1">
          <table:table-cell table:style-name="ce3" office:value-type="string" calcext:value-type="string">
            <text:p>2-99-99-01</text:p>
          </table:table-cell>
          <table:table-cell office:value-type="string" calcext:value-type="string">
            <text:p>Material dañado y obsoleto</text:p>
          </table:table-cell>
          <table:table-cell table:number-columns-repeated="2"/>
          <table:table-cell table:style-name="ce7"/>
        </table:table-row>
        <table:table-row table:style-name="ro1">
          <table:table-cell table:style-name="ce3" office:value-type="string" calcext:value-type="string">
            <text:p>2-99-99-02</text:p>
          </table:table-cell>
          <table:table-cell office:value-type="string" calcext:value-type="string">
            <text:p>Faltantes de Inventario</text:p>
          </table:table-cell>
          <table:table-cell table:number-columns-repeated="2"/>
          <table:table-cell table:style-name="ce7"/>
        </table:table-row>
        <table:table-row table:style-name="ro1">
          <table:table-cell table:style-name="ce3" office:value-type="string" calcext:value-type="string">
            <text:p>2-99-99-03</text:p>
          </table:table-cell>
          <table:table-cell office:value-type="string" calcext:value-type="string">
            <text:p>Otros útiles, materiales y suministros</text:p>
          </table:table-cell>
          <table:table-cell table:number-columns-repeated="2"/>
          <table:table-cell table:style-name="ce7"/>
        </table:table-row>
        <table:table-row table:style-name="ro1">
          <table:table-cell table:style-name="ce3" office:value-type="string" calcext:value-type="string">
            <text:p>2-99-99-04</text:p>
          </table:table-cell>
          <table:table-cell office:value-type="string" calcext:value-type="string">
            <text:p>Pago de materiales y suministros de periodos anteriores</text:p>
          </table:table-cell>
          <table:table-cell table:number-columns-repeated="2"/>
          <table:table-cell table:style-name="ce7"/>
        </table:table-row>
        <table:table-row table:style-name="ro1">
          <table:table-cell table:style-name="ce3" office:value-type="float" office:value="3" calcext:value-type="float">
            <text:p>3</text:p>
          </table:table-cell>
          <table:table-cell office:value-type="string" calcext:value-type="string">
            <text:p>INTERESES Y COMISIONES</text:p>
          </table:table-cell>
          <table:table-cell table:number-columns-repeated="2"/>
          <table:table-cell table:style-name="ce6"/>
        </table:table-row>
        <table:table-row table:style-name="ro1">
          <table:table-cell table:style-name="ce3" office:value-type="string" calcext:value-type="string">
            <text:p>3-02</text:p>
          </table:table-cell>
          <table:table-cell office:value-type="string" calcext:value-type="string">
            <text:p>INTERESES SOBRE PRÉSTAMOS</text:p>
          </table:table-cell>
          <table:table-cell table:number-columns-repeated="2"/>
          <table:table-cell table:style-name="ce7"/>
        </table:table-row>
        <table:table-row table:style-name="ro1">
          <table:table-cell table:style-name="ce3" office:value-type="string" calcext:value-type="string">
            <text:p>3-02-06-00</text:p>
          </table:table-cell>
          <table:table-cell office:value-type="string" calcext:value-type="string">
            <text:p>Intereses sobre préstamos de instituciones públicas financieras</text:p>
          </table:table-cell>
          <table:table-cell table:number-columns-repeated="2"/>
          <table:table-cell table:style-name="ce7"/>
        </table:table-row>
        <table:table-row table:style-name="ro1">
          <table:table-cell table:style-name="ce3" office:value-type="string" calcext:value-type="string">
            <text:p>3-02-07-00</text:p>
          </table:table-cell>
          <table:table-cell office:value-type="string" calcext:value-type="string">
            <text:p>Intereses sobre préstamos del Sector Privado</text:p>
          </table:table-cell>
          <table:table-cell table:number-columns-repeated="2"/>
          <table:table-cell table:style-name="ce7"/>
        </table:table-row>
        <table:table-row table:style-name="ro1">
          <table:table-cell table:style-name="ce3" office:value-type="string" calcext:value-type="string">
            <text:p>3-04</text:p>
          </table:table-cell>
          <table:table-cell office:value-type="string" calcext:value-type="string">
            <text:p>COMISIONES Y OTROS GASTOS</text:p>
          </table:table-cell>
          <table:table-cell table:number-columns-repeated="2"/>
          <table:table-cell table:style-name="ce7"/>
        </table:table-row>
        <table:table-row table:style-name="ro1">
          <table:table-cell table:style-name="ce3" office:value-type="string" calcext:value-type="string">
            <text:p>3-04-05-00</text:p>
          </table:table-cell>
          <table:table-cell office:value-type="string" calcext:value-type="string">
            <text:p>Diferencias por tipo de cambio</text:p>
          </table:table-cell>
          <table:table-cell table:number-columns-repeated="2"/>
          <table:table-cell table:style-name="ce7"/>
        </table:table-row>
        <table:table-row table:style-name="ro1">
          <table:table-cell table:style-name="ce3" office:value-type="float" office:value="4" calcext:value-type="float">
            <text:p>4</text:p>
          </table:table-cell>
          <table:table-cell office:value-type="string" calcext:value-type="string">
            <text:p>ACTIVOS FINANCIEROS</text:p>
          </table:table-cell>
          <table:table-cell table:number-columns-repeated="2"/>
          <table:table-cell table:style-name="ce6"/>
        </table:table-row>
        <table:table-row table:style-name="ro1">
          <table:table-cell table:style-name="ce3" office:value-type="string" calcext:value-type="string">
            <text:p>4-01</text:p>
          </table:table-cell>
          <table:table-cell office:value-type="string" calcext:value-type="string">
            <text:p>PRÉSTAMOS</text:p>
          </table:table-cell>
          <table:table-cell table:number-columns-repeated="2"/>
          <table:table-cell table:style-name="ce7"/>
        </table:table-row>
        <table:table-row table:style-name="ro1">
          <table:table-cell table:style-name="ce3" office:value-type="string" calcext:value-type="string">
            <text:p>4-01-07-00</text:p>
          </table:table-cell>
          <table:table-cell office:value-type="string" calcext:value-type="string">
            <text:p>Préstamos al sector privado</text:p>
          </table:table-cell>
          <table:table-cell table:number-columns-repeated="2"/>
          <table:table-cell table:style-name="ce7"/>
        </table:table-row>
        <table:table-row table:style-name="ro1">
          <table:table-cell table:style-name="ce3" office:value-type="string" calcext:value-type="string">
            <text:p>4-01-07-01</text:p>
          </table:table-cell>
          <table:table-cell office:value-type="string" calcext:value-type="string">
            <text:p>Préstamos a estudiantes corto plazo</text:p>
          </table:table-cell>
          <table:table-cell table:number-columns-repeated="2"/>
          <table:table-cell table:style-name="ce7"/>
        </table:table-row>
        <table:table-row table:style-name="ro1">
          <table:table-cell table:style-name="ce3" office:value-type="string" calcext:value-type="string">
            <text:p>4-01-07-02</text:p>
          </table:table-cell>
          <table:table-cell office:value-type="string" calcext:value-type="string">
            <text:p>Arreglos de pago</text:p>
          </table:table-cell>
          <table:table-cell table:number-columns-repeated="2"/>
          <table:table-cell table:style-name="ce7"/>
        </table:table-row>
        <table:table-row table:style-name="ro1">
          <table:table-cell table:style-name="ce3" office:value-type="string" calcext:value-type="string">
            <text:p>4-01-07-03</text:p>
          </table:table-cell>
          <table:table-cell office:value-type="string" calcext:value-type="string">
            <text:p>Préstamos a estudiantes largo plazo</text:p>
          </table:table-cell>
          <table:table-cell table:number-columns-repeated="2"/>
          <table:table-cell table:style-name="ce7"/>
        </table:table-row>
        <table:table-row table:style-name="ro1">
          <table:table-cell table:style-name="ce3" office:value-type="string" calcext:value-type="string">
            <text:p>4-01-07-04</text:p>
          </table:table-cell>
          <table:table-cell office:value-type="string" calcext:value-type="string">
            <text:p>Préstamo a profesores</text:p>
          </table:table-cell>
          <table:table-cell table:number-columns-repeated="2"/>
          <table:table-cell table:style-name="ce7"/>
        </table:table-row>
        <table:table-row table:style-name="ro1">
          <table:table-cell table:style-name="ce3" office:value-type="float" office:value="5" calcext:value-type="float">
            <text:p>5</text:p>
          </table:table-cell>
          <table:table-cell office:value-type="string" calcext:value-type="string">
            <text:p>BIENES DURADEROS</text:p>
          </table:table-cell>
          <table:table-cell table:number-columns-repeated="2"/>
          <table:table-cell table:style-name="ce6"/>
        </table:table-row>
        <table:table-row table:style-name="ro1">
          <table:table-cell table:style-name="ce3" office:value-type="string" calcext:value-type="string">
            <text:p>5-01</text:p>
          </table:table-cell>
          <table:table-cell office:value-type="string" calcext:value-type="string">
            <text:p>MAQUINARIA, EQUIPO Y MOBILIARIO</text:p>
          </table:table-cell>
          <table:table-cell table:number-columns-repeated="2"/>
          <table:table-cell table:style-name="ce7"/>
        </table:table-row>
        <table:table-row table:style-name="ro1">
          <table:table-cell table:style-name="ce3" office:value-type="string" calcext:value-type="string">
            <text:p>5-01-01-00</text:p>
          </table:table-cell>
          <table:table-cell office:value-type="string" calcext:value-type="string">
            <text:p>Maquinaria y equipo para la producción</text:p>
          </table:table-cell>
          <table:table-cell table:number-columns-repeated="2"/>
          <table:table-cell table:style-name="ce7"/>
        </table:table-row>
        <table:table-row table:style-name="ro1">
          <table:table-cell table:style-name="ce3" office:value-type="string" calcext:value-type="string">
            <text:p>5-01-02-00</text:p>
          </table:table-cell>
          <table:table-cell office:value-type="string" calcext:value-type="string">
            <text:p>Equipo de transporte</text:p>
          </table:table-cell>
          <table:table-cell table:number-columns-repeated="2"/>
          <table:table-cell table:style-name="ce7"/>
        </table:table-row>
        <table:table-row table:style-name="ro1">
          <table:table-cell table:style-name="ce3" office:value-type="string" calcext:value-type="string">
            <text:p>5-01-03-00</text:p>
          </table:table-cell>
          <table:table-cell office:value-type="string" calcext:value-type="string">
            <text:p>Equipo de comunicación</text:p>
          </table:table-cell>
          <table:table-cell table:number-columns-repeated="2"/>
          <table:table-cell table:style-name="ce7"/>
        </table:table-row>
        <table:table-row table:style-name="ro1">
          <table:table-cell table:style-name="ce3" office:value-type="string" calcext:value-type="string">
            <text:p>5-01-04-00</text:p>
          </table:table-cell>
          <table:table-cell office:value-type="string" calcext:value-type="string">
            <text:p>Equipo y mobiliario de oficina</text:p>
          </table:table-cell>
          <table:table-cell table:number-columns-repeated="2"/>
          <table:table-cell table:style-name="ce7"/>
        </table:table-row>
        <table:table-row table:style-name="ro1">
          <table:table-cell table:style-name="ce3" office:value-type="string" calcext:value-type="string">
            <text:p>5-01-05-00</text:p>
          </table:table-cell>
          <table:table-cell office:value-type="string" calcext:value-type="string">
            <text:p>Equipo y programas de cómputo</text:p>
          </table:table-cell>
          <table:table-cell table:number-columns-repeated="2"/>
          <table:table-cell table:style-name="ce7"/>
        </table:table-row>
        <table:table-row table:style-name="ro1">
          <table:table-cell table:style-name="ce3" office:value-type="string" calcext:value-type="string">
            <text:p>5-01-05-01</text:p>
          </table:table-cell>
          <table:table-cell office:value-type="string" calcext:value-type="string">
            <text:p>Mobiliario y equipo de computación</text:p>
          </table:table-cell>
          <table:table-cell table:number-columns-repeated="2"/>
          <table:table-cell table:style-name="ce7"/>
        </table:table-row>
        <table:table-row table:style-name="ro1">
          <table:table-cell table:style-name="ce3" office:value-type="string" calcext:value-type="string">
            <text:p>5-01-05-02</text:p>
          </table:table-cell>
          <table:table-cell office:value-type="string" calcext:value-type="string">
            <text:p>Adquisición de programas de cómputo</text:p>
          </table:table-cell>
          <table:table-cell table:number-columns-repeated="2"/>
          <table:table-cell table:style-name="ce7"/>
        </table:table-row>
        <table:table-row table:style-name="ro1">
          <table:table-cell table:style-name="ce3" office:value-type="string" calcext:value-type="string">
            <text:p>5-01-06-00</text:p>
          </table:table-cell>
          <table:table-cell office:value-type="string" calcext:value-type="string">
            <text:p>Equipo sanitario, de laboratorio e investigación</text:p>
          </table:table-cell>
          <table:table-cell table:number-columns-repeated="2"/>
          <table:table-cell table:style-name="ce7"/>
        </table:table-row>
        <table:table-row table:style-name="ro1">
          <table:table-cell table:style-name="ce3" office:value-type="string" calcext:value-type="string">
            <text:p>5-01-07-00</text:p>
          </table:table-cell>
          <table:table-cell office:value-type="string" calcext:value-type="string">
            <text:p>Equipo y mobiliario educacional, deportivo y recreativo</text:p>
          </table:table-cell>
          <table:table-cell table:number-columns-repeated="2"/>
          <table:table-cell table:style-name="ce7"/>
        </table:table-row>
        <table:table-row table:style-name="ro1">
          <table:table-cell table:style-name="ce3" office:value-type="string" calcext:value-type="string">
            <text:p>5-01-07-01</text:p>
          </table:table-cell>
          <table:table-cell office:value-type="string" calcext:value-type="string">
            <text:p>Equipo educacional y cultural</text:p>
          </table:table-cell>
          <table:table-cell table:number-columns-repeated="2"/>
          <table:table-cell table:style-name="ce7"/>
        </table:table-row>
        <table:table-row table:style-name="ro1">
          <table:table-cell table:style-name="ce3" office:value-type="string" calcext:value-type="string">
            <text:p>5-01-07-02</text:p>
          </table:table-cell>
          <table:table-cell office:value-type="string" calcext:value-type="string">
            <text:p>Adquisición de libros</text:p>
          </table:table-cell>
          <table:table-cell table:number-columns-repeated="2"/>
          <table:table-cell table:style-name="ce7"/>
        </table:table-row>
        <table:table-row table:style-name="ro1">
          <table:table-cell table:style-name="ce3" office:value-type="string" calcext:value-type="string">
            <text:p>5-01-07-03</text:p>
          </table:table-cell>
          <table:table-cell office:value-type="string" calcext:value-type="string">
            <text:p>Recursos de información bibliográfica electrónicos</text:p>
          </table:table-cell>
          <table:table-cell table:number-columns-repeated="2"/>
          <table:table-cell table:style-name="ce7"/>
        </table:table-row>
        <table:table-row table:style-name="ro1">
          <table:table-cell table:style-name="ce3" office:value-type="string" calcext:value-type="string">
            <text:p>5-01-99-00</text:p>
          </table:table-cell>
          <table:table-cell office:value-type="string" calcext:value-type="string">
            <text:p>Maquinaria y equipo diverso</text:p>
          </table:table-cell>
          <table:table-cell table:number-columns-repeated="2"/>
          <table:table-cell table:style-name="ce7"/>
        </table:table-row>
        <table:table-row table:style-name="ro1">
          <table:table-cell table:style-name="ce3" office:value-type="string" calcext:value-type="string">
            <text:p>5-01-99-01</text:p>
          </table:table-cell>
          <table:table-cell office:value-type="string" calcext:value-type="string">
            <text:p>Equipo doméstico</text:p>
          </table:table-cell>
          <table:table-cell table:number-columns-repeated="2"/>
          <table:table-cell table:style-name="ce7"/>
        </table:table-row>
        <table:table-row table:style-name="ro1">
          <table:table-cell table:style-name="ce3" office:value-type="string" calcext:value-type="string">
            <text:p>5-01-99-02</text:p>
          </table:table-cell>
          <table:table-cell office:value-type="string" calcext:value-type="string">
            <text:p>Otros equipos</text:p>
          </table:table-cell>
          <table:table-cell table:number-columns-repeated="2"/>
          <table:table-cell table:style-name="ce7"/>
        </table:table-row>
        <table:table-row table:style-name="ro1">
          <table:table-cell table:style-name="ce3" office:value-type="string" calcext:value-type="string">
            <text:p>5-02</text:p>
          </table:table-cell>
          <table:table-cell office:value-type="string" calcext:value-type="string">
            <text:p>CONSTRUCCIONES ADICIONES Y MEJORAS</text:p>
          </table:table-cell>
          <table:table-cell table:number-columns-repeated="2"/>
          <table:table-cell table:style-name="ce7"/>
        </table:table-row>
        <table:table-row table:style-name="ro1">
          <table:table-cell table:style-name="ce3" office:value-type="string" calcext:value-type="string">
            <text:p>5-02-01-00</text:p>
          </table:table-cell>
          <table:table-cell office:value-type="string" calcext:value-type="string">
            <text:p>Edificios</text:p>
          </table:table-cell>
          <table:table-cell table:number-columns-repeated="2"/>
          <table:table-cell table:style-name="ce7"/>
        </table:table-row>
        <table:table-row table:style-name="ro1">
          <table:table-cell table:style-name="ce3" office:value-type="string" calcext:value-type="string">
            <text:p>5-02-02-00</text:p>
          </table:table-cell>
          <table:table-cell office:value-type="string" calcext:value-type="string">
            <text:p>Vías de comunicación terrestre</text:p>
          </table:table-cell>
          <table:table-cell table:number-columns-repeated="2"/>
          <table:table-cell table:style-name="ce7"/>
        </table:table-row>
        <table:table-row table:style-name="ro1">
          <table:table-cell table:style-name="ce3" office:value-type="string" calcext:value-type="string">
            <text:p>5-02-04-00</text:p>
          </table:table-cell>
          <table:table-cell office:value-type="string" calcext:value-type="string">
            <text:p>Obras marítimas y fluviales</text:p>
          </table:table-cell>
          <table:table-cell table:number-columns-repeated="2"/>
          <table:table-cell table:style-name="ce7"/>
        </table:table-row>
        <table:table-row table:style-name="ro1">
          <table:table-cell table:style-name="ce3" office:value-type="string" calcext:value-type="string">
            <text:p>5-02-07-00</text:p>
          </table:table-cell>
          <table:table-cell office:value-type="string" calcext:value-type="string">
            <text:p>Instalaciones</text:p>
          </table:table-cell>
          <table:table-cell table:number-columns-repeated="2"/>
          <table:table-cell table:style-name="ce7"/>
        </table:table-row>
        <table:table-row table:style-name="ro1">
          <table:table-cell table:style-name="ce3" office:value-type="string" calcext:value-type="string">
            <text:p>5-02-99-00</text:p>
          </table:table-cell>
          <table:table-cell office:value-type="string" calcext:value-type="string">
            <text:p>Otras construcciones, adiciones y mejoras</text:p>
          </table:table-cell>
          <table:table-cell table:number-columns-repeated="2"/>
          <table:table-cell table:style-name="ce7"/>
        </table:table-row>
        <table:table-row table:style-name="ro1">
          <table:table-cell table:style-name="ce3" office:value-type="string" calcext:value-type="string">
            <text:p>5-03</text:p>
          </table:table-cell>
          <table:table-cell office:value-type="string" calcext:value-type="string">
            <text:p>BIENES PREEXISTENTES</text:p>
          </table:table-cell>
          <table:table-cell table:number-columns-repeated="2"/>
          <table:table-cell table:style-name="ce7"/>
        </table:table-row>
        <table:table-row table:style-name="ro1">
          <table:table-cell table:style-name="ce3" office:value-type="string" calcext:value-type="string">
            <text:p>5-03-01-00</text:p>
          </table:table-cell>
          <table:table-cell office:value-type="string" calcext:value-type="string">
            <text:p>Terrenos</text:p>
          </table:table-cell>
          <table:table-cell table:number-columns-repeated="2"/>
          <table:table-cell table:style-name="ce7"/>
        </table:table-row>
        <table:table-row table:style-name="ro1">
          <table:table-cell table:style-name="ce3" office:value-type="string" calcext:value-type="string">
            <text:p>5-03-02-00</text:p>
          </table:table-cell>
          <table:table-cell office:value-type="string" calcext:value-type="string">
            <text:p>Edificios preexistentes</text:p>
          </table:table-cell>
          <table:table-cell table:number-columns-repeated="2"/>
          <table:table-cell table:style-name="ce7"/>
        </table:table-row>
        <table:table-row table:style-name="ro1">
          <table:table-cell table:style-name="ce3" office:value-type="string" calcext:value-type="string">
            <text:p>5-03-99-00</text:p>
          </table:table-cell>
          <table:table-cell office:value-type="string" calcext:value-type="string">
            <text:p>Otros bienes preexistentes</text:p>
          </table:table-cell>
          <table:table-cell table:number-columns-repeated="2"/>
          <table:table-cell table:style-name="ce7"/>
        </table:table-row>
        <table:table-row table:style-name="ro1">
          <table:table-cell table:style-name="ce3" office:value-type="string" calcext:value-type="string">
            <text:p>5-99</text:p>
          </table:table-cell>
          <table:table-cell office:value-type="string" calcext:value-type="string">
            <text:p>BIENES DURADEROS DIVERSOS</text:p>
          </table:table-cell>
          <table:table-cell table:number-columns-repeated="2"/>
          <table:table-cell table:style-name="ce7"/>
        </table:table-row>
        <table:table-row table:style-name="ro1">
          <table:table-cell table:style-name="ce3" office:value-type="string" calcext:value-type="string">
            <text:p>5-99-01-00</text:p>
          </table:table-cell>
          <table:table-cell office:value-type="string" calcext:value-type="string">
            <text:p>Semovientes</text:p>
          </table:table-cell>
          <table:table-cell table:number-columns-repeated="2"/>
          <table:table-cell table:style-name="ce7"/>
        </table:table-row>
        <table:table-row table:style-name="ro1">
          <table:table-cell table:style-name="ce3" office:value-type="string" calcext:value-type="string">
            <text:p>5-99-03-00</text:p>
          </table:table-cell>
          <table:table-cell office:value-type="string" calcext:value-type="string">
            <text:p>Bienes intangibles</text:p>
          </table:table-cell>
          <table:table-cell table:number-columns-repeated="2"/>
          <table:table-cell table:style-name="ce7"/>
        </table:table-row>
        <table:table-row table:style-name="ro1">
          <table:table-cell table:style-name="ce3" office:value-type="float" office:value="6" calcext:value-type="float">
            <text:p>6</text:p>
          </table:table-cell>
          <table:table-cell office:value-type="string" calcext:value-type="string">
            <text:p>TRANSFERENCIAS CORRIENTES</text:p>
          </table:table-cell>
          <table:table-cell table:number-columns-repeated="2"/>
          <table:table-cell table:style-name="ce8"/>
        </table:table-row>
        <table:table-row table:style-name="ro1">
          <table:table-cell table:style-name="ce3" office:value-type="string" calcext:value-type="string">
            <text:p>6-01</text:p>
          </table:table-cell>
          <table:table-cell office:value-type="string" calcext:value-type="string">
            <text:p>TRANSFERENCIAS CORRIENTES AL SECTOR PÚBLICO</text:p>
          </table:table-cell>
          <table:table-cell table:number-columns-repeated="2"/>
          <table:table-cell table:style-name="ce7"/>
        </table:table-row>
        <table:table-row table:style-name="ro1">
          <table:table-cell table:style-name="ce3" office:value-type="string" calcext:value-type="string">
            <text:p>6-01-03-00</text:p>
          </table:table-cell>
          <table:table-cell office:value-type="string" calcext:value-type="string">
            <text:p>Transferencias corrientes a instituciones descentralizadas no empresariales</text:p>
          </table:table-cell>
          <table:table-cell table:number-columns-repeated="2"/>
          <table:table-cell table:style-name="ce7"/>
        </table:table-row>
        <table:table-row table:style-name="ro1">
          <table:table-cell table:style-name="ce3" office:value-type="string" calcext:value-type="string">
            <text:p>6-01-03-01</text:p>
          </table:table-cell>
          <table:table-cell office:value-type="string" calcext:value-type="string">
            <text:p>Transferencias Universidad Nacional</text:p>
          </table:table-cell>
          <table:table-cell table:number-columns-repeated="2"/>
          <table:table-cell table:style-name="ce7"/>
        </table:table-row>
        <table:table-row table:style-name="ro1">
          <table:table-cell table:style-name="ce3" office:value-type="string" calcext:value-type="string">
            <text:p>6-01-03-02</text:p>
          </table:table-cell>
          <table:table-cell office:value-type="string" calcext:value-type="string">
            <text:p>Transferencias Universidad Estatal a Distancia</text:p>
          </table:table-cell>
          <table:table-cell table:number-columns-repeated="2"/>
          <table:table-cell table:style-name="ce7"/>
        </table:table-row>
        <table:table-row table:style-name="ro1">
          <table:table-cell table:style-name="ce3" office:value-type="string" calcext:value-type="string">
            <text:p>6-01-03-03</text:p>
          </table:table-cell>
          <table:table-cell office:value-type="string" calcext:value-type="string">
            <text:p>Transferencias Instituto Tecnológico de Costa Rica</text:p>
          </table:table-cell>
          <table:table-cell table:number-columns-repeated="2"/>
          <table:table-cell table:style-name="ce7"/>
        </table:table-row>
        <table:table-row table:style-name="ro1">
          <table:table-cell table:style-name="ce3" office:value-type="string" calcext:value-type="string">
            <text:p>6-02</text:p>
          </table:table-cell>
          <table:table-cell office:value-type="string" calcext:value-type="string">
            <text:p>TRANSFERENCIAS CORRIENTES A PERSONAS</text:p>
          </table:table-cell>
          <table:table-cell table:number-columns-repeated="2"/>
          <table:table-cell table:style-name="ce7"/>
        </table:table-row>
        <table:table-row table:style-name="ro1">
          <table:table-cell table:style-name="ce3" office:value-type="string" calcext:value-type="string">
            <text:p>6-02-01-00</text:p>
          </table:table-cell>
          <table:table-cell office:value-type="string" calcext:value-type="string">
            <text:p>Becas a funcionarios</text:p>
          </table:table-cell>
          <table:table-cell table:number-columns-repeated="2"/>
          <table:table-cell table:style-name="ce7"/>
        </table:table-row>
        <table:table-row table:style-name="ro1">
          <table:table-cell table:style-name="ce3" office:value-type="string" calcext:value-type="string">
            <text:p>6-02-02-00</text:p>
          </table:table-cell>
          <table:table-cell office:value-type="string" calcext:value-type="string">
            <text:p>Becas a terceras personas</text:p>
          </table:table-cell>
          <table:table-cell table:number-columns-repeated="2"/>
          <table:table-cell table:style-name="ce7"/>
        </table:table-row>
        <table:table-row table:style-name="ro1">
          <table:table-cell table:style-name="ce3" office:value-type="string" calcext:value-type="string">
            <text:p>6-02-02-01</text:p>
          </table:table-cell>
          <table:table-cell office:value-type="string" calcext:value-type="string">
            <text:p>Becas horas estudiante</text:p>
          </table:table-cell>
          <table:table-cell table:number-columns-repeated="2"/>
          <table:table-cell table:style-name="ce7"/>
        </table:table-row>
        <table:table-row table:style-name="ro1">
          <table:table-cell table:style-name="ce3" office:value-type="string" calcext:value-type="string">
            <text:p>6-02-02-02</text:p>
          </table:table-cell>
          <table:table-cell office:value-type="string" calcext:value-type="string">
            <text:p>Becas horas asistente</text:p>
          </table:table-cell>
          <table:table-cell table:number-columns-repeated="2"/>
          <table:table-cell table:style-name="ce7"/>
        </table:table-row>
        <table:table-row table:style-name="ro1">
          <table:table-cell table:style-name="ce3" office:value-type="string" calcext:value-type="string">
            <text:p>6-02-02-03</text:p>
          </table:table-cell>
          <table:table-cell office:value-type="string" calcext:value-type="string">
            <text:p>Becas categoría E</text:p>
          </table:table-cell>
          <table:table-cell table:number-columns-repeated="2"/>
          <table:table-cell table:style-name="ce7"/>
        </table:table-row>
        <table:table-row table:style-name="ro1">
          <table:table-cell table:style-name="ce3" office:value-type="string" calcext:value-type="string">
            <text:p>6-02-02-04</text:p>
          </table:table-cell>
          <table:table-cell office:value-type="string" calcext:value-type="string">
            <text:p>Becas a profesores</text:p>
          </table:table-cell>
          <table:table-cell table:number-columns-repeated="2"/>
          <table:table-cell table:style-name="ce7"/>
        </table:table-row>
        <table:table-row table:style-name="ro1">
          <table:table-cell table:style-name="ce3" office:value-type="string" calcext:value-type="string">
            <text:p>6-02-02-05</text:p>
          </table:table-cell>
          <table:table-cell office:value-type="string" calcext:value-type="string">
            <text:p>Becas servicio comedor</text:p>
          </table:table-cell>
          <table:table-cell table:number-columns-repeated="2"/>
          <table:table-cell table:style-name="ce7"/>
        </table:table-row>
        <table:table-row table:style-name="ro1">
          <table:table-cell table:style-name="ce3" office:value-type="string" calcext:value-type="string">
            <text:p>6-02-02-06</text:p>
          </table:table-cell>
          <table:table-cell office:value-type="string" calcext:value-type="string">
            <text:p>Otras becas</text:p>
          </table:table-cell>
          <table:table-cell table:number-columns-repeated="2"/>
          <table:table-cell table:style-name="ce7"/>
        </table:table-row>
        <table:table-row table:style-name="ro1">
          <table:table-cell table:style-name="ce3" office:value-type="string" calcext:value-type="string">
            <text:p>6-02-02-07</text:p>
          </table:table-cell>
          <table:table-cell office:value-type="string" calcext:value-type="string">
            <text:p>Becas horas asistente graduado</text:p>
          </table:table-cell>
          <table:table-cell table:number-columns-repeated="2"/>
          <table:table-cell table:style-name="ce7"/>
        </table:table-row>
        <table:table-row table:style-name="ro1">
          <table:table-cell table:style-name="ce3" office:value-type="string" calcext:value-type="string">
            <text:p>6-02-03-00</text:p>
          </table:table-cell>
          <table:table-cell office:value-type="string" calcext:value-type="string">
            <text:p>Ayudas a funcionarios</text:p>
          </table:table-cell>
          <table:table-cell table:number-columns-repeated="2"/>
          <table:table-cell table:style-name="ce7"/>
        </table:table-row>
        <table:table-row table:style-name="ro1">
          <table:table-cell table:style-name="ce3" office:value-type="string" calcext:value-type="string">
            <text:p>6-02-99-00</text:p>
          </table:table-cell>
          <table:table-cell office:value-type="string" calcext:value-type="string">
            <text:p>Otras transferencias a personas</text:p>
          </table:table-cell>
          <table:table-cell table:number-columns-repeated="2"/>
          <table:table-cell table:style-name="ce7"/>
        </table:table-row>
        <table:table-row table:style-name="ro1">
          <table:table-cell table:style-name="ce3" office:value-type="string" calcext:value-type="string">
            <text:p>6-02-99-01</text:p>
          </table:table-cell>
          <table:table-cell office:value-type="string" calcext:value-type="string">
            <text:p>Subsidios por incapacidades</text:p>
          </table:table-cell>
          <table:table-cell table:number-columns-repeated="2"/>
          <table:table-cell table:style-name="ce7"/>
        </table:table-row>
        <table:table-row table:style-name="ro1">
          <table:table-cell table:style-name="ce3" office:value-type="string" calcext:value-type="string">
            <text:p>6-02-99-02</text:p>
          </table:table-cell>
          <table:table-cell office:value-type="string" calcext:value-type="string">
            <text:p>Al sector privado</text:p>
          </table:table-cell>
          <table:table-cell table:number-columns-repeated="2"/>
          <table:table-cell table:style-name="ce7"/>
        </table:table-row>
        <table:table-row table:style-name="ro1">
          <table:table-cell table:style-name="ce3" office:value-type="string" calcext:value-type="string">
            <text:p>6-02-99-03</text:p>
          </table:table-cell>
          <table:table-cell office:value-type="string" calcext:value-type="string">
            <text:p>Transferencias del Fondo Solidario Estudiantil a los(as) Estudiantes</text:p>
          </table:table-cell>
          <table:table-cell table:number-columns-repeated="2"/>
          <table:table-cell table:style-name="ce7"/>
        </table:table-row>
        <table:table-row table:style-name="ro1">
          <table:table-cell table:style-name="ce3" office:value-type="string" calcext:value-type="string">
            <text:p>6-03</text:p>
          </table:table-cell>
          <table:table-cell office:value-type="string" calcext:value-type="string">
            <text:p>PRESTACIONES</text:p>
          </table:table-cell>
          <table:table-cell table:number-columns-repeated="2"/>
          <table:table-cell table:style-name="ce7"/>
        </table:table-row>
        <table:table-row table:style-name="ro1">
          <table:table-cell table:style-name="ce3" office:value-type="string" calcext:value-type="string">
            <text:p>6-03-01-00</text:p>
          </table:table-cell>
          <table:table-cell office:value-type="string" calcext:value-type="string">
            <text:p>Prestaciones legales</text:p>
          </table:table-cell>
          <table:table-cell table:number-columns-repeated="2"/>
          <table:table-cell table:style-name="ce7"/>
        </table:table-row>
        <table:table-row table:style-name="ro1">
          <table:table-cell table:style-name="ce3" office:value-type="string" calcext:value-type="string">
            <text:p>6-04</text:p>
          </table:table-cell>
          <table:table-cell office:value-type="string" calcext:value-type="string">
            <text:p>TRANSFER. CTES. A ENTIDADES PRIVADAS SIN FINES DE LUCRO</text:p>
          </table:table-cell>
          <table:table-cell table:number-columns-repeated="2"/>
          <table:table-cell table:style-name="ce7"/>
        </table:table-row>
        <table:table-row table:style-name="ro1">
          <table:table-cell table:style-name="ce3" office:value-type="string" calcext:value-type="string">
            <text:p>6-04-01-00</text:p>
          </table:table-cell>
          <table:table-cell office:value-type="string" calcext:value-type="string">
            <text:p>Transferencias corrientes a asociaciones</text:p>
          </table:table-cell>
          <table:table-cell table:number-columns-repeated="2"/>
          <table:table-cell table:style-name="ce7"/>
        </table:table-row>
        <table:table-row table:style-name="ro1">
          <table:table-cell table:style-name="ce3" office:value-type="string" calcext:value-type="string">
            <text:p>6-04-01-01</text:p>
          </table:table-cell>
          <table:table-cell office:value-type="string" calcext:value-type="string">
            <text:p>Transferencias Asociación Deportiva</text:p>
          </table:table-cell>
          <table:table-cell table:number-columns-repeated="2"/>
          <table:table-cell table:style-name="ce7"/>
        </table:table-row>
        <table:table-row table:style-name="ro1">
          <table:table-cell table:style-name="ce3" office:value-type="string" calcext:value-type="string">
            <text:p>6-04-01-02</text:p>
          </table:table-cell>
          <table:table-cell office:value-type="string" calcext:value-type="string">
            <text:p>Asociación Deportiva Interestatal Universitaria de Costa Rica</text:p>
          </table:table-cell>
          <table:table-cell table:number-columns-repeated="2"/>
          <table:table-cell table:style-name="ce7"/>
        </table:table-row>
        <table:table-row table:style-name="ro1">
          <table:table-cell table:style-name="ce3" office:value-type="string" calcext:value-type="string">
            <text:p>6-04-01-03</text:p>
          </table:table-cell>
          <table:table-cell office:value-type="string" calcext:value-type="string">
            <text:p>Filial Club de Fútbol</text:p>
          </table:table-cell>
          <table:table-cell table:number-columns-repeated="2"/>
          <table:table-cell table:style-name="ce7"/>
        </table:table-row>
        <table:table-row table:style-name="ro1">
          <table:table-cell table:style-name="ce3" office:value-type="string" calcext:value-type="string">
            <text:p>6-04-04-00</text:p>
          </table:table-cell>
          <table:table-cell office:value-type="string" calcext:value-type="string">
            <text:p>Transferencias corrientes a otras entidades privadas sin fines de lucro</text:p>
          </table:table-cell>
          <table:table-cell table:number-columns-repeated="2"/>
          <table:table-cell table:style-name="ce7"/>
        </table:table-row>
        <table:table-row table:style-name="ro1">
          <table:table-cell table:style-name="ce3" office:value-type="string" calcext:value-type="string">
            <text:p>6-06</text:p>
          </table:table-cell>
          <table:table-cell office:value-type="string" calcext:value-type="string">
            <text:p>OTRAS TRANSFERENCIAS CORRIENTES AL SECTOR PRIVADO</text:p>
          </table:table-cell>
          <table:table-cell table:number-columns-repeated="2"/>
          <table:table-cell table:style-name="ce7"/>
        </table:table-row>
        <table:table-row table:style-name="ro1">
          <table:table-cell table:style-name="ce3" office:value-type="string" calcext:value-type="string">
            <text:p>6-06-01-00</text:p>
          </table:table-cell>
          <table:table-cell office:value-type="string" calcext:value-type="string">
            <text:p>Indemnizaciones</text:p>
          </table:table-cell>
          <table:table-cell table:number-columns-repeated="2"/>
          <table:table-cell table:style-name="ce7"/>
        </table:table-row>
        <table:table-row table:style-name="ro1">
          <table:table-cell table:style-name="ce3" office:value-type="string" calcext:value-type="string">
            <text:p>6-07</text:p>
          </table:table-cell>
          <table:table-cell office:value-type="string" calcext:value-type="string">
            <text:p>TRANSFERENCIAS CORRIENTES AL SECTOR EXTERNO</text:p>
          </table:table-cell>
          <table:table-cell table:number-columns-repeated="2"/>
          <table:table-cell table:style-name="ce7"/>
        </table:table-row>
        <table:table-row table:style-name="ro1">
          <table:table-cell table:style-name="ce3" office:value-type="string" calcext:value-type="string">
            <text:p>6-07-02-00</text:p>
          </table:table-cell>
          <table:table-cell office:value-type="string" calcext:value-type="string">
            <text:p>Otras transferencias corrientes al sector externo</text:p>
          </table:table-cell>
          <table:table-cell table:number-columns-repeated="2"/>
          <table:table-cell table:style-name="ce7"/>
        </table:table-row>
        <table:table-row table:style-name="ro1">
          <table:table-cell table:style-name="ce3" office:value-type="float" office:value="8" calcext:value-type="float">
            <text:p>8</text:p>
          </table:table-cell>
          <table:table-cell office:value-type="string" calcext:value-type="string">
            <text:p>AMORTIZACIÓN</text:p>
          </table:table-cell>
          <table:table-cell table:number-columns-repeated="2"/>
          <table:table-cell table:style-name="ce6"/>
        </table:table-row>
        <table:table-row table:style-name="ro1">
          <table:table-cell table:style-name="ce3" office:value-type="string" calcext:value-type="string">
            <text:p>8-02</text:p>
          </table:table-cell>
          <table:table-cell office:value-type="string" calcext:value-type="string">
            <text:p>AMORTIZACIÓN DE PRÉSTAMOS</text:p>
          </table:table-cell>
          <table:table-cell table:number-columns-repeated="2"/>
          <table:table-cell table:style-name="ce7"/>
        </table:table-row>
        <table:table-row table:style-name="ro1">
          <table:table-cell table:style-name="ce3" office:value-type="string" calcext:value-type="string">
            <text:p>8-02-06-00</text:p>
          </table:table-cell>
          <table:table-cell office:value-type="string" calcext:value-type="string">
            <text:p>Amortización de préstamos a instituciones públicas financieras</text:p>
          </table:table-cell>
          <table:table-cell table:number-columns-repeated="2"/>
          <table:table-cell table:style-name="ce7"/>
        </table:table-row>
        <table:table-row table:style-name="ro1">
          <table:table-cell table:style-name="ce3" office:value-type="string" calcext:value-type="string">
            <text:p>8-02-07-00</text:p>
          </table:table-cell>
          <table:table-cell office:value-type="string" calcext:value-type="string">
            <text:p>Amortización de préstamos del Sector Privado</text:p>
          </table:table-cell>
          <table:table-cell table:number-columns-repeated="2"/>
          <table:table-cell table:style-name="ce7"/>
        </table:table-row>
        <table:table-row table:style-name="ro1">
          <table:table-cell table:style-name="ce3" office:value-type="float" office:value="9" calcext:value-type="float">
            <text:p>9</text:p>
          </table:table-cell>
          <table:table-cell office:value-type="string" calcext:value-type="string">
            <text:p>CUENTAS ESPECIALES</text:p>
          </table:table-cell>
          <table:table-cell table:number-columns-repeated="2"/>
          <table:table-cell table:style-name="ce6"/>
        </table:table-row>
        <table:table-row table:style-name="ro1">
          <table:table-cell table:style-name="ce3" office:value-type="string" calcext:value-type="string">
            <text:p>9-02</text:p>
          </table:table-cell>
          <table:table-cell office:value-type="string" calcext:value-type="string">
            <text:p>SUMAS SIN ASIGNACION PRESUPUESTARIA</text:p>
          </table:table-cell>
          <table:table-cell table:number-columns-repeated="2"/>
          <table:table-cell table:style-name="ce7"/>
        </table:table-row>
        <table:table-row table:style-name="ro1">
          <table:table-cell table:style-name="ce3" office:value-type="string" calcext:value-type="string">
            <text:p>9-02-01-00</text:p>
          </table:table-cell>
          <table:table-cell office:value-type="string" calcext:value-type="string">
            <text:p>Sumas libres sin asignación presupuestaria</text:p>
          </table:table-cell>
          <table:table-cell table:number-columns-repeated="2"/>
          <table:table-cell table:style-name="ce7"/>
        </table:table-row>
        <table:table-row table:style-name="ro1">
          <table:table-cell table:style-name="ce3" office:value-type="string" calcext:value-type="string">
            <text:p>9-02-02-00</text:p>
          </table:table-cell>
          <table:table-cell office:value-type="string" calcext:value-type="string">
            <text:p>Sumas con destino específico sin asignación presupuestaria</text:p>
          </table:table-cell>
          <table:table-cell table:number-columns-repeated="2"/>
          <table:table-cell table:style-name="ce7"/>
        </table:table-row>
        <table:table-row table:style-name="ro1">
          <table:table-cell table:style-name="ce3" office:value-type="string" calcext:value-type="string">
            <text:p>9-02-02-00</text:p>
          </table:table-cell>
          <table:table-cell office:value-type="string" calcext:value-type="string">
            <text:p>Sumas con destino específico sin asignación presupuestaria</text:p>
          </table:table-cell>
          <table:table-cell table:number-columns-repeated="3"/>
        </table:table-row>
        <table:table-row table:style-name="ro1" table:number-rows-repeated="1048335">
          <table:table-cell table:number-columns-repeated="5"/>
        </table:table-row>
        <table:table-row table:style-name="ro1">
          <table:table-cell table:number-columns-repeated="5"/>
        </table:table-row>
      </table:table>
      <table:table table:name="PartidasConDetalle" table:style-name="ta1">
        <table:table-column table:style-name="co4" table:default-cell-style-name="ce14"/>
        <table:table-column table:style-name="co5" table:default-cell-style-name="ce16"/>
        <table:table-column table:style-name="co6" table:default-cell-style-name="ce17"/>
        <table:table-row table:style-name="ro1">
          <table:table-cell table:style-name="ce9" office:value-type="string" calcext:value-type="string">
            <text:p>Partida</text:p>
          </table:table-cell>
          <table:table-cell table:style-name="ce15" office:value-type="string" calcext:value-type="string">
            <text:p>Descripción</text:p>
          </table:table-cell>
          <table:table-cell table:style-name="ce15" office:value-type="string" calcext:value-type="string">
            <text:p>Detalle de la descripción</text:p>
          </table:table-cell>
        </table:table-row>
        <table:table-row table:style-name="ro1">
          <table:table-cell table:style-name="ce10" office:value-type="string" calcext:value-type="string">
            <text:p>0</text:p>
          </table:table-cell>
          <table:table-cell office:value-type="string" calcext:value-type="string">
            <text:p>REMUNERACIONES</text:p>
          </table:table-cell>
          <table:table-cell office:value-type="string" calcext:value-type="string">
            <text:p>Remuneraciones básicas en dinero al personal permanente y transitorio de la institución cuya relación se rige por las leyes laborales vigentes. Además, comprende los incentivos derivados del salario o complementarios a este, como el decimotercer mes o la retribución por años servidos, así como gastos por concepto de dietas, las contribuciones patronales al desarrollo y la seguridad social.</text:p>
          </table:table-cell>
        </table:table-row>
        <table:table-row table:style-name="ro1">
          <table:table-cell table:style-name="ce10" office:value-type="string" calcext:value-type="string">
            <text:p>0-01</text:p>
          </table:table-cell>
          <table:table-cell office:value-type="string" calcext:value-type="string">
            <text:p>REMUNERACIONES BÁSICAS</text:p>
          </table:table-cell>
          <table:table-cell office:value-type="string" calcext:value-type="string">
            <text:p>Remuneraciones que en virtud de la relación laboral se otorga al personal fijo o transitorio por sus servicios, sin incluir los conceptos adicionales al salario base.</text:p>
          </table:table-cell>
        </table:table-row>
        <table:table-row table:style-name="ro1">
          <table:table-cell table:style-name="ce10" office:value-type="string" calcext:value-type="string">
            <text:p>0-02</text:p>
          </table:table-cell>
          <table:table-cell office:value-type="string" calcext:value-type="string">
            <text:p>REMUNERACIONES EVENTUALES</text:p>
          </table:table-cell>
          <table:table-cell office:value-type="string" calcext:value-type="string">
            <text:p>Retribuciones adicionales que la institución otorga al personal, fundamentándose en situaciones laborales muy particulares o especiales, pues no se dan en forma permanente, ni constituyen un derecho del trabajador, ya que de no existir las circunstancias que originaron el reconocimiento, desaparece también el motivo para seguirlas otorgando. Lo anterior con base en disposiciones legales y reglamentarias.</text:p>
          </table:table-cell>
        </table:table-row>
        <table:table-row table:style-name="ro1">
          <table:table-cell table:style-name="ce10" office:value-type="string" calcext:value-type="string">
            <text:p>0-03</text:p>
          </table:table-cell>
          <table:table-cell office:value-type="string" calcext:value-type="string">
            <text:p>INCENTIVOS SALARIALES</text:p>
          </table:table-cell>
          <table:table-cell office:value-type="string" calcext:value-type="string">
            <text:p>Retribuciones que de conformidad con la legislación vigente se asignan al servidor por sus características laborales y por la función que realiza determinada por su puesto de trabajo y que como tal, complementan las remuneraciones básicas.</text:p>
          </table:table-cell>
        </table:table-row>
        <table:table-row table:style-name="ro1">
          <table:table-cell table:style-name="ce10" office:value-type="string" calcext:value-type="string">
            <text:p>0-04</text:p>
          </table:table-cell>
          <table:table-cell office:value-type="string" calcext:value-type="string">
            <text:p>CONTRIBUCIONES PATRONALES AL DESARR. Y LA SEGUR. SOCIAL</text:p>
          </table:table-cell>
          <table:table-cell office:value-type="string" calcext:value-type="string">
            <text:p>Erogaciones que el Estado y sus instituciones en su condición de patronos, deben destinar a aquellas instituciones que la ley señale, con el fin que los trabajadores disfruten de los beneficios de la seguridad social. Su cálculo se efectúa en función de los salarios y otras remuneraciones que se les otorgan a los empleados.</text:p>
          </table:table-cell>
        </table:table-row>
        <table:table-row table:style-name="ro1">
          <table:table-cell table:style-name="ce10" office:value-type="string" calcext:value-type="string">
            <text:p>0-05</text:p>
          </table:table-cell>
          <table:table-cell office:value-type="string" calcext:value-type="string">
            <text:p>CONTRIB. PATRON. A FONDOS DE PENSIONES Y OTROS FDOS. DE CAPIT.</text:p>
          </table:table-cell>
          <table:table-cell office:value-type="string" calcext:value-type="string">
            <text:p>Aportes que el Estado y sus instituciones en su condición de patrono destinan a aquellas entidades que la ley señale como el seguro de Pensiones de la Caja Costarricense del Seguro Social, administradores de fondos de pensiones y otros fondos de capitalización.</text:p>
          </table:table-cell>
        </table:table-row>
        <table:table-row table:style-name="ro1">
          <table:table-cell table:style-name="ce10" office:value-type="string" calcext:value-type="string">
            <text:p>0-99</text:p>
          </table:table-cell>
          <table:table-cell office:value-type="string" calcext:value-type="string">
            <text:p>REMUNERACIONES DIVERSAS</text:p>
          </table:table-cell>
          <table:table-cell office:value-type="string" calcext:value-type="string">
            <text:p>Erogaciones que por su carácter ocasional o extraordinario no permite que sean clasificadas en los anteriores grupos y subpartidas.</text:p>
          </table:table-cell>
        </table:table-row>
        <table:table-row table:style-name="ro1">
          <table:table-cell table:style-name="ce10" office:value-type="string" calcext:value-type="string">
            <text:p>1</text:p>
          </table:table-cell>
          <table:table-cell office:value-type="string" calcext:value-type="string">
            <text:p>SERVICIOS</text:p>
          </table:table-cell>
          <table:table-cell office:value-type="string" calcext:value-type="string">
            <text:p>Obligaciones que la institución contrae, generalmente, mediante contratos administrativos con personas físicas o jurídicas, públicas o privadas, por la prestación de servicios de diversa naturaleza y por el uso de bienes muebles e inmuebles, incluyendo los servicios que se destinan al mantenimiento, conservación y reparación menor u ordinaria, preventiva y habitual de bienes de capital, que tienen como finalidad conservar el activo en condiciones normales de servicio. Comprende entre otros, los pagos por el arrendamiento de edificios, terrenos y equipos, servicios públicos, servicios de mantenimiento y reparación, comerciales y financieros, así como la contratación de diversos servicios de carácter profesional y técnico.</text:p>
          </table:table-cell>
        </table:table-row>
        <table:table-row table:style-name="ro1">
          <table:table-cell table:style-name="ce10" office:value-type="string" calcext:value-type="string">
            <text:p>1-01</text:p>
          </table:table-cell>
          <table:table-cell office:value-type="string" calcext:value-type="string">
            <text:p>ALQUILERES</text:p>
          </table:table-cell>
          <table:table-cell office:value-type="string" calcext:value-type="string">
            <text:p>Comprende el arrendamiento de toda clase de bienes muebles e inmuebles, ganado y otras especies de animales y alquiler de derechos sobre bienes intangibles, lo anterior por periodos fijos u ocasionales de tiempo. Se excluye el alquiler de apartados postales, el que se registra en la subpartida 1-02-03 "Servicio de correo".</text:p>
          </table:table-cell>
        </table:table-row>
        <table:table-row table:style-name="ro1">
          <table:table-cell table:style-name="ce10" office:value-type="string" calcext:value-type="string">
            <text:p>1-02</text:p>
          </table:table-cell>
          <table:table-cell office:value-type="string" calcext:value-type="string">
            <text:p>SERVICIOS BÁSICOS</text:p>
          </table:table-cell>
          <table:table-cell office:value-type="string" calcext:value-type="string">
            <text:p>Erogaciones por concepto de consumo de los principales servicios de utilidad pública necesarios para el buen funcionamiento de la institución tales como: agua potable, telefonía, correo, energía eléctrica, independientemente de que dichos servicios los provea un ente estatal o privado.</text:p>
          </table:table-cell>
        </table:table-row>
        <table:table-row table:style-name="ro1">
          <table:table-cell table:style-name="ce10" office:value-type="string" calcext:value-type="string">
            <text:p>1-03</text:p>
          </table:table-cell>
          <table:table-cell office:value-type="string" calcext:value-type="string">
            <text:p>SERVICIOS COMERCIALES Y FINANCIEROS</text:p>
          </table:table-cell>
          <table:table-cell office:value-type="string" calcext:value-type="string">
            <text:p>Erogaciones por concepto de servicios financieros y determinados servicios de carácter comercial que prestan instituciones públicas y privadas, tales como: transporte de bienes, servicios bancarios, aduaneros, de impresión y encuadernación, entre otros.</text:p>
          </table:table-cell>
        </table:table-row>
        <table:table-row table:style-name="ro1">
          <table:table-cell table:style-name="ce10" office:value-type="string" calcext:value-type="string">
            <text:p>1-04</text:p>
          </table:table-cell>
          <table:table-cell office:value-type="string" calcext:value-type="string">
            <text:p>SERVICIOS DE GESTIÓN Y APOYO</text:p>
          </table:table-cell>
          <table:table-cell office:value-type="string" calcext:value-type="string">
            <text:p>Están constituidos por los gastos de servicios profesionales, técnicos y misceláneos, con personas físicas o jurídicas, tanto nacionales como extranjeras para realizar trabajos específicos. La prestación de estos servicios no implica la existencia de relación laboral, por cuanto corresponde a contratos administrativos que se rigen por lo estipulado en la Ley y Reglamento de Contratación Administrativa, así como por las demás leyes conexas. Se incluyen en este grupo los conceptos de consultorías y honorarios que comprenden la contratación transitoria para la prestación de servicios técnicos, profesionales y otros, así como todas aquellas otras contrataciones con características similares aun cuando no sean de carácter ocasional, pero que tienen en común la inexistencia de relación laboral, como es la contratación de servicios con sociedades anónimas laborales y aquellas que brindan servicios generales.</text:p>
          </table:table-cell>
        </table:table-row>
        <table:table-row table:style-name="ro1">
          <table:table-cell table:style-name="ce10" office:value-type="string" calcext:value-type="string">
            <text:p>1-05</text:p>
          </table:table-cell>
          <table:table-cell office:value-type="string" calcext:value-type="string">
            <text:p>GASTOS DE VIAJE Y TRANSPORTE</text:p>
          </table:table-cell>
          <table:table-cell office:value-type="string" calcext:value-type="string">
            <text:p>Considera los gastos por cobertura de las necesidades diarias que requieren los funcionarios y otras personas según la legislación, cuando se desplazan dentro o fuera del país, para cumplir con los objetivos institucionales. Comprende gastos tales como alimentación, hospedaje, pasajes y transporte de personas. Se excluye el traslado de animales y objetos dentro del territorio nacional, los que se clasifican en la subpartida 1-03-04 "Transporte de bienes"</text:p>
          </table:table-cell>
        </table:table-row>
        <table:table-row table:style-name="ro1">
          <table:table-cell table:style-name="ce10" office:value-type="string" calcext:value-type="string">
            <text:p>1-06</text:p>
          </table:table-cell>
          <table:table-cell office:value-type="string" calcext:value-type="string">
            <text:p>SEGUROS, REASEGUROS Y OTRAS OBLIGACIONES</text:p>
          </table:table-cell>
          <table:table-cell office:value-type="string" calcext:value-type="string">
            <text:p>Incluye los pagos por concepto de cobertura de toda clase de primas de seguros de daños y de seguros personales. Incluye los reaseguros y otras obligaciones por contratos de seguros. Se excluyen las sumas que se destinan a seguros de equipo, mobiliario o de la maquinaria durante el proceso de adquisición por parte de la Institución, las cuales se consideran parte del costo final de adquisición y deben registrarse en la partida 5 "BIENES DURADEROS" en las subpartidas respectivas.</text:p>
          </table:table-cell>
        </table:table-row>
        <table:table-row table:style-name="ro1">
          <table:table-cell table:style-name="ce10" office:value-type="string" calcext:value-type="string">
            <text:p>1-07</text:p>
          </table:table-cell>
          <table:table-cell office:value-type="string" calcext:value-type="string">
            <text:p>CAPACITACIÓN Y PROTOCOLO</text:p>
          </table:table-cell>
          <table:table-cell office:value-type="string" calcext:value-type="string">
            <text:p>Asignaciones destinadas a la formación y capacitación de los funcionarios y otros participantes; así como las sumas que se dedican a atenciones, ceremonias y recepciones oficiales de carácter institucional.</text:p>
          </table:table-cell>
        </table:table-row>
        <table:table-row table:style-name="ro1">
          <table:table-cell table:style-name="ce10" office:value-type="string" calcext:value-type="string">
            <text:p>1-08</text:p>
          </table:table-cell>
          <table:table-cell office:value-type="string" calcext:value-type="string">
            <text:p>MANTENIMIENTO Y REPARACIÓN</text:p>
          </table:table-cell>
          <table:table-cell office:value-type="string" calcext:value-type="string">
            <text:p>Comprende la contratación de servicios de personas físicas o jurídicas, nacionales o extranjeras para el mantenimiento preventivo y habitual de obras públicas, maquinaria, equipo y mobiliario con el fin de conservar la capacidad de servicio. No implica por lo tanto la capitalización de los mismos. Los trabajos contratados que impliquen una adición o mejora de las obras, maquinaria o equipo, de modo que aumenten su eficiencia o prolonguen su vida útil, se deben clasificar en la partida 5 "Bienes duraderos", en las partidas correspondientes. Los trabajos pueden contemplar tanto el servicio de mano de obra como los materiales o repuestos según corresponda o únicamente el servicio de mano de obra. El mantenimiento y las reparaciones que se efectúen por Administración no se imputan a las subpartidas contenidas en este grupo, sino al objeto del gasto que corresponda según el presente clasificador. La contratación de los servicios de mantenimiento debe estar acorde con el ordenamiento jurídico y técnico. La prestación de los mismos no determina la existencia de relación laboral.</text:p>
          </table:table-cell>
        </table:table-row>
        <table:table-row table:style-name="ro1">
          <table:table-cell table:style-name="ce10" office:value-type="string" calcext:value-type="string">
            <text:p>1-99</text:p>
          </table:table-cell>
          <table:table-cell office:value-type="string" calcext:value-type="string">
            <text:p>SERVICIOS DIVERSOS</text:p>
          </table:table-cell>
          <table:table-cell office:value-type="string" calcext:value-type="string">
            <text:p>Comprende los gastos por servicios no considerados en las subpartidas anteriores.</text:p>
          </table:table-cell>
        </table:table-row>
        <table:table-row table:style-name="ro1">
          <table:table-cell table:style-name="ce10" office:value-type="string" calcext:value-type="string">
            <text:p>2</text:p>
          </table:table-cell>
          <table:table-cell office:value-type="string" calcext:value-type="string">
            <text:p>MATERIALES Y SUMINISTROS</text:p>
          </table:table-cell>
          <table:table-cell office:value-type="string" calcext:value-type="string">
            <text:p>En esta partida se incluyen los útiles, materiales, artículos y suministros que tienen como característica principal su corta durabilidad, pues se estima que se consumirán en el lapso de un año. Sin embargo, por conveniencia se incluyen algunos de mayor durabilidad, en razón de su bajo costo y de las dificultades que implicaría un control de inventario.Comprende los materiales y suministros que se aplican en la formación de bienes de capital mediante el mecanismo de construcción por Administración. También los artículos y suministros que se destinan al mantenimiento y reparación de bienes del activo fijo. Incluye los bienes que adquieran las instituciones públicas que desarrollan actividades de carácter empresarial como materia prima, es decir los que se incorporan a un proceso productivo para obtener bienes intermedios o terminados, así como los que se adquieran como producto terminado para la venta. Las herramientas e instrumentos que por su costo y durabilidad se capitalicen, para efectos de clasificación, se deben considerar como equipo, razón por la que se clasifican en la partida 5 "BIENES DURADEROS" en las partidas correspondientes.</text:p>
          </table:table-cell>
        </table:table-row>
        <table:table-row table:style-name="ro1">
          <table:table-cell table:style-name="ce10" office:value-type="string" calcext:value-type="string">
            <text:p>2-01</text:p>
          </table:table-cell>
          <table:table-cell office:value-type="string" calcext:value-type="string">
            <text:p>PRODUCTOS QUÍMICOS Y CONEXOS</text:p>
          </table:table-cell>
          <table:table-cell office:value-type="string" calcext:value-type="string">
            <text:p>Comprende los gastos por concepto de sustancias químicas orgánicas e inorgánicas y otras relacionadas, tales como combustibles, productos farmacéuticos, medicinales y veterinarios.</text:p>
          </table:table-cell>
        </table:table-row>
        <table:table-row table:style-name="ro1">
          <table:table-cell table:style-name="ce10" office:value-type="string" calcext:value-type="string">
            <text:p>2-02</text:p>
          </table:table-cell>
          <table:table-cell office:value-type="string" calcext:value-type="string">
            <text:p>ALIMENTOS Y PRODUCTOS AGROPECUARIOS</text:p>
          </table:table-cell>
          <table:table-cell office:value-type="string" calcext:value-type="string">
            <text:p>Incluye las erogaciones por concepto de alimentos y bebidas naturales, semimanufacturados o industrializados, para el consumo de personas y animales, así como los productos pecuarios y agroforestales que en alguna medida se han sometido a un proceso de elaboración o semielaboración.</text:p>
          </table:table-cell>
        </table:table-row>
        <table:table-row table:style-name="ro1">
          <table:table-cell table:style-name="ce10" office:value-type="string" calcext:value-type="string">
            <text:p>2-03</text:p>
          </table:table-cell>
          <table:table-cell office:value-type="string" calcext:value-type="string">
            <text:p>MATERIALES Y PRODUCTOS DE USO EN LA CONSTRUCCIÓN Y MANTENIMIENTO</text:p>
          </table:table-cell>
          <table:table-cell office:value-type="string" calcext:value-type="string">
            <text:p>Corresponde a la adquisición de materiales y productos de diversa naturaleza que la institución emplea usualmente en la construcción, mantenimiento y reparación así como en otras actividades tales como: formación y enseñanza. Incluye las estructuras terminadas de acero, aluminio, hierro, madera y otros, tales como columnas, puertas, ventanas, marcos y rejas, que se clasifican en las subpartidas correspondientes.</text:p>
          </table:table-cell>
        </table:table-row>
        <table:table-row table:style-name="ro1">
          <table:table-cell table:style-name="ce10" office:value-type="string" calcext:value-type="string">
            <text:p>2-04</text:p>
          </table:table-cell>
          <table:table-cell office:value-type="string" calcext:value-type="string">
            <text:p>HERRAMIENTAS REPUESTOS Y ACCESORIOS</text:p>
          </table:table-cell>
          <table:table-cell office:value-type="string" calcext:value-type="string">
            <text:p>Corresponde a la adquisición de implementos, herramientas, repuestos y accesorios no capitalizables que se requieren para realizar actividades manuales o que se usan en las reparaciones de maquinaria y equipo.</text:p>
          </table:table-cell>
        </table:table-row>
        <table:table-row table:style-name="ro1">
          <table:table-cell table:style-name="ce10" office:value-type="string" calcext:value-type="string">
            <text:p>2-99</text:p>
          </table:table-cell>
          <table:table-cell office:value-type="string" calcext:value-type="string">
            <text:p>ÚTILES, MATERIALES Y SUMINISTROS DIVERSOS</text:p>
          </table:table-cell>
          <table:table-cell office:value-type="string" calcext:value-type="string">
            <text:p>Abarca la adquisición de útiles, materiales y suministros de variada naturaleza, no incluidos en las subpartidas anteriores.</text:p>
          </table:table-cell>
        </table:table-row>
        <table:table-row table:style-name="ro1">
          <table:table-cell table:style-name="ce10" office:value-type="string" calcext:value-type="string">
            <text:p>3</text:p>
          </table:table-cell>
          <table:table-cell office:value-type="string" calcext:value-type="string">
            <text:p>INTERESES Y COMISIONES</text:p>
          </table:table-cell>
          <table:table-cell office:value-type="string" calcext:value-type="string">
            <text:p>Esta partida comprende las erogaciones destinadas por las instituciones públicas para cubrir el pago a favor de terceras personas, físicas o jurídicas, del sector privado o del sector público, residentes en el territorio nacional o en el exterior, por la utilización en un determinado plazo de recursos financieros provenientes de los conceptos de emisión y colocación de títulos valores, contratación de préstamos directos, créditos de proveedores, depósitos a plazo y a la vista, avales asumidos, entre otros pasivos de la entidad, transados en el país o en el exterior. Incluye los intereses y comisiones por las operaciones normales de los bancos comerciales del sector público, así como las diferencias por tipo de cambio.En esta partida se incluyen las retribuciones que se asignan a un tercero, por concepto de comisiones y otros gastos derivados de los préstamos concedidos o de la colocación de títulos valores.</text:p>
          </table:table-cell>
        </table:table-row>
        <table:table-row table:style-name="ro1">
          <table:table-cell table:style-name="ce10" office:value-type="string" calcext:value-type="string">
            <text:p>3-02</text:p>
          </table:table-cell>
          <table:table-cell office:value-type="string" calcext:value-type="string">
            <text:p>INTERESES SOBRE PRÉSTAMOS</text:p>
          </table:table-cell>
          <table:table-cell office:value-type="string" calcext:value-type="string">
            <text:p>Gastos destinados a la atención del pago de intereses a favor de terceros residentes en el territorio nacional o en el exterior, por la utilización de recursos financieros de préstamos directos, cuya garantía está constituida por un contrato de préstamo la asunción de avales -con motivo de garantías otorgadas sobre deudas que no fueron atendidas por el deudor oportunamente- y créditos de proveedores contraídos a un determinado plazo. Las subpartidas incluyen los intereses moratorios que debe pagar la Institución por el atraso en el servicio de la deuda, de conformidad con la legislación vigente.</text:p>
          </table:table-cell>
        </table:table-row>
        <table:table-row table:style-name="ro1">
          <table:table-cell table:style-name="ce10" office:value-type="string" calcext:value-type="string">
            <text:p>3-04</text:p>
          </table:table-cell>
          <table:table-cell office:value-type="string" calcext:value-type="string">
            <text:p>COMISIONES Y OTROS GASTOS</text:p>
          </table:table-cell>
          <table:table-cell office:value-type="string" calcext:value-type="string">
            <text:p>Retribución que se asigna a un tercero residente en el territorio nacional o en el exterior, por concepto de comisiones, diferencias por tipo de cambio y otros gastos derivados de la colocación y administración de los títulos valores y la obtención de préstamos.</text:p>
          </table:table-cell>
        </table:table-row>
        <table:table-row table:style-name="ro1">
          <table:table-cell table:style-name="ce10" office:value-type="string" calcext:value-type="string">
            <text:p>4</text:p>
          </table:table-cell>
          <table:table-cell office:value-type="string" calcext:value-type="string">
            <text:p>ACTIVOS FINANCIEROS</text:p>
          </table:table-cell>
          <table:table-cell office:value-type="string" calcext:value-type="string">
            <text:p>Erogaciones destinadas a la concesión de préstamos y la adquisición de valores de largo plazo con vigencia de un año o más, tales como bonos, acciones, certificados de inversión, certificados de depósitos a plazo, títulos de propiedad, certificados de participación hipotecaría y otros instrumentos financieros, así como los créditos concedidos en calidad de proveedores.</text:p>
          </table:table-cell>
        </table:table-row>
        <table:table-row table:style-name="ro1">
          <table:table-cell table:style-name="ce10" office:value-type="string" calcext:value-type="string">
            <text:p>4-01</text:p>
          </table:table-cell>
          <table:table-cell office:value-type="string" calcext:value-type="string">
            <text:p>PRÉSTAMOS</text:p>
          </table:table-cell>
          <table:table-cell office:value-type="string" calcext:value-type="string">
            <text:p>Contempla los desembolsos financieros que la institución efectúa para operaciones de crédito a las instituciones o empresas públicas, así como a las personas físicas o jurídicas del sector privado o externo, formalizado mediante la suscripción de un documento en el que acuerda entre otras cosas, el objeto del préstamo, plazo de vigencia, términos de amortización y reconocimiento de intereses. El otorgamiento de los préstamos debe contar con la base legal que así lo autorice.</text:p>
          </table:table-cell>
        </table:table-row>
        <table:table-row table:style-name="ro1">
          <table:table-cell table:style-name="ce10" office:value-type="string" calcext:value-type="string">
            <text:p>5</text:p>
          </table:table-cell>
          <table:table-cell office:value-type="string" calcext:value-type="string">
            <text:p>BIENES DURADEROS</text:p>
          </table:table-cell>
          <table:table-cell office:value-type="string" calcext:value-type="string">
            <text:p>Comprende la adquisición de bienes duraderos nuevos o ya existentes, como son los bienes de capital fijo, muebles e inmuebles. Incluye los procesos de construcción, así como la adición, y mejoramiento de bienes de capital, diferenciándose de aquellos procesos que tienen como propósito el mantenimiento normal de dichos bienes, menor o habitual. Incluye también los costos por obras complementarias y otros trabajos asociados con las construcciones, adiciones y mejoras tales como: demolición, señalización, demarcación, movimientos de tierras y otras obras. Incluye los costos asociados a la adquisición de la propiedad de la tierra, edificios y otros bienes de capital fijo y activos intangibles. Los bienes que integran esta partida, se caracterizan fundamentalmente por los siguientes elementos: a) Son activos de naturaleza relativamente permanente, de empleo continuado y habitual, que se utilizan en las actividades de operación de la entidad. b) Tienen una vida útil estimada superior a un año. c) No están destinados a la venta. d) Están sujetos a depreciación, a excepción de los terrenos. e) Por lo general el costo unitario de adquisición es alto en comparación con el costo unitario de los materiales y suministros que adquiere la entidad. f) Están sujetos a inventario como activo fijo. Dentro de esta partida se consideran los semovientes que por su condición de ser destinados a la reproducción o trabajo son capitalizables y se clasifican como un activo fijo.</text:p>
          </table:table-cell>
        </table:table-row>
        <table:table-row table:style-name="ro1">
          <table:table-cell table:style-name="ce10" office:value-type="string" calcext:value-type="string">
            <text:p>5-01</text:p>
          </table:table-cell>
          <table:table-cell office:value-type="string" calcext:value-type="string">
            <text:p>MAQUINARIA, EQUIPO Y MOBILIARIO</text:p>
          </table:table-cell>
          <table:table-cell office:value-type="string" calcext:value-type="string">
            <text:p>Contempla los gastos por concepto de adquisición de maquinaria, equipo y mobiliario tanto nuevo como existente. Incluye las reparaciones mayores o extraordinarias que tienen como propósito incrementar la capacidad de servicio del activo, su eficiencia, prolongar su vida útil y que ayudan a reducir los futuros costos de operación, independientemente de si tales reparaciones se realizan por contrato o por administración. Por lo tanto, incorpora los repuestos para dichas reparaciones y la mano de obra correspondiente. Los gastos de instalación y otros egresos relacionados con la adquisición de maquinaria, equipo y mobiliario se consideran dentro de esta partida, en los grupos y subpartidas respectivos, aún cuando fueren facturados por separado. Las herramientas e instrumentos, que por su precio y durabilidad se capitalicen, se clasifican como equipo, razón por la que se deben registrar en este grupo en la subpartida correspondiente.</text:p>
          </table:table-cell>
        </table:table-row>
        <table:table-row table:style-name="ro1">
          <table:table-cell table:style-name="ce10" office:value-type="string" calcext:value-type="string">
            <text:p>5-02</text:p>
          </table:table-cell>
          <table:table-cell office:value-type="string" calcext:value-type="string">
            <text:p>CONSTRUCCIONES ADICIONES Y MEJORAS</text:p>
          </table:table-cell>
          <table:table-cell office:value-type="string" calcext:value-type="string">
            <text:p>Corresponde a las subpartidas destinadas a los procesos de construcción, adiciones y mejoras de obras públicas. Se entiende por construcción el proceso mediante el cual se lleva a cabo una obra hasta su total acabado, que puede realizarse en varios periodos presupuestarios. Las adiciones y mejoras prolongan la vida útil del activo fijo, las primeras implican un incremento de la obra, las segundas son aquellas que incrementan la capacidad de servicio y su eficiencia. Estas construcciones, adiciones y mejoras se realizan por contrato, con personas físicas o jurídicas. Se citan como ejemplos, los edificios, las vías de comunicación, las obras urbanísticas, las instalaciones y otras obras. Cuando como parte del contrato, se deba incorporar el equipamiento necesario para el adecuado funcionamiento de la obra, este se debe considerar como parte del costo total de las mismas llegándose a capitalizar como tal. En caso de que se adquiera el equipamiento en forma separada al contrato de la obra, este se debe imputar a las subpartidas de equipo correspondientes. Las servidumbres o derechos de paso se imputan a la subpartida correspondiente a este grupo. Los pagos periódicos por este concepto que se realicen una vez concluida la obra, se imputan a la subpartida 1-01-99 "Otros alquileres".</text:p>
          </table:table-cell>
        </table:table-row>
        <table:table-row table:style-name="ro1">
          <table:table-cell table:style-name="ce10" office:value-type="string" calcext:value-type="string">
            <text:p>5-03</text:p>
          </table:table-cell>
          <table:table-cell office:value-type="string" calcext:value-type="string">
            <text:p>BIENES PREEXISTENTES</text:p>
          </table:table-cell>
          <table:table-cell office:value-type="string" calcext:value-type="string">
            <text:p>Comprende la adquisición de terrenos u obras ya construidas. Pueden ser adquiridos por los procedimientos usuales de contratación o por expropiación. Las comisiones, los honorarios y gastos de inscripción, se consideran como parte del costo.</text:p>
          </table:table-cell>
        </table:table-row>
        <table:table-row table:style-name="ro1">
          <table:table-cell table:style-name="ce10" office:value-type="string" calcext:value-type="string">
            <text:p>5-99</text:p>
          </table:table-cell>
          <table:table-cell office:value-type="string" calcext:value-type="string">
            <text:p>BIENES DURADEROS DIVERSOS</text:p>
          </table:table-cell>
          <table:table-cell office:value-type="string" calcext:value-type="string">
            <text:p>Corresponde a la adquisición de bienes duraderos no considerados en las subpartidas anteriores, tales como los semovientes, activos intangibles y las piezas de colección.</text:p>
          </table:table-cell>
        </table:table-row>
        <table:table-row table:style-name="ro1">
          <table:table-cell table:style-name="ce10" office:value-type="string" calcext:value-type="string">
            <text:p>6</text:p>
          </table:table-cell>
          <table:table-cell office:value-type="string" calcext:value-type="string">
            <text:p>TRANSFERENCIAS CORRIENTES</text:p>
          </table:table-cell>
          <table:table-cell office:value-type="string" calcext:value-type="string">
            <text:p>Erogaciones que se destinan a satisfacer necesidades públicas de diversa índole, sin que exista una contraprestación de bienes, servicios o derechos a favor de quien transfiere los recursos los cuales se destinan a, personas, entes y órganos del sector público, privado y externo para financiar fundamentalmente gastos corrientes por concepto de donaciones, subsidios, subvenciones, cuotas organismos internacionales, prestaciones, pensiones, becas, indemnizaciones entre otros. Estas erogaciones se rigen por las disposiciones jurídicas que las autoricen. La adquisición de bienes para realizar donaciones en especie se clasifican en las partidas, grupos y subpartidas correspondientes.</text:p>
          </table:table-cell>
        </table:table-row>
        <table:table-row table:style-name="ro1">
          <table:table-cell table:style-name="ce10" office:value-type="string" calcext:value-type="string">
            <text:p>6-01</text:p>
          </table:table-cell>
          <table:table-cell office:value-type="string" calcext:value-type="string">
            <text:p>TRANSFERENCIAS CORRIENTES AL SECTOR PÚBLICO</text:p>
          </table:table-cell>
          <table:table-cell office:value-type="string" calcext:value-type="string">
            <text:p>Aportes que la entidad asigna a las distintas instituciones del sector público, cuando las disposiciones legales así lo autoricen, con el fin de cubrir gastos corrientes.</text:p>
          </table:table-cell>
        </table:table-row>
        <table:table-row table:style-name="ro1">
          <table:table-cell table:style-name="ce10" office:value-type="string" calcext:value-type="string">
            <text:p>6-02</text:p>
          </table:table-cell>
          <table:table-cell office:value-type="string" calcext:value-type="string">
            <text:p>TRANSFERENCIAS CORRIENTES A PERSONAS</text:p>
          </table:table-cell>
          <table:table-cell office:value-type="string" calcext:value-type="string">
            <text:p>Sumas que se destinan para atender gastos corrientes a favor de funcionarios o terceras personas. El otorgamiento debe ajustarse a las disposiciones jurídicas y técnicas vigentes.</text:p>
          </table:table-cell>
        </table:table-row>
        <table:table-row table:style-name="ro1">
          <table:table-cell table:style-name="ce10" office:value-type="string" calcext:value-type="string">
            <text:p>6-03</text:p>
          </table:table-cell>
          <table:table-cell office:value-type="string" calcext:value-type="string">
            <text:p>PRESTACIONES</text:p>
          </table:table-cell>
          <table:table-cell office:value-type="string" calcext:value-type="string">
            <text:p>Gastos destinados a implementar parte de la seguridad social, incluyen pagos por concepto de pensiones, preaviso y cesantía, además de otros a que tengan derecho los funcionarios una vez concluida la relación laboral, así como los otorgados para enfrentar determinadas situaciones de adversidad o necesidad, que implican una pérdida o un exceso de gastos en las personas que la padecen, así como las cuotas patronales por el pago de pensiones y jubilaciones de carácter contributivo y no contributivo.</text:p>
          </table:table-cell>
        </table:table-row>
        <table:table-row table:style-name="ro1">
          <table:table-cell table:style-name="ce10" office:value-type="string" calcext:value-type="string">
            <text:p>6-04</text:p>
          </table:table-cell>
          <table:table-cell office:value-type="string" calcext:value-type="string">
            <text:p>TRANSFERENCIAS CORRIENTES A ENTIDADES PRIVADAS SIN FINES DE LUCRO</text:p>
          </table:table-cell>
          <table:table-cell office:value-type="string" calcext:value-type="string">
            <text:p>Recursos que destina la institución para financiar gastos corrientes a entidades sin fines de lucro, que se rigen por el derecho privado, sean como aportes específicos o cuotas cuando legalmente proceden. Se citan como ejemplo las asociaciones, fundaciones, cooperativas, Temporalidades de la Iglesia Católica, los sindicatos, cámaras, federaciones, confederaciones, comités, consejos, uniones, ligas, corporaciones, centros agrícolas cantonales, cuotas a organismos internacionales radicados en el país y otros.</text:p>
          </table:table-cell>
        </table:table-row>
        <table:table-row table:style-name="ro1">
          <table:table-cell table:style-name="ce10" office:value-type="string" calcext:value-type="string">
            <text:p>6-06</text:p>
          </table:table-cell>
          <table:table-cell office:value-type="string" calcext:value-type="string">
            <text:p>OTRAS TRANSFERENCIAS CORRIENTES AL SECTOR PRIVADO</text:p>
          </table:table-cell>
          <table:table-cell office:value-type="string" calcext:value-type="string">
            <text:p>Incluye el pago de indemnizaciones, reintegros y devoluciones.</text:p>
          </table:table-cell>
        </table:table-row>
        <table:table-row table:style-name="ro1">
          <table:table-cell table:style-name="ce10" office:value-type="string" calcext:value-type="string">
            <text:p>6-07</text:p>
          </table:table-cell>
          <table:table-cell office:value-type="string" calcext:value-type="string">
            <text:p>TRANSFERENCIAS CORRIENTES AL SECTOR EXTERNO</text:p>
          </table:table-cell>
          <table:table-cell office:value-type="string" calcext:value-type="string">
            <text:p>Contempla los gastos que las instituciones del sector público conceden a gobiernos extranjeros y a organismos internacionales, de conformidad con la legislación vigente, los cuales son utilizados como gastos corrientes, como aportes específicos o cuotas cuando legalmente proceden. Previo a su presupuestación, se debe contar con el convenio respectivo ratificado por la Asamblea Legislativa cuando así corresponda.</text:p>
          </table:table-cell>
        </table:table-row>
        <table:table-row table:style-name="ro1">
          <table:table-cell table:style-name="ce10" office:value-type="string" calcext:value-type="string">
            <text:p>8</text:p>
          </table:table-cell>
          <table:table-cell office:value-type="string" calcext:value-type="string">
            <text:p>AMORTIZACIÓN</text:p>
          </table:table-cell>
          <table:table-cell office:value-type="string" calcext:value-type="string">
            <text:p>Se considera como deuda pública, el conjunto de obligaciones formalmente adquiridas por las instituciones del sector público con el fin de financiar la adquisición de bienes y servicios requeridos para la ejecución de sus programas de gobierno. Dichas obligaciones se formalizan con una persona física o jurídica, y en las mismas, ambas partes convienen los términos respectivos como monto, tasa de interés,tipo de comisión, fechas de pago de intereses y de comisiones, fecha de amortización, tipos de comisiones, etc. Como parte de la deuda pública, la partida de amortización comprende las sumas destinadas a cubrir el pago del principal de las obligaciones de la Institución, adquiridas con terceras personas físicas o jurídicas, del sector privado o del sector público, residentes en el territorio nacional o en el exterior, por los conceptos de emisión y colocación de títulos valores, contratación de préstamos directos, y otros como avales otorgados y créditos de proveedores.</text:p>
          </table:table-cell>
        </table:table-row>
        <table:table-row table:style-name="ro1">
          <table:table-cell table:style-name="ce10" office:value-type="string" calcext:value-type="string">
            <text:p>8-02</text:p>
          </table:table-cell>
          <table:table-cell office:value-type="string" calcext:value-type="string">
            <text:p>AMORTIZACIÓN DE PRÉSTAMOS</text:p>
          </table:table-cell>
          <table:table-cell office:value-type="string" calcext:value-type="string">
            <text:p>Contempla los gastos que se destinan a la atención del principal de deudas por concepto de préstamos directos, avales asumidos y crédito de proveedores, obligaciones contraídas con personas físicas o jurídicas, residentes en el país o en el exterior. La amortización de préstamos directos incluye las sumas destinadas a la devolución del monto total o proporcional del principal de los créditos contratados con terceros y documentados mediante convenios de préstamos. La amortización por avales asumidos se refiere a las sumas que se destinan a la devolución del monto total o proporcional del principal, de obligaciones adquiridas con terceros, producto de deudas asumidas o garantías otorgadas sobre deudas que no fueron atendidas por el deudor en su oportunidad. El crédito de proveedores, se refiere a aquellas ventas al Sector Público en forma de obligaciones contractuales.</text:p>
          </table:table-cell>
        </table:table-row>
        <table:table-row table:style-name="ro1">
          <table:table-cell table:style-name="ce10" office:value-type="string" calcext:value-type="string">
            <text:p>9</text:p>
          </table:table-cell>
          <table:table-cell office:value-type="string" calcext:value-type="string">
            <text:p>CUENTAS ESPECIALES</text:p>
          </table:table-cell>
          <table:table-cell office:value-type="string" calcext:value-type="string">
            <text:p>En esta partida se incluyen gastos de diversa índole que por su naturaleza no pueden ser clasificados en los grupos anteriores y que son destinados para atender los gastos confidenciales de jerarcas de instituciones públicas, así como para reflejar el equilibrio presupuestario.</text:p>
          </table:table-cell>
        </table:table-row>
        <table:table-row table:style-name="ro1">
          <table:table-cell table:style-name="ce10" office:value-type="string" calcext:value-type="string">
            <text:p>9-02</text:p>
          </table:table-cell>
          <table:table-cell office:value-type="string" calcext:value-type="string">
            <text:p>SUMAS SIN ASIGNACIÓN PRESUPUESTARIA</text:p>
          </table:table-cell>
          <table:table-cell office:value-type="string" calcext:value-type="string">
            <text:p>Incluye la previsión de recursos que no tienen asignación presupuestaria determinada, las cuales provienen tanto de recursos libres como de recursos con destino específico lo que permite guardar el equilibrio presupuestario entre ingresos y gastos, al permitir ubicar el exceso de ingresos sobre los gastos, aunque no se pueden imputar gastos directamente a las subpartidas que forman parte de este grupo. Para utilizar dichas sumas se deben seguir los mecanismos legales y técnicos establecidos.</text:p>
          </table:table-cell>
        </table:table-row>
        <table:table-row table:style-name="ro1">
          <table:table-cell table:style-name="ce10" office:value-type="string" calcext:value-type="string">
            <text:p>0-01-01-00</text:p>
          </table:table-cell>
          <table:table-cell office:value-type="string" calcext:value-type="string">
            <text:p>Sueldos para cargos fijos</text:p>
          </table:table-cell>
          <table:table-cell office:value-type="string" calcext:value-type="string">
            <text:p>Remuneración básica o salario base que se otorga al personal fijo, permanente o interino por la prestación de servicios, de acuerdo con la naturaleza del trabajo, grado de especialización y la responsabilidad asignada al puesto o nivel jerárquico correspondiente, con sujeción a las regulaciones de las leyes laborales vigentes.</text:p>
          </table:table-cell>
        </table:table-row>
        <table:table-row table:style-name="ro1">
          <table:table-cell table:style-name="ce10" office:value-type="string" calcext:value-type="string">
            <text:p>0-01-01-01</text:p>
          </table:table-cell>
          <table:table-cell office:value-type="string" calcext:value-type="string">
            <text:p>Salario base</text:p>
          </table:table-cell>
          <table:table-cell office:value-type="string" calcext:value-type="string">
            <text:p>Corresponde al sueldo para remunerar al personal administrativo y al personal docente, de acuerdo a la escala salarial vigente.</text:p>
          </table:table-cell>
        </table:table-row>
        <table:table-row table:style-name="ro1">
          <table:table-cell table:style-name="ce11" office:value-type="string" calcext:value-type="string">
            <text:p>0-01-01-02</text:p>
          </table:table-cell>
          <table:table-cell office:value-type="string" calcext:value-type="string">
            <text:p>Derechos adquiridos</text:p>
          </table:table-cell>
          <table:table-cell office:value-type="string" calcext:value-type="string">
            <text:p>Sumas originadas de cualquier concepto de pago consolidado en la relación laboral con la Institución, provenientes de modificaciones contractuales que deben otorgarse, tales como: fondo consolidado y fondo congelado.</text:p>
          </table:table-cell>
        </table:table-row>
        <table:table-row table:style-name="ro1">
          <table:table-cell table:style-name="ce11" office:value-type="string" calcext:value-type="string">
            <text:p>0-01-01-03</text:p>
          </table:table-cell>
          <table:table-cell office:value-type="string" calcext:value-type="string">
            <text:p>Fondo disponible para revaloraciones</text:p>
          </table:table-cell>
          <table:table-cell office:value-type="string" calcext:value-type="string">
            <text:p>Son las sumas que reconoce la Institución a los funcionarios administrativos en virtud de cambios salariales por aumentos en el costo de la vida. De este fondo se toma lo correspondiente para financiar aumentos en el salario base. Sobre este fondo no se calcula anualidad y conjuntamente con el salario base, conforma el salario de contratación de un puesto.</text:p>
          </table:table-cell>
        </table:table-row>
        <table:table-row table:style-name="ro1">
          <table:table-cell table:style-name="ce11" office:value-type="string" calcext:value-type="string">
            <text:p>0-01-01-04</text:p>
          </table:table-cell>
          <table:table-cell office:value-type="string" calcext:value-type="string">
            <text:p>Reajuste por reasignación</text:p>
          </table:table-cell>
          <table:table-cell office:value-type="string" calcext:value-type="string">
            <text:p>Corresponde a la diferencia entre los sueldos totales de un puesto que es reasignado a una categoría inferior. Se utiliza para conservar el nivel salarial del puesto al aplicar una reasignación negativa.</text:p>
          </table:table-cell>
        </table:table-row>
        <table:table-row table:style-name="ro1">
          <table:table-cell table:style-name="ce11" office:value-type="string" calcext:value-type="string">
            <text:p>0-01-02-00</text:p>
          </table:table-cell>
          <table:table-cell office:value-type="string" calcext:value-type="string">
            <text:p>Jornales</text:p>
          </table:table-cell>
          <table:table-cell office:value-type="string" calcext:value-type="string">
            <text:p>Remuneraciones al personal no profesional que la institución contrata para que efectúe trabajos primordialmente de carácter manual, cuya retribución se establece por hora, día o destajo. Se excluye el personal de este tipo que se ha incorporado en el manual de clasificación de puestos.</text:p>
          </table:table-cell>
        </table:table-row>
        <table:table-row table:style-name="ro1">
          <table:table-cell table:style-name="ce11" office:value-type="string" calcext:value-type="string">
            <text:p>0-01-03-00</text:p>
          </table:table-cell>
          <table:table-cell office:value-type="string" calcext:value-type="string">
            <text:p>Servicios especiales</text:p>
          </table:table-cell>
          <table:table-cell office:value-type="string" calcext:value-type="string">
            <text:p>Remuneraciones al personal profesional, técnico o administrativo que mantienen una relación laboral no mayor de un año, para realizar trabajos de carácter especial y temporal. El personal debe sujetarse a subordinación jerárquica y al cumplimiento de un determinado horario de trabajo, por tanto, la retribución económica respectiva, se establece de acuerdo con la clasificación y valoración del régimen que corresponda.</text:p>
          </table:table-cell>
        </table:table-row>
        <table:table-row table:style-name="ro1">
          <table:table-cell table:style-name="ce11" office:value-type="string" calcext:value-type="string">
            <text:p>0-01-03-01</text:p>
          </table:table-cell>
          <table:table-cell office:value-type="string" calcext:value-type="string">
            <text:p>Servicios especiales</text:p>
          </table:table-cell>
          <table:table-cell office:value-type="string" calcext:value-type="string">
            <text:p>Incluye las remuneraciones al personal contratado con carácter temporal o transitorio, sujetos a un determinado horario de trabajo. Estos cargos y su remuneración se detallan y valoran de acuerdo al sistema de clasificación vigente y su aplicación debe contar con el correspondiente detalle de plazas a pagar.</text:p>
          </table:table-cell>
        </table:table-row>
        <table:table-row table:style-name="ro1">
          <table:table-cell table:style-name="ce11" office:value-type="string" calcext:value-type="string">
            <text:p>0-01-03-02</text:p>
          </table:table-cell>
          <table:table-cell office:value-type="string" calcext:value-type="string">
            <text:p>Sobresueldos</text:p>
          </table:table-cell>
          <table:table-cell office:value-type="string" calcext:value-type="string">
            <text:p>Comprende el pago de aquellos gastos que como complementos salariales se otorgan a profesores investigadores, en reconocimiento a su trabajo adicional a la dedicación que normalmente desempeña. Además, se utiliza para el pago de los coordinadores y asistentes del examen de admisión y ubicación.</text:p>
          </table:table-cell>
        </table:table-row>
        <table:table-row table:style-name="ro1">
          <table:table-cell table:style-name="ce11" office:value-type="string" calcext:value-type="string">
            <text:p>0-01-03-03</text:p>
          </table:table-cell>
          <table:table-cell office:value-type="string" calcext:value-type="string">
            <text:p>Salario Contractual Posgrado</text:p>
          </table:table-cell>
          <table:table-cell office:value-type="string" calcext:value-type="string">
            <text:p>Incluye las remuneraciones al personal docente del Sistema de Estudios de Posgrado con cargo a financiamiento complementario, es decir, quienes realizaran las actividades señaladas en la Escala Salarial de Máximos, definidas por la Rectoría en la Resolución R-192-2012. El monto de salario contractual corresponde al que determine la Comisión del Programa de Posgrado y según la Escala en mención. Este pago opera como “pago único” y no se aplican los conceptos de escalafón, pasos académicos, anualidad ni ningún otro concepto salarial. Se deben considerar las respectivas cargas sociales y se aplicará a los nombramientos tanto de los profesores de posgrado que se encuentran en régimen académico, como a los que no están en régimen y de igual forma, para los profesores que no tienen vinculación con la Universidad.</text:p>
          </table:table-cell>
        </table:table-row>
        <table:table-row table:style-name="ro1">
          <table:table-cell table:style-name="ce11" office:value-type="string" calcext:value-type="string">
            <text:p>0-01-04-00</text:p>
          </table:table-cell>
          <table:table-cell office:value-type="string" calcext:value-type="string">
            <text:p>Sueldos a base de comisión</text:p>
          </table:table-cell>
          <table:table-cell office:value-type="string" calcext:value-type="string">
            <text:p>Retribución que se otorga a aquellas personas contratadas para el cumplimiento de actividades como la venta de bienes o servicios (seguros, libros, contratos de ahorro y crédito) o bien labores de recaudación mediante agentes al servicio de la entidad. Dichas personas mantienen una relación laboral con la entidad contratante.</text:p>
          </table:table-cell>
        </table:table-row>
        <table:table-row table:style-name="ro1">
          <table:table-cell table:style-name="ce11" office:value-type="string" calcext:value-type="string">
            <text:p>0-01-05-00</text:p>
          </table:table-cell>
          <table:table-cell office:value-type="string" calcext:value-type="string">
            <text:p>Suplencias</text:p>
          </table:table-cell>
          <table:table-cell office:value-type="string" calcext:value-type="string">
            <text:p>Remuneraciones al personal que sustituye temporalmente al titular de un puesto, que se encuentra de vacaciones, permiso con goce de salario del titular (permisos con goce de salario, permisos posparto), por un periodo predefinido e implica relación laboral con la institución. Las sustituciones por incapacidad se cargan a la cuenta presupuestaria en que esté nombrada la persona incapacitada, sea presupuesto ordinario o de vínculo externo.</text:p>
          </table:table-cell>
        </table:table-row>
        <table:table-row table:style-name="ro1">
          <table:table-cell table:style-name="ce11" office:value-type="string" calcext:value-type="string">
            <text:p>0-02-01-00</text:p>
          </table:table-cell>
          <table:table-cell office:value-type="string" calcext:value-type="string">
            <text:p>Tiempo extraordinario</text:p>
          </table:table-cell>
          <table:table-cell office:value-type="string" calcext:value-type="string">
            <text:p>Retribución eventual al personal que presta sus servicios en horas adicionales a la jornada ordinaria de trabajo, cuando necesidades impostergables de la entidad así lo requiera, ajustándose a las disposiciones legales y técnicas vigentes.</text:p>
          </table:table-cell>
        </table:table-row>
        <table:table-row table:style-name="ro1">
          <table:table-cell table:style-name="ce11" office:value-type="string" calcext:value-type="string">
            <text:p>0-02-02-00</text:p>
          </table:table-cell>
          <table:table-cell office:value-type="string" calcext:value-type="string">
            <text:p>Recargo de funciones</text:p>
          </table:table-cell>
          <table:table-cell office:value-type="string" calcext:value-type="string">
            <text:p>Retribuciones que la Institución destina a los funcionarios, que en adición a sus propias funciones asumen temporalmente los deberes y responsabilidades de un cargo de nivel superior por ausencia temporal de su titular. También incluye los recargos por dirección, los conocimientos por elección y dirección, la remuneración especial y los recargos por jornada especial.</text:p>
          </table:table-cell>
        </table:table-row>
        <table:table-row table:style-name="ro1">
          <table:table-cell table:style-name="ce11" office:value-type="string" calcext:value-type="string">
            <text:p>0-02-05-00</text:p>
          </table:table-cell>
          <table:table-cell office:value-type="string" calcext:value-type="string">
            <text:p>Dietas</text:p>
          </table:table-cell>
          <table:table-cell office:value-type="string" calcext:value-type="string">
            <text:p>Es el pago que se efectúa por la asistencia a sesiones o reuniones ante el Consejo Universitario del Representante Estudiantil y del representante de Colegios Profesionales.</text:p>
          </table:table-cell>
        </table:table-row>
        <table:table-row table:style-name="ro1">
          <table:table-cell table:style-name="ce11" office:value-type="string" calcext:value-type="string">
            <text:p>0-03-01-00</text:p>
          </table:table-cell>
          <table:table-cell office:value-type="string" calcext:value-type="string">
            <text:p>Retribución por años servidos</text:p>
          </table:table-cell>
          <table:table-cell office:value-type="string" calcext:value-type="string">
            <text:p>Reconocimientos adicionales que la institución destina como remuneración a sus trabajadores por concepto de años laborados en el sector público y de acuerdo con lo que establece el ordenamiento jurídico correspondiente.</text:p>
          </table:table-cell>
        </table:table-row>
        <table:table-row table:style-name="ro1">
          <table:table-cell table:style-name="ce11" office:value-type="string" calcext:value-type="string">
            <text:p>0-03-01-01</text:p>
          </table:table-cell>
          <table:table-cell office:value-type="string" calcext:value-type="string">
            <text:p>Escalafón</text:p>
          </table:table-cell>
          <table:table-cell office:value-type="string" calcext:value-type="string">
            <text:p>Comprende los pagos por concepto de aumento anual que reciben los docentes en propiedad y los funcionarios administrativos por cada año de servicio continuo en un mismo puesto.</text:p>
          </table:table-cell>
        </table:table-row>
        <table:table-row table:style-name="ro1">
          <table:table-cell table:style-name="ce11" office:value-type="string" calcext:value-type="string">
            <text:p>0-03-01-02</text:p>
          </table:table-cell>
          <table:table-cell office:value-type="string" calcext:value-type="string">
            <text:p>Anualidad</text:p>
          </table:table-cell>
          <table:table-cell office:value-type="string" calcext:value-type="string">
            <text:p>Retribución adicional al salario base que se paga cada vez que el trabajador cumple aniversario de laborar en una institución pública, de acuerdo con la categoría de salarios en que esté ubicado su puesto. A dicha remuneración, también se le denomina "antigüedad", "aumentos anuales", "reconocimientos anuales", "retribuciones por antigüedad", pasos, entre otros. Incluye las sumas a que tienen derecho los servidores universitarios por cada año de servicio completo en la Institución.</text:p>
          </table:table-cell>
        </table:table-row>
        <table:table-row table:style-name="ro1">
          <table:table-cell table:style-name="ce11" office:value-type="string" calcext:value-type="string">
            <text:p>0-03-02-00</text:p>
          </table:table-cell>
          <table:table-cell office:value-type="string" calcext:value-type="string">
            <text:p>Restricción al ejercicio liberal de la profesión</text:p>
          </table:table-cell>
          <table:table-cell office:value-type="string" calcext:value-type="string">
            <text:p>Compensación económica al servidor al que por legislación vigente se le ha impuesto restricción al ejercicio de la profesión que ostenta en su cargo.Prohibición del ejercicio liberal de la profesión: Compensación económica que se asigna a un servidor público, al que por vía de ley se le prohíbe ejercer en forma particular o privada la profesión que ostenta. Este reconocimiento es excluyente del reconocimiento por dedicación exclusiva.</text:p>
          </table:table-cell>
        </table:table-row>
        <table:table-row table:style-name="ro1">
          <table:table-cell table:style-name="ce11" office:value-type="string" calcext:value-type="string">
            <text:p>0-03-03-00</text:p>
          </table:table-cell>
          <table:table-cell office:value-type="string" calcext:value-type="string">
            <text:p>Décimo tercer mes</text:p>
          </table:table-cell>
          <table:table-cell office:value-type="string" calcext:value-type="string">
            <text:p>Retribución extraordinaria de un mes de salario adicional o proporcional al tiempo laboral que otorga la institución por una sola vez, cada fin de año, a todos sus trabajadores. Calculado con el promedio de los salarios pagados a cada servidor por el período comprendido entre el 1 de diciembre de cada año y el 30 de noviembre del siguiente.</text:p>
          </table:table-cell>
        </table:table-row>
        <table:table-row table:style-name="ro1">
          <table:table-cell table:style-name="ce11" office:value-type="string" calcext:value-type="string">
            <text:p>0-03-04-00</text:p>
          </table:table-cell>
          <table:table-cell office:value-type="string" calcext:value-type="string">
            <text:p>Salario escolar</text:p>
          </table:table-cell>
          <table:table-cell office:value-type="string" calcext:value-type="string">
            <text:p>Retribución salarial que consiste en un porcentaje calculado sobre el salario nominal mensual de cada trabajador. Dicho porcentaje se paga en forma acumulada en el mes de enero siguiente de cada año y se rige de conformidad con lo que disponga el ordenamiento jurídico correspondiente. El mismo lo acumula el patrono mensualmente a partir de la vigencia del decreto Nº 23495-MTSS (1 de julio de 1994 Gaceta N°138). Para efectos de cálculo, se tomarán en consideración los mismos componentes salariales que se utilizan para determinar el aguinaldo. El “Salario Escolar” esta sujeto a las cargas sociales de ley y al aguinaldo del período correspondiente.</text:p>
          </table:table-cell>
        </table:table-row>
        <table:table-row table:style-name="ro1">
          <table:table-cell table:style-name="ce11" office:value-type="string" calcext:value-type="string">
            <text:p>0-03-99-00</text:p>
          </table:table-cell>
          <table:table-cell office:value-type="string" calcext:value-type="string">
            <text:p>Otros incentivos salariales (solo incentivo salarial)</text:p>
          </table:table-cell>
          <table:table-cell office:value-type="string" calcext:value-type="string">
            <text:p>Remuneraciones salariales no enunciadas en las subpartidas anteriores, caracterizadas principalmente por constituir erogaciones adicionales al salario base del personal que labora al servicio de la entidad, de acuerdo con la normativa jurídica y técnica que lo autorice.</text:p>
          </table:table-cell>
        </table:table-row>
        <table:table-row table:style-name="ro1">
          <table:table-cell table:style-name="ce11" office:value-type="string" calcext:value-type="string">
            <text:p>0-03-99-01</text:p>
          </table:table-cell>
          <table:table-cell office:value-type="string" calcext:value-type="string">
            <text:p>Reconocimiento por régimen académico</text:p>
          </table:table-cell>
          <table:table-cell office:value-type="string" calcext:value-type="string">
            <text:p>Se incluye la remuneración que recibe el personal docente en régimen académico, correspondiente a los méritos académicos, antigüedad y grados de conformidad con la evaluación y aprobación de la Comisión de Régimen Académico.</text:p>
          </table:table-cell>
        </table:table-row>
        <table:table-row table:style-name="ro1">
          <table:table-cell table:style-name="ce11" office:value-type="string" calcext:value-type="string">
            <text:p>0-03-99-02</text:p>
          </table:table-cell>
          <table:table-cell office:value-type="string" calcext:value-type="string">
            <text:p>Asignación profesional</text:p>
          </table:table-cell>
          <table:table-cell office:value-type="string" calcext:value-type="string">
            <text:p>Corresponde al estímulo que se otorga a los funcionarios universitarios, adicional al salario normal por dedicar sus servicios en forma exclusiva o extraordinaria a la Institución. También se ubica dentro de este renglón el incentivo salarial que recibe el funcionario administrativo por tener más requisitos académicos de los que exige el puesto que ocupa. Los componentes de este renglón son: dedicación exclusiva docente y administrativa, incentivo salarial administrativo, dedicación extraordinaria docente y dedicación exclusiva profesional en ciencias médicas.</text:p>
          </table:table-cell>
        </table:table-row>
        <table:table-row table:style-name="ro1">
          <table:table-cell table:style-name="ce11" office:value-type="string" calcext:value-type="string">
            <text:p>0-03-99-03</text:p>
          </table:table-cell>
          <table:table-cell office:value-type="string" calcext:value-type="string">
            <text:p>Otros incentivos</text:p>
          </table:table-cell>
          <table:table-cell office:value-type="string" calcext:value-type="string">
            <text:p>Para efectos de presentar los informes de ejecución presupuestaria a la Contraloría General de la República, en este renglón se agrupan los siguientes conceptos salariales: escalafón, reconocimiento por régimen académico, recargos, derechos adquiridos, asignación profesional, fondo disponible para revaloraciones, reajuste por reasignación y otras remuneraciones.</text:p>
          </table:table-cell>
        </table:table-row>
        <table:table-row table:style-name="ro1">
          <table:table-cell table:style-name="ce11" office:value-type="string" calcext:value-type="string">
            <text:p>0-03-99-04</text:p>
          </table:table-cell>
          <table:table-cell office:value-type="string" calcext:value-type="string">
            <text:p>Reconocimiento regional</text:p>
          </table:table-cell>
          <table:table-cell office:value-type="string" calcext:value-type="string">
            <text:p>Incluye los gastos derivados por el pago de un estímulo adicional, a funcionarios destacados en zonas alejadas a los principales centros poblacionales del país, de acuerdo a las normas fijadas por la Institución. Zonaje: Compensación adicional que reciben los servidores del sector público cuando prestan sus servicios permanentemente en un lugar distinto a su domicilio legal, o que eventualmente permanecen fuera de la circunscripción territorial de éste por más de un mes, en forma continua, y cuando la zona en donde realicen su trabajo tenga condiciones que justifiquen tal compensación.</text:p>
          </table:table-cell>
        </table:table-row>
        <table:table-row table:style-name="ro1">
          <table:table-cell table:style-name="ce11" office:value-type="string" calcext:value-type="string">
            <text:p>0-03-99-05</text:p>
          </table:table-cell>
          <table:table-cell office:value-type="string" calcext:value-type="string">
            <text:p>Reconocimiento por Riesgo Policial</text:p>
          </table:table-cell>
          <table:table-cell office:value-type="string" calcext:value-type="string">
            <text:p>Corresponde al plus salarial pagaderos a aquellos funcionarios que en el desempeño de sus funciones se corra algún riesgo inminente para la integridad física en razón de la peligrosidad que pueda la función policial pueda significar.</text:p>
          </table:table-cell>
        </table:table-row>
        <table:table-row table:style-name="ro1">
          <table:table-cell table:style-name="ce11" office:value-type="string" calcext:value-type="string">
            <text:p>0-04-01-00</text:p>
          </table:table-cell>
          <table:table-cell office:value-type="string" calcext:value-type="string">
            <text:p>Contribución patronal al seguro de salud de la CCSS</text:p>
          </table:table-cell>
          <table:table-cell office:value-type="string" calcext:value-type="string">
            <text:p>Aporte que las instituciones del Estado en su condición de patronos destinan a la Caja Costarricense de Seguro Social, para el seguro de salud de los trabajadores. Correspondientes al 9.25%.</text:p>
          </table:table-cell>
        </table:table-row>
        <table:table-row table:style-name="ro1">
          <table:table-cell table:style-name="ce11" office:value-type="string" calcext:value-type="string">
            <text:p>0-04-05-00</text:p>
          </table:table-cell>
          <table:table-cell office:value-type="string" calcext:value-type="string">
            <text:p>Contribución patronal al Banco Popular y Desarrollo Comunal</text:p>
          </table:table-cell>
          <table:table-cell office:value-type="string" calcext:value-type="string">
            <text:p>Aportes que instituciones del Estado en su condición de patronos, destinan al Banco Popular y de Desarrollo Comunal, con el fin de incrementar su patrimonio, así como a la creación de reservas, bonificaciones a los ahorros o a proyectos de desarrollo a juicio de la Junta Directiva Nacional. Correspondiente al 0.50%.</text:p>
          </table:table-cell>
        </table:table-row>
        <table:table-row table:style-name="ro1">
          <table:table-cell table:style-name="ce11" office:value-type="string" calcext:value-type="string">
            <text:p>0-05-01-00</text:p>
          </table:table-cell>
          <table:table-cell office:value-type="string" calcext:value-type="string">
            <text:p>Contribución patronal al seguro de pensiones de la CCSS</text:p>
          </table:table-cell>
          <table:table-cell office:value-type="string" calcext:value-type="string">
            <text:p>Contempla las cuotas que las instituciones del Estado como patronos destinan a la Caja Costarricense de Seguro Social, para financiar el seguro de pensiones de sus trabajadores y pensionados cubiertos por ese seguro. Correspondiente al 5.25%.</text:p>
          </table:table-cell>
        </table:table-row>
        <table:table-row table:style-name="ro1">
          <table:table-cell table:style-name="ce11" office:value-type="string" calcext:value-type="string">
            <text:p>0-05-02-00</text:p>
          </table:table-cell>
          <table:table-cell office:value-type="string" calcext:value-type="string">
            <text:p>Aporte patronal al régimen obligatorio de pensiones complement.</text:p>
          </table:table-cell>
          <table:table-cell office:value-type="string" calcext:value-type="string">
            <text:p>Aportes que las instituciones del Estado como patronos aportan para el financiamiento al Régimen Obligatorio de Pensiones Complementarias de cada trabajador, según lo establecido por la Ley de Protección al Trabajador. Dicho pago se calcula como un porcentaje sobre el salario mensual del trabajador y se deposita en las cuentas individuales de éste en la operadora de pensiones de su elección. Correspondiente al 1,5%.</text:p>
          </table:table-cell>
        </table:table-row>
        <table:table-row table:style-name="ro1">
          <table:table-cell table:style-name="ce11" office:value-type="string" calcext:value-type="string">
            <text:p>0-05-03-00</text:p>
          </table:table-cell>
          <table:table-cell office:value-type="string" calcext:value-type="string">
            <text:p>Aporte patronal fondo de capitalización laboral</text:p>
          </table:table-cell>
          <table:table-cell office:value-type="string" calcext:value-type="string">
            <text:p>Erogaciones que las instituciones del Estado como patronos aportan para el financiamiento del Fondo de Capitalización Laboral de cada trabajador establecido mediante Ley de Protección al Trabajador. Dicho aporte se calcula como un porcentaje sobre el salario mensual del trabajador y se deposita en las cuentas individuales de éste en la operadora de pensiones de su elección. Correspondiente al 3,0%.</text:p>
          </table:table-cell>
        </table:table-row>
        <table:table-row table:style-name="ro1">
          <table:table-cell table:style-name="ce11" office:value-type="string" calcext:value-type="string">
            <text:p>0-05-05-00</text:p>
          </table:table-cell>
          <table:table-cell office:value-type="string" calcext:value-type="string">
            <text:p>Contribución patronal a fondos administrados por entes privados</text:p>
          </table:table-cell>
          <table:table-cell office:value-type="string" calcext:value-type="string">
            <text:p>Sumas que las instituciones del Estado como patrono aportan a aquellas instituciones de carácter privado que la ley autorice para administrar fondos de asociaciones solidaristas, fondos de pensiones complementarios y otros fondos de capitalización.</text:p>
          </table:table-cell>
        </table:table-row>
        <table:table-row table:style-name="ro1">
          <table:table-cell table:style-name="ce11" office:value-type="string" calcext:value-type="string">
            <text:p>0-05-05-01</text:p>
          </table:table-cell>
          <table:table-cell office:value-type="string" calcext:value-type="string">
            <text:p>Cuota patronal Fondo de Pensiones y Jubilaciones Magisterio Nacional</text:p>
          </table:table-cell>
          <table:table-cell office:value-type="string" calcext:value-type="string">
            <text:p>Corresponde a la cuota patronal que por ley la Institución le gira al Fondo de Pensiones y Jubilaciones del Magisterio Nacional, correspondiente al 0.50% de Reparto y 7.25% de Capitalización</text:p>
          </table:table-cell>
        </table:table-row>
        <table:table-row table:style-name="ro1">
          <table:table-cell table:style-name="ce11" office:value-type="string" calcext:value-type="string">
            <text:p>0-05-05-02</text:p>
          </table:table-cell>
          <table:table-cell office:value-type="string" calcext:value-type="string">
            <text:p>Cuota patronal J.A.P. U.C.R.</text:p>
          </table:table-cell>
          <table:table-cell office:value-type="string" calcext:value-type="string">
            <text:p>Corresponde a la cuota patronal que la Institución le gira a la Junta Administradora del Fondo de Ahorro y Préstamo de la Universidad de Costa Rica (2.50%).</text:p>
          </table:table-cell>
        </table:table-row>
        <table:table-row table:style-name="ro1">
          <table:table-cell table:style-name="ce11" office:value-type="string" calcext:value-type="string">
            <text:p>0-99-99-00</text:p>
          </table:table-cell>
          <table:table-cell office:value-type="string" calcext:value-type="string">
            <text:p>Otras remuneraciones</text:p>
          </table:table-cell>
          <table:table-cell office:value-type="string" calcext:value-type="string">
            <text:p>Contratación de otros servicios personales no descritos en las subpartidas anteriores.</text:p>
          </table:table-cell>
        </table:table-row>
        <table:table-row table:style-name="ro1">
          <table:table-cell table:style-name="ce11" office:value-type="string" calcext:value-type="string">
            <text:p>0-99-99-01</text:p>
          </table:table-cell>
          <table:table-cell office:value-type="string" calcext:value-type="string">
            <text:p>Otras remuneraciones</text:p>
          </table:table-cell>
          <table:table-cell office:value-type="string" calcext:value-type="string">
            <text:p>Comprende otras remuneraciones no contempladas en ninguno de los renglones anteriores, tales como: remuneración extraordinaria administrativa y docente, reajuste de vacaciones, etc.0-99-99-02. Diferencias en caja. Se destina para cubrir el fondo de los cajeros de la Institución en el desempeño de sus funciones, el cual se liquida semestralmente contra las diferencias de caja existentes en el período, de acuerdo a la reglamentación vigente.</text:p>
          </table:table-cell>
        </table:table-row>
        <table:table-row table:style-name="ro1">
          <table:table-cell table:style-name="ce11" office:value-type="string" calcext:value-type="string">
            <text:p>0-99-99-03</text:p>
          </table:table-cell>
          <table:table-cell office:value-type="string" calcext:value-type="string">
            <text:p>Amortización cuentas pendientes ejercicios anteriores</text:p>
          </table:table-cell>
          <table:table-cell office:value-type="string" calcext:value-type="string">
            <text:p>Esta partida se destina para cubrir los egresos que la Institución debe cancelar, pero que corresponden a compromisos de períodos anteriores que no se cancelaron oportunamente: tales como diferencias salariales adeudadas a funcionarios o exfuncionarios, vacaciones proporcionales a funcionarios docentes, reasignaciones, reclasificaciones, revaloraciones.</text:p>
          </table:table-cell>
        </table:table-row>
        <table:table-row table:style-name="ro1">
          <table:table-cell table:style-name="ce11" office:value-type="string" calcext:value-type="string">
            <text:p>0-99-99-05</text:p>
          </table:table-cell>
          <table:table-cell office:value-type="string" calcext:value-type="string">
            <text:p>Cuotas patronales y aguinaldo salario escolar amortización cuentas pendientes ejercicios anteriores</text:p>
          </table:table-cell>
          <table:table-cell office:value-type="string" calcext:value-type="string">
            <text:p>Se destina esta partida para cubrir los egresos que la Institución debe cancelar, pero que corresponde a compromisos del período anterior por concepto de las cuotas patronales y aguinaldo del Salario Escolar.</text:p>
          </table:table-cell>
        </table:table-row>
        <table:table-row table:style-name="ro1">
          <table:table-cell table:style-name="ce11" office:value-type="string" calcext:value-type="string">
            <text:p>1-01-01-00</text:p>
          </table:table-cell>
          <table:table-cell office:value-type="string" calcext:value-type="string">
            <text:p>Alquiler de edificios, locales y terrenos</text:p>
          </table:table-cell>
          <table:table-cell office:value-type="string" calcext:value-type="string">
            <text:p>Corresponde al arrendamiento por periodos fijos y ocasionales, para uso de oficinas, bodegas, estacionamientos, centros de salud y locales diversos. Se excluye el alquiler de locales para impartir cursos, seminarios, charlas y otros similares que se deben clasificar en la subpartida 1-07-01 " Actividades de capacitación"</text:p>
          </table:table-cell>
        </table:table-row>
        <table:table-row table:style-name="ro1">
          <table:table-cell table:style-name="ce11" office:value-type="string" calcext:value-type="string">
            <text:p>1-01-02-00</text:p>
          </table:table-cell>
          <table:table-cell office:value-type="string" calcext:value-type="string">
            <text:p>Alquiler de maquinaria, equipo y mobiliario</text:p>
          </table:table-cell>
          <table:table-cell office:value-type="string" calcext:value-type="string">
            <text:p>Gastos por alquiler de todo tipo de maquinaria, equipo y mobiliario necesario para realizar las actividades de la institución. Considera además el servicio de operación de los equipos, si así lo consigna el contrato de alquiler. Incluye el alquiler de vehículos por kilometraje, el cual corresponde a las sumas que se reconocen a aquellos funcionarios que utilizan el vehículo de su propiedad en la ejecución de sus funciones, según el marco legal vigente. Se excluye el alquiler de equipo de cómputo el cual se registra en la subpartida 1-01-03 "Alquiler de equipo de cómputo".</text:p>
          </table:table-cell>
        </table:table-row>
        <table:table-row table:style-name="ro1">
          <table:table-cell table:style-name="ce11" office:value-type="string" calcext:value-type="string">
            <text:p>1-01-02-01</text:p>
          </table:table-cell>
          <table:table-cell office:value-type="string" calcext:value-type="string">
            <text:p>Alquiler de maquinaria, equipo y mobiliario</text:p>
          </table:table-cell>
          <table:table-cell office:value-type="string" calcext:value-type="string">
            <text:p>Incluye los pagos derivados de contratos de arriendo por uso de equipo que no pertenecen a la Institución (por ejemplo: alquiler de maquinaria y equipo, mobiliario y equipo de oficina, maquinaria y equipo de construcción, etc.).</text:p>
          </table:table-cell>
        </table:table-row>
        <table:table-row table:style-name="ro1">
          <table:table-cell table:style-name="ce11" office:value-type="string" calcext:value-type="string">
            <text:p>1-01-02-02</text:p>
          </table:table-cell>
          <table:table-cell office:value-type="string" calcext:value-type="string">
            <text:p>Gastos de kilometraje</text:p>
          </table:table-cell>
          <table:table-cell office:value-type="string" calcext:value-type="string">
            <text:p>Se utiliza para cargar el egreso por concepto del pago de kilometraje por el uso de vehículos propiedad de los funcionarios en giras oficiales de la Institución, de acuerdo con lo estipulado en el reglamento del servicio de transportes y el artículo 79 del reglamento de contratación administrativa.</text:p>
          </table:table-cell>
        </table:table-row>
        <table:table-row table:style-name="ro1">
          <table:table-cell table:style-name="ce11" office:value-type="string" calcext:value-type="string">
            <text:p>1-01-03-00</text:p>
          </table:table-cell>
          <table:table-cell office:value-type="string" calcext:value-type="string">
            <text:p>Alquiler de equipo de cómputo</text:p>
          </table:table-cell>
          <table:table-cell office:value-type="string" calcext:value-type="string">
            <text:p>Contempla el arrendamiento de equipo para el procesamiento electrónico de datos, incluye toda clase de aplicaciones comerciales de "software". El alquiler de computadoras de propósito especial, dedicadas a realizar tareas específicas tales como las usadas en servicios de salud o producción se clasifican en la subpartida 1-01-02 "Alquiler de maquinaria, equipo y mobiliario.</text:p>
          </table:table-cell>
        </table:table-row>
        <table:table-row table:style-name="ro1">
          <table:table-cell table:style-name="ce11" office:value-type="string" calcext:value-type="string">
            <text:p>1-01-03-01</text:p>
          </table:table-cell>
          <table:table-cell office:value-type="string" calcext:value-type="string">
            <text:p>Alquiler de equipo de cómputo</text:p>
          </table:table-cell>
          <table:table-cell office:value-type="string" calcext:value-type="string">
            <text:p>Comprende los egresos derivados de contratos de arriendo por uso de todo equipo o sistema digital (incluyendo sus componentes) que opera bajo control interno programable y de propósito general, tales como: computadores, microcomputadores, memorias, pantallas, teclados, dispositivos de almacenamiento magnético y óptico, impresoras, digitalizadores, graficadores, etc.; que no pertenecen a la Institución.</text:p>
          </table:table-cell>
        </table:table-row>
        <table:table-row table:style-name="ro1">
          <table:table-cell table:style-name="ce11" office:value-type="string" calcext:value-type="string">
            <text:p>1-01-03-02</text:p>
          </table:table-cell>
          <table:table-cell office:value-type="string" calcext:value-type="string">
            <text:p>Alquiler de programas de computación</text:p>
          </table:table-cell>
          <table:table-cell office:value-type="string" calcext:value-type="string">
            <text:p>Incluye los pagos derivados de contratos de arriendo por uso de todo sistema o programa de instrucciones que gobiernan la operación de los equipos de cómputo, utilizando lenguajes de programación; que no pertenecen a la Institución.</text:p>
          </table:table-cell>
        </table:table-row>
        <table:table-row table:style-name="ro1">
          <table:table-cell table:style-name="ce11" office:value-type="string" calcext:value-type="string">
            <text:p>1-01-04-00</text:p>
          </table:table-cell>
          <table:table-cell office:value-type="string" calcext:value-type="string">
            <text:p>Alquiler y derechos para telecomunicaciones</text:p>
          </table:table-cell>
          <table:table-cell office:value-type="string" calcext:value-type="string">
            <text:p>Abarca las obligaciones derivadas de contratos por alquileres y pago de derechos de telecomunicaciones, tales como alquiler de canales digitales, alquiler de líneas directas, participación de líneas extranjeras, entre otros.</text:p>
          </table:table-cell>
        </table:table-row>
        <table:table-row table:style-name="ro1">
          <table:table-cell table:style-name="ce11" office:value-type="string" calcext:value-type="string">
            <text:p>1-01-99-00</text:p>
          </table:table-cell>
          <table:table-cell office:value-type="string" calcext:value-type="string">
            <text:p>Otros alquileres</text:p>
          </table:table-cell>
          <table:table-cell office:value-type="string" calcext:value-type="string">
            <text:p>Incluye el arrendamiento de otros bienes o derechos no contemplados en los conceptos anteriores.</text:p>
          </table:table-cell>
        </table:table-row>
        <table:table-row table:style-name="ro1">
          <table:table-cell table:style-name="ce11" office:value-type="string" calcext:value-type="string">
            <text:p>1-02-01-00</text:p>
          </table:table-cell>
          <table:table-cell office:value-type="string" calcext:value-type="string">
            <text:p>Servicio de agua y alcantarillado</text:p>
          </table:table-cell>
          <table:table-cell office:value-type="string" calcext:value-type="string">
            <text:p>Gastos por servicio de agua para uso residencial, industrial y comercial; así como el servicio de alcantarillado.</text:p>
          </table:table-cell>
        </table:table-row>
        <table:table-row table:style-name="ro1">
          <table:table-cell table:style-name="ce11" office:value-type="string" calcext:value-type="string">
            <text:p>1-02-02-00</text:p>
          </table:table-cell>
          <table:table-cell office:value-type="string" calcext:value-type="string">
            <text:p>Servicio de energía eléctrica</text:p>
          </table:table-cell>
          <table:table-cell office:value-type="string" calcext:value-type="string">
            <text:p>Incluye el pago de servicio de energía eléctrica para alumbrado, fuerza motriz y otros usos.</text:p>
          </table:table-cell>
        </table:table-row>
        <table:table-row table:style-name="ro1">
          <table:table-cell table:style-name="ce11" office:value-type="string" calcext:value-type="string">
            <text:p>1-02-03-00</text:p>
          </table:table-cell>
          <table:table-cell office:value-type="string" calcext:value-type="string">
            <text:p>Servicio de correo</text:p>
          </table:table-cell>
          <table:table-cell office:value-type="string" calcext:value-type="string">
            <text:p>Contempla el pago de servicio de traslado nacional e internacional de toda clase de correspondencia postal, el alquiler de apartados postales, la adquisición de estampillas, y otros servicios conexos como respuesta comercial pagada.</text:p>
          </table:table-cell>
        </table:table-row>
        <table:table-row table:style-name="ro1">
          <table:table-cell table:style-name="ce11" office:value-type="string" calcext:value-type="string">
            <text:p>1-02-04-00</text:p>
          </table:table-cell>
          <table:table-cell office:value-type="string" calcext:value-type="string">
            <text:p>Servicio de telecomunicaciones</text:p>
          </table:table-cell>
          <table:table-cell office:value-type="string" calcext:value-type="string">
            <text:p>Comprende el pago de servicios nacionales e internacionales necesarios para el acceso a los servicios de telefonía, cablegrafía, télex, facsímile, radio localizador y a redes de información como "Internet" y otros servicios similares.</text:p>
          </table:table-cell>
        </table:table-row>
        <table:table-row table:style-name="ro1">
          <table:table-cell table:style-name="ce11" office:value-type="string" calcext:value-type="string">
            <text:p>1-02-99-00</text:p>
          </table:table-cell>
          <table:table-cell office:value-type="string" calcext:value-type="string">
            <text:p>Otros servicios básicos</text:p>
          </table:table-cell>
          <table:table-cell office:value-type="string" calcext:value-type="string">
            <text:p>Corresponde al pago de servicios básicos no considerados en los conceptos anteriores, por ejemplo los servicios que brindan las municipalidades como recolección de desechos sólidos, aseo de vías y sitios públicos, alumbrado público y otros.</text:p>
          </table:table-cell>
        </table:table-row>
        <table:table-row table:style-name="ro1">
          <table:table-cell table:style-name="ce11" office:value-type="string" calcext:value-type="string">
            <text:p>1-03-01-00</text:p>
          </table:table-cell>
          <table:table-cell office:value-type="string" calcext:value-type="string">
            <text:p>Información</text:p>
          </table:table-cell>
          <table:table-cell office:value-type="string" calcext:value-type="string">
            <text:p>Corresponde a los gastos por servicios de publicación e información que utilizan las instituciones públicas para efecto de dar a conocer asuntos de carácter oficial, de tipo administrativo, cultural, educativo, científicos o técnicos. Incluye la publicación de anuncios avisos, edictos, acuerdos, reglamentos, decretos, leyes, la preparación de guiones, documentales y similares, trasmitidos a través de medios de comunicación masiva, escritos, radiales, audiovisuales o cualquier otro medio. La característica del gasto incluido en esta subpartida es la de mantener informada a la ciudadanía en general, y no de resaltar aspectos de imagen de las instituciones publicas, los cuales se deben registrar en la subpartida siguiente de 1-03-02 "Publicidad y propaganda". De acuerdo a las Normas Generales y Específicas para la formulación, ejecución y evaluación del presupuesto de la Universidad de Costa Rica E1.12, se requiere VºBº de la ODI para su ejecución.</text:p>
          </table:table-cell>
        </table:table-row>
        <table:table-row table:style-name="ro1">
          <table:table-cell table:style-name="ce11" office:value-type="string" calcext:value-type="string">
            <text:p>1-03-02-00</text:p>
          </table:table-cell>
          <table:table-cell office:value-type="string" calcext:value-type="string">
            <text:p>Publicidad y propaganda</text:p>
          </table:table-cell>
          <table:table-cell office:value-type="string" calcext:value-type="string">
            <text:p>Corresponde a los gastos por servicios de publicidad y propaganda que utilizan las instituciones públicas, tales como anuncios, cuñas, avisos, patrocinios, preparación de guiones y documentales de carácter comercial, y otros, los cuales llegan a la ciudadanía a través de los medios de comunicación masiva, escritos, radiales, audiovisuales o cualquier otro medio, que tienen como fin atraer a posibles compradores, espectadores y usuarios o bien resaltar la imagen institucional. Incluye los contratos para servicios de impresión, relacionados con la publicidad y propaganda institucional tales como: revistas, periódicos, libretas, agendas y similares, así como impresión de artículos como llaveros y lapiceros.</text:p>
          </table:table-cell>
        </table:table-row>
        <table:table-row table:style-name="ro1">
          <table:table-cell table:style-name="ce11" office:value-type="string" calcext:value-type="string">
            <text:p>1-03-03-00</text:p>
          </table:table-cell>
          <table:table-cell office:value-type="string" calcext:value-type="string">
            <text:p>Impresión, encuadernación y otros</text:p>
          </table:table-cell>
          <table:table-cell office:value-type="string" calcext:value-type="string">
            <text:p>Contempla los gastos por concepto de servicios de impresión, encuadernación y reproducción de revistas, libros, periódicos, comprobantes, títulos valores, especies fiscales y papelería en general utilizada en la operación propia de las instituciones. Además, incluye los servicios de reproducción fotostática.</text:p>
          </table:table-cell>
        </table:table-row>
        <table:table-row table:style-name="ro1">
          <table:table-cell table:style-name="ce11" office:value-type="string" calcext:value-type="string">
            <text:p>1-03-04-00</text:p>
          </table:table-cell>
          <table:table-cell office:value-type="string" calcext:value-type="string">
            <text:p>Transporte de bienes</text:p>
          </table:table-cell>
          <table:table-cell office:value-type="string" calcext:value-type="string">
            <text:p>Erogaciones por concepto de transporte de carga de objetos y animales, hacia el exterior, desde el exterior o dentro del territorio nacional. Comprende además el servicio de remolque. Se excluyen las sumas que se destinan al transporte o flete del equipo, el mobiliario o la maquinaria que adquiere la Institución, las cuales se registran en la partida 5 "Bienes duraderos" en las subpartidas respectivas.</text:p>
          </table:table-cell>
        </table:table-row>
        <table:table-row table:style-name="ro1">
          <table:table-cell table:style-name="ce11" office:value-type="string" calcext:value-type="string">
            <text:p>1-03-05-00</text:p>
          </table:table-cell>
          <table:table-cell office:value-type="string" calcext:value-type="string">
            <text:p>Servicios aduaneros</text:p>
          </table:table-cell>
          <table:table-cell office:value-type="string" calcext:value-type="string">
            <text:p>Contempla la atención de servicios relacionados con las importaciones y exportaciones de mercancías tales como bodegaje, almacenaje, desalmacenaje y otros. Los gastos por servicios aduaneros en que se incurre por la adquisición de bienes duraderos, forman parte del costo total de adquisición de los mismos y como tal se deben imputar en la subpartida correspondiente.</text:p>
          </table:table-cell>
        </table:table-row>
        <table:table-row table:style-name="ro1">
          <table:table-cell table:style-name="ce11" office:value-type="string" calcext:value-type="string">
            <text:p>1-03-06-00</text:p>
          </table:table-cell>
          <table:table-cell office:value-type="string" calcext:value-type="string">
            <text:p>Comisiones y gastos por servicios financieros y comerciales</text:p>
          </table:table-cell>
          <table:table-cell office:value-type="string" calcext:value-type="string">
            <text:p>Incluye los gastos por concepto de comisiones, variaciones cambiarias y otros cargos en que incurre la Institución al utilizar el sistema bancario nacional y a organismos financieros públicos o privados, como recaudadores de ingresos y como agentes pagadores.</text:p>
          </table:table-cell>
        </table:table-row>
        <table:table-row table:style-name="ro1">
          <table:table-cell table:style-name="ce11" office:value-type="string" calcext:value-type="string">
            <text:p>1-03-07-00</text:p>
          </table:table-cell>
          <table:table-cell office:value-type="string" calcext:value-type="string">
            <text:p>Servicios de transferencia electrónica de información</text:p>
          </table:table-cell>
          <table:table-cell office:value-type="string" calcext:value-type="string">
            <text:p>Abarca la cancelación de los servicios de acceso a información especializada, cuya obtención se realice a través de medios informáticos, telemáticos y/o electrónicos.</text:p>
          </table:table-cell>
        </table:table-row>
        <table:table-row table:style-name="ro1">
          <table:table-cell table:style-name="ce11" office:value-type="string" calcext:value-type="string">
            <text:p>1-04-01-00</text:p>
          </table:table-cell>
          <table:table-cell office:value-type="string" calcext:value-type="string">
            <text:p>Servicios médicos y de laboratorio</text:p>
          </table:table-cell>
          <table:table-cell office:value-type="string" calcext:value-type="string">
            <text:p>Comprende las erogaciones por concepto de servicios profesionales y técnicos para realizar trabajos en el campo de la salud. Incluye los servicios integrales de salud.</text:p>
          </table:table-cell>
        </table:table-row>
        <table:table-row table:style-name="ro1">
          <table:table-cell table:style-name="ce11" office:value-type="string" calcext:value-type="string">
            <text:p>1-04-02-00</text:p>
          </table:table-cell>
          <table:table-cell office:value-type="string" calcext:value-type="string">
            <text:p>Servicios jurídicos</text:p>
          </table:table-cell>
          <table:table-cell office:value-type="string" calcext:value-type="string">
            <text:p>Incluye los pagos por servicios profesionales y técnicos para elaborar trabajos en el campo de la abogacía y el notariado.</text:p>
          </table:table-cell>
        </table:table-row>
        <table:table-row table:style-name="ro1">
          <table:table-cell table:style-name="ce11" office:value-type="string" calcext:value-type="string">
            <text:p>1-04-03-00</text:p>
          </table:table-cell>
          <table:table-cell office:value-type="string" calcext:value-type="string">
            <text:p>Servicios de ingeniería</text:p>
          </table:table-cell>
          <table:table-cell office:value-type="string" calcext:value-type="string">
            <text:p>Gastos destinados al pago de servicios profesionales y técnicos para realizar trabajos en los diferentes campos de la ingeniería tales como la ingeniería civil, eléctrica, forestal, química, mecánica, etc. Se excluyen los gastos relativos a la supervisión de la construcción de obras públicas las cuales se registran en el grupo 5-02 "Construcciones, adiciones y mejoras" en las subpartidas correspondientes.</text:p>
          </table:table-cell>
        </table:table-row>
        <table:table-row table:style-name="ro1">
          <table:table-cell table:style-name="ce11" office:value-type="string" calcext:value-type="string">
            <text:p>1-04-04-00</text:p>
          </table:table-cell>
          <table:table-cell office:value-type="string" calcext:value-type="string">
            <text:p>Servicios de ciencias económicas y sociales</text:p>
          </table:table-cell>
          <table:table-cell office:value-type="string" calcext:value-type="string">
            <text:p>Corresponde a la cancelación de servicios profesionales y técnicos para la elaboración de trabajos en las áreas de contaduría, economía, finanzas, sociología y las demás áreas de las ciencias económicas y sociales.</text:p>
          </table:table-cell>
        </table:table-row>
        <table:table-row table:style-name="ro1">
          <table:table-cell table:style-name="ce11" office:value-type="string" calcext:value-type="string">
            <text:p>1-04-05-00</text:p>
          </table:table-cell>
          <table:table-cell office:value-type="string" calcext:value-type="string">
            <text:p>Servicios de desarrollo de sistemas informáticos</text:p>
          </table:table-cell>
          <table:table-cell office:value-type="string" calcext:value-type="string">
            <text:p>Atención al pago de servicios profesionales o técnicos que se contratan, para el desarrollo de "software" a la medida o de nuevos sistemas informáticos. Además del soporte técnico y el mantenimiento a dichos sistemas.</text:p>
          </table:table-cell>
        </table:table-row>
        <table:table-row table:style-name="ro1">
          <table:table-cell table:style-name="ce11" office:value-type="string" calcext:value-type="string">
            <text:p>1-04-06-00</text:p>
          </table:table-cell>
          <table:table-cell office:value-type="string" calcext:value-type="string">
            <text:p>Servicios Generales</text:p>
          </table:table-cell>
          <table:table-cell office:value-type="string" calcext:value-type="string">
            <text:p>Incluye los gastos por concepto de servicios contratados con personas físicas o jurídicas, para que realicen trabajos específicos de apoyo a las actividades sustantivas de la institución, tales como servicios de vigilancia, de aseo y limpieza, de confección y lavandería, de manejo de automóvil y otros servicios misceláneos.</text:p>
          </table:table-cell>
        </table:table-row>
        <table:table-row table:style-name="ro1">
          <table:table-cell table:style-name="ce11" office:value-type="string" calcext:value-type="string">
            <text:p>1-04-99-00</text:p>
          </table:table-cell>
          <table:table-cell office:value-type="string" calcext:value-type="string">
            <text:p>Otros Servicios de gestión y apoyo</text:p>
          </table:table-cell>
          <table:table-cell office:value-type="string" calcext:value-type="string">
            <text:p>Comprende el pago por concepto de servicios profesionales y técnicos con personas físicas o jurídicas, tanto nacionales como extranjeras para la realización de trabajos específicos en campos no contemplados en las subpartidas anteriores.</text:p>
          </table:table-cell>
        </table:table-row>
        <table:table-row table:style-name="ro1">
          <table:table-cell table:style-name="ce11" office:value-type="string" calcext:value-type="string">
            <text:p>1-05-01-00</text:p>
          </table:table-cell>
          <table:table-cell office:value-type="string" calcext:value-type="string">
            <text:p>Transporte dentro del país</text:p>
          </table:table-cell>
          <table:table-cell office:value-type="string" calcext:value-type="string">
            <text:p>Contempla los gastos por concepto de servicio de traslado que las instituciones públicas reconocen a sus servidores cuando éstos deban desplazarse en forma transitoria de su centro de trabajo a algún lugar del territorio nacional, con el propósito de cumplir con las funciones de su cargo.</text:p>
          </table:table-cell>
        </table:table-row>
        <table:table-row table:style-name="ro1">
          <table:table-cell table:style-name="ce11" office:value-type="string" calcext:value-type="string">
            <text:p>1-05-02-00</text:p>
          </table:table-cell>
          <table:table-cell office:value-type="string" calcext:value-type="string">
            <text:p>Viáticos dentro del país</text:p>
          </table:table-cell>
          <table:table-cell office:value-type="string" calcext:value-type="string">
            <text:p>Erogaciones por concepto de atención de hospedaje, alimentación y otros gastos menores relacionados, que las instituciones públicas reconocen a sus servidores, cuando éstos deban desplazarse en forma transitoria de su centro de trabajo a algún lugar del territorio nacional, con el propósito de cumplir con las funciones a su cargo. El monto se establece con base en una cuota diaria que no puede ser superior a la establecida en el reglamento de viáticos aprobado por la Contraloría General de la República.</text:p>
          </table:table-cell>
        </table:table-row>
        <table:table-row table:style-name="ro1">
          <table:table-cell table:style-name="ce11" office:value-type="string" calcext:value-type="string">
            <text:p>1-05-03-00</text:p>
          </table:table-cell>
          <table:table-cell office:value-type="string" calcext:value-type="string">
            <text:p>Transporte en el exterior</text:p>
          </table:table-cell>
          <table:table-cell office:value-type="string" calcext:value-type="string">
            <text:p>Corresponde al pago de los servicios de traslado que las instituciones públicas reconocen a sus funcionarios o a aquellos a quien la legislación autorice, cuando deban desplazarse hacia el exterior o desde el exterior, con el propósito de cumplir con las funciones a su cargo.</text:p>
          </table:table-cell>
        </table:table-row>
        <table:table-row table:style-name="ro1">
          <table:table-cell table:style-name="ce11" office:value-type="string" calcext:value-type="string">
            <text:p>1-05-04-00</text:p>
          </table:table-cell>
          <table:table-cell office:value-type="string" calcext:value-type="string">
            <text:p>Viáticos en el exterior</text:p>
          </table:table-cell>
          <table:table-cell office:value-type="string" calcext:value-type="string">
            <text:p>Erogaciones por concepto de hospedaje, alimentación y otros gastos menores relacionados (impuestos de salida), que las instituciones públicas reconocen a sus servidores o a aquellos que la legislación autorice, cuando estos deban desplazarse en forma transitoria de su centro de trabajo al exterior o desde el exterior, con el propósito de cumplir con las funciones a su cargo.</text:p>
          </table:table-cell>
        </table:table-row>
        <table:table-row table:style-name="ro1">
          <table:table-cell table:style-name="ce11" office:value-type="string" calcext:value-type="string">
            <text:p>1-06-01-00</text:p>
          </table:table-cell>
          <table:table-cell office:value-type="string" calcext:value-type="string">
            <text:p>Seguros</text:p>
          </table:table-cell>
          <table:table-cell office:value-type="string" calcext:value-type="string">
            <text:p>Corresponde a las erogaciones para la cobertura de seguros de daños que cubren todos los riesgos asegurables a que están expuestas las instituciones y sus trabajadores, tales como el seguro obligatorio de vehículos, seguro de incendio, responsabilidad civil.</text:p>
          </table:table-cell>
        </table:table-row>
        <table:table-row table:style-name="ro1">
          <table:table-cell table:style-name="ce11" office:value-type="string" calcext:value-type="string">
            <text:p>1-06-01-01</text:p>
          </table:table-cell>
          <table:table-cell office:value-type="string" calcext:value-type="string">
            <text:p>Seguros</text:p>
          </table:table-cell>
          <table:table-cell office:value-type="string" calcext:value-type="string">
            <text:p>Pago de primas para el seguro tanto de personas (al servicio de la Institución) como: edificios, vehículos, equipo, mobiliario, dinero en tránsito, riesgos diversos. Excluye los gastos por seguridad social.</text:p>
          </table:table-cell>
        </table:table-row>
        <table:table-row table:style-name="ro1">
          <table:table-cell table:style-name="ce11" office:value-type="string" calcext:value-type="string">
            <text:p>1-06-01-02</text:p>
          </table:table-cell>
          <table:table-cell office:value-type="string" calcext:value-type="string">
            <text:p>Seguro de riesgos profesionales</text:p>
          </table:table-cell>
          <table:table-cell office:value-type="string" calcext:value-type="string">
            <text:p>Este renglón comprende el pago que realiza la Institución por concepto de primas sobre la póliza de riesgos profesionales (riesgos del trabajo), que cubre a los funcionarios al servicio de la Universidad</text:p>
          </table:table-cell>
        </table:table-row>
        <table:table-row table:style-name="ro1">
          <table:table-cell table:style-name="ce11" office:value-type="string" calcext:value-type="string">
            <text:p>1-06-01-03</text:p>
          </table:table-cell>
          <table:table-cell office:value-type="string" calcext:value-type="string">
            <text:p>Seguros de automóviles</text:p>
          </table:table-cell>
          <table:table-cell office:value-type="string" calcext:value-type="string">
            <text:p>En este reglón se registran todos los pagos por seguros de vehículos que se cancelan ante el Instituto Nacional de Seguros, así como los pagos por derecho de circulación y la Revisión Técnica Vehicular.</text:p>
          </table:table-cell>
        </table:table-row>
        <table:table-row table:style-name="ro1">
          <table:table-cell table:style-name="ce11" office:value-type="string" calcext:value-type="string">
            <text:p>1-07-01-00</text:p>
          </table:table-cell>
          <table:table-cell office:value-type="string" calcext:value-type="string">
            <text:p>Actividades de capacitación</text:p>
          </table:table-cell>
          <table:table-cell office:value-type="string" calcext:value-type="string">
            <text:p>Gastos por servicios inherentes a la organización y participación en eventos de formación. Se excluyen las becas que se clasifican en la subpartida 6-02-01 "Becas a funcionarios". Esta subpartida considera los siguientes conceptos: Organización de congresos, seminarios, cursos y actividades afines: Servicios y bienes inherentes a la organización y realización de eventos de capacitación y aprendizaje como seminarios, charlas, congresos, simposios, cursos y similares. Se pueden contratar de manera integral o bien por separado. Se incluyen por ejemplo, las contrataciones de instructores y de personal de apoyo; salas de instrucción, de maquinaria, equipo y mobiliario; útiles, materiales y suministros como cartapacios, afiches, flores, placas, pergaminos, alimentación y similares. Incluye las comidas que se brinda a los participantes de los eventos en el transcurso de los mismos. En este concepto se excluyen las sumas asignadas a las recepciones por inauguración, clausuras y otras atenciones relacionadas con esas actividades, las que se imputan a la subpartida 1-07-02 "Actividades protocolarias y sociales". Participación en congresos, seminarios, cursos y actividades afines: Suma o cuota que la institución debe cancelar a la entidad organizadora, para que funcionarios públicos participen en congresos, seminarios, talleres, simposios, cursos, charlas y similares, así como cursos que no formen parte del plan de estudio tendiente a que el servidor obtenga un pre-grado, grado o post-grado universitario.</text:p>
          </table:table-cell>
        </table:table-row>
        <table:table-row table:style-name="ro1">
          <table:table-cell table:style-name="ce11" office:value-type="string" calcext:value-type="string">
            <text:p>1-07-02-00</text:p>
          </table:table-cell>
          <table:table-cell office:value-type="string" calcext:value-type="string">
            <text:p>Actividades protocolarias y sociales</text:p>
          </table:table-cell>
          <table:table-cell office:value-type="string" calcext:value-type="string">
            <text:p>Están constituidos por erogaciones destinadas al pago de los servicios, útiles, materiales y suministros diversos, necesarios para efectuar celebraciones y cualquier otra atención que se brinde a funcionarios o personas ajenas a la entidad, tales como recepciones oficiales, conmemoraciones, agasajos, atención en reuniones oficiales, exposiciones, congresos, seminarios, cursos de capacitación, eventos especiales y otros con características similares, los que deben estar acorde a las restricciones técnicas y jurídicas correspondientes. Incluye las cuotas periódicas de pertenencia o afiliación a organizaciones que desarrollan actividades de esta naturaleza. Se excluyen los gastos por servicios de alimentación en la organización de congresos, seminarios, cursos de capacitación, simposios, charlas y otras afines, los que se clasifican en la subpartida 1-07-01 "Actividades de capacitación"</text:p>
          </table:table-cell>
        </table:table-row>
        <table:table-row table:style-name="ro1">
          <table:table-cell table:style-name="ce11" office:value-type="string" calcext:value-type="string">
            <text:p>1-07-03-00</text:p>
          </table:table-cell>
          <table:table-cell office:value-type="string" calcext:value-type="string">
            <text:p>Gastos de Representación Institucional</text:p>
          </table:table-cell>
          <table:table-cell office:value-type="string" calcext:value-type="string">
            <text:p>Contemplan las sumas sujetas a la liquidación y a la verificación posterior, que se asignan a funcionarios debidamente autorizados para la atención oficial de personas ajenas a la institución para la cual laboran. Sin embargo, su liquidación queda sujeta a rendición de cuentas con base en las respectivas facturas.</text:p>
          </table:table-cell>
        </table:table-row>
        <table:table-row table:style-name="ro1">
          <table:table-cell table:style-name="ce11" office:value-type="string" calcext:value-type="string">
            <text:p>1-08-01-00</text:p>
          </table:table-cell>
          <table:table-cell office:value-type="string" calcext:value-type="string">
            <text:p>Mantenimiento de edificios y locales</text:p>
          </table:table-cell>
          <table:table-cell office:value-type="string" calcext:value-type="string">
            <text:p>Corresponde a gasto por concepto de mantenimiento preventivo y habitual de oficinas, bodegas, locales diversos, museos, hospitales y similares, por ejemplo: pintura de paredes, reparaciones y remodelaciones menores en techos, paredes y pisos. Se incluye el mantenimiento y reparación de los sistemas internos eléctricos, telefónicos y de cómputo, así como los sistemas de seguridad de los edificios.</text:p>
          </table:table-cell>
        </table:table-row>
        <table:table-row table:style-name="ro1">
          <table:table-cell table:style-name="ce11" office:value-type="string" calcext:value-type="string">
            <text:p>1-08-02-00</text:p>
          </table:table-cell>
          <table:table-cell office:value-type="string" calcext:value-type="string">
            <text:p>Mantenimiento de vías de comunicación</text:p>
          </table:table-cell>
          <table:table-cell office:value-type="string" calcext:value-type="string">
            <text:p>Contempla el mantenimiento preventivo y habitual de las vías de comunicación.</text:p>
          </table:table-cell>
        </table:table-row>
        <table:table-row table:style-name="ro1">
          <table:table-cell table:style-name="ce11" office:value-type="string" calcext:value-type="string">
            <text:p>1-08-03-00</text:p>
          </table:table-cell>
          <table:table-cell office:value-type="string" calcext:value-type="string">
            <text:p>Mantenimiento de instalaciones y otras obras</text:p>
          </table:table-cell>
          <table:table-cell office:value-type="string" calcext:value-type="string">
            <text:p>Gastos relacionados con el mantenimiento y reparación preventivo y habitual de obras de diversa naturaleza, tales como obras eléctricas y de telecomunicaciones.</text:p>
          </table:table-cell>
        </table:table-row>
        <table:table-row table:style-name="ro1">
          <table:table-cell table:style-name="ce11" office:value-type="string" calcext:value-type="string">
            <text:p>1-08-04-00</text:p>
          </table:table-cell>
          <table:table-cell office:value-type="string" calcext:value-type="string">
            <text:p>Mantenimiento y reparación de maquinaria y equipo de produc.</text:p>
          </table:table-cell>
          <table:table-cell office:value-type="string" calcext:value-type="string">
            <text:p>Asignaciones para la atención de gastos por mantenimiento y reparaciones preventivo y habitual de la maquinaria y equipo de producción, tales como tractores agrícolas, cosechadoras, excavadoras, equipo de imprenta, incubadoras, equipo de fumigación, equipo de riego, calderas, y generadores.</text:p>
          </table:table-cell>
        </table:table-row>
        <table:table-row table:style-name="ro1">
          <table:table-cell table:style-name="ce11" office:value-type="string" calcext:value-type="string">
            <text:p>1-08-05-00</text:p>
          </table:table-cell>
          <table:table-cell office:value-type="string" calcext:value-type="string">
            <text:p>Mantenimiento y reparación de equipo de transporte</text:p>
          </table:table-cell>
          <table:table-cell office:value-type="string" calcext:value-type="string">
            <text:p>Contempla los gastos por mantenimiento y reparaciones preventivo y habitual de toda clase de equipo de transporte, tracción y elevación, tales como automóviles, buses, camiones, grúas, embarcaciones, motocicletas y cualquier otro equipo de naturaleza similar.</text:p>
          </table:table-cell>
        </table:table-row>
        <table:table-row table:style-name="ro1">
          <table:table-cell table:style-name="ce11" office:value-type="string" calcext:value-type="string">
            <text:p>1-08-06-00</text:p>
          </table:table-cell>
          <table:table-cell office:value-type="string" calcext:value-type="string">
            <text:p>Mantenimiento y reparación de equipo de comunicación</text:p>
          </table:table-cell>
          <table:table-cell office:value-type="string" calcext:value-type="string">
            <text:p>Corresponde al mantenimiento y reparaciones preventivos y habituales de equipos de comunicación tales como centrales telefónicas, antenas, transmisores, receptores, teléfonos, faxes, equipo de radio, video filmador, equipo de cine, entre otros.</text:p>
          </table:table-cell>
        </table:table-row>
        <table:table-row table:style-name="ro1">
          <table:table-cell table:style-name="ce11" office:value-type="string" calcext:value-type="string">
            <text:p>1-08-07-00</text:p>
          </table:table-cell>
          <table:table-cell office:value-type="string" calcext:value-type="string">
            <text:p>Mantenimiento y reparación de equipo y mobiliario de oficina</text:p>
          </table:table-cell>
          <table:table-cell office:value-type="string" calcext:value-type="string">
            <text:p>Comprende el mantenimiento y reparaciones preventivos y habituales de equipo y mobiliario que se requiere para el funcionamiento de oficinas como máquinas de escribir, archivadores, calculadoras, mimeógrafos, ventiladores, fotocopiadoras, escritorios, sillas.</text:p>
          </table:table-cell>
        </table:table-row>
        <table:table-row table:style-name="ro1">
          <table:table-cell table:style-name="ce11" office:value-type="string" calcext:value-type="string">
            <text:p>1-08-08-00</text:p>
          </table:table-cell>
          <table:table-cell office:value-type="string" calcext:value-type="string">
            <text:p>Mantenimiento y reparación de equipo de cómputo y sistemas de información</text:p>
          </table:table-cell>
          <table:table-cell office:value-type="string" calcext:value-type="string">
            <text:p>Contempla los gastos por concepto de mantenimiento y reparaciones preventivos y habituales de computadoras tanto la parte física como en el conjunto de programas y sus equipos auxiliares y otros. Se excluye el mantenimiento y reparación de equipos de propósito especial, dedicadas a realizar tareas específicas, los cuales deben clasificarse según su propósito en las demás subpartidas correspondientes al grupo 1-08 "Mantenimiento y reparac."</text:p>
          </table:table-cell>
        </table:table-row>
        <table:table-row table:style-name="ro1">
          <table:table-cell table:style-name="ce11" office:value-type="string" calcext:value-type="string">
            <text:p>1-08-99-00</text:p>
          </table:table-cell>
          <table:table-cell office:value-type="string" calcext:value-type="string">
            <text:p>Mantenimiento y reparación de otros equipos</text:p>
          </table:table-cell>
          <table:table-cell office:value-type="string" calcext:value-type="string">
            <text:p>En esta subpartida se incluye el mantenimiento y reparación preventivos y habituales de otros equipos no contemplados en las subpartidas anteriores, comprenden entre otros el mantenimiento y reparación de equipo y mobiliario médico, hospitalario, de laboratorio, de investigación y protección ambiental.</text:p>
          </table:table-cell>
        </table:table-row>
        <table:table-row table:style-name="ro1">
          <table:table-cell table:style-name="ce11" office:value-type="string" calcext:value-type="string">
            <text:p>1-99-05-00</text:p>
          </table:table-cell>
          <table:table-cell office:value-type="string" calcext:value-type="string">
            <text:p>Deducibles</text:p>
          </table:table-cell>
          <table:table-cell office:value-type="string" calcext:value-type="string">
            <text:p>Corresponde a sumas previamente establecidas dentro de las condiciones de la póliza de seguro, que se reconocen al momento de indemnizar una pérdida.</text:p>
          </table:table-cell>
        </table:table-row>
        <table:table-row table:style-name="ro1">
          <table:table-cell table:style-name="ce11" office:value-type="string" calcext:value-type="string">
            <text:p>1-99-99-00</text:p>
          </table:table-cell>
          <table:table-cell office:value-type="string" calcext:value-type="string">
            <text:p>Otros servicios no especificados</text:p>
          </table:table-cell>
          <table:table-cell office:value-type="string" calcext:value-type="string">
            <text:p>Contempla otros servicios no considerados en los grupos y subpartidas anteriores.</text:p>
          </table:table-cell>
        </table:table-row>
        <table:table-row table:style-name="ro1">
          <table:table-cell table:style-name="ce11" office:value-type="string" calcext:value-type="string">
            <text:p>1-99-99-01</text:p>
          </table:table-cell>
          <table:table-cell office:value-type="string" calcext:value-type="string">
            <text:p>Otros servicios</text:p>
          </table:table-cell>
          <table:table-cell office:value-type="string" calcext:value-type="string">
            <text:p>Gastos por concepto de servicios no personales, no incluido en ninguno de los renglones anteriores, tales como: derechos de autor, derechos telefónicos, premios por concursos. Mensualidad de servicio de beeper, parqueos, carga de extinguidores, servicios de fumigación, polarizado de vidrios, servicio de cable, parqueos, lavado de autos, lavado de manteles.</text:p>
          </table:table-cell>
        </table:table-row>
        <table:table-row table:style-name="ro1">
          <table:table-cell table:style-name="ce11" office:value-type="string" calcext:value-type="string">
            <text:p>1-99-99-02</text:p>
          </table:table-cell>
          <table:table-cell office:value-type="string" calcext:value-type="string">
            <text:p>Servicios administrativos</text:p>
          </table:table-cell>
          <table:table-cell office:value-type="string" calcext:value-type="string">
            <text:p>Monto porcentual que percibe la Institución por la administración de los recursos no considerados como corrientes y que tienen un objetivo o fin específico tales como: Fondos Restringidos, Cursos Especiales y las Empresas Auxiliares.</text:p>
          </table:table-cell>
        </table:table-row>
        <table:table-row table:style-name="ro1">
          <table:table-cell table:style-name="ce11" office:value-type="string" calcext:value-type="string">
            <text:p>1-99-99-03</text:p>
          </table:table-cell>
          <table:table-cell office:value-type="string" calcext:value-type="string">
            <text:p>Servicios actividades estudiantiles</text:p>
          </table:table-cell>
          <table:table-cell office:value-type="string" calcext:value-type="string">
            <text:p>Atención a los grupos estudiantiles que representan a la Universidad en actividades académicas, culturales, deportivas entre otras. (Acuerdo Consejo Universitario sesión N° 5013 artículo 3, del 20 de septiembre de 2005).</text:p>
          </table:table-cell>
        </table:table-row>
        <table:table-row table:style-name="ro1">
          <table:table-cell table:style-name="ce11" office:value-type="string" calcext:value-type="string">
            <text:p>1-99-99-04</text:p>
          </table:table-cell>
          <table:table-cell office:value-type="string" calcext:value-type="string">
            <text:p>Pago de servicios de periodos anteriores</text:p>
          </table:table-cell>
          <table:table-cell office:value-type="string" calcext:value-type="string">
            <text:p>Pago por servicios de periodos anteriores de diversa naturaleza, incluyendo servicios por mantenimiento, gastos por servicios de limpieza y para el pago de devoluciones de derecho de matrícula y cualquier otro gasto no considerado dentro de los conceptos anteriores</text:p>
          </table:table-cell>
        </table:table-row>
        <table:table-row table:style-name="ro1">
          <table:table-cell table:style-name="ce11" office:value-type="string" calcext:value-type="string">
            <text:p>2-01-01-00</text:p>
          </table:table-cell>
          <table:table-cell office:value-type="string" calcext:value-type="string">
            <text:p>Combustibles y lubricantes</text:p>
          </table:table-cell>
          <table:table-cell office:value-type="string" calcext:value-type="string">
            <text:p>Abarca toda clase de sustancias, combustibles, lubricantes y aditivos de origen vegetal, animal o mineral tales como gasolina, diesel, carbón mineral, canfín, búnker, gas propano, aceite lubricante para motor, aceite de transmisión, grasas, aceite hidráulico y otros; usados generalmente en equipos de transporte, plantas eléctricas, calderas y otros. De acuerdo a la Normas Generales y Específicas para la formulación, ejecucuión y evaluación del presupuesto de la Universidad de Costa Rica E-1.9, la Sección de Transportes será la única unidad autorizada para la compra y distribución de combustible que utilizan los vehículos de la institución</text:p>
          </table:table-cell>
        </table:table-row>
        <table:table-row table:style-name="ro1">
          <table:table-cell table:style-name="ce11" office:value-type="string" calcext:value-type="string">
            <text:p>2-01-02-00</text:p>
          </table:table-cell>
          <table:table-cell office:value-type="string" calcext:value-type="string">
            <text:p>Productos farmacéuticos y medicinales</text:p>
          </table:table-cell>
          <table:table-cell office:value-type="string" calcext:value-type="string">
            <text:p>Contempla cualquier tipo de sustancia o producto natural, sintético o semisintético y toda mezcla de esas sustancias o productos que se utilicen en personas, para el diagnóstico, prevención, curación y modificación de cualquier función fisiológica.Incluye los preparados farmacéuticos para uso médico, preparados genéricos y de marcas registradas como ampollas, cápsulas, tabletas, grageas, jarabes, ungüentos, preparados para la higiene bucal y dental, así como productos botánicos pulverizados, molidos o preparados de otra forma, entre otros.</text:p>
          </table:table-cell>
        </table:table-row>
        <table:table-row table:style-name="ro1">
          <table:table-cell table:style-name="ce11" office:value-type="string" calcext:value-type="string">
            <text:p>2-01-03-00</text:p>
          </table:table-cell>
          <table:table-cell office:value-type="string" calcext:value-type="string">
            <text:p>Productos veterinarios</text:p>
          </table:table-cell>
          <table:table-cell office:value-type="string" calcext:value-type="string">
            <text:p>Incluye los gastos por concepto de sustancias o productos naturales, sintéticos o semisintéticos y su mezcla, que se usan para el diagnóstico, prevención, tratamiento, curación y alivio de enfermedades y síntomas en animales de cualquier especie.</text:p>
          </table:table-cell>
        </table:table-row>
        <table:table-row table:style-name="ro1">
          <table:table-cell table:style-name="ce11" office:value-type="string" calcext:value-type="string">
            <text:p>2-01-04-00</text:p>
          </table:table-cell>
          <table:table-cell office:value-type="string" calcext:value-type="string">
            <text:p>Tintas, pintura y diluyentes</text:p>
          </table:table-cell>
          <table:table-cell office:value-type="string" calcext:value-type="string">
            <text:p>Comprende los gastos por concepto de productos y sustancias naturales o artificiales que se emplean para teñir, pintar y dar un color determinado a un objeto, como por ejemplo: tintas para escribir, dibujar y para imprenta; pinturas, barnices, esmaltes y lacas; pigmentos y colores preparados; diluyentes y removedores de pintura, entre otros.</text:p>
          </table:table-cell>
        </table:table-row>
        <table:table-row table:style-name="ro1">
          <table:table-cell table:style-name="ce11" office:value-type="string" calcext:value-type="string">
            <text:p>2-01-99-00</text:p>
          </table:table-cell>
          <table:table-cell office:value-type="string" calcext:value-type="string">
            <text:p>Otros productos químicos</text:p>
          </table:table-cell>
          <table:table-cell office:value-type="string" calcext:value-type="string">
            <text:p>Abarca los pagos por concepto de productos químicos no enunciados en las subpartidas anteriores, caracterizados principalmente por constituir sustancias químicas naturales o artificiales, entre ellos: Abonos y fertilizantes: Sustancias y productos que se emplean para suplir los nutrientes de las plantas, sean estos orgánicos como la fórmula orgánica básica o químicos como son los abonos nitrogenados, fosfatados, potásicos y otros. Insecticidas, fungicidas y similares: Sustancias y productos que se usan para eliminar insectos o destruir gérmenes nocivos, tales como, insecticidas, raticidas, fungicidas, plaguicidas, herbicidas, productos antigerminantes, y otros productos químicos de similares características y usos.</text:p>
          </table:table-cell>
        </table:table-row>
        <table:table-row table:style-name="ro1">
          <table:table-cell table:style-name="ce11" office:value-type="string" calcext:value-type="string">
            <text:p>2-01-99-01</text:p>
          </table:table-cell>
          <table:table-cell office:value-type="string" calcext:value-type="string">
            <text:p>Reactivos y útiles de laboratorio</text:p>
          </table:table-cell>
          <table:table-cell office:value-type="string" calcext:value-type="string">
            <text:p>Comprende todos los gastos por la compra de productos químicos y útiles para la operación de los laboratorios de enseñanza o utilizados en las investigaciones.</text:p>
          </table:table-cell>
        </table:table-row>
        <table:table-row table:style-name="ro1">
          <table:table-cell table:style-name="ce11" office:value-type="string" calcext:value-type="string">
            <text:p>2-01-99-02</text:p>
          </table:table-cell>
          <table:table-cell office:value-type="string" calcext:value-type="string">
            <text:p>Abonos, insecticidas, herbicidas y otros</text:p>
          </table:table-cell>
          <table:table-cell office:value-type="string" calcext:value-type="string">
            <text:p>Son los egresos provenientes de la adquisición de abonos y fertilizantes naturales o químicos; gastos por la compra de insecticidas y otros productos químicos para combatir plagas, insectos y plantas dañinas.</text:p>
          </table:table-cell>
        </table:table-row>
        <table:table-row table:style-name="ro1">
          <table:table-cell table:style-name="ce11" office:value-type="string" calcext:value-type="string">
            <text:p>2-02-01-00</text:p>
          </table:table-cell>
          <table:table-cell office:value-type="string" calcext:value-type="string">
            <text:p>Productos pecuarios y otras especies</text:p>
          </table:table-cell>
          <table:table-cell office:value-type="string" calcext:value-type="string">
            <text:p>Comprende la adquisición de ganado y otras especies animales cuyo uso no está dirigido a la reproducción, comercialización o trabajo. Incluye aquellas especies destinadas a la investigación u otros usos. Los bienes incorporados en esta subpartida tienen la característica de no ser capitalizables; en caso contrario se deben clasificar en la subpartida 5-99-01 "Semovientes". Cuando se asignen recursos para la compra de productos pecuarios destinados a la alimentación humana o animal, deben clasificarse en la subpartida 2-02-03 "Alimentos y bebidas" 2-02-04 "Alimentos para animales" según corresponda.</text:p>
          </table:table-cell>
        </table:table-row>
        <table:table-row table:style-name="ro1">
          <table:table-cell table:style-name="ce11" office:value-type="string" calcext:value-type="string">
            <text:p>2-02-02-00</text:p>
          </table:table-cell>
          <table:table-cell office:value-type="string" calcext:value-type="string">
            <text:p>Productos agroforestales</text:p>
          </table:table-cell>
          <table:table-cell office:value-type="string" calcext:value-type="string">
            <text:p>Abarca la adquisición de productos agroforestales sometidos en alguna medida a técnicas de cultivo y desarrollo en los sectores agrícola y forestal tales como: semillas, almácigo de todo tipo y plantas en general, que se utilizan con fines de investigación, reforestación y otros. La madera en sus diferentes formas se clasifica en la subpartida 2-03-03 “Maderas y sus derivados"</text:p>
          </table:table-cell>
        </table:table-row>
        <table:table-row table:style-name="ro1">
          <table:table-cell table:style-name="ce11" office:value-type="string" calcext:value-type="string">
            <text:p>2-02-03-00</text:p>
          </table:table-cell>
          <table:table-cell office:value-type="string" calcext:value-type="string">
            <text:p>Alimentos y bebidas</text:p>
          </table:table-cell>
          <table:table-cell office:value-type="string" calcext:value-type="string">
            <text:p>Corresponde a la compra de alimentos y bebidas naturales, semimanufacturados o industrializados para el consumo humano. Incluye los gastos de comida y otros servicios de restaurante brindados al personal que labora en las instituciones públicas, así como a usuarios de los servicios que estas brindan. No se aplican para actividades de capacitación, protocolarias o sociales las cuales se deben imputar a las subpartidas incorporadas en el grupo 1-07 "Capacitación y protocolo".</text:p>
          </table:table-cell>
        </table:table-row>
        <table:table-row table:style-name="ro1">
          <table:table-cell table:style-name="ce11" office:value-type="string" calcext:value-type="string">
            <text:p>2-02-04-00</text:p>
          </table:table-cell>
          <table:table-cell office:value-type="string" calcext:value-type="string">
            <text:p>Alimentos para animales</text:p>
          </table:table-cell>
          <table:table-cell office:value-type="string" calcext:value-type="string">
            <text:p>Incluye los gastos de alimentos y bebidas naturales, semimanufacturados o industrializados para el consumo animal, como por ejemplo: concentrados, mezclas para engorde y otros similares.</text:p>
          </table:table-cell>
        </table:table-row>
        <table:table-row table:style-name="ro1">
          <table:table-cell table:style-name="ce11" office:value-type="string" calcext:value-type="string">
            <text:p>2-03-01-00</text:p>
          </table:table-cell>
          <table:table-cell office:value-type="string" calcext:value-type="string">
            <text:p>Materiales y productos metálicos</text:p>
          </table:table-cell>
          <table:table-cell office:value-type="string" calcext:value-type="string">
            <text:p>Comprende la adquisición de materiales y productos fabricados con minerales metálicos, como hierro, acero, aluminio, cobre, zinc, bronce y otros, por ejemplo: lingotes, varillas, planchas, planchones, perfiles, alambres, hojalatas, cerraduras, candados, entre otros.</text:p>
          </table:table-cell>
        </table:table-row>
        <table:table-row table:style-name="ro1">
          <table:table-cell table:style-name="ce11" office:value-type="string" calcext:value-type="string">
            <text:p>2-03-02-00</text:p>
          </table:table-cell>
          <table:table-cell office:value-type="string" calcext:value-type="string">
            <text:p>Materiales y productos minerales y asfálticos</text:p>
          </table:table-cell>
          <table:table-cell office:value-type="string" calcext:value-type="string">
            <text:p>Contempla la adquisición de materiales y productos fabricados con minerales no metálicos así como con la mezcla de ellos. Incluye entre otros los productos de barro, asbesto, cemento y similares; asfalto natural, asfalto artificial y mezclas asfálticas, obtenidas como un producto derivado del proceso de refinamiento del petróleo; cemento, cal y otros similares; piedra, arcilla y arena.</text:p>
          </table:table-cell>
        </table:table-row>
        <table:table-row table:style-name="ro1">
          <table:table-cell table:style-name="ce11" office:value-type="string" calcext:value-type="string">
            <text:p>2-03-03-00</text:p>
          </table:table-cell>
          <table:table-cell office:value-type="string" calcext:value-type="string">
            <text:p>Madera y sus derivados</text:p>
          </table:table-cell>
          <table:table-cell office:value-type="string" calcext:value-type="string">
            <text:p>Corresponde a la compra de todo tipo de madera sujeta a algún grado de elaboración o semielaboración tales como: madera en trozas, madera aserrada (tablas, reglas, tablilla, etc.), madera prensada, puertas, ventanas y marcos. No incluye el mobiliario elaborado con madera, el cual se registra en la partida 5 "Bienes duraderos" en las subpartidas correspondientes.</text:p>
          </table:table-cell>
        </table:table-row>
        <table:table-row table:style-name="ro1">
          <table:table-cell table:style-name="ce11" office:value-type="string" calcext:value-type="string">
            <text:p>2-03-04-00</text:p>
          </table:table-cell>
          <table:table-cell office:value-type="string" calcext:value-type="string">
            <text:p>Materiales y productos eléctricos, telefónicos y de cómputo</text:p>
          </table:table-cell>
          <table:table-cell office:value-type="string" calcext:value-type="string">
            <text:p>Adquisición de materiales y productos que se requieren en la construcción, mantenimiento y reparación de los sistemas eléctricos, telefónicos y de cómputo. Como ejemplo se citan los siguientes: todo tipo de cable, tubos, conectadores, uniones, cajas octogonales, toma corrientes, cajas telefónicas.</text:p>
          </table:table-cell>
        </table:table-row>
        <table:table-row table:style-name="ro1">
          <table:table-cell table:style-name="ce11" office:value-type="string" calcext:value-type="string">
            <text:p>2-03-05-00</text:p>
          </table:table-cell>
          <table:table-cell office:value-type="string" calcext:value-type="string">
            <text:p>Materiales y productos de vidrio</text:p>
          </table:table-cell>
          <table:table-cell office:value-type="string" calcext:value-type="string">
            <text:p>Gastos por concepto de toda clase de vidrio y piezas de vidrio necesarios para la construcción, mantenimiento y reparación de activos, tales como: vidrio colado o laminado, cristales, vidrios de seguridad, espejos o envolturas tubulares de vidrios, vidrio óptico, etc.</text:p>
          </table:table-cell>
        </table:table-row>
        <table:table-row table:style-name="ro1">
          <table:table-cell table:style-name="ce11" office:value-type="string" calcext:value-type="string">
            <text:p>2-03-06-00</text:p>
          </table:table-cell>
          <table:table-cell office:value-type="string" calcext:value-type="string">
            <text:p>Materiales y productos de plástico</text:p>
          </table:table-cell>
          <table:table-cell office:value-type="string" calcext:value-type="string">
            <text:p>Incluye la adquisición de artículos de plástico que se requieren en labores de construcción, mantenimiento y reparación, tales como: mangueras, recipientes, tubos y accesorios de tipo P.V.C, láminas, entre otros. Se excluyen los productos de plástico que se destinan a otras actividades ajenas a la construcción, mantenimiento y reparación de activos, los cuales se deben registrar en las subpartidas que correspondan.</text:p>
          </table:table-cell>
        </table:table-row>
        <table:table-row table:style-name="ro1">
          <table:table-cell table:style-name="ce11" office:value-type="string" calcext:value-type="string">
            <text:p>2-03-99-00</text:p>
          </table:table-cell>
          <table:table-cell office:value-type="string" calcext:value-type="string">
            <text:p>Otros materiales y productos de uso en la construcción</text:p>
          </table:table-cell>
          <table:table-cell office:value-type="string" calcext:value-type="string">
            <text:p>Comprende la compra de otros materiales y productos de uso en la construcción, mantenimiento y reparación no considerados en las subpartidas anteriores.</text:p>
          </table:table-cell>
        </table:table-row>
        <table:table-row table:style-name="ro1">
          <table:table-cell table:style-name="ce11" office:value-type="string" calcext:value-type="string">
            <text:p>2-04-01-00</text:p>
          </table:table-cell>
          <table:table-cell office:value-type="string" calcext:value-type="string">
            <text:p>Herramientas e instrumentos</text:p>
          </table:table-cell>
          <table:table-cell office:value-type="string" calcext:value-type="string">
            <text:p>Incluye la adquisición de implementos no capitalizables que se requieren para realizar actividades manuales como la carpintería, mecánica, electricidad, artesanía, agricultura, instrumentos médico, hospitalarios y de investigación, entre otras. A manera de ejemplo se citan: martillos, cepillos, palas, carretilla tenazas, alicates, cintas métricas, llaves fijas y brújulas, etc.Las herramientas e instrumentos, que por su precio y durabilidad se capitalicen, se consideran como equipo y por lo tanto se clasifican en la partida 5 "BIENES DURADEROS" en las partidas correspondientes.</text:p>
          </table:table-cell>
        </table:table-row>
        <table:table-row table:style-name="ro1">
          <table:table-cell table:style-name="ce11" office:value-type="string" calcext:value-type="string">
            <text:p>2-04-02-00</text:p>
          </table:table-cell>
          <table:table-cell office:value-type="string" calcext:value-type="string">
            <text:p>Repuestos y accesorios</text:p>
          </table:table-cell>
          <table:table-cell office:value-type="string" calcext:value-type="string">
            <text:p>Abarca los gastos por concepto de compra de partes y accesorios que se usan en el mantenimiento y reparaciones de maquinaria y equipo, siempre y cuando los repuestos y accesorios no incrementen la vida útil del bien, en cuyo caso se clasificará en el grupo 5-01 "MAQUINARIA, EQUIPO Y MOBILIARIO" en las partidas correspondientes. Se excluyen los repuestos y accesorios destinados al mantenimiento y reparación de los sistemas eléctricos, telefónicos y de cómputo que forman parte integral de las obras, los cuales se clasifican en la subpartida 2-03-04 "Materiales y productos eléctricos, telefónicos y de cómputo".</text:p>
          </table:table-cell>
        </table:table-row>
        <table:table-row table:style-name="ro1">
          <table:table-cell table:style-name="ce11" office:value-type="string" calcext:value-type="string">
            <text:p>2-99-01-00</text:p>
          </table:table-cell>
          <table:table-cell office:value-type="string" calcext:value-type="string">
            <text:p>Útiles y materiales de oficina y cómputo</text:p>
          </table:table-cell>
          <table:table-cell office:value-type="string" calcext:value-type="string">
            <text:p>Corresponde a la adquisición de artículos que se requieren para realizar labores de oficina, de cómputo y para la enseñanza, tales como: bolígrafos, disquetes, discos compactos y otros artículos de respaldo magnético, cintas para máquinas, lápices, engrapadoras, reglas, borradores, clips, perforadoras, tiza, cintas adhesivas, punteros, rotuladores, pizarras no capitalizables, láminas plásticas de transparencias y artículos similares. Excluye todo tipo de papel de oficina que se incluye en la subpartida 2-99-03 "Productos de papel, cartón e impresos".</text:p>
          </table:table-cell>
        </table:table-row>
        <table:table-row table:style-name="ro1">
          <table:table-cell table:style-name="ce11" office:value-type="string" calcext:value-type="string">
            <text:p>2-99-01-01</text:p>
          </table:table-cell>
          <table:table-cell office:value-type="string" calcext:value-type="string">
            <text:p>Útiles y materiales de oficina</text:p>
          </table:table-cell>
          <table:table-cell office:value-type="string" calcext:value-type="string">
            <text:p>Son los egresos constituidos por la adquisición de útiles y materiales necesarios para el desempeño de las labores normales de la oficina, tales como: lápices, lapiceros, bolígrafos, grapadoras, reglas, plumas, clips, perforadoras, papeleras, cintas adhesivas, sacapuntas, fechadores, correctores, ampos, carpetas colgantes, etc.</text:p>
          </table:table-cell>
        </table:table-row>
        <table:table-row table:style-name="ro1">
          <table:table-cell table:style-name="ce11" office:value-type="string" calcext:value-type="string">
            <text:p>2-99-01-03</text:p>
          </table:table-cell>
          <table:table-cell office:value-type="string" calcext:value-type="string">
            <text:p>Útiles, materiales educacionales y deportivos</text:p>
          </table:table-cell>
          <table:table-cell office:value-type="string" calcext:value-type="string">
            <text:p>Gastos por la compra de útiles educacionales y culturales, tales como: mapas, esferas y material didáctico en general. Además incluye la adquisición de artículos para el deporte en general, tales como: fútbol, béisbol, baloncesto, atletismo, etc. Se incluye también la compra de trofeos y medallas.</text:p>
          </table:table-cell>
        </table:table-row>
        <table:table-row table:style-name="ro1">
          <table:table-cell table:style-name="ce11" office:value-type="string" calcext:value-type="string">
            <text:p>2-99-01-04</text:p>
          </table:table-cell>
          <table:table-cell office:value-type="string" calcext:value-type="string">
            <text:p>Útiles y materiales de imprenta y fotografía</text:p>
          </table:table-cell>
          <table:table-cell office:value-type="string" calcext:value-type="string">
            <text:p>Son las erogaciones ocasionadas en la compra de útiles, materiales básicos y especializados para el funcionamiento de talleres de impresión, reproducción y encuadernación, comprende además los útiles y materiales que se utilizan en los diferentes procesos fotográficos.</text:p>
          </table:table-cell>
        </table:table-row>
        <table:table-row table:style-name="ro1">
          <table:table-cell table:style-name="ce11" office:value-type="string" calcext:value-type="string">
            <text:p>2-99-01-05</text:p>
          </table:table-cell>
          <table:table-cell office:value-type="string" calcext:value-type="string">
            <text:p>Útiles y materiales de computación</text:p>
          </table:table-cell>
          <table:table-cell office:value-type="string" calcext:value-type="string">
            <text:p>Incluye los egresos constituidos por la adquisición de útiles y materiales de cómputo, necesarios para el desempeño de las labores normales de oficina e investigación, tales como: instalación, ordenamiento, utilización y funcionamiento del equipo de cómputo, incluyendo cintas y toner para impresora, diskettes, mouse, protectores de picos, patch panel, rack, c.d., memorias USB, etc.</text:p>
          </table:table-cell>
        </table:table-row>
        <table:table-row table:style-name="ro1">
          <table:table-cell table:style-name="ce11" office:value-type="string" calcext:value-type="string">
            <text:p>2-99-01-06</text:p>
          </table:table-cell>
          <table:table-cell office:value-type="string" calcext:value-type="string">
            <text:p>Útiles y materiales de información bibliográfica</text:p>
          </table:table-cell>
          <table:table-cell office:value-type="string" calcext:value-type="string">
            <text:p>Corresponde a la adquisición de cualquier material impreso, catalogado como de información bibliográfica y que no forma parte del la partida de bienes duraderos, tales como: mapas, esferas, publicaciones.</text:p>
          </table:table-cell>
        </table:table-row>
        <table:table-row table:style-name="ro1">
          <table:table-cell table:style-name="ce11" office:value-type="string" calcext:value-type="string">
            <text:p>2-99-02-00</text:p>
          </table:table-cell>
          <table:table-cell office:value-type="string" calcext:value-type="string">
            <text:p>Útiles y materiales médico, hospitalario y de investigación</text:p>
          </table:table-cell>
          <table:table-cell office:value-type="string" calcext:value-type="string">
            <text:p>Comprende la adquisición de útiles y materiales no capitalizables que se utilizan en las actividades médico-quirúrgicas, de enfermería, farmacia, laboratorio e investigación, tales como agujas hipodérmicas, jeringas, material de sutura, guantes, catéter y otros.</text:p>
          </table:table-cell>
        </table:table-row>
        <table:table-row table:style-name="ro1">
          <table:table-cell table:style-name="ce11" office:value-type="string" calcext:value-type="string">
            <text:p>2-99-03-00</text:p>
          </table:table-cell>
          <table:table-cell office:value-type="string" calcext:value-type="string">
            <text:p>Productos de papel, cartón e impresos</text:p>
          </table:table-cell>
          <table:table-cell office:value-type="string" calcext:value-type="string">
            <text:p>Incluye la adquisición de papel y cartón de toda clase, así como sus productos. Se cita como ejemplo: papel bond, papel periódico, sobres, papel para impresoras, cajas de cartón, papel engomado y adhesivo en sus diversas formas. También comprende los productos de imprenta tales como: formularios, folletos de cualquier índole, tarjetas, calendarios, partituras, periódicos por compra directa o suscripción y demás productos de las artes gráficas. Incluye además los libros, revistas, textos de enseñanza y guías de estudio, que por su costo relativo y vida útil no son capitalizables, en caso contrario, deben clasificarse en la subpartida "Equipo y mobiliario educacional, deportivo y educativo”. Cuando la Institución los adquiera para la venta, se clasifican en la subpartida 2-05-02 "Productos terminados".</text:p>
          </table:table-cell>
        </table:table-row>
        <table:table-row table:style-name="ro1">
          <table:table-cell table:style-name="ce11" office:value-type="string" calcext:value-type="string">
            <text:p>2-99-04-00</text:p>
          </table:table-cell>
          <table:table-cell office:value-type="string" calcext:value-type="string">
            <text:p>Textiles y vestuario</text:p>
          </table:table-cell>
          <table:table-cell office:value-type="string" calcext:value-type="string">
            <text:p>Contempla las compras de todo tipo de hilados, tejidos de fibras artificiales y naturales y prendas de vestir, incluye tanto la adquisición de los bienes terminados como los materiales para elaborarlos. Se cita como ejemplo: paraguas, uniformes, ropa de cama, cortinas, persianas, alfombras, colchones, cordeles, redes, calzado de todo tipo, bolsos y otros artículos similares. Los servicios de confección se clasifican en la subpartida 1-04-06 "Servicios generales"</text:p>
          </table:table-cell>
        </table:table-row>
        <table:table-row table:style-name="ro1">
          <table:table-cell table:style-name="ce11" office:value-type="string" calcext:value-type="string">
            <text:p>2-99-05-00</text:p>
          </table:table-cell>
          <table:table-cell office:value-type="string" calcext:value-type="string">
            <text:p>Útiles y materiales de limpieza</text:p>
          </table:table-cell>
          <table:table-cell office:value-type="string" calcext:value-type="string">
            <text:p>Adquisición de artículos necesarios para el aseo general de los bienes públicos, tales como bolsas plásticas, escobas, cepillos de fibras naturales y sintéticas, ceras, desinfectantes, jabón de todo tipo, desodorante ambiental, exprimidor de estropajo (exprimidor de mechas) y cualquier otro artículo o material similar.</text:p>
          </table:table-cell>
        </table:table-row>
        <table:table-row table:style-name="ro1">
          <table:table-cell table:style-name="ce11" office:value-type="string" calcext:value-type="string">
            <text:p>2-99-06-00</text:p>
          </table:table-cell>
          <table:table-cell office:value-type="string" calcext:value-type="string">
            <text:p>Útiles y materiales de resguardo y seguridad</text:p>
          </table:table-cell>
          <table:table-cell office:value-type="string" calcext:value-type="string">
            <text:p>Incluye los útiles, materiales y suministros de seguridad ocupacional que utilizan las instituciones para brindar seguridad a sus trabajadores tales como, guantes, cascos de protección, mascarillas, municiones, cascos y cartuchos</text:p>
          </table:table-cell>
        </table:table-row>
        <table:table-row table:style-name="ro1">
          <table:table-cell table:style-name="ce11" office:value-type="string" calcext:value-type="string">
            <text:p>2-99-07-00</text:p>
          </table:table-cell>
          <table:table-cell office:value-type="string" calcext:value-type="string">
            <text:p>Útiles y materiales de cocina y comedor</text:p>
          </table:table-cell>
          <table:table-cell office:value-type="string" calcext:value-type="string">
            <text:p>Corresponde a la adquisición de útiles que se necesitan en las actividades culinarias y para el comedor, por ejemplo: sartenes, artículos de cuchillería, saleros, coladores, vasos, picheles, platos y otros similares. Considera además, los utensilios desechables de papel, cartón y plástico.</text:p>
          </table:table-cell>
        </table:table-row>
        <table:table-row table:style-name="ro1">
          <table:table-cell table:style-name="ce11" office:value-type="string" calcext:value-type="string">
            <text:p>2-99-99-00</text:p>
          </table:table-cell>
          <table:table-cell office:value-type="string" calcext:value-type="string">
            <text:p>Otros útiles, materiales y suministros</text:p>
          </table:table-cell>
          <table:table-cell office:value-type="string" calcext:value-type="string">
            <text:p>Incorpora la compra de útiles, materiales y suministros no incluidos en las subpartidas anteriores tales como mesas de concreto, sillas plásticas, arreglos florales, copias de llaves y otros. Se incluye en este grupo las cuentas correspondientes al gasto por material dañado y/o obsoleto, así como lo correspondiente a faltantes de inventario.</text:p>
          </table:table-cell>
        </table:table-row>
        <table:table-row table:style-name="ro1">
          <table:table-cell table:style-name="ce11" office:value-type="string" calcext:value-type="string">
            <text:p>2-99-99-01</text:p>
          </table:table-cell>
          <table:table-cell office:value-type="string" calcext:value-type="string">
            <text:p>Material dañado y obsoleto</text:p>
          </table:table-cell>
          <table:table-cell office:value-type="string" calcext:value-type="string">
            <text:p>Son todos aquellos materiales, artículos educativos, insumos, suministros de oficina o laboratorio que se adquirieron por medio de las bodegas institucionales y que por razones de obsolescencia, vencimiento, manipulación inadecuada u otra razón, pierden su utilidad para los fines por los cuales fueron adquiridos y que por tanto no pueden ser despachados a las unidades solicitantes.</text:p>
          </table:table-cell>
        </table:table-row>
        <table:table-row table:style-name="ro1">
          <table:table-cell table:style-name="ce11" office:value-type="string" calcext:value-type="string">
            <text:p>2-99-99-02</text:p>
          </table:table-cell>
          <table:table-cell office:value-type="string" calcext:value-type="string">
            <text:p>Faltantes de Inventario</text:p>
          </table:table-cell>
          <table:table-cell office:value-type="string" calcext:value-type="string">
            <text:p>Son todos aquellos materiales, artículos educativos, insumos, suministros de oficina o laboratorio que se adquirieron por medio de las bodegas institucionales y que, posterior a una toma física se determinó su inexistencia y cuyo valor, de conformidad con las políticas instituciones no va ser recuperado por parte de los responsables de las bodegas.</text:p>
          </table:table-cell>
        </table:table-row>
        <table:table-row table:style-name="ro1">
          <table:table-cell table:style-name="ce11" office:value-type="string" calcext:value-type="string">
            <text:p>2-99-99-03</text:p>
          </table:table-cell>
          <table:table-cell office:value-type="string" calcext:value-type="string">
            <text:p>Otros útiles, materiales y suministros</text:p>
          </table:table-cell>
          <table:table-cell office:value-type="string" calcext:value-type="string">
            <text:p>Incorpora la compra de útiles, materiales y suministros no incluidos en las subpartidas anteriores tales como mesas de concreto, sillas plásticas, arreglos florales, copias de llaves y otros.</text:p>
          </table:table-cell>
        </table:table-row>
        <table:table-row table:style-name="ro1">
          <table:table-cell table:style-name="ce11" office:value-type="string" calcext:value-type="string">
            <text:p>2-99-99-04</text:p>
          </table:table-cell>
          <table:table-cell office:value-type="string" calcext:value-type="string">
            <text:p>Pago de materiales y suministros de periodos anteriores</text:p>
          </table:table-cell>
          <table:table-cell office:value-type="string" calcext:value-type="string">
            <text:p>Pago de materiales y suministros de periodos anteriores necesarios para el cumplimiento de las actividades normales de la institución. Estos pagos comprenden la compra de útiles y materiales de oficina, repuestos y accesorios, reactivos de laboratorio y cualquier otro gasto no considerado dentro de los conceptos anteriores.</text:p>
          </table:table-cell>
        </table:table-row>
        <table:table-row table:style-name="ro1">
          <table:table-cell table:style-name="ce11" office:value-type="string" calcext:value-type="string">
            <text:p>3-02-06-00</text:p>
          </table:table-cell>
          <table:table-cell office:value-type="string" calcext:value-type="string">
            <text:p>Intereses sobre préstamos de Instituciones Públicas Financieras</text:p>
          </table:table-cell>
          <table:table-cell office:value-type="string" calcext:value-type="string">
            <text:p>Incluye los gastos destinados al pago de intereses de las deudas contraídas por concepto de préstamos directos y avales asumidos, concedidos por las Instituciones Públicas Financieras, bancarias y no bancarias.</text:p>
          </table:table-cell>
        </table:table-row>
        <table:table-row table:style-name="ro1">
          <table:table-cell table:style-name="ce11" office:value-type="string" calcext:value-type="string">
            <text:p>3-02-07-00</text:p>
          </table:table-cell>
          <table:table-cell office:value-type="string" calcext:value-type="string">
            <text:p>Intereses sobre préstamos del Sector Privado</text:p>
          </table:table-cell>
          <table:table-cell office:value-type="string" calcext:value-type="string">
            <text:p>Contempla los gastos destinados al pago de los intereses de las deudas contraídas por concepto de préstamos directos, avales asumidos y créditos de proveedores, concedidos por entidades del sector privado.</text:p>
          </table:table-cell>
        </table:table-row>
        <table:table-row table:style-name="ro1">
          <table:table-cell table:style-name="ce11" office:value-type="string" calcext:value-type="string">
            <text:p>3-04-05-00</text:p>
          </table:table-cell>
          <table:table-cell office:value-type="string" calcext:value-type="string">
            <text:p>Diferencias por Tipo de Cambio</text:p>
          </table:table-cell>
          <table:table-cell office:value-type="string" calcext:value-type="string">
            <text:p>Incluye los gastos por fluctuaciones cambiarias negativas, producto de transacciones y operaciones en moneda extranjera derivadas de actividades de intermediación financiera. No contempla las diferencias cambiarias generadas en la variación de precios en los bienes y servicios o en la actualización de pasivos, los cuales se deben registrar en el rubro de ingresos o gastos correspondientes.</text:p>
          </table:table-cell>
        </table:table-row>
        <table:table-row table:style-name="ro1">
          <table:table-cell table:style-name="ce11" office:value-type="string" calcext:value-type="string">
            <text:p>4-01-07-00</text:p>
          </table:table-cell>
          <table:table-cell office:value-type="string" calcext:value-type="string">
            <text:p>Préstamos al sector privado</text:p>
          </table:table-cell>
          <table:table-cell office:value-type="string" calcext:value-type="string">
            <text:p>Desembolsos financieros que la institución destina a operaciones de crédito, para otorgarlos a una persona física o jurídica del sector privado residente en el territorio nacional.</text:p>
          </table:table-cell>
        </table:table-row>
        <table:table-row table:style-name="ro1">
          <table:table-cell table:style-name="ce11" office:value-type="string" calcext:value-type="string">
            <text:p>4-01-07-01</text:p>
          </table:table-cell>
          <table:table-cell office:value-type="string" calcext:value-type="string">
            <text:p>Préstamos a Estudiantes Corto Plazo</text:p>
          </table:table-cell>
          <table:table-cell office:value-type="string" calcext:value-type="string">
            <text:p>Préstamos a estudiantes que concede la Universidad y que deben ser cancelados antes de un año, con el propósito de facilitar la conclusión de sus estudios.</text:p>
          </table:table-cell>
        </table:table-row>
        <table:table-row table:style-name="ro1">
          <table:table-cell table:style-name="ce11" office:value-type="string" calcext:value-type="string">
            <text:p>4-01-07-02</text:p>
          </table:table-cell>
          <table:table-cell office:value-type="string" calcext:value-type="string">
            <text:p>Arreglos de Pago</text:p>
          </table:table-cell>
          <table:table-cell office:value-type="string" calcext:value-type="string">
            <text:p>Préstamos a estudiantes que concede la Universidad cuyo pago debe efectuarse antes de un año, con el propósito de que cancelen las deudas a la Institución por concepto de matrícula.</text:p>
          </table:table-cell>
        </table:table-row>
        <table:table-row table:style-name="ro1">
          <table:table-cell table:style-name="ce11" office:value-type="string" calcext:value-type="string">
            <text:p>4-01-07-03</text:p>
          </table:table-cell>
          <table:table-cell office:value-type="string" calcext:value-type="string">
            <text:p>Préstamos a estudiantes largo plazo</text:p>
          </table:table-cell>
          <table:table-cell office:value-type="string" calcext:value-type="string">
            <text:p>Préstamos a estudiantes que concede la Universidad, y que se deben cancelar en plazos mayores de un año, con el propósito de facilitar la conclusión de sus estudios.</text:p>
          </table:table-cell>
        </table:table-row>
        <table:table-row table:style-name="ro1">
          <table:table-cell table:style-name="ce11" office:value-type="string" calcext:value-type="string">
            <text:p>4-01-07-04</text:p>
          </table:table-cell>
          <table:table-cell office:value-type="string" calcext:value-type="string">
            <text:p>Préstamo a profesores</text:p>
          </table:table-cell>
          <table:table-cell office:value-type="string" calcext:value-type="string">
            <text:p>Préstamos otorgados por la Universidad a profesores y funcionarios administrativos, con plazos a corto, mediano y largo plazo, a fin de que puedan financiar estudios y actividades que redundarán finalmente en beneficio de la Institución.</text:p>
          </table:table-cell>
        </table:table-row>
        <table:table-row table:style-name="ro1">
          <table:table-cell table:style-name="ce10" office:value-type="string" calcext:value-type="string">
            <text:p>5-01-01-00</text:p>
          </table:table-cell>
          <table:table-cell office:value-type="string" calcext:value-type="string">
            <text:p>Maquinaria y equipo para la producción</text:p>
          </table:table-cell>
          <table:table-cell office:value-type="string" calcext:value-type="string">
            <text:p>Está constituida por la adquisición de maquinaria y equipo para diversas actividades productivas de tipo industrial, de construcción, agropecuario, energético, equipo para talleres entre otros. Forman parte de esta subpartida, entre otros, la maquinaria y el equipo que se detalla a continuación: Maquinaria y equipo industrial: Maquinaria y equipo que se utiliza en la industria para transformar las materias primas o semimanufacturadas en productos acabados, como por ejemplo: prensas industriales, equipo de litografía, máquinas de coser y bloqueras, esmiraladoras, taladros entre otros. Maquinaria y equipo agropecuario: Maquinaria y equipo que se emplea en la agricultura, las actividades forestales y la ganadería, como por ejemplo tractores agrícolas, cosechadoras, arados, equipo de salud animal, incubadoras, ordenadoras, equipo de fumigación, equipo de riego y extractores.</text:p>
          </table:table-cell>
        </table:table-row>
        <table:table-row table:style-name="ro1">
          <table:table-cell table:style-name="ce10" office:value-type="string" calcext:value-type="string">
            <text:p>5-01-02-00</text:p>
          </table:table-cell>
          <table:table-cell office:value-type="string" calcext:value-type="string">
            <text:p>Equipo de transporte</text:p>
          </table:table-cell>
          <table:table-cell office:value-type="string" calcext:value-type="string">
            <text:p>Corresponde a la compra de equipo que se utiliza para el traslado de personas y objetos por vía terrestre, marítima y fluvial. Algunos de los equipos que se incluyen en la presente subpartida son: Equipo de transporte automotor: Constituido por automóviles, camionetas, autobuses, motocicletas, y otros similares. Equipo de transporte marítimo y fluvial: Embarcaciones de toda clase, destinadas a la navegación en alta mar, costera y fluvial. Equipo de tracción mecánica: Aquel que se utiliza para mover o tirar de algún objeto mediante la acción animal y humana para moverla o arrastrarla, por ejemplo, carretas, bicicletas, plataformas o carros de arrastre, remolques y otros similares.</text:p>
          </table:table-cell>
        </table:table-row>
        <table:table-row table:style-name="ro1">
          <table:table-cell table:style-name="ce10" office:value-type="string" calcext:value-type="string">
            <text:p>5-01-03-00</text:p>
          </table:table-cell>
          <table:table-cell office:value-type="string" calcext:value-type="string">
            <text:p>Equipo de comunicación</text:p>
          </table:table-cell>
          <table:table-cell office:value-type="string" calcext:value-type="string">
            <text:p>Erogaciones por concepto de equipo para trasmitir y recibir información, haciendo partícipe a terceros mediante comunicaciones telefónicas, satelitales, de microondas, radiales, audiovisuales y otras, ya sea para el desempeño de las labores normales de la entidad, o para ser utilizados en labores de capacitación o educación en general. Comprende los artículos complementarios capitalizables e indispensables para el funcionamiento de los equipos. Se incluyen en esta subpartida por ejemplo, centrales telefónicas, antenas, transmisores, receptores, teléfonos, teléfonos celulares, faxes, equipo de radio, conmutadores convencionales, enrutadores y puntos de acceso.</text:p>
          </table:table-cell>
        </table:table-row>
        <table:table-row table:style-name="ro1">
          <table:table-cell table:style-name="ce10" office:value-type="string" calcext:value-type="string">
            <text:p>5-01-04-00</text:p>
          </table:table-cell>
          <table:table-cell office:value-type="string" calcext:value-type="string">
            <text:p>Equipo y mobiliario de oficina</text:p>
          </table:table-cell>
          <table:table-cell office:value-type="string" calcext:value-type="string">
            <text:p>Adquisición de equipo y mobiliario necesario para la realización de labores administrativas. Incluye calculadoras, sumadoras, fotocopiadoras, ventiladores, archivadores entre otros. Además, considera el mobiliario de toda clase que se utiliza en esas oficinas, como mesas, sillas, sillones, escritorios, estantes, armarios, entre otros.</text:p>
          </table:table-cell>
        </table:table-row>
        <table:table-row table:style-name="ro1">
          <table:table-cell table:style-name="ce10" office:value-type="string" calcext:value-type="string">
            <text:p>5-01-05-00</text:p>
          </table:table-cell>
          <table:table-cell office:value-type="string" calcext:value-type="string">
            <text:p>Equipo y programas de cómputo</text:p>
          </table:table-cell>
          <table:table-cell office:value-type="string" calcext:value-type="string">
            <text:p>Contempla los gastos por concepto de equipo para el procesamiento electrónico de datos, tanto de la parte física como el conjunto de programas. Se citan como ejemplos: procesadores, monitores, lectoras, impresoras, aplicaciones comerciales de "software", licencias, terminales. Se exceptúa la contratación de programas hechos a la medida o adaptados, que se clasifica en la subpartida 1-04-05 "Servicios de desarrollo de sistemas informáticos". Se excluyen los equipos de propósito especial con algún grado de informatización, como las utilizadas en el campo de la medicina, la ingeniería o manufactura, los cuales se deben clasificar en las subpartidas de maquinaria y equipo correspondientes a esos campos.</text:p>
          </table:table-cell>
        </table:table-row>
        <table:table-row table:style-name="ro1">
          <table:table-cell table:style-name="ce10" office:value-type="string" calcext:value-type="string">
            <text:p>5-01-05-01</text:p>
          </table:table-cell>
          <table:table-cell office:value-type="string" calcext:value-type="string">
            <text:p>Mobiliario y equipo de computación</text:p>
          </table:table-cell>
          <table:table-cell office:value-type="string" calcext:value-type="string">
            <text:p>Comprende los egresos por la adquisición de equipos especiales para computación, unidades centrales de proceso, terminales, monitores, impresoras, lectoras, scaner, y todos los accesorios que aumentan el valor, uso y duración del equipo, tales como: discos duros, unidades de diskette externos, fuentes de poder, modems, tarjetas de comunicación y de video, etc. Además, incluyen la compra del mobiliario para el equipo de cómputo.</text:p>
          </table:table-cell>
        </table:table-row>
        <table:table-row table:style-name="ro1">
          <table:table-cell table:style-name="ce10" office:value-type="string" calcext:value-type="string">
            <text:p>5-01-05-02</text:p>
          </table:table-cell>
          <table:table-cell office:value-type="string" calcext:value-type="string">
            <text:p>Adquisición de programas de cómputo</text:p>
          </table:table-cell>
          <table:table-cell office:value-type="string" calcext:value-type="string">
            <text:p>Son los egresos que realiza la Institución por concepto de programas o sistemas de instrucciones que gobiernan la operación de los equipos de cómputo, utilizando lenguajes de programación.</text:p>
          </table:table-cell>
        </table:table-row>
        <table:table-row table:style-name="ro1">
          <table:table-cell table:style-name="ce10" office:value-type="string" calcext:value-type="string">
            <text:p>5-01-06-00</text:p>
          </table:table-cell>
          <table:table-cell office:value-type="string" calcext:value-type="string">
            <text:p>Equipo sanitario, de laboratorio e investigación</text:p>
          </table:table-cell>
          <table:table-cell office:value-type="string" calcext:value-type="string">
            <text:p>Comprende la compra del equipo requerido para las labores sustantivas en hospitales y centros de salud, laboratorios, centros de investigación y de protección ambiental, así como el mobiliario necesario para la instalación de ese equipo. Se incluye aquel equipo y mobiliario médico quirúrgico, como equipos para cirugías, equipos para exámenes y diagnósticos de enfermedades y para el tratamiento de las mismas. Incluye el equipo que se utiliza en los laboratorios sanitario, industrial, agroindustrial, de investigación y otros, tales como microscopios, autoclaves, centrifugadoras, balanzas de precisión, telescopios, equipos de pruebas y experimentos, equipos de medición como amperímetros y teodolitos, entre otros. Así como aire acondicionado especial para laboratorio. Incluye la adquisición del equipo que se utiliza en las acciones de vigilancia y control de la contaminación del medio ambiente, como: peachímetros, sonómetros, analizadores de emisión de gases y opacidad en vehículos de gasolina, diesel y otros.</text:p>
          </table:table-cell>
        </table:table-row>
        <table:table-row table:style-name="ro1">
          <table:table-cell table:style-name="ce10" office:value-type="string" calcext:value-type="string">
            <text:p>5-01-07-00</text:p>
          </table:table-cell>
          <table:table-cell office:value-type="string" calcext:value-type="string">
            <text:p>Equipo y mobiliario educacional, deportivo y recreativo</text:p>
          </table:table-cell>
          <table:table-cell office:value-type="string" calcext:value-type="string">
            <text:p>Corresponde a erogaciones que se efectúan para la adquisición de equipo y mobiliario para la enseñanza, la práctica de deportes y la realización de actividades de entretenimiento. Incluye entre otros, el equipo y mobiliario que se utiliza en el desarrollo de las labores educacionales, los que se requieren en los centros de estudio como sillas, pupitres, estantes y vitrinas para las bibliotecas, museos, salas de exposición, de conferencias y otras. Además, se consideran los libros, colecciones de libros, enciclopedias, obras literarias y revistas técnicas, que por su valor monetario, cultural o científico deben capitalizarse. Se excluye el equipo de comunicación que se utiliza para cumplir con la labor educacional, el cual se debe clasificar en la subpartida 5-01-03 "Equipo para comunicación". El equipo y mobiliario deportivo corresponde al que se utiliza en la práctica de actividades deportivas como gimnasia, atletismo; el recreativo se refiere al que se emplea en actividades de entretenimiento como obras de teatro. Se incluyen en esta subpartida los instrumentos musicales.</text:p>
          </table:table-cell>
        </table:table-row>
        <table:table-row table:style-name="ro1">
          <table:table-cell table:style-name="ce10" office:value-type="string" calcext:value-type="string">
            <text:p>5-01-07-01</text:p>
          </table:table-cell>
          <table:table-cell office:value-type="string" calcext:value-type="string">
            <text:p>Equipo Educacional y Cultural</text:p>
          </table:table-cell>
          <table:table-cell office:value-type="string" calcext:value-type="string">
            <text:p>Egresos por la adquisición de equipos educacionales y culturales, tales como: equipos deportivos y recreativos, equipos audiovisuales (proyectores de multimedios, televisores, equipo de sonido, videograbadoras, proyector de transparencias, pantallas electrónicas, cámaras digitales y de video proyección), DVD, VHS, instrumentos musicales, obras de arte, pizarras, pupitres, butacas para auditorios, sillas para niños (auditorio) y otros.</text:p>
          </table:table-cell>
        </table:table-row>
        <table:table-row table:style-name="ro1">
          <table:table-cell table:style-name="ce10" office:value-type="string" calcext:value-type="string">
            <text:p>5-01-07-02</text:p>
          </table:table-cell>
          <table:table-cell office:value-type="string" calcext:value-type="string">
            <text:p>Adquisición de libros</text:p>
          </table:table-cell>
          <table:table-cell office:value-type="string" calcext:value-type="string">
            <text:p>Incluye los egresos que surjan por la adquisición de libros dentro y fuera del país. Incluye también los gastos adicionales por trámite de compra, de transporte, des almacenaje y bodegaje.</text:p>
          </table:table-cell>
        </table:table-row>
        <table:table-row table:style-name="ro1">
          <table:table-cell table:style-name="ce10" office:value-type="string" calcext:value-type="string">
            <text:p>5-01-07-03</text:p>
          </table:table-cell>
          <table:table-cell office:value-type="string" calcext:value-type="string">
            <text:p>Recursos de información bibliográfica electrónicos</text:p>
          </table:table-cell>
          <table:table-cell office:value-type="string" calcext:value-type="string">
            <text:p>Se incluyen los pagos por servicios de acceso a información especializada, cuya obtención se realice a través de medios informáticos, telemáticos y/o electrónicos, clasificados como bienes duraderos tales como: bases de datos, publicaciones periódicas científicas, libros, mapas, atlas, audiovisuales, enciclopedias y otros recursos de información bibliográfica en formato electrónico, bajo la modalidad de suscripción anual. Incluye también, los recursos de información bibliográfica en formato electrónico a los cuales se pueda tener acceso en forma retrospectiva a la información contratada, aun cuando no se mantenga la suscripción en el futuro. Se incluye también los gastos adicionales por trámite de compra, transporte, desalmacenaje y bodegaje.</text:p>
          </table:table-cell>
        </table:table-row>
        <table:table-row table:style-name="ro1">
          <table:table-cell table:style-name="ce10" office:value-type="string" calcext:value-type="string">
            <text:p>5-01-99-00</text:p>
          </table:table-cell>
          <table:table-cell office:value-type="string" calcext:value-type="string">
            <text:p>Maquinaria y equipo diverso</text:p>
          </table:table-cell>
          <table:table-cell office:value-type="string" calcext:value-type="string">
            <text:p>Se refiere a la adquisición de maquinaria, equipo y mobiliario que no se contemplan en las subpartidas anteriores, tales como: Equipo y mobiliario de ingeniería y dibujo: Para labores en el campo de la ingeniería, arquitectura y dibujo técnico. Por ejemplo, mesa para dibujar y escalímetros. Maquinaria y equipo de refrigeración: Para sistemas de refrigeración, por ejemplo, cámaras frigoríficas, congeladores, equipo de refrigeración y otros. Equipo y mobiliario doméstico: Para sodas, comedores y residencias estudiantiles, como mesas, sillas, juegos de sala, juegos de dormitorio; cocinas y hornos, camas entre otros. Maquinaria, equipo y mobiliario de resguardo y seguridad: Para la protección de personas y bienes, como: armas de fuego, sistemas de alarma, cajas de seguridad, extintores y otros similares. Equipo fotográfico y de revelado: Para la toma y revelado de fotografías, por ejemplo, cámaras fotográficas, trípodes, lentes, lámparas, equipo de revelado, ampliadoras y otros.</text:p>
          </table:table-cell>
        </table:table-row>
        <table:table-row table:style-name="ro1">
          <table:table-cell table:style-name="ce10" office:value-type="string" calcext:value-type="string">
            <text:p>5-01-99-01</text:p>
          </table:table-cell>
          <table:table-cell office:value-type="string" calcext:value-type="string">
            <text:p>Equipo doméstico</text:p>
          </table:table-cell>
          <table:table-cell office:value-type="string" calcext:value-type="string">
            <text:p>Gastos por la compra de muebles y equipo domestico, tales como: muebles de cocina, lavadoras, equipo de dormitorio y de cocina, cepillo eléctrico, microondas, refrigeradores, percoladores, etc.</text:p>
          </table:table-cell>
        </table:table-row>
        <table:table-row table:style-name="ro1">
          <table:table-cell table:style-name="ce10" office:value-type="string" calcext:value-type="string">
            <text:p>5-01-99-02</text:p>
          </table:table-cell>
          <table:table-cell office:value-type="string" calcext:value-type="string">
            <text:p>Otros equipos</text:p>
          </table:table-cell>
          <table:table-cell office:value-type="string" calcext:value-type="string">
            <text:p>Son los egresos por concepto de equipos no especificados en los otros renglones del presente sub-grupo. Comprenden lámparas de emergencia, instalación de elevadores, extinguidores.</text:p>
          </table:table-cell>
        </table:table-row>
        <table:table-row table:style-name="ro1">
          <table:table-cell table:style-name="ce10" office:value-type="string" calcext:value-type="string">
            <text:p>5-02-01-00</text:p>
          </table:table-cell>
          <table:table-cell office:value-type="string" calcext:value-type="string">
            <text:p>Edificios</text:p>
          </table:table-cell>
          <table:table-cell office:value-type="string" calcext:value-type="string">
            <text:p>Se refiere a la construcción, adición y mejoras por contrato, de todo tipo de edificios, tales como oficinas, centros de enseñanza, viviendas, bodegas, museos, laboratorios y hospitales. Además, comprende todos aquellos trabajos electromecánicos y electrónicos necesarios para la finalización del edificio como son las instalaciones eléctricas, telefónicas, de seguridad y para cómputo.</text:p>
          </table:table-cell>
        </table:table-row>
        <table:table-row table:style-name="ro1">
          <table:table-cell table:style-name="ce10" office:value-type="string" calcext:value-type="string">
            <text:p>5-02-02-00</text:p>
          </table:table-cell>
          <table:table-cell office:value-type="string" calcext:value-type="string">
            <text:p>Vías de comunicación terrestre</text:p>
          </table:table-cell>
          <table:table-cell office:value-type="string" calcext:value-type="string">
            <text:p>Incluye la construcción, adición, y mejoramiento por contrato, de toda clase de vías de comunicación terrestre como calles y caminos. Comprende tareas constructivas de pavimentos, puentes, muros de contención, cunetas, aceras, cordón y caño, drenajes, alcantarillas, entre otros.</text:p>
          </table:table-cell>
        </table:table-row>
        <table:table-row table:style-name="ro1">
          <table:table-cell table:style-name="ce10" office:value-type="string" calcext:value-type="string">
            <text:p>5-02-04-00</text:p>
          </table:table-cell>
          <table:table-cell office:value-type="string" calcext:value-type="string">
            <text:p>Obras marítimas y fluviales</text:p>
          </table:table-cell>
          <table:table-cell office:value-type="string" calcext:value-type="string">
            <text:p>Incluye la construcción, adición, y mejoramiento por contrato de obras portuarias, marítimas y fluviales, por ejemplo: diques, muelles, marinas, rompeolas, obras de defensa y protección.</text:p>
          </table:table-cell>
        </table:table-row>
        <table:table-row table:style-name="ro1">
          <table:table-cell table:style-name="ce10" office:value-type="string" calcext:value-type="string">
            <text:p>5-02-07-00</text:p>
          </table:table-cell>
          <table:table-cell office:value-type="string" calcext:value-type="string">
            <text:p>Instalaciones</text:p>
          </table:table-cell>
          <table:table-cell office:value-type="string" calcext:value-type="string">
            <text:p>Incluye la construcción, adición y mejoras por contrato, de obras para telecomunicaciones, electricidad, acueductos y alcantarillados pluvial y sanitario, entre otros. Se excluyen los edificios que forman parte integral de las instalaciones, los cuales se clasifican en la subpartida 5-02-01 "Edificios".</text:p>
          </table:table-cell>
        </table:table-row>
        <table:table-row table:style-name="ro1">
          <table:table-cell table:style-name="ce10" office:value-type="string" calcext:value-type="string">
            <text:p>5-02-99-00</text:p>
          </table:table-cell>
          <table:table-cell office:value-type="string" calcext:value-type="string">
            <text:p>Otras construcciones, adiciones y mejoras</text:p>
          </table:table-cell>
          <table:table-cell office:value-type="string" calcext:value-type="string">
            <text:p>Corresponde a construcciones, adiciones y mejoras, de obras no descritas anteriormente y que se ejecutan por contrato con personas físicas o jurídicas. Se excluyen los edificios que forman parte integral de las construcciones, en cuyo caso se deben clasificar en la subpartida 5-02-01 "Edificios". Algunos de los conceptos que se incluyen son: Obras para actividades deportivas, culturales y recreativas: Obras necesarias para la práctica de deportes y la recreación, tales como: campos de fútbol, de béisbol, gimnasios, polideportivos, centros de juegos infantiles. Además, las destinadas al fomento de la cultura, como por ejemplo: conchas acústicas, campos de exposición; las obras de embellecimiento y ornato, como plazas, parques, jardines, monumentos, estatuas; así como las de restauración y embellecimiento de obras coloniales o de importancia histórica. Obras para la producción agropecuaria: Obras destinadas a la producción agrícola, pecuaria y de otras especies, como por ejemplo: albergues y crianza de animales, invernaderos para la protección de plantas. Obras para la producción industrial: Obras para la producción industrial de bienes, como por ejemplo: plantas procesadoras de productos provenientes de la agricultura, ganadería y de otras especies de animales, incluyendo la pesca. Otras construcciones, adiciones y mejoras: Otras construcciones, adiciones, mejoras, que se llevan a cabo por contrato no considerados en los anteriores conceptos.</text:p>
          </table:table-cell>
        </table:table-row>
        <table:table-row table:style-name="ro1">
          <table:table-cell table:style-name="ce10" office:value-type="string" calcext:value-type="string">
            <text:p>5-03-01-00</text:p>
          </table:table-cell>
          <table:table-cell office:value-type="string" calcext:value-type="string">
            <text:p>Terrenos</text:p>
          </table:table-cell>
          <table:table-cell office:value-type="string" calcext:value-type="string">
            <text:p>Incluye la adquisición de terrenos para la construcción de edificios, vías de comunicación, instalaciones, vivienda, centros de enseñanza, museos, mercados, así como para parques nacionales, terrenos de valor histórico y arqueológico y otros usos. Además, se incluyen dentro del valor del terreno, los gastos de escritura, trazado de planos, comisiones y demoliciones.</text:p>
          </table:table-cell>
        </table:table-row>
        <table:table-row table:style-name="ro1">
          <table:table-cell table:style-name="ce10" office:value-type="string" calcext:value-type="string">
            <text:p>5-03-02-00</text:p>
          </table:table-cell>
          <table:table-cell office:value-type="string" calcext:value-type="string">
            <text:p>Edificios preexistentes</text:p>
          </table:table-cell>
          <table:table-cell office:value-type="string" calcext:value-type="string">
            <text:p>Adquisición de todo tipo de edificios para uso de oficinas, centros de enseñanza, viviendas, bodegas, hospitales, etc. Incluye aquellas obras que interesan por su valor histórico o arquitectónico.</text:p>
          </table:table-cell>
        </table:table-row>
        <table:table-row table:style-name="ro1">
          <table:table-cell table:style-name="ce10" office:value-type="string" calcext:value-type="string">
            <text:p>5-03-99-00</text:p>
          </table:table-cell>
          <table:table-cell office:value-type="string" calcext:value-type="string">
            <text:p>Otros bienes preexistentes</text:p>
          </table:table-cell>
          <table:table-cell office:value-type="string" calcext:value-type="string">
            <text:p>Erogaciones para la compra de obras ya construidas para diversos usos, como instalaciones y otras construcciones. Pueden ser adquiridas por los procedimientos usuales de contratación o expropiación.</text:p>
          </table:table-cell>
        </table:table-row>
        <table:table-row table:style-name="ro1">
          <table:table-cell table:style-name="ce10" office:value-type="string" calcext:value-type="string">
            <text:p>5-99-01-00</text:p>
          </table:table-cell>
          <table:table-cell office:value-type="string" calcext:value-type="string">
            <text:p>Semovientes</text:p>
          </table:table-cell>
          <table:table-cell office:value-type="string" calcext:value-type="string">
            <text:p>Contempla la compra de ganado y otras especies de animales que se adquieren para trabajo o con fines de reproducción y se clasifican como un activo fijo. Aquellos que no se capitalizan se clasifican en la subpartida 2-02-01 "Productos pecuarios y otras especies". Los destinados al consumo, se deben clasificar en las subpartidas 2-02-03 "Alimentos y bebidas" o 2-02-04 "Alimentos para animales", según corresponda.</text:p>
          </table:table-cell>
        </table:table-row>
        <table:table-row table:style-name="ro1">
          <table:table-cell table:style-name="ce10" office:value-type="string" calcext:value-type="string">
            <text:p>5-99-03-00</text:p>
          </table:table-cell>
          <table:table-cell office:value-type="string" calcext:value-type="string">
            <text:p>Bienes intangibles</text:p>
          </table:table-cell>
          <table:table-cell office:value-type="string" calcext:value-type="string">
            <text:p>Incluye las erogaciones de un derecho o beneficio para ser utilizado por la entidad, los derechos garantizados por ley, que mediante determinados trámites se adquieren para realizar ciertas actividades, los permisos para el uso de bienes o activos de propiedad industrial, comercial, intelectual y otros, tales como derechos de autor y derechos de explotación. Se considera también dentro de esta subpartida, la adquisición de patentes, o sea el derecho o privilegio de usar, fabricar o vender un producto durante cierto tiempo. Igualmente, incorpora la adquisición de derechos que se generan por el traslado de valores o dinero, los cuales quedan bajo la tenencia y custodia de una institución pública o privada, en forma temporal, como por ejemplo los depósitos telefónicos, depósitos de garantía, depósitos judiciales y los depósitos por importaciones temporales de equipo que realiza la institución.</text:p>
          </table:table-cell>
        </table:table-row>
        <table:table-row table:style-name="ro1">
          <table:table-cell table:style-name="ce10" office:value-type="string" calcext:value-type="string">
            <text:p>6-01-03-00</text:p>
          </table:table-cell>
          <table:table-cell office:value-type="string" calcext:value-type="string">
            <text:p>Transferencias corrientes a instituciones descentralizadas no empresariales.</text:p>
          </table:table-cell>
          <table:table-cell office:value-type="string" calcext:value-type="string">
            <text:p>Aportes que la institución concede a las Instituciones Descentralizadas no Empresariales, para aplicarlos como gastos corrientes, incluye entre otras, las cuotas estatales, cuotas trabajadores independientes, cuotas convenios especiales, cuotas centros penales, cuotas por concepto estipendios, aportes al régimen no contributivo de pensiones que administra la Caja Costarricense del Seguro Social.</text:p>
          </table:table-cell>
        </table:table-row>
        <table:table-row table:style-name="ro1">
          <table:table-cell table:style-name="ce10" office:value-type="string" calcext:value-type="string">
            <text:p>6-01-03-01</text:p>
          </table:table-cell>
          <table:table-cell office:value-type="string" calcext:value-type="string">
            <text:p>Transferencias Universidad Nacional</text:p>
          </table:table-cell>
          <table:table-cell office:value-type="string" calcext:value-type="string">
            <text:p>Egresos que la universidad debe pagar originados en la formalización de convenios entre ambas instituciones.</text:p>
          </table:table-cell>
        </table:table-row>
        <table:table-row table:style-name="ro1">
          <table:table-cell table:style-name="ce10" office:value-type="string" calcext:value-type="string">
            <text:p>6-01-03-02</text:p>
          </table:table-cell>
          <table:table-cell office:value-type="string" calcext:value-type="string">
            <text:p>Transferencias Universidad Estatal a Distancia</text:p>
          </table:table-cell>
          <table:table-cell office:value-type="string" calcext:value-type="string">
            <text:p>Egresos que la universidad debe pagar originados en la formalización de convenios entre ambas instituciones.</text:p>
          </table:table-cell>
        </table:table-row>
        <table:table-row table:style-name="ro1">
          <table:table-cell table:style-name="ce10" office:value-type="string" calcext:value-type="string">
            <text:p>6-01-03-03</text:p>
          </table:table-cell>
          <table:table-cell office:value-type="string" calcext:value-type="string">
            <text:p>Transferencias Instituto Tecnológico de Costa Rica</text:p>
          </table:table-cell>
          <table:table-cell office:value-type="string" calcext:value-type="string">
            <text:p>Egresos que la universidad debe pagar originados en la formalización de convenios entre ambas instituciones.</text:p>
          </table:table-cell>
        </table:table-row>
        <table:table-row table:style-name="ro1">
          <table:table-cell table:style-name="ce10" office:value-type="string" calcext:value-type="string">
            <text:p>6-02-01-00</text:p>
          </table:table-cell>
          <table:table-cell office:value-type="string" calcext:value-type="string">
            <text:p>Becas a funcionarios</text:p>
          </table:table-cell>
          <table:table-cell office:value-type="string" calcext:value-type="string">
            <text:p>Monto que se destina en forma temporal a funcionarios para que inicien, continúe o completen sus estudios, en el país o en el exterior. Dicha suma puede cubrir parcial o totalmente el costo del estudio. Además, puede incluir los gastos de transporte, alimentación, hospedaje y graduación, aún cuando no se otorguen los recursos monetarios directamente al beneficiario y otros gastos complementarios, cuando así lo contemple el contrato de "Beca".</text:p>
          </table:table-cell>
        </table:table-row>
        <table:table-row table:style-name="ro1">
          <table:table-cell table:style-name="ce10" office:value-type="string" calcext:value-type="string">
            <text:p>6-02-02-00</text:p>
          </table:table-cell>
          <table:table-cell office:value-type="string" calcext:value-type="string">
            <text:p>Becas a terceras personas</text:p>
          </table:table-cell>
          <table:table-cell office:value-type="string" calcext:value-type="string">
            <text:p>Suma que se destina en forma temporal a personas que no son funcionarios, para que inicien, continúen o completen sus estudios, sea en el país o en el exterior. Dicha suma puede cubrir parcial o totalmente el costo del estudio. Además, puede incluir los gastos de transporte, alimentación, hospedaje y graduación, aún cuando no se otorguen los recursos monetarios directamente al beneficiario y otros gastos complementarios, cuando así lo contemple el contrato de "Beca".</text:p>
          </table:table-cell>
        </table:table-row>
        <table:table-row table:style-name="ro1">
          <table:table-cell table:style-name="ce10" office:value-type="string" calcext:value-type="string">
            <text:p>6-02-02-01</text:p>
          </table:table-cell>
          <table:table-cell office:value-type="string" calcext:value-type="string">
            <text:p>Becas horas estudiante</text:p>
          </table:table-cell>
          <table:table-cell office:value-type="string" calcext:value-type="string">
            <text:p>Es la ayuda que se brinda a los estudiantes de la Institución, como retribución por su colaboración en el campo de la docencia, la investigación y la acción social en la Universidad de Costa Rica, de conformidad con lo estipulado en el reglamento respectivo.</text:p>
          </table:table-cell>
        </table:table-row>
        <table:table-row table:style-name="ro1">
          <table:table-cell table:style-name="ce10" office:value-type="string" calcext:value-type="string">
            <text:p>6-02-02-02</text:p>
          </table:table-cell>
          <table:table-cell office:value-type="string" calcext:value-type="string">
            <text:p>Becas horas asistente</text:p>
          </table:table-cell>
          <table:table-cell office:value-type="string" calcext:value-type="string">
            <text:p>Es la ayuda que se brinda a los estudiantes de la Institución, como retribución por su colaboración en el campo de la docencia, la investigación y la acción social en la Universidad de Costa Rica, de conformidad con lo estipulado en el reglamento respectivo.</text:p>
          </table:table-cell>
        </table:table-row>
        <table:table-row table:style-name="ro1">
          <table:table-cell table:style-name="ce10" office:value-type="string" calcext:value-type="string">
            <text:p>6-02-02-03</text:p>
          </table:table-cell>
          <table:table-cell office:value-type="string" calcext:value-type="string">
            <text:p>Becas categoría E</text:p>
          </table:table-cell>
          <table:table-cell office:value-type="string" calcext:value-type="string">
            <text:p>Ayuda económica que se le otorga a los estudiantes de la Institución de escasos recursos económicos, cuando su condición socioeconómica lo amerite.</text:p>
          </table:table-cell>
        </table:table-row>
        <table:table-row table:style-name="ro1">
          <table:table-cell table:style-name="ce10" office:value-type="string" calcext:value-type="string">
            <text:p>6-02-02-04</text:p>
          </table:table-cell>
          <table:table-cell office:value-type="string" calcext:value-type="string">
            <text:p>Becas a profesores</text:p>
          </table:table-cell>
          <table:table-cell office:value-type="string" calcext:value-type="string">
            <text:p>Becas que otorga la Universidad a sus funcionarios para cursar estudios superiores en el exterior con periodos de 3 a 5 años. Comprende becas de posgrado (maestría, doctorado y post doctorado).</text:p>
          </table:table-cell>
        </table:table-row>
        <table:table-row table:style-name="ro1">
          <table:table-cell table:style-name="ce10" office:value-type="string" calcext:value-type="string">
            <text:p>6-02-02-05</text:p>
          </table:table-cell>
          <table:table-cell office:value-type="string" calcext:value-type="string">
            <text:p>Becas servicio comedor</text:p>
          </table:table-cell>
          <table:table-cell office:value-type="string" calcext:value-type="string">
            <text:p>Ayuda económica que se le otorga a los estudiantes de la Institución de escasos recursos económicos y que son exclusivamente para pago de alimentación.</text:p>
          </table:table-cell>
        </table:table-row>
        <table:table-row table:style-name="ro1">
          <table:table-cell table:style-name="ce10" office:value-type="string" calcext:value-type="string">
            <text:p>6-02-02-06</text:p>
          </table:table-cell>
          <table:table-cell office:value-type="string" calcext:value-type="string">
            <text:p>Otras becas</text:p>
          </table:table-cell>
          <table:table-cell office:value-type="string" calcext:value-type="string">
            <text:p>Becas a estudiantes no contempladas en los renglones anteriores.</text:p>
          </table:table-cell>
        </table:table-row>
        <table:table-row table:style-name="ro1">
          <table:table-cell table:style-name="ce10" office:value-type="string" calcext:value-type="string">
            <text:p>6-02-02-07</text:p>
          </table:table-cell>
          <table:table-cell office:value-type="string" calcext:value-type="string">
            <text:p>Becas horas asistente graduado</text:p>
          </table:table-cell>
          <table:table-cell office:value-type="string" calcext:value-type="string">
            <text:p>Es la ayuda que se brinda a los estudiantes graduados de la Institución, como retribución por su colaboración en el campo de la docencia, la investigación y la acción social en la Universidad de Costa Rica, de conformidad con lo estipulado en el reglamento respectivo</text:p>
          </table:table-cell>
        </table:table-row>
        <table:table-row table:style-name="ro1">
          <table:table-cell table:style-name="ce10" office:value-type="string" calcext:value-type="string">
            <text:p>6-02-03-00</text:p>
          </table:table-cell>
          <table:table-cell office:value-type="string" calcext:value-type="string">
            <text:p>Ayudas a funcionarios</text:p>
          </table:table-cell>
          <table:table-cell office:value-type="string" calcext:value-type="string">
            <text:p>Previsiones para ayudas a funcionarios públicos acogiéndose a lo señalado en las convenciones colectivas y demás disposiciones legales que rigen esta materia, por ejemplo: ayudas para adquisición de anteojos o prótesis, sepelios, nacimientos de hijos, entre otros.</text:p>
          </table:table-cell>
        </table:table-row>
        <table:table-row table:style-name="ro1">
          <table:table-cell table:style-name="ce10" office:value-type="string" calcext:value-type="string">
            <text:p>6-02-99-00</text:p>
          </table:table-cell>
          <table:table-cell office:value-type="string" calcext:value-type="string">
            <text:p>Otras transferencias a personas</text:p>
          </table:table-cell>
          <table:table-cell office:value-type="string" calcext:value-type="string">
            <text:p>Sumas destinadas a funcionarios o terceras personas que no están contempladas en ninguna de las subpartidas antes descritas. Por ejemplo los premios en efectivo que se entregan a ganadores de certámenes literarios, científicos, musicales, artísticos, deportivos, teatrales, cinematográficos, entre otros, de acuerdo con la legislación vigente en este campo.</text:p>
          </table:table-cell>
        </table:table-row>
        <table:table-row table:style-name="ro1">
          <table:table-cell table:style-name="ce10" office:value-type="string" calcext:value-type="string">
            <text:p>6-02-99-01</text:p>
          </table:table-cell>
          <table:table-cell office:value-type="string" calcext:value-type="string">
            <text:p>Subsidios por incapacidades</text:p>
          </table:table-cell>
          <table:table-cell office:value-type="string" calcext:value-type="string">
            <text:p>Comprende el pago que la Universidad hace a sus funcionarios por concepto de subsidio durante el período de incapacidad ya sea por enfermedad, maternidad o por riesgos de trabajo.</text:p>
          </table:table-cell>
        </table:table-row>
        <table:table-row table:style-name="ro1">
          <table:table-cell table:style-name="ce10" office:value-type="string" calcext:value-type="string">
            <text:p>6-02-99-02</text:p>
          </table:table-cell>
          <table:table-cell office:value-type="string" calcext:value-type="string">
            <text:p>Al sector privado</text:p>
          </table:table-cell>
          <table:table-cell office:value-type="string" calcext:value-type="string">
            <text:p>Incluye los egresos por concepto de transferencias a personas, empresas o asociaciones con personería jurídica.</text:p>
          </table:table-cell>
        </table:table-row>
        <table:table-row table:style-name="ro1">
          <table:table-cell table:style-name="ce10" office:value-type="string" calcext:value-type="string">
            <text:p>6-02-99-03</text:p>
          </table:table-cell>
          <table:table-cell office:value-type="string" calcext:value-type="string">
            <text:p>Transferencias del Fondo Solidario Estudiantil a los(as) Estudiantes</text:p>
          </table:table-cell>
          <table:table-cell office:value-type="string" calcext:value-type="string">
            <text:p>Incluye los egresos por concepto de ayuda a la población estudiantil de escasos recursos económicos que presente situaciones calificadas, de acuerdo a lo establecido en el “Reglamento General del Fondo Solidario Estudiantil para el Apoyo a Estudiantes con Situaciones Calificadas de Salud”.</text:p>
          </table:table-cell>
        </table:table-row>
        <table:table-row table:style-name="ro1">
          <table:table-cell table:style-name="ce10" office:value-type="string" calcext:value-type="string">
            <text:p>6-03-01-00</text:p>
          </table:table-cell>
          <table:table-cell office:value-type="string" calcext:value-type="string">
            <text:p>Prestaciones legales</text:p>
          </table:table-cell>
          <table:table-cell office:value-type="string" calcext:value-type="string">
            <text:p>Sumas que asignan las instituciones públicas para cubrir el pago por concepto de preaviso y cesantía, además de otros a que tengan derecho los funcionarios una vez concluida la relación laboral con la entidad de conformidad con las regulaciones establecidas. Esta obligación se deriva de una resolución administrativa o sentencia judicial, para ésta última se deben de incluir las costas y honorarios respectivos.</text:p>
          </table:table-cell>
        </table:table-row>
        <table:table-row table:style-name="ro1">
          <table:table-cell table:style-name="ce11" office:value-type="string" calcext:value-type="string">
            <text:p>6-04-01-00</text:p>
          </table:table-cell>
          <table:table-cell office:value-type="string" calcext:value-type="string">
            <text:p>Transferencias corrientes a asociaciones</text:p>
          </table:table-cell>
          <table:table-cell office:value-type="string" calcext:value-type="string">
            <text:p>Asignación de recursos que la institución destina a entidades constituidas como asociaciones que no persiguen fines de lucro. Tienen personalidad jurídica y se forman para el cumplimiento de diversos propósitos. Entre ellas se encuentran las asociaciones solidaristas, que no incluye aportes patronales y las asociaciones de desarrollo comunal. Además, se consideran las federaciones, ligas y uniones de asociaciones.</text:p>
          </table:table-cell>
        </table:table-row>
        <table:table-row table:style-name="ro1">
          <table:table-cell table:style-name="ce11" office:value-type="string" calcext:value-type="string">
            <text:p>6-04-01-01</text:p>
          </table:table-cell>
          <table:table-cell office:value-type="string" calcext:value-type="string">
            <text:p>Transferencias Asociación Deportiva</text:p>
          </table:table-cell>
          <table:table-cell office:value-type="string" calcext:value-type="string">
            <text:p>Aporte que la Institución le asigna a la Asociación Deportiva Universitaria, financiados con fondos estudiantiles y de JUNCOS</text:p>
          </table:table-cell>
        </table:table-row>
        <table:table-row table:style-name="ro1">
          <table:table-cell table:style-name="ce11" office:value-type="string" calcext:value-type="string">
            <text:p>6-04-01-02</text:p>
          </table:table-cell>
          <table:table-cell office:value-type="string" calcext:value-type="string">
            <text:p>Asociación Deportiva Interestatal Universitaria de Costa Rica</text:p>
          </table:table-cell>
          <table:table-cell office:value-type="string" calcext:value-type="string">
            <text:p>Cuota anual que la Institución debe girar para cubrir las obligaciones derivadas del convenio suscrito con la Federación Costarricense Universitaria Deportiva (FECUNDE).</text:p>
          </table:table-cell>
        </table:table-row>
        <table:table-row table:style-name="ro1">
          <table:table-cell table:style-name="ce11" office:value-type="string" calcext:value-type="string">
            <text:p>6-04-01-03</text:p>
          </table:table-cell>
          <table:table-cell office:value-type="string" calcext:value-type="string">
            <text:p>Transferencias Filial Club de Fútbol</text:p>
          </table:table-cell>
          <table:table-cell office:value-type="string" calcext:value-type="string">
            <text:p>Aporte que la Institución le asigna a la Filial Club de Fútbol, para atender los gastos relacionados con las participaciones en los torneos y competiciones deportivas.</text:p>
          </table:table-cell>
        </table:table-row>
        <table:table-row table:style-name="ro1">
          <table:table-cell table:style-name="ce11" office:value-type="string" calcext:value-type="string">
            <text:p>6-04-04-00</text:p>
          </table:table-cell>
          <table:table-cell office:value-type="string" calcext:value-type="string">
            <text:p>Transferencias corrientes a otras entidades privadas sin fines de lucro</text:p>
          </table:table-cell>
          <table:table-cell office:value-type="string" calcext:value-type="string">
            <text:p>Asignación de recursos que la institución destina a otras entidades que se rigen por el derecho privado y que no persiguen fines de lucro, no consideradas en las subpartidas anteriores. Se citan como ejemplo las Temporalidades de la Iglesia Católica, organismos internacionales radicados en el país, los sindicatos, cámaras, federaciones, confederaciones y otras.</text:p>
          </table:table-cell>
        </table:table-row>
        <table:table-row table:style-name="ro1">
          <table:table-cell table:style-name="ce11" office:value-type="string" calcext:value-type="string">
            <text:p>6-06-01-00</text:p>
          </table:table-cell>
          <table:table-cell office:value-type="string" calcext:value-type="string">
            <text:p>Indemnizaciones</text:p>
          </table:table-cell>
          <table:table-cell office:value-type="string" calcext:value-type="string">
            <text:p>Contempla el resarcimiento económico por el daño o perjuicio causado por la institución a personas físicas o jurídicas, incluyendo las costas judiciales o cualquier gasto similar, el cual debe tener respaldo en una sentencia judicial o una resolución administrativa. Incluye la indemnización generada como producto de juicios laborales por salarios caídos, independientemente del periodo a los cuales pertenecen. Excluye las indemnizaciones originadas en la expropiación de terrenos y edificios, los que se registran en las subpartidas 5-03-01 "Terrenos" y 5-03-02 "Edificios preexistentes" respectivamente, así como los juicios laborales por pago de prestaciones legales que se deben registrar en la subpartida 6-03-01 "Prestaciones legales".</text:p>
          </table:table-cell>
        </table:table-row>
        <table:table-row table:style-name="ro1">
          <table:table-cell table:style-name="ce11" office:value-type="string" calcext:value-type="string">
            <text:p>6-07-02-00</text:p>
          </table:table-cell>
          <table:table-cell office:value-type="string" calcext:value-type="string">
            <text:p>Otras transferencias corrientes al sector externo</text:p>
          </table:table-cell>
          <table:table-cell office:value-type="string" calcext:value-type="string">
            <text:p>Asignación de recursos que destina el sector público nacional para gastos corrientes de acuerdo con el ordenamiento jurídico correspondiente, a otros gobiernos y a entidades en el exterior no consideradas en las subpartidas citadas anteriormente. Incluye los egresos por concepto de cuotas para cubrir las obligaciones con organismos de carácter internacional o extranjero, de acuerdo a convenios suscritos.</text:p>
          </table:table-cell>
        </table:table-row>
        <table:table-row table:style-name="ro1">
          <table:table-cell table:style-name="ce11" office:value-type="string" calcext:value-type="string">
            <text:p>8-02-06-00</text:p>
          </table:table-cell>
          <table:table-cell office:value-type="string" calcext:value-type="string">
            <text:p>Amortización de préstamos a Instituciones Públicas Financieras</text:p>
          </table:table-cell>
          <table:table-cell office:value-type="string" calcext:value-type="string">
            <text:p>Se refiere a los pagos que realiza la institución para atender el principal de las deudas contraídas por concepto de préstamos directos y avales asumidos, concedidos por las Instituciones Públicas Financieras, bancarias y no bancarias.</text:p>
          </table:table-cell>
        </table:table-row>
        <table:table-row table:style-name="ro1">
          <table:table-cell table:style-name="ce11" office:value-type="string" calcext:value-type="string">
            <text:p>8-02-07-00</text:p>
          </table:table-cell>
          <table:table-cell office:value-type="string" calcext:value-type="string">
            <text:p>Amortización de préstamos del Sector Privado</text:p>
          </table:table-cell>
          <table:table-cell office:value-type="string" calcext:value-type="string">
            <text:p>Corresponde a los pagos que realiza la institución para atender el principal de las deudas contraídas por concepto de préstamos directos, avales asumidos y créditos de proveedores, concedidos por entes del sector privado.</text:p>
          </table:table-cell>
        </table:table-row>
        <table:table-row table:style-name="ro1">
          <table:table-cell table:style-name="ce11" office:value-type="string" calcext:value-type="string">
            <text:p>9-02-01-00</text:p>
          </table:table-cell>
          <table:table-cell office:value-type="string" calcext:value-type="string">
            <text:p>Sumas libres sin asignación presupuestaria</text:p>
          </table:table-cell>
          <table:table-cell office:value-type="string" calcext:value-type="string">
            <text:p>Incluye los montos a las que por diversas circunstancias no se les ha dado una asignación en las partidas, grupos y subpartidas presupuestarias.</text:p>
          </table:table-cell>
        </table:table-row>
        <table:table-row table:style-name="ro1">
          <table:table-cell table:style-name="ce11" office:value-type="string" calcext:value-type="string">
            <text:p>9-02-02-00</text:p>
          </table:table-cell>
          <table:table-cell office:value-type="string" calcext:value-type="string">
            <text:p>Sumas con destino específico sin asignación presupuestaria</text:p>
          </table:table-cell>
          <table:table-cell office:value-type="string" calcext:value-type="string">
            <text:p>Contempla las sumas que por ley u otras disposiciones tienen señalado un fin específico, pero que por diversas razones no se han asignado en las partidas, grupos y subpartidas presupuestarias.</text:p>
          </table:table-cell>
        </table:table-row>
        <table:table-row table:style-name="ro1">
          <table:table-cell table:style-name="ce12"/>
          <table:table-cell table:number-columns-repeated="2"/>
        </table:table-row>
        <table:table-row table:style-name="ro1" table:number-rows-repeated="147">
          <table:table-cell table:style-name="ce11"/>
          <table:table-cell table:number-columns-repeated="2"/>
        </table:table-row>
        <table:table-row table:style-name="ro1" table:number-rows-repeated="4">
          <table:table-cell table:style-name="ce10"/>
          <table:table-cell table:number-columns-repeated="2"/>
        </table:table-row>
        <table:table-row table:style-name="ro1">
          <table:table-cell table:style-name="ce13"/>
          <table:table-cell table:number-columns-repeated="2"/>
        </table:table-row>
        <table:table-row table:style-name="ro1" table:number-rows-repeated="4">
          <table:table-cell table:style-name="ce10"/>
          <table:table-cell table:number-columns-repeated="2"/>
        </table:table-row>
        <table:table-row table:style-name="ro1" table:number-rows-repeated="1048180">
          <table:table-cell table:number-columns-repeated="3"/>
        </table:table-row>
        <table:table-row table:style-name="ro1">
          <table:table-cell table:number-columns-repeated="3"/>
        </table:table-row>
      </table:table>
      <table:table table:name="Script Partidas" table:style-name="ta1">
        <table:table-column table:style-name="co7" table:default-cell-style-name="ce5"/>
        <table:table-row table:style-name="ro1">
          <table:table-cell table:style-name="ce18" office:value-type="string" calcext:value-type="string">
            <text:p>Volcado</text:p>
          </table:table-cell>
        </table:table-row>
        <table:table-row table:style-name="ro1">
          <table:table-cell table:formula="of:=&quot;INSERT INTO tpartida (codPartida,vNombrePartida,vDescripcion) VALUES ('&quot;&amp;[PartidasConDetalle.A2:.A1001]&amp;&quot;','&quot;&amp;[PartidasConDetalle.B2:.B1001]&amp;&quot;','&quot;&amp;[PartidasConDetalle.C2:.C1001]&amp;&quot;');&quot;" office:value-type="string" office:string-value="INSERT INTO tpartida (codPartida,vNombrePartida,vDescripcion) VALUES ('0','REMUNERACIONES','Remuneraciones básicas en dinero al personal permanente y transitorio de la institución cuya relación se rige por las leyes laborales vigentes. Además, comprende los incentivos derivados del salario o complementarios a este, como el decimotercer mes o la retribución por años servidos, así como gastos por concepto de dietas, las contribuciones patronales al desarrollo y la seguridad social.');" calcext:value-type="string">
            <text:p>INSERT INTO tpartida (codPartida,vNombrePartida,vDescripcion) VALUES ('0','REMUNERACIONES','Remuneraciones básicas en dinero al personal permanente y transitorio de la institución cuya relación se rige por las leyes laborales vigentes. Además, comprende los incentivos derivados del salario o complementarios a este, como el decimotercer mes o la retribución por años servidos, así como gastos por concepto de dietas, las contribuciones patronales al desarrollo y la seguridad social.');</text:p>
          </table:table-cell>
        </table:table-row>
        <table:table-row table:style-name="ro1">
          <table:table-cell table:formula="of:=&quot;INSERT INTO tpartida (codPartida,vNombrePartida,vDescripcion) VALUES ('&quot;&amp;[PartidasConDetalle.A3:.A1002]&amp;&quot;','&quot;&amp;[PartidasConDetalle.B3:.B1002]&amp;&quot;','&quot;&amp;[PartidasConDetalle.C3:.C1002]&amp;&quot;');&quot;" office:value-type="string" office:string-value="INSERT INTO tpartida (codPartida,vNombrePartida,vDescripcion) VALUES ('0-01','REMUNERACIONES BÁSICAS','Remuneraciones que en virtud de la relación laboral se otorga al personal fijo o transitorio por sus servicios, sin incluir los conceptos adicionales al salario base.');" calcext:value-type="string">
            <text:p>INSERT INTO tpartida (codPartida,vNombrePartida,vDescripcion) VALUES ('0-01','REMUNERACIONES BÁSICAS','Remuneraciones que en virtud de la relación laboral se otorga al personal fijo o transitorio por sus servicios, sin incluir los conceptos adicionales al salario base.');</text:p>
          </table:table-cell>
        </table:table-row>
        <table:table-row table:style-name="ro1">
          <table:table-cell table:formula="of:=&quot;INSERT INTO tpartida (codPartida,vNombrePartida,vDescripcion) VALUES ('&quot;&amp;[PartidasConDetalle.A4:.A1003]&amp;&quot;','&quot;&amp;[PartidasConDetalle.B4:.B1003]&amp;&quot;','&quot;&amp;[PartidasConDetalle.C4:.C1003]&amp;&quot;');&quot;" office:value-type="string" office:string-value="INSERT INTO tpartida (codPartida,vNombrePartida,vDescripcion) VALUES ('0-02','REMUNERACIONES EVENTUALES','Retribuciones adicionales que la institución otorga al personal, fundamentándose en situaciones laborales muy particulares o especiales, pues no se dan en forma permanente, ni constituyen un derecho del trabajador, ya que de no existir las circunstancias que originaron el reconocimiento, desaparece también el motivo para seguirlas otorgando. Lo anterior con base en disposiciones legales y reglamentarias.');" calcext:value-type="string">
            <text:p>INSERT INTO tpartida (codPartida,vNombrePartida,vDescripcion) VALUES ('0-02','REMUNERACIONES EVENTUALES','Retribuciones adicionales que la institución otorga al personal, fundamentándose en situaciones laborales muy particulares o especiales, pues no se dan en forma permanente, ni constituyen un derecho del trabajador, ya que de no existir las circunstancias que originaron el reconocimiento, desaparece también el motivo para seguirlas otorgando. Lo anterior con base en disposiciones legales y reglamentarias.');</text:p>
          </table:table-cell>
        </table:table-row>
        <table:table-row table:style-name="ro1">
          <table:table-cell table:formula="of:=&quot;INSERT INTO tpartida (codPartida,vNombrePartida,vDescripcion) VALUES ('&quot;&amp;[PartidasConDetalle.A5:.A1004]&amp;&quot;','&quot;&amp;[PartidasConDetalle.B5:.B1004]&amp;&quot;','&quot;&amp;[PartidasConDetalle.C5:.C1004]&amp;&quot;');&quot;" office:value-type="string" office:string-value="INSERT INTO tpartida (codPartida,vNombrePartida,vDescripcion) VALUES ('0-03','INCENTIVOS SALARIALES','Retribuciones que de conformidad con la legislación vigente se asignan al servidor por sus características laborales y por la función que realiza determinada por su puesto de trabajo y que como tal, complementan las remuneraciones básicas.');" calcext:value-type="string">
            <text:p>INSERT INTO tpartida (codPartida,vNombrePartida,vDescripcion) VALUES ('0-03','INCENTIVOS SALARIALES','Retribuciones que de conformidad con la legislación vigente se asignan al servidor por sus características laborales y por la función que realiza determinada por su puesto de trabajo y que como tal, complementan las remuneraciones básicas.');</text:p>
          </table:table-cell>
        </table:table-row>
        <table:table-row table:style-name="ro1">
          <table:table-cell table:formula="of:=&quot;INSERT INTO tpartida (codPartida,vNombrePartida,vDescripcion) VALUES ('&quot;&amp;[PartidasConDetalle.A6:.A1005]&amp;&quot;','&quot;&amp;[PartidasConDetalle.B6:.B1005]&amp;&quot;','&quot;&amp;[PartidasConDetalle.C6:.C1005]&amp;&quot;');&quot;" office:value-type="string" office:string-value="INSERT INTO tpartida (codPartida,vNombrePartida,vDescripcion) VALUES ('0-04','CONTRIBUCIONES PATRONALES AL DESARR. Y LA SEGUR. SOCIAL','Erogaciones que el Estado y sus instituciones en su condición de patronos, deben destinar a aquellas instituciones que la ley señale, con el fin que los trabajadores disfruten de los beneficios de la seguridad social. Su cálculo se efectúa en función de los salarios y otras remuneraciones que se les otorgan a los empleados.');" calcext:value-type="string">
            <text:p>INSERT INTO tpartida (codPartida,vNombrePartida,vDescripcion) VALUES ('0-04','CONTRIBUCIONES PATRONALES AL DESARR. Y LA SEGUR. SOCIAL','Erogaciones que el Estado y sus instituciones en su condición de patronos, deben destinar a aquellas instituciones que la ley señale, con el fin que los trabajadores disfruten de los beneficios de la seguridad social. Su cálculo se efectúa en función de los salarios y otras remuneraciones que se les otorgan a los empleados.');</text:p>
          </table:table-cell>
        </table:table-row>
        <table:table-row table:style-name="ro1">
          <table:table-cell table:formula="of:=&quot;INSERT INTO tpartida (codPartida,vNombrePartida,vDescripcion) VALUES ('&quot;&amp;[PartidasConDetalle.A7:.A1006]&amp;&quot;','&quot;&amp;[PartidasConDetalle.B7:.B1006]&amp;&quot;','&quot;&amp;[PartidasConDetalle.C7:.C1006]&amp;&quot;');&quot;" office:value-type="string" office:string-value="INSERT INTO tpartida (codPartida,vNombrePartida,vDescripcion) VALUES ('0-05','CONTRIB. PATRON. A FONDOS DE PENSIONES Y OTROS FDOS. DE CAPIT.','Aportes que el Estado y sus instituciones en su condición de patrono destinan a aquellas entidades que la ley señale como el seguro de Pensiones de la Caja Costarricense del Seguro Social, administradores de fondos de pensiones y otros fondos de capitalización.');" calcext:value-type="string">
            <text:p>INSERT INTO tpartida (codPartida,vNombrePartida,vDescripcion) VALUES ('0-05','CONTRIB. PATRON. A FONDOS DE PENSIONES Y OTROS FDOS. DE CAPIT.','Aportes que el Estado y sus instituciones en su condición de patrono destinan a aquellas entidades que la ley señale como el seguro de Pensiones de la Caja Costarricense del Seguro Social, administradores de fondos de pensiones y otros fondos de capitalización.');</text:p>
          </table:table-cell>
        </table:table-row>
        <table:table-row table:style-name="ro1">
          <table:table-cell table:formula="of:=&quot;INSERT INTO tpartida (codPartida,vNombrePartida,vDescripcion) VALUES ('&quot;&amp;[PartidasConDetalle.A8:.A1007]&amp;&quot;','&quot;&amp;[PartidasConDetalle.B8:.B1007]&amp;&quot;','&quot;&amp;[PartidasConDetalle.C8:.C1007]&amp;&quot;');&quot;" office:value-type="string" office:string-value="INSERT INTO tpartida (codPartida,vNombrePartida,vDescripcion) VALUES ('0-99','REMUNERACIONES DIVERSAS','Erogaciones que por su carácter ocasional o extraordinario no permite que sean clasificadas en los anteriores grupos y subpartidas.');" calcext:value-type="string">
            <text:p>INSERT INTO tpartida (codPartida,vNombrePartida,vDescripcion) VALUES ('0-99','REMUNERACIONES DIVERSAS','Erogaciones que por su carácter ocasional o extraordinario no permite que sean clasificadas en los anteriores grupos y subpartidas.');</text:p>
          </table:table-cell>
        </table:table-row>
        <table:table-row table:style-name="ro1">
          <table:table-cell table:formula="of:=&quot;INSERT INTO tpartida (codPartida,vNombrePartida,vDescripcion) VALUES ('&quot;&amp;[PartidasConDetalle.A9:.A1008]&amp;&quot;','&quot;&amp;[PartidasConDetalle.B9:.B1008]&amp;&quot;','&quot;&amp;[PartidasConDetalle.C9:.C1008]&amp;&quot;');&quot;" office:value-type="string" office:string-value="INSERT INTO tpartida (codPartida,vNombrePartida,vDescripcion) VALUES ('1','SERVICIOS','Obligaciones que la institución contrae, generalmente, mediante contratos administrativos con personas físicas o jurídicas, públicas o privadas, por la prestación de servicios de diversa naturaleza y por el uso de bienes muebles e inmuebles, incluyendo los servicios que se destinan al mantenimiento, conservación y reparación menor u ordinaria, preventiva y habitual de bienes de capital, que tienen como finalidad conservar el activo en condiciones normales de servicio. Comprende entre otros, los pagos por el arrendamiento de edificios, terrenos y equipos, servicios públicos, servicios de mantenimiento y reparación, comerciales y financieros, así como la contratación de diversos servicios de carácter profesional y técnico.');" calcext:value-type="string">
            <text:p>INSERT INTO tpartida (codPartida,vNombrePartida,vDescripcion) VALUES ('1','SERVICIOS','Obligaciones que la institución contrae, generalmente, mediante contratos administrativos con personas físicas o jurídicas, públicas o privadas, por la prestación de servicios de diversa naturaleza y por el uso de bienes muebles e inmuebles, incluyendo los servicios que se destinan al mantenimiento, conservación y reparación menor u ordinaria, preventiva y habitual de bienes de capital, que tienen como finalidad conservar el activo en condiciones normales de servicio. Comprende entre otros, los pagos por el arrendamiento de edificios, terrenos y equipos, servicios públicos, servicios de mantenimiento y reparación, comerciales y financieros, así como la contratación de diversos servicios de carácter profesional y técnico.');</text:p>
          </table:table-cell>
        </table:table-row>
        <table:table-row table:style-name="ro1">
          <table:table-cell table:formula="of:=&quot;INSERT INTO tpartida (codPartida,vNombrePartida,vDescripcion) VALUES ('&quot;&amp;[PartidasConDetalle.A10:.A1009]&amp;&quot;','&quot;&amp;[PartidasConDetalle.B10:.B1009]&amp;&quot;','&quot;&amp;[PartidasConDetalle.C10:.C1009]&amp;&quot;');&quot;" office:value-type="string" office:string-value="INSERT INTO tpartida (codPartida,vNombrePartida,vDescripcion) VALUES ('1-01','ALQUILERES','Comprende el arrendamiento de toda clase de bienes muebles e inmuebles, ganado y otras especies de animales y alquiler de derechos sobre bienes intangibles, lo anterior por periodos fijos u ocasionales de tiempo. Se excluye el alquiler de apartados postales, el que se registra en la subpartida 1-02-03 &quot;Servicio de correo&quot;.');" calcext:value-type="string">
            <text:p>INSERT INTO tpartida (codPartida,vNombrePartida,vDescripcion) VALUES ('1-01','ALQUILERES','Comprende el arrendamiento de toda clase de bienes muebles e inmuebles, ganado y otras especies de animales y alquiler de derechos sobre bienes intangibles, lo anterior por periodos fijos u ocasionales de tiempo. Se excluye el alquiler de apartados postales, el que se registra en la subpartida 1-02-03 "Servicio de correo".');</text:p>
          </table:table-cell>
        </table:table-row>
        <table:table-row table:style-name="ro1">
          <table:table-cell table:formula="of:=&quot;INSERT INTO tpartida (codPartida,vNombrePartida,vDescripcion) VALUES ('&quot;&amp;[PartidasConDetalle.A11:.A1010]&amp;&quot;','&quot;&amp;[PartidasConDetalle.B11:.B1010]&amp;&quot;','&quot;&amp;[PartidasConDetalle.C11:.C1010]&amp;&quot;');&quot;" office:value-type="string" office:string-value="INSERT INTO tpartida (codPartida,vNombrePartida,vDescripcion) VALUES ('1-02','SERVICIOS BÁSICOS','Erogaciones por concepto de consumo de los principales servicios de utilidad pública necesarios para el buen funcionamiento de la institución tales como: agua potable, telefonía, correo, energía eléctrica, independientemente de que dichos servicios los provea un ente estatal o privado.');" calcext:value-type="string">
            <text:p>INSERT INTO tpartida (codPartida,vNombrePartida,vDescripcion) VALUES ('1-02','SERVICIOS BÁSICOS','Erogaciones por concepto de consumo de los principales servicios de utilidad pública necesarios para el buen funcionamiento de la institución tales como: agua potable, telefonía, correo, energía eléctrica, independientemente de que dichos servicios los provea un ente estatal o privado.');</text:p>
          </table:table-cell>
        </table:table-row>
        <table:table-row table:style-name="ro1">
          <table:table-cell table:formula="of:=&quot;INSERT INTO tpartida (codPartida,vNombrePartida,vDescripcion) VALUES ('&quot;&amp;[PartidasConDetalle.A12:.A1011]&amp;&quot;','&quot;&amp;[PartidasConDetalle.B12:.B1011]&amp;&quot;','&quot;&amp;[PartidasConDetalle.C12:.C1011]&amp;&quot;');&quot;" office:value-type="string" office:string-value="INSERT INTO tpartida (codPartida,vNombrePartida,vDescripcion) VALUES ('1-03','SERVICIOS COMERCIALES Y FINANCIEROS','Erogaciones por concepto de servicios financieros y determinados servicios de carácter comercial que prestan instituciones públicas y privadas, tales como: transporte de bienes, servicios bancarios, aduaneros, de impresión y encuadernación, entre otros.');" calcext:value-type="string">
            <text:p>INSERT INTO tpartida (codPartida,vNombrePartida,vDescripcion) VALUES ('1-03','SERVICIOS COMERCIALES Y FINANCIEROS','Erogaciones por concepto de servicios financieros y determinados servicios de carácter comercial que prestan instituciones públicas y privadas, tales como: transporte de bienes, servicios bancarios, aduaneros, de impresión y encuadernación, entre otros.');</text:p>
          </table:table-cell>
        </table:table-row>
        <table:table-row table:style-name="ro1">
          <table:table-cell table:formula="of:=&quot;INSERT INTO tpartida (codPartida,vNombrePartida,vDescripcion) VALUES ('&quot;&amp;[PartidasConDetalle.A13:.A1012]&amp;&quot;','&quot;&amp;[PartidasConDetalle.B13:.B1012]&amp;&quot;','&quot;&amp;[PartidasConDetalle.C13:.C1012]&amp;&quot;');&quot;" office:value-type="string" office:string-value="INSERT INTO tpartida (codPartida,vNombrePartida,vDescripcion) VALUES ('1-04','SERVICIOS DE GESTIÓN Y APOYO','Están constituidos por los gastos de servicios profesionales, técnicos y misceláneos, con personas físicas o jurídicas, tanto nacionales como extranjeras para realizar trabajos específicos. La prestación de estos servicios no implica la existencia de relación laboral, por cuanto corresponde a contratos administrativos que se rigen por lo estipulado en la Ley y Reglamento de Contratación Administrativa, así como por las demás leyes conexas. Se incluyen en este grupo los conceptos de consultorías y honorarios que comprenden la contratación transitoria para la prestación de servicios técnicos, profesionales y otros, así como todas aquellas otras contrataciones con características similares aun cuando no sean de carácter ocasional, pero que tienen en común la inexistencia de relación laboral, como es la contratación de servicios con sociedades anónimas laborales y aquellas que brindan servicios generales.');" calcext:value-type="string">
            <text:p>INSERT INTO tpartida (codPartida,vNombrePartida,vDescripcion) VALUES ('1-04','SERVICIOS DE GESTIÓN Y APOYO','Están constituidos por los gastos de servicios profesionales, técnicos y misceláneos, con personas físicas o jurídicas, tanto nacionales como extranjeras para realizar trabajos específicos. La prestación de estos servicios no implica la existencia de relación laboral, por cuanto corresponde a contratos administrativos que se rigen por lo estipulado en la Ley y Reglamento de Contratación Administrativa, así como por las demás leyes conexas. Se incluyen en este grupo los conceptos de consultorías y honorarios que comprenden la contratación transitoria para la prestación de servicios técnicos, profesionales y otros, así como todas aquellas otras contrataciones con características similares aun cuando no sean de carácter ocasional, pero que tienen en común la inexistencia de relación laboral, como es la contratación de servicios con sociedades anónimas laborales y aquellas que brindan servicios generales.');</text:p>
          </table:table-cell>
        </table:table-row>
        <table:table-row table:style-name="ro1">
          <table:table-cell table:formula="of:=&quot;INSERT INTO tpartida (codPartida,vNombrePartida,vDescripcion) VALUES ('&quot;&amp;[PartidasConDetalle.A14:.A1013]&amp;&quot;','&quot;&amp;[PartidasConDetalle.B14:.B1013]&amp;&quot;','&quot;&amp;[PartidasConDetalle.C14:.C1013]&amp;&quot;');&quot;" office:value-type="string" office:string-value="INSERT INTO tpartida (codPartida,vNombrePartida,vDescripcion) VALUES ('1-05','GASTOS DE VIAJE Y TRANSPORTE','Considera los gastos por cobertura de las necesidades diarias que requieren los funcionarios y otras personas según la legislación, cuando se desplazan dentro o fuera del país, para cumplir con los objetivos institucionales. Comprende gastos tales como alimentación, hospedaje, pasajes y transporte de personas. Se excluye el traslado de animales y objetos dentro del territorio nacional, los que se clasifican en la subpartida 1-03-04 &quot;Transporte de bienes&quot;');" calcext:value-type="string">
            <text:p>INSERT INTO tpartida (codPartida,vNombrePartida,vDescripcion) VALUES ('1-05','GASTOS DE VIAJE Y TRANSPORTE','Considera los gastos por cobertura de las necesidades diarias que requieren los funcionarios y otras personas según la legislación, cuando se desplazan dentro o fuera del país, para cumplir con los objetivos institucionales. Comprende gastos tales como alimentación, hospedaje, pasajes y transporte de personas. Se excluye el traslado de animales y objetos dentro del territorio nacional, los que se clasifican en la subpartida 1-03-04 "Transporte de bienes"');</text:p>
          </table:table-cell>
        </table:table-row>
        <table:table-row table:style-name="ro1">
          <table:table-cell table:formula="of:=&quot;INSERT INTO tpartida (codPartida,vNombrePartida,vDescripcion) VALUES ('&quot;&amp;[PartidasConDetalle.A15:.A1014]&amp;&quot;','&quot;&amp;[PartidasConDetalle.B15:.B1014]&amp;&quot;','&quot;&amp;[PartidasConDetalle.C15:.C1014]&amp;&quot;');&quot;" office:value-type="string" office:string-value="INSERT INTO tpartida (codPartida,vNombrePartida,vDescripcion) VALUES ('1-06','SEGUROS, REASEGUROS Y OTRAS OBLIGACIONES','Incluye los pagos por concepto de cobertura de toda clase de primas de seguros de daños y de seguros personales. Incluye los reaseguros y otras obligaciones por contratos de seguros. Se excluyen las sumas que se destinan a seguros de equipo, mobiliario o de la maquinaria durante el proceso de adquisición por parte de la Institución, las cuales se consideran parte del costo final de adquisición y deben registrarse en la partida 5 &quot;BIENES DURADEROS&quot; en las subpartidas respectivas.');" calcext:value-type="string">
            <text:p>INSERT INTO tpartida (codPartida,vNombrePartida,vDescripcion) VALUES ('1-06','SEGUROS, REASEGUROS Y OTRAS OBLIGACIONES','Incluye los pagos por concepto de cobertura de toda clase de primas de seguros de daños y de seguros personales. Incluye los reaseguros y otras obligaciones por contratos de seguros. Se excluyen las sumas que se destinan a seguros de equipo, mobiliario o de la maquinaria durante el proceso de adquisición por parte de la Institución, las cuales se consideran parte del costo final de adquisición y deben registrarse en la partida 5 "BIENES DURADEROS" en las subpartidas respectivas.');</text:p>
          </table:table-cell>
        </table:table-row>
        <table:table-row table:style-name="ro1">
          <table:table-cell table:formula="of:=&quot;INSERT INTO tpartida (codPartida,vNombrePartida,vDescripcion) VALUES ('&quot;&amp;[PartidasConDetalle.A16:.A1015]&amp;&quot;','&quot;&amp;[PartidasConDetalle.B16:.B1015]&amp;&quot;','&quot;&amp;[PartidasConDetalle.C16:.C1015]&amp;&quot;');&quot;" office:value-type="string" office:string-value="INSERT INTO tpartida (codPartida,vNombrePartida,vDescripcion) VALUES ('1-07','CAPACITACIÓN Y PROTOCOLO','Asignaciones destinadas a la formación y capacitación de los funcionarios y otros participantes; así como las sumas que se dedican a atenciones, ceremonias y recepciones oficiales de carácter institucional.');" calcext:value-type="string">
            <text:p>INSERT INTO tpartida (codPartida,vNombrePartida,vDescripcion) VALUES ('1-07','CAPACITACIÓN Y PROTOCOLO','Asignaciones destinadas a la formación y capacitación de los funcionarios y otros participantes; así como las sumas que se dedican a atenciones, ceremonias y recepciones oficiales de carácter institucional.');</text:p>
          </table:table-cell>
        </table:table-row>
        <table:table-row table:style-name="ro1">
          <table:table-cell table:formula="of:=&quot;INSERT INTO tpartida (codPartida,vNombrePartida,vDescripcion) VALUES ('&quot;&amp;[PartidasConDetalle.A17:.A1016]&amp;&quot;','&quot;&amp;[PartidasConDetalle.B17:.B1016]&amp;&quot;','&quot;&amp;[PartidasConDetalle.C17:.C1016]&amp;&quot;');&quot;" office:value-type="string" office:string-value="INSERT INTO tpartida (codPartida,vNombrePartida,vDescripcion) VALUES ('1-08','MANTENIMIENTO Y REPARACIÓN','Comprende la contratación de servicios de personas físicas o jurídicas, nacionales o extranjeras para el mantenimiento preventivo y habitual de obras públicas, maquinaria, equipo y mobiliario con el fin de conservar la capacidad de servicio. No implica por lo tanto la capitalización de los mismos. Los trabajos contratados que impliquen una adición o mejora de las obras, maquinaria o equipo, de modo que aumenten su eficiencia o prolonguen su vida útil, se deben clasificar en la partida 5 &quot;Bienes duraderos&quot;, en las partidas correspondientes. Los trabajos pueden contemplar tanto el servicio de mano de obra como los materiales o repuestos según corresponda o únicamente el servicio de mano de obra. El mantenimiento y las reparaciones que se efectúen por Administración no se imputan a las subpartidas contenidas en este grupo, sino al objeto del gasto que corresponda según el presente clasificador. La contratación de los servicios de mantenimiento debe estar acorde con el ordenamiento jurídico y técnico. La prestación de los mismos no determina la existencia de relación laboral.');" calcext:value-type="string">
            <text:p>INSERT INTO tpartida (codPartida,vNombrePartida,vDescripcion) VALUES ('1-08','MANTENIMIENTO Y REPARACIÓN','Comprende la contratación de servicios de personas físicas o jurídicas, nacionales o extranjeras para el mantenimiento preventivo y habitual de obras públicas, maquinaria, equipo y mobiliario con el fin de conservar la capacidad de servicio. No implica por lo tanto la capitalización de los mismos. Los trabajos contratados que impliquen una adición o mejora de las obras, maquinaria o equipo, de modo que aumenten su eficiencia o prolonguen su vida útil, se deben clasificar en la partida 5 "Bienes duraderos", en las partidas correspondientes. Los trabajos pueden contemplar tanto el servicio de mano de obra como los materiales o repuestos según corresponda o únicamente el servicio de mano de obra. El mantenimiento y las reparaciones que se efectúen por Administración no se imputan a las subpartidas contenidas en este grupo, sino al objeto del gasto que corresponda según el presente clasificador. La contratación de los servicios de mantenimiento debe estar acorde con el ordenamiento jurídico y técnico. La prestación de los mismos no determina la existencia de relación laboral.');</text:p>
          </table:table-cell>
        </table:table-row>
        <table:table-row table:style-name="ro1">
          <table:table-cell table:formula="of:=&quot;INSERT INTO tpartida (codPartida,vNombrePartida,vDescripcion) VALUES ('&quot;&amp;[PartidasConDetalle.A18:.A1017]&amp;&quot;','&quot;&amp;[PartidasConDetalle.B18:.B1017]&amp;&quot;','&quot;&amp;[PartidasConDetalle.C18:.C1017]&amp;&quot;');&quot;" office:value-type="string" office:string-value="INSERT INTO tpartida (codPartida,vNombrePartida,vDescripcion) VALUES ('1-99','SERVICIOS DIVERSOS','Comprende los gastos por servicios no considerados en las subpartidas anteriores.');" calcext:value-type="string">
            <text:p>INSERT INTO tpartida (codPartida,vNombrePartida,vDescripcion) VALUES ('1-99','SERVICIOS DIVERSOS','Comprende los gastos por servicios no considerados en las subpartidas anteriores.');</text:p>
          </table:table-cell>
        </table:table-row>
        <table:table-row table:style-name="ro1">
          <table:table-cell table:formula="of:=&quot;INSERT INTO tpartida (codPartida,vNombrePartida,vDescripcion) VALUES ('&quot;&amp;[PartidasConDetalle.A19:.A1018]&amp;&quot;','&quot;&amp;[PartidasConDetalle.B19:.B1018]&amp;&quot;','&quot;&amp;[PartidasConDetalle.C19:.C1018]&amp;&quot;');&quot;" office:value-type="string" office:string-value="INSERT INTO tpartida (codPartida,vNombrePartida,vDescripcion) VALUES ('2','MATERIALES Y SUMINISTROS','En esta partida se incluyen los útiles, materiales, artículos y suministros que tienen como característica principal su corta durabilidad, pues se estima que se consumirán en el lapso de un año. Sin embargo, por conveniencia se incluyen algunos de mayor durabilidad, en razón de su bajo costo y de las dificultades que implicaría un control de inventario.Comprende los materiales y suministros que se aplican en la formación de bienes de capital mediante el mecanismo de construcción por Administración. También los artículos y suministros que se destinan al mantenimiento y reparación de bienes del activo fijo. Incluye los bienes que adquieran las instituciones públicas que desarrollan actividades de carácter empresarial como materia prima, es decir los que se incorporan a un proceso productivo para obtener bienes intermedios o terminados, así como los que se adquieran como producto terminado para la venta. Las herramientas e instrumentos que por su costo y durabilidad se capitalicen, para efectos de clasificación, se deben considerar como equipo, razón por la que se clasifican en la partida 5 &quot;BIENES DURADEROS&quot; en las partidas correspondientes.');" calcext:value-type="string">
            <text:p>INSERT INTO tpartida (codPartida,vNombrePartida,vDescripcion) VALUES ('2','MATERIALES Y SUMINISTROS','En esta partida se incluyen los útiles, materiales, artículos y suministros que tienen como característica principal su corta durabilidad, pues se estima que se consumirán en el lapso de un año. Sin embargo, por conveniencia se incluyen algunos de mayor durabilidad, en razón de su bajo costo y de las dificultades que implicaría un control de inventario.Comprende los materiales y suministros que se aplican en la formación de bienes de capital mediante el mecanismo de construcción por Administración. También los artículos y suministros que se destinan al mantenimiento y reparación de bienes del activo fijo. Incluye los bienes que adquieran las instituciones públicas que desarrollan actividades de carácter empresarial como materia prima, es decir los que se incorporan a un proceso productivo para obtener bienes intermedios o terminados, así como los que se adquieran como producto terminado para la venta. Las herramientas e instrumentos que por su costo y durabilidad se capitalicen, para efectos de clasificación, se deben considerar como equipo, razón por la que se clasifican en la partida 5 "BIENES DURADEROS" en las partidas correspondientes.');</text:p>
          </table:table-cell>
        </table:table-row>
        <table:table-row table:style-name="ro1">
          <table:table-cell table:formula="of:=&quot;INSERT INTO tpartida (codPartida,vNombrePartida,vDescripcion) VALUES ('&quot;&amp;[PartidasConDetalle.A20:.A1019]&amp;&quot;','&quot;&amp;[PartidasConDetalle.B20:.B1019]&amp;&quot;','&quot;&amp;[PartidasConDetalle.C20:.C1019]&amp;&quot;');&quot;" office:value-type="string" office:string-value="INSERT INTO tpartida (codPartida,vNombrePartida,vDescripcion) VALUES ('2-01','PRODUCTOS QUÍMICOS Y CONEXOS','Comprende los gastos por concepto de sustancias químicas orgánicas e inorgánicas y otras relacionadas, tales como combustibles, productos farmacéuticos, medicinales y veterinarios.');" calcext:value-type="string">
            <text:p>INSERT INTO tpartida (codPartida,vNombrePartida,vDescripcion) VALUES ('2-01','PRODUCTOS QUÍMICOS Y CONEXOS','Comprende los gastos por concepto de sustancias químicas orgánicas e inorgánicas y otras relacionadas, tales como combustibles, productos farmacéuticos, medicinales y veterinarios.');</text:p>
          </table:table-cell>
        </table:table-row>
        <table:table-row table:style-name="ro1">
          <table:table-cell table:formula="of:=&quot;INSERT INTO tpartida (codPartida,vNombrePartida,vDescripcion) VALUES ('&quot;&amp;[PartidasConDetalle.A21:.A1020]&amp;&quot;','&quot;&amp;[PartidasConDetalle.B21:.B1020]&amp;&quot;','&quot;&amp;[PartidasConDetalle.C21:.C1020]&amp;&quot;');&quot;" office:value-type="string" office:string-value="INSERT INTO tpartida (codPartida,vNombrePartida,vDescripcion) VALUES ('2-02','ALIMENTOS Y PRODUCTOS AGROPECUARIOS','Incluye las erogaciones por concepto de alimentos y bebidas naturales, semimanufacturados o industrializados, para el consumo de personas y animales, así como los productos pecuarios y agroforestales que en alguna medida se han sometido a un proceso de elaboración o semielaboración.');" calcext:value-type="string">
            <text:p>INSERT INTO tpartida (codPartida,vNombrePartida,vDescripcion) VALUES ('2-02','ALIMENTOS Y PRODUCTOS AGROPECUARIOS','Incluye las erogaciones por concepto de alimentos y bebidas naturales, semimanufacturados o industrializados, para el consumo de personas y animales, así como los productos pecuarios y agroforestales que en alguna medida se han sometido a un proceso de elaboración o semielaboración.');</text:p>
          </table:table-cell>
        </table:table-row>
        <table:table-row table:style-name="ro1">
          <table:table-cell table:formula="of:=&quot;INSERT INTO tpartida (codPartida,vNombrePartida,vDescripcion) VALUES ('&quot;&amp;[PartidasConDetalle.A22:.A1021]&amp;&quot;','&quot;&amp;[PartidasConDetalle.B22:.B1021]&amp;&quot;','&quot;&amp;[PartidasConDetalle.C22:.C1021]&amp;&quot;');&quot;" office:value-type="string" office:string-value="INSERT INTO tpartida (codPartida,vNombrePartida,vDescripcion) VALUES ('2-03','MATERIALES Y PRODUCTOS DE USO EN LA CONSTRUCCIÓN Y MANTENIMIENTO','Corresponde a la adquisición de materiales y productos de diversa naturaleza que la institución emplea usualmente en la construcción, mantenimiento y reparación así como en otras actividades tales como: formación y enseñanza. Incluye las estructuras terminadas de acero, aluminio, hierro, madera y otros, tales como columnas, puertas, ventanas, marcos y rejas, que se clasifican en las subpartidas correspondientes.');" calcext:value-type="string">
            <text:p>INSERT INTO tpartida (codPartida,vNombrePartida,vDescripcion) VALUES ('2-03','MATERIALES Y PRODUCTOS DE USO EN LA CONSTRUCCIÓN Y MANTENIMIENTO','Corresponde a la adquisición de materiales y productos de diversa naturaleza que la institución emplea usualmente en la construcción, mantenimiento y reparación así como en otras actividades tales como: formación y enseñanza. Incluye las estructuras terminadas de acero, aluminio, hierro, madera y otros, tales como columnas, puertas, ventanas, marcos y rejas, que se clasifican en las subpartidas correspondientes.');</text:p>
          </table:table-cell>
        </table:table-row>
        <table:table-row table:style-name="ro1">
          <table:table-cell table:formula="of:=&quot;INSERT INTO tpartida (codPartida,vNombrePartida,vDescripcion) VALUES ('&quot;&amp;[PartidasConDetalle.A23:.A1022]&amp;&quot;','&quot;&amp;[PartidasConDetalle.B23:.B1022]&amp;&quot;','&quot;&amp;[PartidasConDetalle.C23:.C1022]&amp;&quot;');&quot;" office:value-type="string" office:string-value="INSERT INTO tpartida (codPartida,vNombrePartida,vDescripcion) VALUES ('2-04','HERRAMIENTAS REPUESTOS Y ACCESORIOS','Corresponde a la adquisición de implementos, herramientas, repuestos y accesorios no capitalizables que se requieren para realizar actividades manuales o que se usan en las reparaciones de maquinaria y equipo.');" calcext:value-type="string">
            <text:p>INSERT INTO tpartida (codPartida,vNombrePartida,vDescripcion) VALUES ('2-04','HERRAMIENTAS REPUESTOS Y ACCESORIOS','Corresponde a la adquisición de implementos, herramientas, repuestos y accesorios no capitalizables que se requieren para realizar actividades manuales o que se usan en las reparaciones de maquinaria y equipo.');</text:p>
          </table:table-cell>
        </table:table-row>
        <table:table-row table:style-name="ro1">
          <table:table-cell table:formula="of:=&quot;INSERT INTO tpartida (codPartida,vNombrePartida,vDescripcion) VALUES ('&quot;&amp;[PartidasConDetalle.A24:.A1023]&amp;&quot;','&quot;&amp;[PartidasConDetalle.B24:.B1023]&amp;&quot;','&quot;&amp;[PartidasConDetalle.C24:.C1023]&amp;&quot;');&quot;" office:value-type="string" office:string-value="INSERT INTO tpartida (codPartida,vNombrePartida,vDescripcion) VALUES ('2-99','ÚTILES, MATERIALES Y SUMINISTROS DIVERSOS','Abarca la adquisición de útiles, materiales y suministros de variada naturaleza, no incluidos en las subpartidas anteriores.');" calcext:value-type="string">
            <text:p>INSERT INTO tpartida (codPartida,vNombrePartida,vDescripcion) VALUES ('2-99','ÚTILES, MATERIALES Y SUMINISTROS DIVERSOS','Abarca la adquisición de útiles, materiales y suministros de variada naturaleza, no incluidos en las subpartidas anteriores.');</text:p>
          </table:table-cell>
        </table:table-row>
        <table:table-row table:style-name="ro1">
          <table:table-cell table:formula="of:=&quot;INSERT INTO tpartida (codPartida,vNombrePartida,vDescripcion) VALUES ('&quot;&amp;[PartidasConDetalle.A25:.A1024]&amp;&quot;','&quot;&amp;[PartidasConDetalle.B25:.B1024]&amp;&quot;','&quot;&amp;[PartidasConDetalle.C25:.C1024]&amp;&quot;');&quot;" office:value-type="string" office:string-value="INSERT INTO tpartida (codPartida,vNombrePartida,vDescripcion) VALUES ('3','INTERESES Y COMISIONES','Esta partida comprende las erogaciones destinadas por las instituciones públicas para cubrir el pago a favor de terceras personas, físicas o jurídicas, del sector privado o del sector público, residentes en el territorio nacional o en el exterior, por la utilización en un determinado plazo de recursos financieros provenientes de los conceptos de emisión y colocación de títulos valores, contratación de préstamos directos, créditos de proveedores, depósitos a plazo y a la vista, avales asumidos, entre otros pasivos de la entidad, transados en el país o en el exterior. Incluye los intereses y comisiones por las operaciones normales de los bancos comerciales del sector público, así como las diferencias por tipo de cambio.En esta partida se incluyen las retribuciones que se asignan a un tercero, por concepto de comisiones y otros gastos derivados de los préstamos concedidos o de la colocación de títulos valores.');" calcext:value-type="string">
            <text:p>INSERT INTO tpartida (codPartida,vNombrePartida,vDescripcion) VALUES ('3','INTERESES Y COMISIONES','Esta partida comprende las erogaciones destinadas por las instituciones públicas para cubrir el pago a favor de terceras personas, físicas o jurídicas, del sector privado o del sector público, residentes en el territorio nacional o en el exterior, por la utilización en un determinado plazo de recursos financieros provenientes de los conceptos de emisión y colocación de títulos valores, contratación de préstamos directos, créditos de proveedores, depósitos a plazo y a la vista, avales asumidos, entre otros pasivos de la entidad, transados en el país o en el exterior. Incluye los intereses y comisiones por las operaciones normales de los bancos comerciales del sector público, así como las diferencias por tipo de cambio.En esta partida se incluyen las retribuciones que se asignan a un tercero, por concepto de comisiones y otros gastos derivados de los préstamos concedidos o de la colocación de títulos valores.');</text:p>
          </table:table-cell>
        </table:table-row>
        <table:table-row table:style-name="ro1">
          <table:table-cell table:formula="of:=&quot;INSERT INTO tpartida (codPartida,vNombrePartida,vDescripcion) VALUES ('&quot;&amp;[PartidasConDetalle.A26:.A1025]&amp;&quot;','&quot;&amp;[PartidasConDetalle.B26:.B1025]&amp;&quot;','&quot;&amp;[PartidasConDetalle.C26:.C1025]&amp;&quot;');&quot;" office:value-type="string" office:string-value="INSERT INTO tpartida (codPartida,vNombrePartida,vDescripcion) VALUES ('3-02','INTERESES SOBRE PRÉSTAMOS','Gastos destinados a la atención del pago de intereses a favor de terceros residentes en el territorio nacional o en el exterior, por la utilización de recursos financieros de préstamos directos, cuya garantía está constituida por un contrato de préstamo la asunción de avales -con motivo de garantías otorgadas sobre deudas que no fueron atendidas por el deudor oportunamente- y créditos de proveedores contraídos a un determinado plazo. Las subpartidas incluyen los intereses moratorios que debe pagar la Institución por el atraso en el servicio de la deuda, de conformidad con la legislación vigente.');" calcext:value-type="string">
            <text:p>INSERT INTO tpartida (codPartida,vNombrePartida,vDescripcion) VALUES ('3-02','INTERESES SOBRE PRÉSTAMOS','Gastos destinados a la atención del pago de intereses a favor de terceros residentes en el territorio nacional o en el exterior, por la utilización de recursos financieros de préstamos directos, cuya garantía está constituida por un contrato de préstamo la asunción de avales -con motivo de garantías otorgadas sobre deudas que no fueron atendidas por el deudor oportunamente- y créditos de proveedores contraídos a un determinado plazo. Las subpartidas incluyen los intereses moratorios que debe pagar la Institución por el atraso en el servicio de la deuda, de conformidad con la legislación vigente.');</text:p>
          </table:table-cell>
        </table:table-row>
        <table:table-row table:style-name="ro1">
          <table:table-cell table:formula="of:=&quot;INSERT INTO tpartida (codPartida,vNombrePartida,vDescripcion) VALUES ('&quot;&amp;[PartidasConDetalle.A27:.A1026]&amp;&quot;','&quot;&amp;[PartidasConDetalle.B27:.B1026]&amp;&quot;','&quot;&amp;[PartidasConDetalle.C27:.C1026]&amp;&quot;');&quot;" office:value-type="string" office:string-value="INSERT INTO tpartida (codPartida,vNombrePartida,vDescripcion) VALUES ('3-04','COMISIONES Y OTROS GASTOS','Retribución que se asigna a un tercero residente en el territorio nacional o en el exterior, por concepto de comisiones, diferencias por tipo de cambio y otros gastos derivados de la colocación y administración de los títulos valores y la obtención de préstamos.');" calcext:value-type="string">
            <text:p>INSERT INTO tpartida (codPartida,vNombrePartida,vDescripcion) VALUES ('3-04','COMISIONES Y OTROS GASTOS','Retribución que se asigna a un tercero residente en el territorio nacional o en el exterior, por concepto de comisiones, diferencias por tipo de cambio y otros gastos derivados de la colocación y administración de los títulos valores y la obtención de préstamos.');</text:p>
          </table:table-cell>
        </table:table-row>
        <table:table-row table:style-name="ro1">
          <table:table-cell table:formula="of:=&quot;INSERT INTO tpartida (codPartida,vNombrePartida,vDescripcion) VALUES ('&quot;&amp;[PartidasConDetalle.A28:.A1027]&amp;&quot;','&quot;&amp;[PartidasConDetalle.B28:.B1027]&amp;&quot;','&quot;&amp;[PartidasConDetalle.C28:.C1027]&amp;&quot;');&quot;" office:value-type="string" office:string-value="INSERT INTO tpartida (codPartida,vNombrePartida,vDescripcion) VALUES ('4','ACTIVOS FINANCIEROS','Erogaciones destinadas a la concesión de préstamos y la adquisición de valores de largo plazo con vigencia de un año o más, tales como bonos, acciones, certificados de inversión, certificados de depósitos a plazo, títulos de propiedad, certificados de participación hipotecaría y otros instrumentos financieros, así como los créditos concedidos en calidad de proveedores.');" calcext:value-type="string">
            <text:p>INSERT INTO tpartida (codPartida,vNombrePartida,vDescripcion) VALUES ('4','ACTIVOS FINANCIEROS','Erogaciones destinadas a la concesión de préstamos y la adquisición de valores de largo plazo con vigencia de un año o más, tales como bonos, acciones, certificados de inversión, certificados de depósitos a plazo, títulos de propiedad, certificados de participación hipotecaría y otros instrumentos financieros, así como los créditos concedidos en calidad de proveedores.');</text:p>
          </table:table-cell>
        </table:table-row>
        <table:table-row table:style-name="ro1">
          <table:table-cell table:formula="of:=&quot;INSERT INTO tpartida (codPartida,vNombrePartida,vDescripcion) VALUES ('&quot;&amp;[PartidasConDetalle.A29:.A1028]&amp;&quot;','&quot;&amp;[PartidasConDetalle.B29:.B1028]&amp;&quot;','&quot;&amp;[PartidasConDetalle.C29:.C1028]&amp;&quot;');&quot;" office:value-type="string" office:string-value="INSERT INTO tpartida (codPartida,vNombrePartida,vDescripcion) VALUES ('4-01','PRÉSTAMOS','Contempla los desembolsos financieros que la institución efectúa para operaciones de crédito a las instituciones o empresas públicas, así como a las personas físicas o jurídicas del sector privado o externo, formalizado mediante la suscripción de un documento en el que acuerda entre otras cosas, el objeto del préstamo, plazo de vigencia, términos de amortización y reconocimiento de intereses. El otorgamiento de los préstamos debe contar con la base legal que así lo autorice.');" calcext:value-type="string">
            <text:p>INSERT INTO tpartida (codPartida,vNombrePartida,vDescripcion) VALUES ('4-01','PRÉSTAMOS','Contempla los desembolsos financieros que la institución efectúa para operaciones de crédito a las instituciones o empresas públicas, así como a las personas físicas o jurídicas del sector privado o externo, formalizado mediante la suscripción de un documento en el que acuerda entre otras cosas, el objeto del préstamo, plazo de vigencia, términos de amortización y reconocimiento de intereses. El otorgamiento de los préstamos debe contar con la base legal que así lo autorice.');</text:p>
          </table:table-cell>
        </table:table-row>
        <table:table-row table:style-name="ro1">
          <table:table-cell table:formula="of:=&quot;INSERT INTO tpartida (codPartida,vNombrePartida,vDescripcion) VALUES ('&quot;&amp;[PartidasConDetalle.A30:.A1029]&amp;&quot;','&quot;&amp;[PartidasConDetalle.B30:.B1029]&amp;&quot;','&quot;&amp;[PartidasConDetalle.C30:.C1029]&amp;&quot;');&quot;" office:value-type="string" office:string-value="INSERT INTO tpartida (codPartida,vNombrePartida,vDescripcion) VALUES ('5','BIENES DURADEROS','Comprende la adquisición de bienes duraderos nuevos o ya existentes, como son los bienes de capital fijo, muebles e inmuebles. Incluye los procesos de construcción, así como la adición, y mejoramiento de bienes de capital, diferenciándose de aquellos procesos que tienen como propósito el mantenimiento normal de dichos bienes, menor o habitual. Incluye también los costos por obras complementarias y otros trabajos asociados con las construcciones, adiciones y mejoras tales como: demolición, señalización, demarcación, movimientos de tierras y otras obras. Incluye los costos asociados a la adquisición de la propiedad de la tierra, edificios y otros bienes de capital fijo y activos intangibles. Los bienes que integran esta partida, se caracterizan fundamentalmente por los siguientes elementos: a) Son activos de naturaleza relativamente permanente, de empleo continuado y habitual, que se utilizan en las actividades de operación de la entidad. b) Tienen una vida útil estimada superior a un año. c) No están destinados a la venta. d) Están sujetos a depreciación, a excepción de los terrenos. e) Por lo general el costo unitario de adquisición es alto en comparación con el costo unitario de los materiales y suministros que adquiere la entidad. f) Están sujetos a inventario como activo fijo. Dentro de esta partida se consideran los semovientes que por su condición de ser destinados a la reproducción o trabajo son capitalizables y se clasifican como un activo fijo.');" calcext:value-type="string">
            <text:p>INSERT INTO tpartida (codPartida,vNombrePartida,vDescripcion) VALUES ('5','BIENES DURADEROS','Comprende la adquisición de bienes duraderos nuevos o ya existentes, como son los bienes de capital fijo, muebles e inmuebles. Incluye los procesos de construcción, así como la adición, y mejoramiento de bienes de capital, diferenciándose de aquellos procesos que tienen como propósito el mantenimiento normal de dichos bienes, menor o habitual. Incluye también los costos por obras complementarias y otros trabajos asociados con las construcciones, adiciones y mejoras tales como: demolición, señalización, demarcación, movimientos de tierras y otras obras. Incluye los costos asociados a la adquisición de la propiedad de la tierra, edificios y otros bienes de capital fijo y activos intangibles. Los bienes que integran esta partida, se caracterizan fundamentalmente por los siguientes elementos: a) Son activos de naturaleza relativamente permanente, de empleo continuado y habitual, que se utilizan en las actividades de operación de la entidad. b) Tienen una vida útil estimada superior a un año. c) No están destinados a la venta. d) Están sujetos a depreciación, a excepción de los terrenos. e) Por lo general el costo unitario de adquisición es alto en comparación con el costo unitario de los materiales y suministros que adquiere la entidad. f) Están sujetos a inventario como activo fijo. Dentro de esta partida se consideran los semovientes que por su condición de ser destinados a la reproducción o trabajo son capitalizables y se clasifican como un activo fijo.');</text:p>
          </table:table-cell>
        </table:table-row>
        <table:table-row table:style-name="ro1">
          <table:table-cell table:formula="of:=&quot;INSERT INTO tpartida (codPartida,vNombrePartida,vDescripcion) VALUES ('&quot;&amp;[PartidasConDetalle.A31:.A1030]&amp;&quot;','&quot;&amp;[PartidasConDetalle.B31:.B1030]&amp;&quot;','&quot;&amp;[PartidasConDetalle.C31:.C1030]&amp;&quot;');&quot;" office:value-type="string" office:string-value="INSERT INTO tpartida (codPartida,vNombrePartida,vDescripcion) VALUES ('5-01','MAQUINARIA, EQUIPO Y MOBILIARIO','Contempla los gastos por concepto de adquisición de maquinaria, equipo y mobiliario tanto nuevo como existente. Incluye las reparaciones mayores o extraordinarias que tienen como propósito incrementar la capacidad de servicio del activo, su eficiencia, prolongar su vida útil y que ayudan a reducir los futuros costos de operación, independientemente de si tales reparaciones se realizan por contrato o por administración. Por lo tanto, incorpora los repuestos para dichas reparaciones y la mano de obra correspondiente. Los gastos de instalación y otros egresos relacionados con la adquisición de maquinaria, equipo y mobiliario se consideran dentro de esta partida, en los grupos y subpartidas respectivos, aún cuando fueren facturados por separado. Las herramientas e instrumentos, que por su precio y durabilidad se capitalicen, se clasifican como equipo, razón por la que se deben registrar en este grupo en la subpartida correspondiente.');" calcext:value-type="string">
            <text:p>INSERT INTO tpartida (codPartida,vNombrePartida,vDescripcion) VALUES ('5-01','MAQUINARIA, EQUIPO Y MOBILIARIO','Contempla los gastos por concepto de adquisición de maquinaria, equipo y mobiliario tanto nuevo como existente. Incluye las reparaciones mayores o extraordinarias que tienen como propósito incrementar la capacidad de servicio del activo, su eficiencia, prolongar su vida útil y que ayudan a reducir los futuros costos de operación, independientemente de si tales reparaciones se realizan por contrato o por administración. Por lo tanto, incorpora los repuestos para dichas reparaciones y la mano de obra correspondiente. Los gastos de instalación y otros egresos relacionados con la adquisición de maquinaria, equipo y mobiliario se consideran dentro de esta partida, en los grupos y subpartidas respectivos, aún cuando fueren facturados por separado. Las herramientas e instrumentos, que por su precio y durabilidad se capitalicen, se clasifican como equipo, razón por la que se deben registrar en este grupo en la subpartida correspondiente.');</text:p>
          </table:table-cell>
        </table:table-row>
        <table:table-row table:style-name="ro1">
          <table:table-cell table:formula="of:=&quot;INSERT INTO tpartida (codPartida,vNombrePartida,vDescripcion) VALUES ('&quot;&amp;[PartidasConDetalle.A32:.A1031]&amp;&quot;','&quot;&amp;[PartidasConDetalle.B32:.B1031]&amp;&quot;','&quot;&amp;[PartidasConDetalle.C32:.C1031]&amp;&quot;');&quot;" office:value-type="string" office:string-value="INSERT INTO tpartida (codPartida,vNombrePartida,vDescripcion) VALUES ('5-02','CONSTRUCCIONES ADICIONES Y MEJORAS','Corresponde a las subpartidas destinadas a los procesos de construcción, adiciones y mejoras de obras públicas. Se entiende por construcción el proceso mediante el cual se lleva a cabo una obra hasta su total acabado, que puede realizarse en varios periodos presupuestarios. Las adiciones y mejoras prolongan la vida útil del activo fijo, las primeras implican un incremento de la obra, las segundas son aquellas que incrementan la capacidad de servicio y su eficiencia. Estas construcciones, adiciones y mejoras se realizan por contrato, con personas físicas o jurídicas. Se citan como ejemplos, los edificios, las vías de comunicación, las obras urbanísticas, las instalaciones y otras obras. Cuando como parte del contrato, se deba incorporar el equipamiento necesario para el adecuado funcionamiento de la obra, este se debe considerar como parte del costo total de las mismas llegándose a capitalizar como tal. En caso de que se adquiera el equipamiento en forma separada al contrato de la obra, este se debe imputar a las subpartidas de equipo correspondientes. Las servidumbres o derechos de paso se imputan a la subpartida correspondiente a este grupo. Los pagos periódicos por este concepto que se realicen una vez concluida la obra, se imputan a la subpartida 1-01-99 &quot;Otros alquileres&quot;.');" calcext:value-type="string">
            <text:p>INSERT INTO tpartida (codPartida,vNombrePartida,vDescripcion) VALUES ('5-02','CONSTRUCCIONES ADICIONES Y MEJORAS','Corresponde a las subpartidas destinadas a los procesos de construcción, adiciones y mejoras de obras públicas. Se entiende por construcción el proceso mediante el cual se lleva a cabo una obra hasta su total acabado, que puede realizarse en varios periodos presupuestarios. Las adiciones y mejoras prolongan la vida útil del activo fijo, las primeras implican un incremento de la obra, las segundas son aquellas que incrementan la capacidad de servicio y su eficiencia. Estas construcciones, adiciones y mejoras se realizan por contrato, con personas físicas o jurídicas. Se citan como ejemplos, los edificios, las vías de comunicación, las obras urbanísticas, las instalaciones y otras obras. Cuando como parte del contrato, se deba incorporar el equipamiento necesario para el adecuado funcionamiento de la obra, este se debe considerar como parte del costo total de las mismas llegándose a capitalizar como tal. En caso de que se adquiera el equipamiento en forma separada al contrato de la obra, este se debe imputar a las subpartidas de equipo correspondientes. Las servidumbres o derechos de paso se imputan a la subpartida correspondiente a este grupo. Los pagos periódicos por este concepto que se realicen una vez concluida la obra, se imputan a la subpartida 1-01-99 "Otros alquileres".');</text:p>
          </table:table-cell>
        </table:table-row>
        <table:table-row table:style-name="ro1">
          <table:table-cell table:formula="of:=&quot;INSERT INTO tpartida (codPartida,vNombrePartida,vDescripcion) VALUES ('&quot;&amp;[PartidasConDetalle.A33:.A1032]&amp;&quot;','&quot;&amp;[PartidasConDetalle.B33:.B1032]&amp;&quot;','&quot;&amp;[PartidasConDetalle.C33:.C1032]&amp;&quot;');&quot;" office:value-type="string" office:string-value="INSERT INTO tpartida (codPartida,vNombrePartida,vDescripcion) VALUES ('5-03','BIENES PREEXISTENTES','Comprende la adquisición de terrenos u obras ya construidas. Pueden ser adquiridos por los procedimientos usuales de contratación o por expropiación. Las comisiones, los honorarios y gastos de inscripción, se consideran como parte del costo.');" calcext:value-type="string">
            <text:p>INSERT INTO tpartida (codPartida,vNombrePartida,vDescripcion) VALUES ('5-03','BIENES PREEXISTENTES','Comprende la adquisición de terrenos u obras ya construidas. Pueden ser adquiridos por los procedimientos usuales de contratación o por expropiación. Las comisiones, los honorarios y gastos de inscripción, se consideran como parte del costo.');</text:p>
          </table:table-cell>
        </table:table-row>
        <table:table-row table:style-name="ro1">
          <table:table-cell table:formula="of:=&quot;INSERT INTO tpartida (codPartida,vNombrePartida,vDescripcion) VALUES ('&quot;&amp;[PartidasConDetalle.A34:.A1033]&amp;&quot;','&quot;&amp;[PartidasConDetalle.B34:.B1033]&amp;&quot;','&quot;&amp;[PartidasConDetalle.C34:.C1033]&amp;&quot;');&quot;" office:value-type="string" office:string-value="INSERT INTO tpartida (codPartida,vNombrePartida,vDescripcion) VALUES ('5-99','BIENES DURADEROS DIVERSOS','Corresponde a la adquisición de bienes duraderos no considerados en las subpartidas anteriores, tales como los semovientes, activos intangibles y las piezas de colección.');" calcext:value-type="string">
            <text:p>INSERT INTO tpartida (codPartida,vNombrePartida,vDescripcion) VALUES ('5-99','BIENES DURADEROS DIVERSOS','Corresponde a la adquisición de bienes duraderos no considerados en las subpartidas anteriores, tales como los semovientes, activos intangibles y las piezas de colección.');</text:p>
          </table:table-cell>
        </table:table-row>
        <table:table-row table:style-name="ro1">
          <table:table-cell table:formula="of:=&quot;INSERT INTO tpartida (codPartida,vNombrePartida,vDescripcion) VALUES ('&quot;&amp;[PartidasConDetalle.A35:.A1034]&amp;&quot;','&quot;&amp;[PartidasConDetalle.B35:.B1034]&amp;&quot;','&quot;&amp;[PartidasConDetalle.C35:.C1034]&amp;&quot;');&quot;" office:value-type="string" office:string-value="INSERT INTO tpartida (codPartida,vNombrePartida,vDescripcion) VALUES ('6','TRANSFERENCIAS CORRIENTES','Erogaciones que se destinan a satisfacer necesidades públicas de diversa índole, sin que exista una contraprestación de bienes, servicios o derechos a favor de quien transfiere los recursos los cuales se destinan a, personas, entes y órganos del sector público, privado y externo para financiar fundamentalmente gastos corrientes por concepto de donaciones, subsidios, subvenciones, cuotas organismos internacionales, prestaciones, pensiones, becas, indemnizaciones entre otros. Estas erogaciones se rigen por las disposiciones jurídicas que las autoricen. La adquisición de bienes para realizar donaciones en especie se clasifican en las partidas, grupos y subpartidas correspondientes.');" calcext:value-type="string">
            <text:p>INSERT INTO tpartida (codPartida,vNombrePartida,vDescripcion) VALUES ('6','TRANSFERENCIAS CORRIENTES','Erogaciones que se destinan a satisfacer necesidades públicas de diversa índole, sin que exista una contraprestación de bienes, servicios o derechos a favor de quien transfiere los recursos los cuales se destinan a, personas, entes y órganos del sector público, privado y externo para financiar fundamentalmente gastos corrientes por concepto de donaciones, subsidios, subvenciones, cuotas organismos internacionales, prestaciones, pensiones, becas, indemnizaciones entre otros. Estas erogaciones se rigen por las disposiciones jurídicas que las autoricen. La adquisición de bienes para realizar donaciones en especie se clasifican en las partidas, grupos y subpartidas correspondientes.');</text:p>
          </table:table-cell>
        </table:table-row>
        <table:table-row table:style-name="ro1">
          <table:table-cell table:formula="of:=&quot;INSERT INTO tpartida (codPartida,vNombrePartida,vDescripcion) VALUES ('&quot;&amp;[PartidasConDetalle.A36:.A1035]&amp;&quot;','&quot;&amp;[PartidasConDetalle.B36:.B1035]&amp;&quot;','&quot;&amp;[PartidasConDetalle.C36:.C1035]&amp;&quot;');&quot;" office:value-type="string" office:string-value="INSERT INTO tpartida (codPartida,vNombrePartida,vDescripcion) VALUES ('6-01','TRANSFERENCIAS CORRIENTES AL SECTOR PÚBLICO','Aportes que la entidad asigna a las distintas instituciones del sector público, cuando las disposiciones legales así lo autoricen, con el fin de cubrir gastos corrientes.');" calcext:value-type="string">
            <text:p>INSERT INTO tpartida (codPartida,vNombrePartida,vDescripcion) VALUES ('6-01','TRANSFERENCIAS CORRIENTES AL SECTOR PÚBLICO','Aportes que la entidad asigna a las distintas instituciones del sector público, cuando las disposiciones legales así lo autoricen, con el fin de cubrir gastos corrientes.');</text:p>
          </table:table-cell>
        </table:table-row>
        <table:table-row table:style-name="ro1">
          <table:table-cell table:formula="of:=&quot;INSERT INTO tpartida (codPartida,vNombrePartida,vDescripcion) VALUES ('&quot;&amp;[PartidasConDetalle.A37:.A1036]&amp;&quot;','&quot;&amp;[PartidasConDetalle.B37:.B1036]&amp;&quot;','&quot;&amp;[PartidasConDetalle.C37:.C1036]&amp;&quot;');&quot;" office:value-type="string" office:string-value="INSERT INTO tpartida (codPartida,vNombrePartida,vDescripcion) VALUES ('6-02','TRANSFERENCIAS CORRIENTES A PERSONAS','Sumas que se destinan para atender gastos corrientes a favor de funcionarios o terceras personas. El otorgamiento debe ajustarse a las disposiciones jurídicas y técnicas vigentes.');" calcext:value-type="string">
            <text:p>INSERT INTO tpartida (codPartida,vNombrePartida,vDescripcion) VALUES ('6-02','TRANSFERENCIAS CORRIENTES A PERSONAS','Sumas que se destinan para atender gastos corrientes a favor de funcionarios o terceras personas. El otorgamiento debe ajustarse a las disposiciones jurídicas y técnicas vigentes.');</text:p>
          </table:table-cell>
        </table:table-row>
        <table:table-row table:style-name="ro1">
          <table:table-cell table:formula="of:=&quot;INSERT INTO tpartida (codPartida,vNombrePartida,vDescripcion) VALUES ('&quot;&amp;[PartidasConDetalle.A38:.A1037]&amp;&quot;','&quot;&amp;[PartidasConDetalle.B38:.B1037]&amp;&quot;','&quot;&amp;[PartidasConDetalle.C38:.C1037]&amp;&quot;');&quot;" office:value-type="string" office:string-value="INSERT INTO tpartida (codPartida,vNombrePartida,vDescripcion) VALUES ('6-03','PRESTACIONES','Gastos destinados a implementar parte de la seguridad social, incluyen pagos por concepto de pensiones, preaviso y cesantía, además de otros a que tengan derecho los funcionarios una vez concluida la relación laboral, así como los otorgados para enfrentar determinadas situaciones de adversidad o necesidad, que implican una pérdida o un exceso de gastos en las personas que la padecen, así como las cuotas patronales por el pago de pensiones y jubilaciones de carácter contributivo y no contributivo.');" calcext:value-type="string">
            <text:p>INSERT INTO tpartida (codPartida,vNombrePartida,vDescripcion) VALUES ('6-03','PRESTACIONES','Gastos destinados a implementar parte de la seguridad social, incluyen pagos por concepto de pensiones, preaviso y cesantía, además de otros a que tengan derecho los funcionarios una vez concluida la relación laboral, así como los otorgados para enfrentar determinadas situaciones de adversidad o necesidad, que implican una pérdida o un exceso de gastos en las personas que la padecen, así como las cuotas patronales por el pago de pensiones y jubilaciones de carácter contributivo y no contributivo.');</text:p>
          </table:table-cell>
        </table:table-row>
        <table:table-row table:style-name="ro1">
          <table:table-cell table:formula="of:=&quot;INSERT INTO tpartida (codPartida,vNombrePartida,vDescripcion) VALUES ('&quot;&amp;[PartidasConDetalle.A39:.A1038]&amp;&quot;','&quot;&amp;[PartidasConDetalle.B39:.B1038]&amp;&quot;','&quot;&amp;[PartidasConDetalle.C39:.C1038]&amp;&quot;');&quot;" office:value-type="string" office:string-value="INSERT INTO tpartida (codPartida,vNombrePartida,vDescripcion) VALUES ('6-04','TRANSFERENCIAS CORRIENTES A ENTIDADES PRIVADAS SIN FINES DE LUCRO','Recursos que destina la institución para financiar gastos corrientes a entidades sin fines de lucro, que se rigen por el derecho privado, sean como aportes específicos o cuotas cuando legalmente proceden. Se citan como ejemplo las asociaciones, fundaciones, cooperativas, Temporalidades de la Iglesia Católica, los sindicatos, cámaras, federaciones, confederaciones, comités, consejos, uniones, ligas, corporaciones, centros agrícolas cantonales, cuotas a organismos internacionales radicados en el país y otros.');" calcext:value-type="string">
            <text:p>INSERT INTO tpartida (codPartida,vNombrePartida,vDescripcion) VALUES ('6-04','TRANSFERENCIAS CORRIENTES A ENTIDADES PRIVADAS SIN FINES DE LUCRO','Recursos que destina la institución para financiar gastos corrientes a entidades sin fines de lucro, que se rigen por el derecho privado, sean como aportes específicos o cuotas cuando legalmente proceden. Se citan como ejemplo las asociaciones, fundaciones, cooperativas, Temporalidades de la Iglesia Católica, los sindicatos, cámaras, federaciones, confederaciones, comités, consejos, uniones, ligas, corporaciones, centros agrícolas cantonales, cuotas a organismos internacionales radicados en el país y otros.');</text:p>
          </table:table-cell>
        </table:table-row>
        <table:table-row table:style-name="ro1">
          <table:table-cell table:formula="of:=&quot;INSERT INTO tpartida (codPartida,vNombrePartida,vDescripcion) VALUES ('&quot;&amp;[PartidasConDetalle.A40:.A1039]&amp;&quot;','&quot;&amp;[PartidasConDetalle.B40:.B1039]&amp;&quot;','&quot;&amp;[PartidasConDetalle.C40:.C1039]&amp;&quot;');&quot;" office:value-type="string" office:string-value="INSERT INTO tpartida (codPartida,vNombrePartida,vDescripcion) VALUES ('6-06','OTRAS TRANSFERENCIAS CORRIENTES AL SECTOR PRIVADO','Incluye el pago de indemnizaciones, reintegros y devoluciones.');" calcext:value-type="string">
            <text:p>INSERT INTO tpartida (codPartida,vNombrePartida,vDescripcion) VALUES ('6-06','OTRAS TRANSFERENCIAS CORRIENTES AL SECTOR PRIVADO','Incluye el pago de indemnizaciones, reintegros y devoluciones.');</text:p>
          </table:table-cell>
        </table:table-row>
        <table:table-row table:style-name="ro1">
          <table:table-cell table:formula="of:=&quot;INSERT INTO tpartida (codPartida,vNombrePartida,vDescripcion) VALUES ('&quot;&amp;[PartidasConDetalle.A41:.A1040]&amp;&quot;','&quot;&amp;[PartidasConDetalle.B41:.B1040]&amp;&quot;','&quot;&amp;[PartidasConDetalle.C41:.C1040]&amp;&quot;');&quot;" office:value-type="string" office:string-value="INSERT INTO tpartida (codPartida,vNombrePartida,vDescripcion) VALUES ('6-07','TRANSFERENCIAS CORRIENTES AL SECTOR EXTERNO','Contempla los gastos que las instituciones del sector público conceden a gobiernos extranjeros y a organismos internacionales, de conformidad con la legislación vigente, los cuales son utilizados como gastos corrientes, como aportes específicos o cuotas cuando legalmente proceden. Previo a su presupuestación, se debe contar con el convenio respectivo ratificado por la Asamblea Legislativa cuando así corresponda.');" calcext:value-type="string">
            <text:p>INSERT INTO tpartida (codPartida,vNombrePartida,vDescripcion) VALUES ('6-07','TRANSFERENCIAS CORRIENTES AL SECTOR EXTERNO','Contempla los gastos que las instituciones del sector público conceden a gobiernos extranjeros y a organismos internacionales, de conformidad con la legislación vigente, los cuales son utilizados como gastos corrientes, como aportes específicos o cuotas cuando legalmente proceden. Previo a su presupuestación, se debe contar con el convenio respectivo ratificado por la Asamblea Legislativa cuando así corresponda.');</text:p>
          </table:table-cell>
        </table:table-row>
        <table:table-row table:style-name="ro1">
          <table:table-cell table:formula="of:=&quot;INSERT INTO tpartida (codPartida,vNombrePartida,vDescripcion) VALUES ('&quot;&amp;[PartidasConDetalle.A42:.A1041]&amp;&quot;','&quot;&amp;[PartidasConDetalle.B42:.B1041]&amp;&quot;','&quot;&amp;[PartidasConDetalle.C42:.C1041]&amp;&quot;');&quot;" office:value-type="string" office:string-value="INSERT INTO tpartida (codPartida,vNombrePartida,vDescripcion) VALUES ('8','AMORTIZACIÓN','Se considera como deuda pública, el conjunto de obligaciones formalmente adquiridas por las instituciones del sector público con el fin de financiar la adquisición de bienes y servicios requeridos para la ejecución de sus programas de gobierno. Dichas obligaciones se formalizan con una persona física o jurídica, y en las mismas, ambas partes convienen los términos respectivos como monto, tasa de interés,tipo de comisión, fechas de pago de intereses y de comisiones, fecha de amortización, tipos de comisiones, etc. Como parte de la deuda pública, la partida de amortización comprende las sumas destinadas a cubrir el pago del principal de las obligaciones de la Institución, adquiridas con terceras personas físicas o jurídicas, del sector privado o del sector público, residentes en el territorio nacional o en el exterior, por los conceptos de emisión y colocación de títulos valores, contratación de préstamos directos, y otros como avales otorgados y créditos de proveedores.');" calcext:value-type="string">
            <text:p>INSERT INTO tpartida (codPartida,vNombrePartida,vDescripcion) VALUES ('8','AMORTIZACIÓN','Se considera como deuda pública, el conjunto de obligaciones formalmente adquiridas por las instituciones del sector público con el fin de financiar la adquisición de bienes y servicios requeridos para la ejecución de sus programas de gobierno. Dichas obligaciones se formalizan con una persona física o jurídica, y en las mismas, ambas partes convienen los términos respectivos como monto, tasa de interés,tipo de comisión, fechas de pago de intereses y de comisiones, fecha de amortización, tipos de comisiones, etc. Como parte de la deuda pública, la partida de amortización comprende las sumas destinadas a cubrir el pago del principal de las obligaciones de la Institución, adquiridas con terceras personas físicas o jurídicas, del sector privado o del sector público, residentes en el territorio nacional o en el exterior, por los conceptos de emisión y colocación de títulos valores, contratación de préstamos directos, y otros como avales otorgados y créditos de proveedores.');</text:p>
          </table:table-cell>
        </table:table-row>
        <table:table-row table:style-name="ro1">
          <table:table-cell table:formula="of:=&quot;INSERT INTO tpartida (codPartida,vNombrePartida,vDescripcion) VALUES ('&quot;&amp;[PartidasConDetalle.A43:.A1042]&amp;&quot;','&quot;&amp;[PartidasConDetalle.B43:.B1042]&amp;&quot;','&quot;&amp;[PartidasConDetalle.C43:.C1042]&amp;&quot;');&quot;" office:value-type="string" office:string-value="INSERT INTO tpartida (codPartida,vNombrePartida,vDescripcion) VALUES ('8-02','AMORTIZACIÓN DE PRÉSTAMOS','Contempla los gastos que se destinan a la atención del principal de deudas por concepto de préstamos directos, avales asumidos y crédito de proveedores, obligaciones contraídas con personas físicas o jurídicas, residentes en el país o en el exterior. La amortización de préstamos directos incluye las sumas destinadas a la devolución del monto total o proporcional del principal de los créditos contratados con terceros y documentados mediante convenios de préstamos. La amortización por avales asumidos se refiere a las sumas que se destinan a la devolución del monto total o proporcional del principal, de obligaciones adquiridas con terceros, producto de deudas asumidas o garantías otorgadas sobre deudas que no fueron atendidas por el deudor en su oportunidad. El crédito de proveedores, se refiere a aquellas ventas al Sector Público en forma de obligaciones contractuales.');" calcext:value-type="string">
            <text:p>INSERT INTO tpartida (codPartida,vNombrePartida,vDescripcion) VALUES ('8-02','AMORTIZACIÓN DE PRÉSTAMOS','Contempla los gastos que se destinan a la atención del principal de deudas por concepto de préstamos directos, avales asumidos y crédito de proveedores, obligaciones contraídas con personas físicas o jurídicas, residentes en el país o en el exterior. La amortización de préstamos directos incluye las sumas destinadas a la devolución del monto total o proporcional del principal de los créditos contratados con terceros y documentados mediante convenios de préstamos. La amortización por avales asumidos se refiere a las sumas que se destinan a la devolución del monto total o proporcional del principal, de obligaciones adquiridas con terceros, producto de deudas asumidas o garantías otorgadas sobre deudas que no fueron atendidas por el deudor en su oportunidad. El crédito de proveedores, se refiere a aquellas ventas al Sector Público en forma de obligaciones contractuales.');</text:p>
          </table:table-cell>
        </table:table-row>
        <table:table-row table:style-name="ro1">
          <table:table-cell table:formula="of:=&quot;INSERT INTO tpartida (codPartida,vNombrePartida,vDescripcion) VALUES ('&quot;&amp;[PartidasConDetalle.A44:.A1043]&amp;&quot;','&quot;&amp;[PartidasConDetalle.B44:.B1043]&amp;&quot;','&quot;&amp;[PartidasConDetalle.C44:.C1043]&amp;&quot;');&quot;" office:value-type="string" office:string-value="INSERT INTO tpartida (codPartida,vNombrePartida,vDescripcion) VALUES ('9','CUENTAS ESPECIALES','En esta partida se incluyen gastos de diversa índole que por su naturaleza no pueden ser clasificados en los grupos anteriores y que son destinados para atender los gastos confidenciales de jerarcas de instituciones públicas, así como para reflejar el equilibrio presupuestario.');" calcext:value-type="string">
            <text:p>INSERT INTO tpartida (codPartida,vNombrePartida,vDescripcion) VALUES ('9','CUENTAS ESPECIALES','En esta partida se incluyen gastos de diversa índole que por su naturaleza no pueden ser clasificados en los grupos anteriores y que son destinados para atender los gastos confidenciales de jerarcas de instituciones públicas, así como para reflejar el equilibrio presupuestario.');</text:p>
          </table:table-cell>
        </table:table-row>
        <table:table-row table:style-name="ro1">
          <table:table-cell table:formula="of:=&quot;INSERT INTO tpartida (codPartida,vNombrePartida,vDescripcion) VALUES ('&quot;&amp;[PartidasConDetalle.A45:.A1044]&amp;&quot;','&quot;&amp;[PartidasConDetalle.B45:.B1044]&amp;&quot;','&quot;&amp;[PartidasConDetalle.C45:.C1044]&amp;&quot;');&quot;" office:value-type="string" office:string-value="INSERT INTO tpartida (codPartida,vNombrePartida,vDescripcion) VALUES ('9-02','SUMAS SIN ASIGNACIÓN PRESUPUESTARIA','Incluye la previsión de recursos que no tienen asignación presupuestaria determinada, las cuales provienen tanto de recursos libres como de recursos con destino específico lo que permite guardar el equilibrio presupuestario entre ingresos y gastos, al permitir ubicar el exceso de ingresos sobre los gastos, aunque no se pueden imputar gastos directamente a las subpartidas que forman parte de este grupo. Para utilizar dichas sumas se deben seguir los mecanismos legales y técnicos establecidos.');" calcext:value-type="string">
            <text:p>INSERT INTO tpartida (codPartida,vNombrePartida,vDescripcion) VALUES ('9-02','SUMAS SIN ASIGNACIÓN PRESUPUESTARIA','Incluye la previsión de recursos que no tienen asignación presupuestaria determinada, las cuales provienen tanto de recursos libres como de recursos con destino específico lo que permite guardar el equilibrio presupuestario entre ingresos y gastos, al permitir ubicar el exceso de ingresos sobre los gastos, aunque no se pueden imputar gastos directamente a las subpartidas que forman parte de este grupo. Para utilizar dichas sumas se deben seguir los mecanismos legales y técnicos establecidos.');</text:p>
          </table:table-cell>
        </table:table-row>
        <table:table-row table:style-name="ro1">
          <table:table-cell table:formula="of:=&quot;INSERT INTO tpartida (codPartida,vNombrePartida,vDescripcion) VALUES ('&quot;&amp;[PartidasConDetalle.A46:.A1045]&amp;&quot;','&quot;&amp;[PartidasConDetalle.B46:.B1045]&amp;&quot;','&quot;&amp;[PartidasConDetalle.C46:.C1045]&amp;&quot;');&quot;" office:value-type="string" office:string-value="INSERT INTO tpartida (codPartida,vNombrePartida,vDescripcion) VALUES ('0-01-01-00','Sueldos para cargos fijos','Remuneración básica o salario base que se otorga al personal fijo, permanente o interino por la prestación de servicios, de acuerdo con la naturaleza del trabajo, grado de especialización y la responsabilidad asignada al puesto o nivel jerárquico correspondiente, con sujeción a las regulaciones de las leyes laborales vigentes.');" calcext:value-type="string">
            <text:p>INSERT INTO tpartida (codPartida,vNombrePartida,vDescripcion) VALUES ('0-01-01-00','Sueldos para cargos fijos','Remuneración básica o salario base que se otorga al personal fijo, permanente o interino por la prestación de servicios, de acuerdo con la naturaleza del trabajo, grado de especialización y la responsabilidad asignada al puesto o nivel jerárquico correspondiente, con sujeción a las regulaciones de las leyes laborales vigentes.');</text:p>
          </table:table-cell>
        </table:table-row>
        <table:table-row table:style-name="ro1">
          <table:table-cell table:formula="of:=&quot;INSERT INTO tpartida (codPartida,vNombrePartida,vDescripcion) VALUES ('&quot;&amp;[PartidasConDetalle.A47:.A1046]&amp;&quot;','&quot;&amp;[PartidasConDetalle.B47:.B1046]&amp;&quot;','&quot;&amp;[PartidasConDetalle.C47:.C1046]&amp;&quot;');&quot;" office:value-type="string" office:string-value="INSERT INTO tpartida (codPartida,vNombrePartida,vDescripcion) VALUES ('0-01-01-01','Salario base','Corresponde al sueldo para remunerar al personal administrativo y al personal docente, de acuerdo a la escala salarial vigente.');" calcext:value-type="string">
            <text:p>INSERT INTO tpartida (codPartida,vNombrePartida,vDescripcion) VALUES ('0-01-01-01','Salario base','Corresponde al sueldo para remunerar al personal administrativo y al personal docente, de acuerdo a la escala salarial vigente.');</text:p>
          </table:table-cell>
        </table:table-row>
        <table:table-row table:style-name="ro1">
          <table:table-cell table:formula="of:=&quot;INSERT INTO tpartida (codPartida,vNombrePartida,vDescripcion) VALUES ('&quot;&amp;[PartidasConDetalle.A48:.A1047]&amp;&quot;','&quot;&amp;[PartidasConDetalle.B48:.B1047]&amp;&quot;','&quot;&amp;[PartidasConDetalle.C48:.C1047]&amp;&quot;');&quot;" office:value-type="string" office:string-value="INSERT INTO tpartida (codPartida,vNombrePartida,vDescripcion) VALUES ('0-01-01-02','Derechos adquiridos','Sumas originadas de cualquier concepto de pago consolidado en la relación laboral con la Institución, provenientes de modificaciones contractuales que deben otorgarse, tales como: fondo consolidado y fondo congelado.');" calcext:value-type="string">
            <text:p>INSERT INTO tpartida (codPartida,vNombrePartida,vDescripcion) VALUES ('0-01-01-02','Derechos adquiridos','Sumas originadas de cualquier concepto de pago consolidado en la relación laboral con la Institución, provenientes de modificaciones contractuales que deben otorgarse, tales como: fondo consolidado y fondo congelado.');</text:p>
          </table:table-cell>
        </table:table-row>
        <table:table-row table:style-name="ro1">
          <table:table-cell table:formula="of:=&quot;INSERT INTO tpartida (codPartida,vNombrePartida,vDescripcion) VALUES ('&quot;&amp;[PartidasConDetalle.A49:.A1048]&amp;&quot;','&quot;&amp;[PartidasConDetalle.B49:.B1048]&amp;&quot;','&quot;&amp;[PartidasConDetalle.C49:.C1048]&amp;&quot;');&quot;" office:value-type="string" office:string-value="INSERT INTO tpartida (codPartida,vNombrePartida,vDescripcion) VALUES ('0-01-01-03','Fondo disponible para revaloraciones','Son las sumas que reconoce la Institución a los funcionarios administrativos en virtud de cambios salariales por aumentos en el costo de la vida. De este fondo se toma lo correspondiente para financiar aumentos en el salario base. Sobre este fondo no se calcula anualidad y conjuntamente con el salario base, conforma el salario de contratación de un puesto.');" calcext:value-type="string">
            <text:p>INSERT INTO tpartida (codPartida,vNombrePartida,vDescripcion) VALUES ('0-01-01-03','Fondo disponible para revaloraciones','Son las sumas que reconoce la Institución a los funcionarios administrativos en virtud de cambios salariales por aumentos en el costo de la vida. De este fondo se toma lo correspondiente para financiar aumentos en el salario base. Sobre este fondo no se calcula anualidad y conjuntamente con el salario base, conforma el salario de contratación de un puesto.');</text:p>
          </table:table-cell>
        </table:table-row>
        <table:table-row table:style-name="ro1">
          <table:table-cell table:formula="of:=&quot;INSERT INTO tpartida (codPartida,vNombrePartida,vDescripcion) VALUES ('&quot;&amp;[PartidasConDetalle.A50:.A1049]&amp;&quot;','&quot;&amp;[PartidasConDetalle.B50:.B1049]&amp;&quot;','&quot;&amp;[PartidasConDetalle.C50:.C1049]&amp;&quot;');&quot;" office:value-type="string" office:string-value="INSERT INTO tpartida (codPartida,vNombrePartida,vDescripcion) VALUES ('0-01-01-04','Reajuste por reasignación','Corresponde a la diferencia entre los sueldos totales de un puesto que es reasignado a una categoría inferior. Se utiliza para conservar el nivel salarial del puesto al aplicar una reasignación negativa.');" calcext:value-type="string">
            <text:p>INSERT INTO tpartida (codPartida,vNombrePartida,vDescripcion) VALUES ('0-01-01-04','Reajuste por reasignación','Corresponde a la diferencia entre los sueldos totales de un puesto que es reasignado a una categoría inferior. Se utiliza para conservar el nivel salarial del puesto al aplicar una reasignación negativa.');</text:p>
          </table:table-cell>
        </table:table-row>
        <table:table-row table:style-name="ro1">
          <table:table-cell table:formula="of:=&quot;INSERT INTO tpartida (codPartida,vNombrePartida,vDescripcion) VALUES ('&quot;&amp;[PartidasConDetalle.A51:.A1050]&amp;&quot;','&quot;&amp;[PartidasConDetalle.B51:.B1050]&amp;&quot;','&quot;&amp;[PartidasConDetalle.C51:.C1050]&amp;&quot;');&quot;" office:value-type="string" office:string-value="INSERT INTO tpartida (codPartida,vNombrePartida,vDescripcion) VALUES ('0-01-02-00','Jornales','Remuneraciones al personal no profesional que la institución contrata para que efectúe trabajos primordialmente de carácter manual, cuya retribución se establece por hora, día o destajo. Se excluye el personal de este tipo que se ha incorporado en el manual de clasificación de puestos.');" calcext:value-type="string">
            <text:p>INSERT INTO tpartida (codPartida,vNombrePartida,vDescripcion) VALUES ('0-01-02-00','Jornales','Remuneraciones al personal no profesional que la institución contrata para que efectúe trabajos primordialmente de carácter manual, cuya retribución se establece por hora, día o destajo. Se excluye el personal de este tipo que se ha incorporado en el manual de clasificación de puestos.');</text:p>
          </table:table-cell>
        </table:table-row>
        <table:table-row table:style-name="ro1">
          <table:table-cell table:formula="of:=&quot;INSERT INTO tpartida (codPartida,vNombrePartida,vDescripcion) VALUES ('&quot;&amp;[PartidasConDetalle.A52:.A1051]&amp;&quot;','&quot;&amp;[PartidasConDetalle.B52:.B1051]&amp;&quot;','&quot;&amp;[PartidasConDetalle.C52:.C1051]&amp;&quot;');&quot;" office:value-type="string" office:string-value="INSERT INTO tpartida (codPartida,vNombrePartida,vDescripcion) VALUES ('0-01-03-00','Servicios especiales','Remuneraciones al personal profesional, técnico o administrativo que mantienen una relación laboral no mayor de un año, para realizar trabajos de carácter especial y temporal. El personal debe sujetarse a subordinación jerárquica y al cumplimiento de un determinado horario de trabajo, por tanto, la retribución económica respectiva, se establece de acuerdo con la clasificación y valoración del régimen que corresponda.');" calcext:value-type="string">
            <text:p>INSERT INTO tpartida (codPartida,vNombrePartida,vDescripcion) VALUES ('0-01-03-00','Servicios especiales','Remuneraciones al personal profesional, técnico o administrativo que mantienen una relación laboral no mayor de un año, para realizar trabajos de carácter especial y temporal. El personal debe sujetarse a subordinación jerárquica y al cumplimiento de un determinado horario de trabajo, por tanto, la retribución económica respectiva, se establece de acuerdo con la clasificación y valoración del régimen que corresponda.');</text:p>
          </table:table-cell>
        </table:table-row>
        <table:table-row table:style-name="ro1">
          <table:table-cell table:formula="of:=&quot;INSERT INTO tpartida (codPartida,vNombrePartida,vDescripcion) VALUES ('&quot;&amp;[PartidasConDetalle.A53:.A1052]&amp;&quot;','&quot;&amp;[PartidasConDetalle.B53:.B1052]&amp;&quot;','&quot;&amp;[PartidasConDetalle.C53:.C1052]&amp;&quot;');&quot;" office:value-type="string" office:string-value="INSERT INTO tpartida (codPartida,vNombrePartida,vDescripcion) VALUES ('0-01-03-01','Servicios especiales','Incluye las remuneraciones al personal contratado con carácter temporal o transitorio, sujetos a un determinado horario de trabajo. Estos cargos y su remuneración se detallan y valoran de acuerdo al sistema de clasificación vigente y su aplicación debe contar con el correspondiente detalle de plazas a pagar.');" calcext:value-type="string">
            <text:p>INSERT INTO tpartida (codPartida,vNombrePartida,vDescripcion) VALUES ('0-01-03-01','Servicios especiales','Incluye las remuneraciones al personal contratado con carácter temporal o transitorio, sujetos a un determinado horario de trabajo. Estos cargos y su remuneración se detallan y valoran de acuerdo al sistema de clasificación vigente y su aplicación debe contar con el correspondiente detalle de plazas a pagar.');</text:p>
          </table:table-cell>
        </table:table-row>
        <table:table-row table:style-name="ro1">
          <table:table-cell table:formula="of:=&quot;INSERT INTO tpartida (codPartida,vNombrePartida,vDescripcion) VALUES ('&quot;&amp;[PartidasConDetalle.A54:.A1053]&amp;&quot;','&quot;&amp;[PartidasConDetalle.B54:.B1053]&amp;&quot;','&quot;&amp;[PartidasConDetalle.C54:.C1053]&amp;&quot;');&quot;" office:value-type="string" office:string-value="INSERT INTO tpartida (codPartida,vNombrePartida,vDescripcion) VALUES ('0-01-03-02','Sobresueldos','Comprende el pago de aquellos gastos que como complementos salariales se otorgan a profesores investigadores, en reconocimiento a su trabajo adicional a la dedicación que normalmente desempeña. Además, se utiliza para el pago de los coordinadores y asistentes del examen de admisión y ubicación.');" calcext:value-type="string">
            <text:p>INSERT INTO tpartida (codPartida,vNombrePartida,vDescripcion) VALUES ('0-01-03-02','Sobresueldos','Comprende el pago de aquellos gastos que como complementos salariales se otorgan a profesores investigadores, en reconocimiento a su trabajo adicional a la dedicación que normalmente desempeña. Además, se utiliza para el pago de los coordinadores y asistentes del examen de admisión y ubicación.');</text:p>
          </table:table-cell>
        </table:table-row>
        <table:table-row table:style-name="ro1">
          <table:table-cell table:formula="of:=&quot;INSERT INTO tpartida (codPartida,vNombrePartida,vDescripcion) VALUES ('&quot;&amp;[PartidasConDetalle.A55:.A1054]&amp;&quot;','&quot;&amp;[PartidasConDetalle.B55:.B1054]&amp;&quot;','&quot;&amp;[PartidasConDetalle.C55:.C1054]&amp;&quot;');&quot;" office:value-type="string" office:string-value="INSERT INTO tpartida (codPartida,vNombrePartida,vDescripcion) VALUES ('0-01-03-03','Salario Contractual Posgrado','Incluye las remuneraciones al personal docente del Sistema de Estudios de Posgrado con cargo a financiamiento complementario, es decir, quienes realizaran las actividades señaladas en la Escala Salarial de Máximos, definidas por la Rectoría en la Resolución R-192-2012. El monto de salario contractual corresponde al que determine la Comisión del Programa de Posgrado y según la Escala en mención. Este pago opera como “pago único” y no se aplican los conceptos de escalafón, pasos académicos, anualidad ni ningún otro concepto salarial. Se deben considerar las respectivas cargas sociales y se aplicará a los nombramientos tanto de los profesores de posgrado que se encuentran en régimen académico, como a los que no están en régimen y de igual forma, para los profesores que no tienen vinculación con la Universidad.');" calcext:value-type="string">
            <text:p>INSERT INTO tpartida (codPartida,vNombrePartida,vDescripcion) VALUES ('0-01-03-03','Salario Contractual Posgrado','Incluye las remuneraciones al personal docente del Sistema de Estudios de Posgrado con cargo a financiamiento complementario, es decir, quienes realizaran las actividades señaladas en la Escala Salarial de Máximos, definidas por la Rectoría en la Resolución R-192-2012. El monto de salario contractual corresponde al que determine la Comisión del Programa de Posgrado y según la Escala en mención. Este pago opera como “pago único” y no se aplican los conceptos de escalafón, pasos académicos, anualidad ni ningún otro concepto salarial. Se deben considerar las respectivas cargas sociales y se aplicará a los nombramientos tanto de los profesores de posgrado que se encuentran en régimen académico, como a los que no están en régimen y de igual forma, para los profesores que no tienen vinculación con la Universidad.');</text:p>
          </table:table-cell>
        </table:table-row>
        <table:table-row table:style-name="ro1">
          <table:table-cell table:formula="of:=&quot;INSERT INTO tpartida (codPartida,vNombrePartida,vDescripcion) VALUES ('&quot;&amp;[PartidasConDetalle.A56:.A1055]&amp;&quot;','&quot;&amp;[PartidasConDetalle.B56:.B1055]&amp;&quot;','&quot;&amp;[PartidasConDetalle.C56:.C1055]&amp;&quot;');&quot;" office:value-type="string" office:string-value="INSERT INTO tpartida (codPartida,vNombrePartida,vDescripcion) VALUES ('0-01-04-00','Sueldos a base de comisión','Retribución que se otorga a aquellas personas contratadas para el cumplimiento de actividades como la venta de bienes o servicios (seguros, libros, contratos de ahorro y crédito) o bien labores de recaudación mediante agentes al servicio de la entidad. Dichas personas mantienen una relación laboral con la entidad contratante.');" calcext:value-type="string">
            <text:p>INSERT INTO tpartida (codPartida,vNombrePartida,vDescripcion) VALUES ('0-01-04-00','Sueldos a base de comisión','Retribución que se otorga a aquellas personas contratadas para el cumplimiento de actividades como la venta de bienes o servicios (seguros, libros, contratos de ahorro y crédito) o bien labores de recaudación mediante agentes al servicio de la entidad. Dichas personas mantienen una relación laboral con la entidad contratante.');</text:p>
          </table:table-cell>
        </table:table-row>
        <table:table-row table:style-name="ro1">
          <table:table-cell table:formula="of:=&quot;INSERT INTO tpartida (codPartida,vNombrePartida,vDescripcion) VALUES ('&quot;&amp;[PartidasConDetalle.A57:.A1056]&amp;&quot;','&quot;&amp;[PartidasConDetalle.B57:.B1056]&amp;&quot;','&quot;&amp;[PartidasConDetalle.C57:.C1056]&amp;&quot;');&quot;" office:value-type="string" office:string-value="INSERT INTO tpartida (codPartida,vNombrePartida,vDescripcion) VALUES ('0-01-05-00','Suplencias','Remuneraciones al personal que sustituye temporalmente al titular de un puesto, que se encuentra de vacaciones, permiso con goce de salario del titular (permisos con goce de salario, permisos posparto), por un periodo predefinido e implica relación laboral con la institución. Las sustituciones por incapacidad se cargan a la cuenta presupuestaria en que esté nombrada la persona incapacitada, sea presupuesto ordinario o de vínculo externo.');" calcext:value-type="string">
            <text:p>INSERT INTO tpartida (codPartida,vNombrePartida,vDescripcion) VALUES ('0-01-05-00','Suplencias','Remuneraciones al personal que sustituye temporalmente al titular de un puesto, que se encuentra de vacaciones, permiso con goce de salario del titular (permisos con goce de salario, permisos posparto), por un periodo predefinido e implica relación laboral con la institución. Las sustituciones por incapacidad se cargan a la cuenta presupuestaria en que esté nombrada la persona incapacitada, sea presupuesto ordinario o de vínculo externo.');</text:p>
          </table:table-cell>
        </table:table-row>
        <table:table-row table:style-name="ro1">
          <table:table-cell table:formula="of:=&quot;INSERT INTO tpartida (codPartida,vNombrePartida,vDescripcion) VALUES ('&quot;&amp;[PartidasConDetalle.A58:.A1057]&amp;&quot;','&quot;&amp;[PartidasConDetalle.B58:.B1057]&amp;&quot;','&quot;&amp;[PartidasConDetalle.C58:.C1057]&amp;&quot;');&quot;" office:value-type="string" office:string-value="INSERT INTO tpartida (codPartida,vNombrePartida,vDescripcion) VALUES ('0-02-01-00','Tiempo extraordinario','Retribución eventual al personal que presta sus servicios en horas adicionales a la jornada ordinaria de trabajo, cuando necesidades impostergables de la entidad así lo requiera, ajustándose a las disposiciones legales y técnicas vigentes.');" calcext:value-type="string">
            <text:p>INSERT INTO tpartida (codPartida,vNombrePartida,vDescripcion) VALUES ('0-02-01-00','Tiempo extraordinario','Retribución eventual al personal que presta sus servicios en horas adicionales a la jornada ordinaria de trabajo, cuando necesidades impostergables de la entidad así lo requiera, ajustándose a las disposiciones legales y técnicas vigentes.');</text:p>
          </table:table-cell>
        </table:table-row>
        <table:table-row table:style-name="ro1">
          <table:table-cell table:formula="of:=&quot;INSERT INTO tpartida (codPartida,vNombrePartida,vDescripcion) VALUES ('&quot;&amp;[PartidasConDetalle.A59:.A1058]&amp;&quot;','&quot;&amp;[PartidasConDetalle.B59:.B1058]&amp;&quot;','&quot;&amp;[PartidasConDetalle.C59:.C1058]&amp;&quot;');&quot;" office:value-type="string" office:string-value="INSERT INTO tpartida (codPartida,vNombrePartida,vDescripcion) VALUES ('0-02-02-00','Recargo de funciones','Retribuciones que la Institución destina a los funcionarios, que en adición a sus propias funciones asumen temporalmente los deberes y responsabilidades de un cargo de nivel superior por ausencia temporal de su titular. También incluye los recargos por dirección, los conocimientos por elección y dirección, la remuneración especial y los recargos por jornada especial.');" calcext:value-type="string">
            <text:p>INSERT INTO tpartida (codPartida,vNombrePartida,vDescripcion) VALUES ('0-02-02-00','Recargo de funciones','Retribuciones que la Institución destina a los funcionarios, que en adición a sus propias funciones asumen temporalmente los deberes y responsabilidades de un cargo de nivel superior por ausencia temporal de su titular. También incluye los recargos por dirección, los conocimientos por elección y dirección, la remuneración especial y los recargos por jornada especial.');</text:p>
          </table:table-cell>
        </table:table-row>
        <table:table-row table:style-name="ro1">
          <table:table-cell table:formula="of:=&quot;INSERT INTO tpartida (codPartida,vNombrePartida,vDescripcion) VALUES ('&quot;&amp;[PartidasConDetalle.A60:.A1059]&amp;&quot;','&quot;&amp;[PartidasConDetalle.B60:.B1059]&amp;&quot;','&quot;&amp;[PartidasConDetalle.C60:.C1059]&amp;&quot;');&quot;" office:value-type="string" office:string-value="INSERT INTO tpartida (codPartida,vNombrePartida,vDescripcion) VALUES ('0-02-05-00','Dietas','Es el pago que se efectúa por la asistencia a sesiones o reuniones ante el Consejo Universitario del Representante Estudiantil y del representante de Colegios Profesionales.');" calcext:value-type="string">
            <text:p>INSERT INTO tpartida (codPartida,vNombrePartida,vDescripcion) VALUES ('0-02-05-00','Dietas','Es el pago que se efectúa por la asistencia a sesiones o reuniones ante el Consejo Universitario del Representante Estudiantil y del representante de Colegios Profesionales.');</text:p>
          </table:table-cell>
        </table:table-row>
        <table:table-row table:style-name="ro1">
          <table:table-cell table:formula="of:=&quot;INSERT INTO tpartida (codPartida,vNombrePartida,vDescripcion) VALUES ('&quot;&amp;[PartidasConDetalle.A61:.A1060]&amp;&quot;','&quot;&amp;[PartidasConDetalle.B61:.B1060]&amp;&quot;','&quot;&amp;[PartidasConDetalle.C61:.C1060]&amp;&quot;');&quot;" office:value-type="string" office:string-value="INSERT INTO tpartida (codPartida,vNombrePartida,vDescripcion) VALUES ('0-03-01-00','Retribución por años servidos','Reconocimientos adicionales que la institución destina como remuneración a sus trabajadores por concepto de años laborados en el sector público y de acuerdo con lo que establece el ordenamiento jurídico correspondiente.');" calcext:value-type="string">
            <text:p>INSERT INTO tpartida (codPartida,vNombrePartida,vDescripcion) VALUES ('0-03-01-00','Retribución por años servidos','Reconocimientos adicionales que la institución destina como remuneración a sus trabajadores por concepto de años laborados en el sector público y de acuerdo con lo que establece el ordenamiento jurídico correspondiente.');</text:p>
          </table:table-cell>
        </table:table-row>
        <table:table-row table:style-name="ro1">
          <table:table-cell table:formula="of:=&quot;INSERT INTO tpartida (codPartida,vNombrePartida,vDescripcion) VALUES ('&quot;&amp;[PartidasConDetalle.A62:.A1061]&amp;&quot;','&quot;&amp;[PartidasConDetalle.B62:.B1061]&amp;&quot;','&quot;&amp;[PartidasConDetalle.C62:.C1061]&amp;&quot;');&quot;" office:value-type="string" office:string-value="INSERT INTO tpartida (codPartida,vNombrePartida,vDescripcion) VALUES ('0-03-01-01','Escalafón','Comprende los pagos por concepto de aumento anual que reciben los docentes en propiedad y los funcionarios administrativos por cada año de servicio continuo en un mismo puesto.');" calcext:value-type="string">
            <text:p>INSERT INTO tpartida (codPartida,vNombrePartida,vDescripcion) VALUES ('0-03-01-01','Escalafón','Comprende los pagos por concepto de aumento anual que reciben los docentes en propiedad y los funcionarios administrativos por cada año de servicio continuo en un mismo puesto.');</text:p>
          </table:table-cell>
        </table:table-row>
        <table:table-row table:style-name="ro1">
          <table:table-cell table:formula="of:=&quot;INSERT INTO tpartida (codPartida,vNombrePartida,vDescripcion) VALUES ('&quot;&amp;[PartidasConDetalle.A63:.A1062]&amp;&quot;','&quot;&amp;[PartidasConDetalle.B63:.B1062]&amp;&quot;','&quot;&amp;[PartidasConDetalle.C63:.C1062]&amp;&quot;');&quot;" office:value-type="string" office:string-value="INSERT INTO tpartida (codPartida,vNombrePartida,vDescripcion) VALUES ('0-03-01-02','Anualidad','Retribución adicional al salario base que se paga cada vez que el trabajador cumple aniversario de laborar en una institución pública, de acuerdo con la categoría de salarios en que esté ubicado su puesto. A dicha remuneración, también se le denomina &quot;antigüedad&quot;, &quot;aumentos anuales&quot;, &quot;reconocimientos anuales&quot;, &quot;retribuciones por antigüedad&quot;, pasos, entre otros. Incluye las sumas a que tienen derecho los servidores universitarios por cada año de servicio completo en la Institución.');" calcext:value-type="string">
            <text:p>INSERT INTO tpartida (codPartida,vNombrePartida,vDescripcion) VALUES ('0-03-01-02','Anualidad','Retribución adicional al salario base que se paga cada vez que el trabajador cumple aniversario de laborar en una institución pública, de acuerdo con la categoría de salarios en que esté ubicado su puesto. A dicha remuneración, también se le denomina "antigüedad", "aumentos anuales", "reconocimientos anuales", "retribuciones por antigüedad", pasos, entre otros. Incluye las sumas a que tienen derecho los servidores universitarios por cada año de servicio completo en la Institución.');</text:p>
          </table:table-cell>
        </table:table-row>
        <table:table-row table:style-name="ro1">
          <table:table-cell table:formula="of:=&quot;INSERT INTO tpartida (codPartida,vNombrePartida,vDescripcion) VALUES ('&quot;&amp;[PartidasConDetalle.A64:.A1063]&amp;&quot;','&quot;&amp;[PartidasConDetalle.B64:.B1063]&amp;&quot;','&quot;&amp;[PartidasConDetalle.C64:.C1063]&amp;&quot;');&quot;" office:value-type="string" office:string-value="INSERT INTO tpartida (codPartida,vNombrePartida,vDescripcion) VALUES ('0-03-02-00','Restricción al ejercicio liberal de la profesión','Compensación económica al servidor al que por legislación vigente se le ha impuesto restricción al ejercicio de la profesión que ostenta en su cargo.Prohibición del ejercicio liberal de la profesión: Compensación económica que se asigna a un servidor público, al que por vía de ley se le prohíbe ejercer en forma particular o privada la profesión que ostenta. Este reconocimiento es excluyente del reconocimiento por dedicación exclusiva.');" calcext:value-type="string">
            <text:p>INSERT INTO tpartida (codPartida,vNombrePartida,vDescripcion) VALUES ('0-03-02-00','Restricción al ejercicio liberal de la profesión','Compensación económica al servidor al que por legislación vigente se le ha impuesto restricción al ejercicio de la profesión que ostenta en su cargo.Prohibición del ejercicio liberal de la profesión: Compensación económica que se asigna a un servidor público, al que por vía de ley se le prohíbe ejercer en forma particular o privada la profesión que ostenta. Este reconocimiento es excluyente del reconocimiento por dedicación exclusiva.');</text:p>
          </table:table-cell>
        </table:table-row>
        <table:table-row table:style-name="ro1">
          <table:table-cell table:formula="of:=&quot;INSERT INTO tpartida (codPartida,vNombrePartida,vDescripcion) VALUES ('&quot;&amp;[PartidasConDetalle.A65:.A1064]&amp;&quot;','&quot;&amp;[PartidasConDetalle.B65:.B1064]&amp;&quot;','&quot;&amp;[PartidasConDetalle.C65:.C1064]&amp;&quot;');&quot;" office:value-type="string" office:string-value="INSERT INTO tpartida (codPartida,vNombrePartida,vDescripcion) VALUES ('0-03-03-00','Décimo tercer mes','Retribución extraordinaria de un mes de salario adicional o proporcional al tiempo laboral que otorga la institución por una sola vez, cada fin de año, a todos sus trabajadores. Calculado con el promedio de los salarios pagados a cada servidor por el período comprendido entre el 1 de diciembre de cada año y el 30 de noviembre del siguiente.');" calcext:value-type="string">
            <text:p>INSERT INTO tpartida (codPartida,vNombrePartida,vDescripcion) VALUES ('0-03-03-00','Décimo tercer mes','Retribución extraordinaria de un mes de salario adicional o proporcional al tiempo laboral que otorga la institución por una sola vez, cada fin de año, a todos sus trabajadores. Calculado con el promedio de los salarios pagados a cada servidor por el período comprendido entre el 1 de diciembre de cada año y el 30 de noviembre del siguiente.');</text:p>
          </table:table-cell>
        </table:table-row>
        <table:table-row table:style-name="ro1">
          <table:table-cell table:formula="of:=&quot;INSERT INTO tpartida (codPartida,vNombrePartida,vDescripcion) VALUES ('&quot;&amp;[PartidasConDetalle.A66:.A1065]&amp;&quot;','&quot;&amp;[PartidasConDetalle.B66:.B1065]&amp;&quot;','&quot;&amp;[PartidasConDetalle.C66:.C1065]&amp;&quot;');&quot;" office:value-type="string" office:string-value="INSERT INTO tpartida (codPartida,vNombrePartida,vDescripcion) VALUES ('0-03-04-00','Salario escolar','Retribución salarial que consiste en un porcentaje calculado sobre el salario nominal mensual de cada trabajador. Dicho porcentaje se paga en forma acumulada en el mes de enero siguiente de cada año y se rige de conformidad con lo que disponga el ordenamiento jurídico correspondiente. El mismo lo acumula el patrono mensualmente a partir de la vigencia del decreto Nº 23495-MTSS (1 de julio de 1994 Gaceta N°138). Para efectos de cálculo, se tomarán en consideración los mismos componentes salariales que se utilizan para determinar el aguinaldo. El “Salario Escolar” esta sujeto a las cargas sociales de ley y al aguinaldo del período correspondiente.');" calcext:value-type="string">
            <text:p>INSERT INTO tpartida (codPartida,vNombrePartida,vDescripcion) VALUES ('0-03-04-00','Salario escolar','Retribución salarial que consiste en un porcentaje calculado sobre el salario nominal mensual de cada trabajador. Dicho porcentaje se paga en forma acumulada en el mes de enero siguiente de cada año y se rige de conformidad con lo que disponga el ordenamiento jurídico correspondiente. El mismo lo acumula el patrono mensualmente a partir de la vigencia del decreto Nº 23495-MTSS (1 de julio de 1994 Gaceta N°138). Para efectos de cálculo, se tomarán en consideración los mismos componentes salariales que se utilizan para determinar el aguinaldo. El “Salario Escolar” esta sujeto a las cargas sociales de ley y al aguinaldo del período correspondiente.');</text:p>
          </table:table-cell>
        </table:table-row>
        <table:table-row table:style-name="ro1">
          <table:table-cell table:formula="of:=&quot;INSERT INTO tpartida (codPartida,vNombrePartida,vDescripcion) VALUES ('&quot;&amp;[PartidasConDetalle.A67:.A1066]&amp;&quot;','&quot;&amp;[PartidasConDetalle.B67:.B1066]&amp;&quot;','&quot;&amp;[PartidasConDetalle.C67:.C1066]&amp;&quot;');&quot;" office:value-type="string" office:string-value="INSERT INTO tpartida (codPartida,vNombrePartida,vDescripcion) VALUES ('0-03-99-00','Otros incentivos salariales (solo incentivo salarial)','Remuneraciones salariales no enunciadas en las subpartidas anteriores, caracterizadas principalmente por constituir erogaciones adicionales al salario base del personal que labora al servicio de la entidad, de acuerdo con la normativa jurídica y técnica que lo autorice.');" calcext:value-type="string">
            <text:p>INSERT INTO tpartida (codPartida,vNombrePartida,vDescripcion) VALUES ('0-03-99-00','Otros incentivos salariales (solo incentivo salarial)','Remuneraciones salariales no enunciadas en las subpartidas anteriores, caracterizadas principalmente por constituir erogaciones adicionales al salario base del personal que labora al servicio de la entidad, de acuerdo con la normativa jurídica y técnica que lo autorice.');</text:p>
          </table:table-cell>
        </table:table-row>
        <table:table-row table:style-name="ro1">
          <table:table-cell table:formula="of:=&quot;INSERT INTO tpartida (codPartida,vNombrePartida,vDescripcion) VALUES ('&quot;&amp;[PartidasConDetalle.A68:.A1067]&amp;&quot;','&quot;&amp;[PartidasConDetalle.B68:.B1067]&amp;&quot;','&quot;&amp;[PartidasConDetalle.C68:.C1067]&amp;&quot;');&quot;" office:value-type="string" office:string-value="INSERT INTO tpartida (codPartida,vNombrePartida,vDescripcion) VALUES ('0-03-99-01','Reconocimiento por régimen académico','Se incluye la remuneración que recibe el personal docente en régimen académico, correspondiente a los méritos académicos, antigüedad y grados de conformidad con la evaluación y aprobación de la Comisión de Régimen Académico.');" calcext:value-type="string">
            <text:p>INSERT INTO tpartida (codPartida,vNombrePartida,vDescripcion) VALUES ('0-03-99-01','Reconocimiento por régimen académico','Se incluye la remuneración que recibe el personal docente en régimen académico, correspondiente a los méritos académicos, antigüedad y grados de conformidad con la evaluación y aprobación de la Comisión de Régimen Académico.');</text:p>
          </table:table-cell>
        </table:table-row>
        <table:table-row table:style-name="ro1">
          <table:table-cell table:formula="of:=&quot;INSERT INTO tpartida (codPartida,vNombrePartida,vDescripcion) VALUES ('&quot;&amp;[PartidasConDetalle.A69:.A1068]&amp;&quot;','&quot;&amp;[PartidasConDetalle.B69:.B1068]&amp;&quot;','&quot;&amp;[PartidasConDetalle.C69:.C1068]&amp;&quot;');&quot;" office:value-type="string" office:string-value="INSERT INTO tpartida (codPartida,vNombrePartida,vDescripcion) VALUES ('0-03-99-02','Asignación profesional','Corresponde al estímulo que se otorga a los funcionarios universitarios, adicional al salario normal por dedicar sus servicios en forma exclusiva o extraordinaria a la Institución. También se ubica dentro de este renglón el incentivo salarial que recibe el funcionario administrativo por tener más requisitos académicos de los que exige el puesto que ocupa. Los componentes de este renglón son: dedicación exclusiva docente y administrativa, incentivo salarial administrativo, dedicación extraordinaria docente y dedicación exclusiva profesional en ciencias médicas.');" calcext:value-type="string">
            <text:p>INSERT INTO tpartida (codPartida,vNombrePartida,vDescripcion) VALUES ('0-03-99-02','Asignación profesional','Corresponde al estímulo que se otorga a los funcionarios universitarios, adicional al salario normal por dedicar sus servicios en forma exclusiva o extraordinaria a la Institución. También se ubica dentro de este renglón el incentivo salarial que recibe el funcionario administrativo por tener más requisitos académicos de los que exige el puesto que ocupa. Los componentes de este renglón son: dedicación exclusiva docente y administrativa, incentivo salarial administrativo, dedicación extraordinaria docente y dedicación exclusiva profesional en ciencias médicas.');</text:p>
          </table:table-cell>
        </table:table-row>
        <table:table-row table:style-name="ro1">
          <table:table-cell table:formula="of:=&quot;INSERT INTO tpartida (codPartida,vNombrePartida,vDescripcion) VALUES ('&quot;&amp;[PartidasConDetalle.A70:.A1069]&amp;&quot;','&quot;&amp;[PartidasConDetalle.B70:.B1069]&amp;&quot;','&quot;&amp;[PartidasConDetalle.C70:.C1069]&amp;&quot;');&quot;" office:value-type="string" office:string-value="INSERT INTO tpartida (codPartida,vNombrePartida,vDescripcion) VALUES ('0-03-99-03','Otros incentivos','Para efectos de presentar los informes de ejecución presupuestaria a la Contraloría General de la República, en este renglón se agrupan los siguientes conceptos salariales: escalafón, reconocimiento por régimen académico, recargos, derechos adquiridos, asignación profesional, fondo disponible para revaloraciones, reajuste por reasignación y otras remuneraciones.');" calcext:value-type="string">
            <text:p>INSERT INTO tpartida (codPartida,vNombrePartida,vDescripcion) VALUES ('0-03-99-03','Otros incentivos','Para efectos de presentar los informes de ejecución presupuestaria a la Contraloría General de la República, en este renglón se agrupan los siguientes conceptos salariales: escalafón, reconocimiento por régimen académico, recargos, derechos adquiridos, asignación profesional, fondo disponible para revaloraciones, reajuste por reasignación y otras remuneraciones.');</text:p>
          </table:table-cell>
        </table:table-row>
        <table:table-row table:style-name="ro1">
          <table:table-cell table:formula="of:=&quot;INSERT INTO tpartida (codPartida,vNombrePartida,vDescripcion) VALUES ('&quot;&amp;[PartidasConDetalle.A71:.A1070]&amp;&quot;','&quot;&amp;[PartidasConDetalle.B71:.B1070]&amp;&quot;','&quot;&amp;[PartidasConDetalle.C71:.C1070]&amp;&quot;');&quot;" office:value-type="string" office:string-value="INSERT INTO tpartida (codPartida,vNombrePartida,vDescripcion) VALUES ('0-03-99-04','Reconocimiento regional','Incluye los gastos derivados por el pago de un estímulo adicional, a funcionarios destacados en zonas alejadas a los principales centros poblacionales del país, de acuerdo a las normas fijadas por la Institución. Zonaje: Compensación adicional que reciben los servidores del sector público cuando prestan sus servicios permanentemente en un lugar distinto a su domicilio legal, o que eventualmente permanecen fuera de la circunscripción territorial de éste por más de un mes, en forma continua, y cuando la zona en donde realicen su trabajo tenga condiciones que justifiquen tal compensación.');" calcext:value-type="string">
            <text:p>INSERT INTO tpartida (codPartida,vNombrePartida,vDescripcion) VALUES ('0-03-99-04','Reconocimiento regional','Incluye los gastos derivados por el pago de un estímulo adicional, a funcionarios destacados en zonas alejadas a los principales centros poblacionales del país, de acuerdo a las normas fijadas por la Institución. Zonaje: Compensación adicional que reciben los servidores del sector público cuando prestan sus servicios permanentemente en un lugar distinto a su domicilio legal, o que eventualmente permanecen fuera de la circunscripción territorial de éste por más de un mes, en forma continua, y cuando la zona en donde realicen su trabajo tenga condiciones que justifiquen tal compensación.');</text:p>
          </table:table-cell>
        </table:table-row>
        <table:table-row table:style-name="ro1">
          <table:table-cell table:formula="of:=&quot;INSERT INTO tpartida (codPartida,vNombrePartida,vDescripcion) VALUES ('&quot;&amp;[PartidasConDetalle.A72:.A1071]&amp;&quot;','&quot;&amp;[PartidasConDetalle.B72:.B1071]&amp;&quot;','&quot;&amp;[PartidasConDetalle.C72:.C1071]&amp;&quot;');&quot;" office:value-type="string" office:string-value="INSERT INTO tpartida (codPartida,vNombrePartida,vDescripcion) VALUES ('0-03-99-05','Reconocimiento por Riesgo Policial','Corresponde al plus salarial pagaderos a aquellos funcionarios que en el desempeño de sus funciones se corra algún riesgo inminente para la integridad física en razón de la peligrosidad que pueda la función policial pueda significar.');" calcext:value-type="string">
            <text:p>INSERT INTO tpartida (codPartida,vNombrePartida,vDescripcion) VALUES ('0-03-99-05','Reconocimiento por Riesgo Policial','Corresponde al plus salarial pagaderos a aquellos funcionarios que en el desempeño de sus funciones se corra algún riesgo inminente para la integridad física en razón de la peligrosidad que pueda la función policial pueda significar.');</text:p>
          </table:table-cell>
        </table:table-row>
        <table:table-row table:style-name="ro1">
          <table:table-cell table:formula="of:=&quot;INSERT INTO tpartida (codPartida,vNombrePartida,vDescripcion) VALUES ('&quot;&amp;[PartidasConDetalle.A73:.A1072]&amp;&quot;','&quot;&amp;[PartidasConDetalle.B73:.B1072]&amp;&quot;','&quot;&amp;[PartidasConDetalle.C73:.C1072]&amp;&quot;');&quot;" office:value-type="string" office:string-value="INSERT INTO tpartida (codPartida,vNombrePartida,vDescripcion) VALUES ('0-04-01-00','Contribución patronal al seguro de salud de la CCSS','Aporte que las instituciones del Estado en su condición de patronos destinan a la Caja Costarricense de Seguro Social, para el seguro de salud de los trabajadores. Correspondientes al 9.25%.');" calcext:value-type="string">
            <text:p>INSERT INTO tpartida (codPartida,vNombrePartida,vDescripcion) VALUES ('0-04-01-00','Contribución patronal al seguro de salud de la CCSS','Aporte que las instituciones del Estado en su condición de patronos destinan a la Caja Costarricense de Seguro Social, para el seguro de salud de los trabajadores. Correspondientes al 9.25%.');</text:p>
          </table:table-cell>
        </table:table-row>
        <table:table-row table:style-name="ro1">
          <table:table-cell table:formula="of:=&quot;INSERT INTO tpartida (codPartida,vNombrePartida,vDescripcion) VALUES ('&quot;&amp;[PartidasConDetalle.A74:.A1073]&amp;&quot;','&quot;&amp;[PartidasConDetalle.B74:.B1073]&amp;&quot;','&quot;&amp;[PartidasConDetalle.C74:.C1073]&amp;&quot;');&quot;" office:value-type="string" office:string-value="INSERT INTO tpartida (codPartida,vNombrePartida,vDescripcion) VALUES ('0-04-05-00','Contribución patronal al Banco Popular y Desarrollo Comunal','Aportes que instituciones del Estado en su condición de patronos, destinan al Banco Popular y de Desarrollo Comunal, con el fin de incrementar su patrimonio, así como a la creación de reservas, bonificaciones a los ahorros o a proyectos de desarrollo a juicio de la Junta Directiva Nacional. Correspondiente al 0.50%.');" calcext:value-type="string">
            <text:p>INSERT INTO tpartida (codPartida,vNombrePartida,vDescripcion) VALUES ('0-04-05-00','Contribución patronal al Banco Popular y Desarrollo Comunal','Aportes que instituciones del Estado en su condición de patronos, destinan al Banco Popular y de Desarrollo Comunal, con el fin de incrementar su patrimonio, así como a la creación de reservas, bonificaciones a los ahorros o a proyectos de desarrollo a juicio de la Junta Directiva Nacional. Correspondiente al 0.50%.');</text:p>
          </table:table-cell>
        </table:table-row>
        <table:table-row table:style-name="ro1">
          <table:table-cell table:formula="of:=&quot;INSERT INTO tpartida (codPartida,vNombrePartida,vDescripcion) VALUES ('&quot;&amp;[PartidasConDetalle.A75:.A1074]&amp;&quot;','&quot;&amp;[PartidasConDetalle.B75:.B1074]&amp;&quot;','&quot;&amp;[PartidasConDetalle.C75:.C1074]&amp;&quot;');&quot;" office:value-type="string" office:string-value="INSERT INTO tpartida (codPartida,vNombrePartida,vDescripcion) VALUES ('0-05-01-00','Contribución patronal al seguro de pensiones de la CCSS','Contempla las cuotas que las instituciones del Estado como patronos destinan a la Caja Costarricense de Seguro Social, para financiar el seguro de pensiones de sus trabajadores y pensionados cubiertos por ese seguro. Correspondiente al 5.25%.');" calcext:value-type="string">
            <text:p>INSERT INTO tpartida (codPartida,vNombrePartida,vDescripcion) VALUES ('0-05-01-00','Contribución patronal al seguro de pensiones de la CCSS','Contempla las cuotas que las instituciones del Estado como patronos destinan a la Caja Costarricense de Seguro Social, para financiar el seguro de pensiones de sus trabajadores y pensionados cubiertos por ese seguro. Correspondiente al 5.25%.');</text:p>
          </table:table-cell>
        </table:table-row>
        <table:table-row table:style-name="ro1">
          <table:table-cell table:formula="of:=&quot;INSERT INTO tpartida (codPartida,vNombrePartida,vDescripcion) VALUES ('&quot;&amp;[PartidasConDetalle.A76:.A1075]&amp;&quot;','&quot;&amp;[PartidasConDetalle.B76:.B1075]&amp;&quot;','&quot;&amp;[PartidasConDetalle.C76:.C1075]&amp;&quot;');&quot;" office:value-type="string" office:string-value="INSERT INTO tpartida (codPartida,vNombrePartida,vDescripcion) VALUES ('0-05-02-00','Aporte patronal al régimen obligatorio de pensiones complement.','Aportes que las instituciones del Estado como patronos aportan para el financiamiento al Régimen Obligatorio de Pensiones Complementarias de cada trabajador, según lo establecido por la Ley de Protección al Trabajador. Dicho pago se calcula como un porcentaje sobre el salario mensual del trabajador y se deposita en las cuentas individuales de éste en la operadora de pensiones de su elección. Correspondiente al 1,5%.');" calcext:value-type="string">
            <text:p>INSERT INTO tpartida (codPartida,vNombrePartida,vDescripcion) VALUES ('0-05-02-00','Aporte patronal al régimen obligatorio de pensiones complement.','Aportes que las instituciones del Estado como patronos aportan para el financiamiento al Régimen Obligatorio de Pensiones Complementarias de cada trabajador, según lo establecido por la Ley de Protección al Trabajador. Dicho pago se calcula como un porcentaje sobre el salario mensual del trabajador y se deposita en las cuentas individuales de éste en la operadora de pensiones de su elección. Correspondiente al 1,5%.');</text:p>
          </table:table-cell>
        </table:table-row>
        <table:table-row table:style-name="ro1">
          <table:table-cell table:formula="of:=&quot;INSERT INTO tpartida (codPartida,vNombrePartida,vDescripcion) VALUES ('&quot;&amp;[PartidasConDetalle.A77:.A1076]&amp;&quot;','&quot;&amp;[PartidasConDetalle.B77:.B1076]&amp;&quot;','&quot;&amp;[PartidasConDetalle.C77:.C1076]&amp;&quot;');&quot;" office:value-type="string" office:string-value="INSERT INTO tpartida (codPartida,vNombrePartida,vDescripcion) VALUES ('0-05-03-00','Aporte patronal fondo de capitalización laboral','Erogaciones que las instituciones del Estado como patronos aportan para el financiamiento del Fondo de Capitalización Laboral de cada trabajador establecido mediante Ley de Protección al Trabajador. Dicho aporte se calcula como un porcentaje sobre el salario mensual del trabajador y se deposita en las cuentas individuales de éste en la operadora de pensiones de su elección. Correspondiente al 3,0%.');" calcext:value-type="string">
            <text:p>INSERT INTO tpartida (codPartida,vNombrePartida,vDescripcion) VALUES ('0-05-03-00','Aporte patronal fondo de capitalización laboral','Erogaciones que las instituciones del Estado como patronos aportan para el financiamiento del Fondo de Capitalización Laboral de cada trabajador establecido mediante Ley de Protección al Trabajador. Dicho aporte se calcula como un porcentaje sobre el salario mensual del trabajador y se deposita en las cuentas individuales de éste en la operadora de pensiones de su elección. Correspondiente al 3,0%.');</text:p>
          </table:table-cell>
        </table:table-row>
        <table:table-row table:style-name="ro1">
          <table:table-cell table:formula="of:=&quot;INSERT INTO tpartida (codPartida,vNombrePartida,vDescripcion) VALUES ('&quot;&amp;[PartidasConDetalle.A78:.A1077]&amp;&quot;','&quot;&amp;[PartidasConDetalle.B78:.B1077]&amp;&quot;','&quot;&amp;[PartidasConDetalle.C78:.C1077]&amp;&quot;');&quot;" office:value-type="string" office:string-value="INSERT INTO tpartida (codPartida,vNombrePartida,vDescripcion) VALUES ('0-05-05-00','Contribución patronal a fondos administrados por entes privados','Sumas que las instituciones del Estado como patrono aportan a aquellas instituciones de carácter privado que la ley autorice para administrar fondos de asociaciones solidaristas, fondos de pensiones complementarios y otros fondos de capitalización.');" calcext:value-type="string">
            <text:p>INSERT INTO tpartida (codPartida,vNombrePartida,vDescripcion) VALUES ('0-05-05-00','Contribución patronal a fondos administrados por entes privados','Sumas que las instituciones del Estado como patrono aportan a aquellas instituciones de carácter privado que la ley autorice para administrar fondos de asociaciones solidaristas, fondos de pensiones complementarios y otros fondos de capitalización.');</text:p>
          </table:table-cell>
        </table:table-row>
        <table:table-row table:style-name="ro1">
          <table:table-cell table:formula="of:=&quot;INSERT INTO tpartida (codPartida,vNombrePartida,vDescripcion) VALUES ('&quot;&amp;[PartidasConDetalle.A79:.A1078]&amp;&quot;','&quot;&amp;[PartidasConDetalle.B79:.B1078]&amp;&quot;','&quot;&amp;[PartidasConDetalle.C79:.C1078]&amp;&quot;');&quot;" office:value-type="string" office:string-value="INSERT INTO tpartida (codPartida,vNombrePartida,vDescripcion) VALUES ('0-05-05-01','Cuota patronal Fondo de Pensiones y Jubilaciones Magisterio Nacional','Corresponde a la cuota patronal que por ley la Institución le gira al Fondo de Pensiones y Jubilaciones del Magisterio Nacional, correspondiente al 0.50% de Reparto y 7.25% de Capitalización');" calcext:value-type="string">
            <text:p>INSERT INTO tpartida (codPartida,vNombrePartida,vDescripcion) VALUES ('0-05-05-01','Cuota patronal Fondo de Pensiones y Jubilaciones Magisterio Nacional','Corresponde a la cuota patronal que por ley la Institución le gira al Fondo de Pensiones y Jubilaciones del Magisterio Nacional, correspondiente al 0.50% de Reparto y 7.25% de Capitalización');</text:p>
          </table:table-cell>
        </table:table-row>
        <table:table-row table:style-name="ro1">
          <table:table-cell table:formula="of:=&quot;INSERT INTO tpartida (codPartida,vNombrePartida,vDescripcion) VALUES ('&quot;&amp;[PartidasConDetalle.A80:.A1079]&amp;&quot;','&quot;&amp;[PartidasConDetalle.B80:.B1079]&amp;&quot;','&quot;&amp;[PartidasConDetalle.C80:.C1079]&amp;&quot;');&quot;" office:value-type="string" office:string-value="INSERT INTO tpartida (codPartida,vNombrePartida,vDescripcion) VALUES ('0-05-05-02','Cuota patronal J.A.P. U.C.R.','Corresponde a la cuota patronal que la Institución le gira a la Junta Administradora del Fondo de Ahorro y Préstamo de la Universidad de Costa Rica (2.50%).');" calcext:value-type="string">
            <text:p>INSERT INTO tpartida (codPartida,vNombrePartida,vDescripcion) VALUES ('0-05-05-02','Cuota patronal J.A.P. U.C.R.','Corresponde a la cuota patronal que la Institución le gira a la Junta Administradora del Fondo de Ahorro y Préstamo de la Universidad de Costa Rica (2.50%).');</text:p>
          </table:table-cell>
        </table:table-row>
        <table:table-row table:style-name="ro1">
          <table:table-cell table:formula="of:=&quot;INSERT INTO tpartida (codPartida,vNombrePartida,vDescripcion) VALUES ('&quot;&amp;[PartidasConDetalle.A81:.A1080]&amp;&quot;','&quot;&amp;[PartidasConDetalle.B81:.B1080]&amp;&quot;','&quot;&amp;[PartidasConDetalle.C81:.C1080]&amp;&quot;');&quot;" office:value-type="string" office:string-value="INSERT INTO tpartida (codPartida,vNombrePartida,vDescripcion) VALUES ('0-99-99-00','Otras remuneraciones','Contratación de otros servicios personales no descritos en las subpartidas anteriores.');" calcext:value-type="string">
            <text:p>INSERT INTO tpartida (codPartida,vNombrePartida,vDescripcion) VALUES ('0-99-99-00','Otras remuneraciones','Contratación de otros servicios personales no descritos en las subpartidas anteriores.');</text:p>
          </table:table-cell>
        </table:table-row>
        <table:table-row table:style-name="ro1">
          <table:table-cell table:formula="of:=&quot;INSERT INTO tpartida (codPartida,vNombrePartida,vDescripcion) VALUES ('&quot;&amp;[PartidasConDetalle.A82:.A1081]&amp;&quot;','&quot;&amp;[PartidasConDetalle.B82:.B1081]&amp;&quot;','&quot;&amp;[PartidasConDetalle.C82:.C1081]&amp;&quot;');&quot;" office:value-type="string" office:string-value="INSERT INTO tpartida (codPartida,vNombrePartida,vDescripcion) VALUES ('0-99-99-01','Otras remuneraciones','Comprende otras remuneraciones no contempladas en ninguno de los renglones anteriores, tales como: remuneración extraordinaria administrativa y docente, reajuste de vacaciones, etc.0-99-99-02. Diferencias en caja. Se destina para cubrir el fondo de los cajeros de la Institución en el desempeño de sus funciones, el cual se liquida semestralmente contra las diferencias de caja existentes en el período, de acuerdo a la reglamentación vigente.');" calcext:value-type="string">
            <text:p>INSERT INTO tpartida (codPartida,vNombrePartida,vDescripcion) VALUES ('0-99-99-01','Otras remuneraciones','Comprende otras remuneraciones no contempladas en ninguno de los renglones anteriores, tales como: remuneración extraordinaria administrativa y docente, reajuste de vacaciones, etc.0-99-99-02. Diferencias en caja. Se destina para cubrir el fondo de los cajeros de la Institución en el desempeño de sus funciones, el cual se liquida semestralmente contra las diferencias de caja existentes en el período, de acuerdo a la reglamentación vigente.');</text:p>
          </table:table-cell>
        </table:table-row>
        <table:table-row table:style-name="ro1">
          <table:table-cell table:formula="of:=&quot;INSERT INTO tpartida (codPartida,vNombrePartida,vDescripcion) VALUES ('&quot;&amp;[PartidasConDetalle.A83:.A1082]&amp;&quot;','&quot;&amp;[PartidasConDetalle.B83:.B1082]&amp;&quot;','&quot;&amp;[PartidasConDetalle.C83:.C1082]&amp;&quot;');&quot;" office:value-type="string" office:string-value="INSERT INTO tpartida (codPartida,vNombrePartida,vDescripcion) VALUES ('0-99-99-03','Amortización cuentas pendientes ejercicios anteriores','Esta partida se destina para cubrir los egresos que la Institución debe cancelar, pero que corresponden a compromisos de períodos anteriores que no se cancelaron oportunamente: tales como diferencias salariales adeudadas a funcionarios o exfuncionarios, vacaciones proporcionales a funcionarios docentes, reasignaciones, reclasificaciones, revaloraciones.');" calcext:value-type="string">
            <text:p>INSERT INTO tpartida (codPartida,vNombrePartida,vDescripcion) VALUES ('0-99-99-03','Amortización cuentas pendientes ejercicios anteriores','Esta partida se destina para cubrir los egresos que la Institución debe cancelar, pero que corresponden a compromisos de períodos anteriores que no se cancelaron oportunamente: tales como diferencias salariales adeudadas a funcionarios o exfuncionarios, vacaciones proporcionales a funcionarios docentes, reasignaciones, reclasificaciones, revaloraciones.');</text:p>
          </table:table-cell>
        </table:table-row>
        <table:table-row table:style-name="ro1">
          <table:table-cell table:formula="of:=&quot;INSERT INTO tpartida (codPartida,vNombrePartida,vDescripcion) VALUES ('&quot;&amp;[PartidasConDetalle.A84:.A1083]&amp;&quot;','&quot;&amp;[PartidasConDetalle.B84:.B1083]&amp;&quot;','&quot;&amp;[PartidasConDetalle.C84:.C1083]&amp;&quot;');&quot;" office:value-type="string" office:string-value="INSERT INTO tpartida (codPartida,vNombrePartida,vDescripcion) VALUES ('0-99-99-05','Cuotas patronales y aguinaldo salario escolar amortización cuentas pendientes ejercicios anteriores','Se destina esta partida para cubrir los egresos que la Institución debe cancelar, pero que corresponde a compromisos del período anterior por concepto de las cuotas patronales y aguinaldo del Salario Escolar.');" calcext:value-type="string">
            <text:p>INSERT INTO tpartida (codPartida,vNombrePartida,vDescripcion) VALUES ('0-99-99-05','Cuotas patronales y aguinaldo salario escolar amortización cuentas pendientes ejercicios anteriores','Se destina esta partida para cubrir los egresos que la Institución debe cancelar, pero que corresponde a compromisos del período anterior por concepto de las cuotas patronales y aguinaldo del Salario Escolar.');</text:p>
          </table:table-cell>
        </table:table-row>
        <table:table-row table:style-name="ro1">
          <table:table-cell table:formula="of:=&quot;INSERT INTO tpartida (codPartida,vNombrePartida,vDescripcion) VALUES ('&quot;&amp;[PartidasConDetalle.A85:.A1084]&amp;&quot;','&quot;&amp;[PartidasConDetalle.B85:.B1084]&amp;&quot;','&quot;&amp;[PartidasConDetalle.C85:.C1084]&amp;&quot;');&quot;" office:value-type="string" office:string-value="INSERT INTO tpartida (codPartida,vNombrePartida,vDescripcion) VALUES ('1-01-01-00','Alquiler de edificios, locales y terrenos','Corresponde al arrendamiento por periodos fijos y ocasionales, para uso de oficinas, bodegas, estacionamientos, centros de salud y locales diversos. Se excluye el alquiler de locales para impartir cursos, seminarios, charlas y otros similares que se deben clasificar en la subpartida 1-07-01 &quot; Actividades de capacitación&quot;');" calcext:value-type="string">
            <text:p>INSERT INTO tpartida (codPartida,vNombrePartida,vDescripcion) VALUES ('1-01-01-00','Alquiler de edificios, locales y terrenos','Corresponde al arrendamiento por periodos fijos y ocasionales, para uso de oficinas, bodegas, estacionamientos, centros de salud y locales diversos. Se excluye el alquiler de locales para impartir cursos, seminarios, charlas y otros similares que se deben clasificar en la subpartida 1-07-01 " Actividades de capacitación"');</text:p>
          </table:table-cell>
        </table:table-row>
        <table:table-row table:style-name="ro1">
          <table:table-cell table:formula="of:=&quot;INSERT INTO tpartida (codPartida,vNombrePartida,vDescripcion) VALUES ('&quot;&amp;[PartidasConDetalle.A86:.A1085]&amp;&quot;','&quot;&amp;[PartidasConDetalle.B86:.B1085]&amp;&quot;','&quot;&amp;[PartidasConDetalle.C86:.C1085]&amp;&quot;');&quot;" office:value-type="string" office:string-value="INSERT INTO tpartida (codPartida,vNombrePartida,vDescripcion) VALUES ('1-01-02-00','Alquiler de maquinaria, equipo y mobiliario','Gastos por alquiler de todo tipo de maquinaria, equipo y mobiliario necesario para realizar las actividades de la institución. Considera además el servicio de operación de los equipos, si así lo consigna el contrato de alquiler. Incluye el alquiler de vehículos por kilometraje, el cual corresponde a las sumas que se reconocen a aquellos funcionarios que utilizan el vehículo de su propiedad en la ejecución de sus funciones, según el marco legal vigente. Se excluye el alquiler de equipo de cómputo el cual se registra en la subpartida 1-01-03 &quot;Alquiler de equipo de cómputo&quot;.');" calcext:value-type="string">
            <text:p>INSERT INTO tpartida (codPartida,vNombrePartida,vDescripcion) VALUES ('1-01-02-00','Alquiler de maquinaria, equipo y mobiliario','Gastos por alquiler de todo tipo de maquinaria, equipo y mobiliario necesario para realizar las actividades de la institución. Considera además el servicio de operación de los equipos, si así lo consigna el contrato de alquiler. Incluye el alquiler de vehículos por kilometraje, el cual corresponde a las sumas que se reconocen a aquellos funcionarios que utilizan el vehículo de su propiedad en la ejecución de sus funciones, según el marco legal vigente. Se excluye el alquiler de equipo de cómputo el cual se registra en la subpartida 1-01-03 "Alquiler de equipo de cómputo".');</text:p>
          </table:table-cell>
        </table:table-row>
        <table:table-row table:style-name="ro1">
          <table:table-cell table:formula="of:=&quot;INSERT INTO tpartida (codPartida,vNombrePartida,vDescripcion) VALUES ('&quot;&amp;[PartidasConDetalle.A87:.A1086]&amp;&quot;','&quot;&amp;[PartidasConDetalle.B87:.B1086]&amp;&quot;','&quot;&amp;[PartidasConDetalle.C87:.C1086]&amp;&quot;');&quot;" office:value-type="string" office:string-value="INSERT INTO tpartida (codPartida,vNombrePartida,vDescripcion) VALUES ('1-01-02-01','Alquiler de maquinaria, equipo y mobiliario','Incluye los pagos derivados de contratos de arriendo por uso de equipo que no pertenecen a la Institución (por ejemplo: alquiler de maquinaria y equipo, mobiliario y equipo de oficina, maquinaria y equipo de construcción, etc.).');" calcext:value-type="string">
            <text:p>INSERT INTO tpartida (codPartida,vNombrePartida,vDescripcion) VALUES ('1-01-02-01','Alquiler de maquinaria, equipo y mobiliario','Incluye los pagos derivados de contratos de arriendo por uso de equipo que no pertenecen a la Institución (por ejemplo: alquiler de maquinaria y equipo, mobiliario y equipo de oficina, maquinaria y equipo de construcción, etc.).');</text:p>
          </table:table-cell>
        </table:table-row>
        <table:table-row table:style-name="ro1">
          <table:table-cell table:formula="of:=&quot;INSERT INTO tpartida (codPartida,vNombrePartida,vDescripcion) VALUES ('&quot;&amp;[PartidasConDetalle.A88:.A1087]&amp;&quot;','&quot;&amp;[PartidasConDetalle.B88:.B1087]&amp;&quot;','&quot;&amp;[PartidasConDetalle.C88:.C1087]&amp;&quot;');&quot;" office:value-type="string" office:string-value="INSERT INTO tpartida (codPartida,vNombrePartida,vDescripcion) VALUES ('1-01-02-02','Gastos de kilometraje','Se utiliza para cargar el egreso por concepto del pago de kilometraje por el uso de vehículos propiedad de los funcionarios en giras oficiales de la Institución, de acuerdo con lo estipulado en el reglamento del servicio de transportes y el artículo 79 del reglamento de contratación administrativa.');" calcext:value-type="string">
            <text:p>INSERT INTO tpartida (codPartida,vNombrePartida,vDescripcion) VALUES ('1-01-02-02','Gastos de kilometraje','Se utiliza para cargar el egreso por concepto del pago de kilometraje por el uso de vehículos propiedad de los funcionarios en giras oficiales de la Institución, de acuerdo con lo estipulado en el reglamento del servicio de transportes y el artículo 79 del reglamento de contratación administrativa.');</text:p>
          </table:table-cell>
        </table:table-row>
        <table:table-row table:style-name="ro1">
          <table:table-cell table:formula="of:=&quot;INSERT INTO tpartida (codPartida,vNombrePartida,vDescripcion) VALUES ('&quot;&amp;[PartidasConDetalle.A89:.A1088]&amp;&quot;','&quot;&amp;[PartidasConDetalle.B89:.B1088]&amp;&quot;','&quot;&amp;[PartidasConDetalle.C89:.C1088]&amp;&quot;');&quot;" office:value-type="string" office:string-value="INSERT INTO tpartida (codPartida,vNombrePartida,vDescripcion) VALUES ('1-01-03-00','Alquiler de equipo de cómputo','Contempla el arrendamiento de equipo para el procesamiento electrónico de datos, incluye toda clase de aplicaciones comerciales de &quot;software&quot;. El alquiler de computadoras de propósito especial, dedicadas a realizar tareas específicas tales como las usadas en servicios de salud o producción se clasifican en la subpartida 1-01-02 &quot;Alquiler de maquinaria, equipo y mobiliario.');" calcext:value-type="string">
            <text:p>INSERT INTO tpartida (codPartida,vNombrePartida,vDescripcion) VALUES ('1-01-03-00','Alquiler de equipo de cómputo','Contempla el arrendamiento de equipo para el procesamiento electrónico de datos, incluye toda clase de aplicaciones comerciales de "software". El alquiler de computadoras de propósito especial, dedicadas a realizar tareas específicas tales como las usadas en servicios de salud o producción se clasifican en la subpartida 1-01-02 "Alquiler de maquinaria, equipo y mobiliario.');</text:p>
          </table:table-cell>
        </table:table-row>
        <table:table-row table:style-name="ro1">
          <table:table-cell table:formula="of:=&quot;INSERT INTO tpartida (codPartida,vNombrePartida,vDescripcion) VALUES ('&quot;&amp;[PartidasConDetalle.A90:.A1089]&amp;&quot;','&quot;&amp;[PartidasConDetalle.B90:.B1089]&amp;&quot;','&quot;&amp;[PartidasConDetalle.C90:.C1089]&amp;&quot;');&quot;" office:value-type="string" office:string-value="INSERT INTO tpartida (codPartida,vNombrePartida,vDescripcion) VALUES ('1-01-03-01','Alquiler de equipo de cómputo','Comprende los egresos derivados de contratos de arriendo por uso de todo equipo o sistema digital (incluyendo sus componentes) que opera bajo control interno programable y de propósito general, tales como: computadores, microcomputadores, memorias, pantallas, teclados, dispositivos de almacenamiento magnético y óptico, impresoras, digitalizadores, graficadores, etc.; que no pertenecen a la Institución.');" calcext:value-type="string">
            <text:p>INSERT INTO tpartida (codPartida,vNombrePartida,vDescripcion) VALUES ('1-01-03-01','Alquiler de equipo de cómputo','Comprende los egresos derivados de contratos de arriendo por uso de todo equipo o sistema digital (incluyendo sus componentes) que opera bajo control interno programable y de propósito general, tales como: computadores, microcomputadores, memorias, pantallas, teclados, dispositivos de almacenamiento magnético y óptico, impresoras, digitalizadores, graficadores, etc.; que no pertenecen a la Institución.');</text:p>
          </table:table-cell>
        </table:table-row>
        <table:table-row table:style-name="ro1">
          <table:table-cell table:formula="of:=&quot;INSERT INTO tpartida (codPartida,vNombrePartida,vDescripcion) VALUES ('&quot;&amp;[PartidasConDetalle.A91:.A1090]&amp;&quot;','&quot;&amp;[PartidasConDetalle.B91:.B1090]&amp;&quot;','&quot;&amp;[PartidasConDetalle.C91:.C1090]&amp;&quot;');&quot;" office:value-type="string" office:string-value="INSERT INTO tpartida (codPartida,vNombrePartida,vDescripcion) VALUES ('1-01-03-02','Alquiler de programas de computación','Incluye los pagos derivados de contratos de arriendo por uso de todo sistema o programa de instrucciones que gobiernan la operación de los equipos de cómputo, utilizando lenguajes de programación; que no pertenecen a la Institución.');" calcext:value-type="string">
            <text:p>INSERT INTO tpartida (codPartida,vNombrePartida,vDescripcion) VALUES ('1-01-03-02','Alquiler de programas de computación','Incluye los pagos derivados de contratos de arriendo por uso de todo sistema o programa de instrucciones que gobiernan la operación de los equipos de cómputo, utilizando lenguajes de programación; que no pertenecen a la Institución.');</text:p>
          </table:table-cell>
        </table:table-row>
        <table:table-row table:style-name="ro1">
          <table:table-cell table:formula="of:=&quot;INSERT INTO tpartida (codPartida,vNombrePartida,vDescripcion) VALUES ('&quot;&amp;[PartidasConDetalle.A92:.A1091]&amp;&quot;','&quot;&amp;[PartidasConDetalle.B92:.B1091]&amp;&quot;','&quot;&amp;[PartidasConDetalle.C92:.C1091]&amp;&quot;');&quot;" office:value-type="string" office:string-value="INSERT INTO tpartida (codPartida,vNombrePartida,vDescripcion) VALUES ('1-01-04-00','Alquiler y derechos para telecomunicaciones','Abarca las obligaciones derivadas de contratos por alquileres y pago de derechos de telecomunicaciones, tales como alquiler de canales digitales, alquiler de líneas directas, participación de líneas extranjeras, entre otros.');" calcext:value-type="string">
            <text:p>INSERT INTO tpartida (codPartida,vNombrePartida,vDescripcion) VALUES ('1-01-04-00','Alquiler y derechos para telecomunicaciones','Abarca las obligaciones derivadas de contratos por alquileres y pago de derechos de telecomunicaciones, tales como alquiler de canales digitales, alquiler de líneas directas, participación de líneas extranjeras, entre otros.');</text:p>
          </table:table-cell>
        </table:table-row>
        <table:table-row table:style-name="ro1">
          <table:table-cell table:formula="of:=&quot;INSERT INTO tpartida (codPartida,vNombrePartida,vDescripcion) VALUES ('&quot;&amp;[PartidasConDetalle.A93:.A1092]&amp;&quot;','&quot;&amp;[PartidasConDetalle.B93:.B1092]&amp;&quot;','&quot;&amp;[PartidasConDetalle.C93:.C1092]&amp;&quot;');&quot;" office:value-type="string" office:string-value="INSERT INTO tpartida (codPartida,vNombrePartida,vDescripcion) VALUES ('1-01-99-00','Otros alquileres','Incluye el arrendamiento de otros bienes o derechos no contemplados en los conceptos anteriores.');" calcext:value-type="string">
            <text:p>INSERT INTO tpartida (codPartida,vNombrePartida,vDescripcion) VALUES ('1-01-99-00','Otros alquileres','Incluye el arrendamiento de otros bienes o derechos no contemplados en los conceptos anteriores.');</text:p>
          </table:table-cell>
        </table:table-row>
        <table:table-row table:style-name="ro1">
          <table:table-cell table:formula="of:=&quot;INSERT INTO tpartida (codPartida,vNombrePartida,vDescripcion) VALUES ('&quot;&amp;[PartidasConDetalle.A94:.A1093]&amp;&quot;','&quot;&amp;[PartidasConDetalle.B94:.B1093]&amp;&quot;','&quot;&amp;[PartidasConDetalle.C94:.C1093]&amp;&quot;');&quot;" office:value-type="string" office:string-value="INSERT INTO tpartida (codPartida,vNombrePartida,vDescripcion) VALUES ('1-02-01-00','Servicio de agua y alcantarillado','Gastos por servicio de agua para uso residencial, industrial y comercial; así como el servicio de alcantarillado.');" calcext:value-type="string">
            <text:p>INSERT INTO tpartida (codPartida,vNombrePartida,vDescripcion) VALUES ('1-02-01-00','Servicio de agua y alcantarillado','Gastos por servicio de agua para uso residencial, industrial y comercial; así como el servicio de alcantarillado.');</text:p>
          </table:table-cell>
        </table:table-row>
        <table:table-row table:style-name="ro1">
          <table:table-cell table:formula="of:=&quot;INSERT INTO tpartida (codPartida,vNombrePartida,vDescripcion) VALUES ('&quot;&amp;[PartidasConDetalle.A95:.A1094]&amp;&quot;','&quot;&amp;[PartidasConDetalle.B95:.B1094]&amp;&quot;','&quot;&amp;[PartidasConDetalle.C95:.C1094]&amp;&quot;');&quot;" office:value-type="string" office:string-value="INSERT INTO tpartida (codPartida,vNombrePartida,vDescripcion) VALUES ('1-02-02-00','Servicio de energía eléctrica','Incluye el pago de servicio de energía eléctrica para alumbrado, fuerza motriz y otros usos.');" calcext:value-type="string">
            <text:p>INSERT INTO tpartida (codPartida,vNombrePartida,vDescripcion) VALUES ('1-02-02-00','Servicio de energía eléctrica','Incluye el pago de servicio de energía eléctrica para alumbrado, fuerza motriz y otros usos.');</text:p>
          </table:table-cell>
        </table:table-row>
        <table:table-row table:style-name="ro1">
          <table:table-cell table:formula="of:=&quot;INSERT INTO tpartida (codPartida,vNombrePartida,vDescripcion) VALUES ('&quot;&amp;[PartidasConDetalle.A96:.A1095]&amp;&quot;','&quot;&amp;[PartidasConDetalle.B96:.B1095]&amp;&quot;','&quot;&amp;[PartidasConDetalle.C96:.C1095]&amp;&quot;');&quot;" office:value-type="string" office:string-value="INSERT INTO tpartida (codPartida,vNombrePartida,vDescripcion) VALUES ('1-02-03-00','Servicio de correo','Contempla el pago de servicio de traslado nacional e internacional de toda clase de correspondencia postal, el alquiler de apartados postales, la adquisición de estampillas, y otros servicios conexos como respuesta comercial pagada.');" calcext:value-type="string">
            <text:p>INSERT INTO tpartida (codPartida,vNombrePartida,vDescripcion) VALUES ('1-02-03-00','Servicio de correo','Contempla el pago de servicio de traslado nacional e internacional de toda clase de correspondencia postal, el alquiler de apartados postales, la adquisición de estampillas, y otros servicios conexos como respuesta comercial pagada.');</text:p>
          </table:table-cell>
        </table:table-row>
        <table:table-row table:style-name="ro1">
          <table:table-cell table:formula="of:=&quot;INSERT INTO tpartida (codPartida,vNombrePartida,vDescripcion) VALUES ('&quot;&amp;[PartidasConDetalle.A97:.A1096]&amp;&quot;','&quot;&amp;[PartidasConDetalle.B97:.B1096]&amp;&quot;','&quot;&amp;[PartidasConDetalle.C97:.C1096]&amp;&quot;');&quot;" office:value-type="string" office:string-value="INSERT INTO tpartida (codPartida,vNombrePartida,vDescripcion) VALUES ('1-02-04-00','Servicio de telecomunicaciones','Comprende el pago de servicios nacionales e internacionales necesarios para el acceso a los servicios de telefonía, cablegrafía, télex, facsímile, radio localizador y a redes de información como &quot;Internet&quot; y otros servicios similares.');" calcext:value-type="string">
            <text:p>INSERT INTO tpartida (codPartida,vNombrePartida,vDescripcion) VALUES ('1-02-04-00','Servicio de telecomunicaciones','Comprende el pago de servicios nacionales e internacionales necesarios para el acceso a los servicios de telefonía, cablegrafía, télex, facsímile, radio localizador y a redes de información como "Internet" y otros servicios similares.');</text:p>
          </table:table-cell>
        </table:table-row>
        <table:table-row table:style-name="ro1">
          <table:table-cell table:formula="of:=&quot;INSERT INTO tpartida (codPartida,vNombrePartida,vDescripcion) VALUES ('&quot;&amp;[PartidasConDetalle.A98:.A1097]&amp;&quot;','&quot;&amp;[PartidasConDetalle.B98:.B1097]&amp;&quot;','&quot;&amp;[PartidasConDetalle.C98:.C1097]&amp;&quot;');&quot;" office:value-type="string" office:string-value="INSERT INTO tpartida (codPartida,vNombrePartida,vDescripcion) VALUES ('1-02-99-00','Otros servicios básicos','Corresponde al pago de servicios básicos no considerados en los conceptos anteriores, por ejemplo los servicios que brindan las municipalidades como recolección de desechos sólidos, aseo de vías y sitios públicos, alumbrado público y otros.');" calcext:value-type="string">
            <text:p>INSERT INTO tpartida (codPartida,vNombrePartida,vDescripcion) VALUES ('1-02-99-00','Otros servicios básicos','Corresponde al pago de servicios básicos no considerados en los conceptos anteriores, por ejemplo los servicios que brindan las municipalidades como recolección de desechos sólidos, aseo de vías y sitios públicos, alumbrado público y otros.');</text:p>
          </table:table-cell>
        </table:table-row>
        <table:table-row table:style-name="ro1">
          <table:table-cell table:formula="of:=&quot;INSERT INTO tpartida (codPartida,vNombrePartida,vDescripcion) VALUES ('&quot;&amp;[PartidasConDetalle.A99:.A1098]&amp;&quot;','&quot;&amp;[PartidasConDetalle.B99:.B1098]&amp;&quot;','&quot;&amp;[PartidasConDetalle.C99:.C1098]&amp;&quot;');&quot;" office:value-type="string" office:string-value="INSERT INTO tpartida (codPartida,vNombrePartida,vDescripcion) VALUES ('1-03-01-00','Información','Corresponde a los gastos por servicios de publicación e información que utilizan las instituciones públicas para efecto de dar a conocer asuntos de carácter oficial, de tipo administrativo, cultural, educativo, científicos o técnicos. Incluye la publicación de anuncios avisos, edictos, acuerdos, reglamentos, decretos, leyes, la preparación de guiones, documentales y similares, trasmitidos a través de medios de comunicación masiva, escritos, radiales, audiovisuales o cualquier otro medio. La característica del gasto incluido en esta subpartida es la de mantener informada a la ciudadanía en general, y no de resaltar aspectos de imagen de las instituciones publicas, los cuales se deben registrar en la subpartida siguiente de 1-03-02 &quot;Publicidad y propaganda&quot;. De acuerdo a las Normas Generales y Específicas para la formulación, ejecución y evaluación del presupuesto de la Universidad de Costa Rica E1.12, se requiere VºBº de la ODI para su ejecución.');" calcext:value-type="string">
            <text:p>INSERT INTO tpartida (codPartida,vNombrePartida,vDescripcion) VALUES ('1-03-01-00','Información','Corresponde a los gastos por servicios de publicación e información que utilizan las instituciones públicas para efecto de dar a conocer asuntos de carácter oficial, de tipo administrativo, cultural, educativo, científicos o técnicos. Incluye la publicación de anuncios avisos, edictos, acuerdos, reglamentos, decretos, leyes, la preparación de guiones, documentales y similares, trasmitidos a través de medios de comunicación masiva, escritos, radiales, audiovisuales o cualquier otro medio. La característica del gasto incluido en esta subpartida es la de mantener informada a la ciudadanía en general, y no de resaltar aspectos de imagen de las instituciones publicas, los cuales se deben registrar en la subpartida siguiente de 1-03-02 "Publicidad y propaganda". De acuerdo a las Normas Generales y Específicas para la formulación, ejecución y evaluación del presupuesto de la Universidad de Costa Rica E1.12, se requiere VºBº de la ODI para su ejecución.');</text:p>
          </table:table-cell>
        </table:table-row>
        <table:table-row table:style-name="ro1">
          <table:table-cell table:formula="of:=&quot;INSERT INTO tpartida (codPartida,vNombrePartida,vDescripcion) VALUES ('&quot;&amp;[PartidasConDetalle.A100:.A1099]&amp;&quot;','&quot;&amp;[PartidasConDetalle.B100:.B1099]&amp;&quot;','&quot;&amp;[PartidasConDetalle.C100:.C1099]&amp;&quot;');&quot;" office:value-type="string" office:string-value="INSERT INTO tpartida (codPartida,vNombrePartida,vDescripcion) VALUES ('1-03-02-00','Publicidad y propaganda','Corresponde a los gastos por servicios de publicidad y propaganda que utilizan las instituciones públicas, tales como anuncios, cuñas, avisos, patrocinios, preparación de guiones y documentales de carácter comercial, y otros, los cuales llegan a la ciudadanía a través de los medios de comunicación masiva, escritos, radiales, audiovisuales o cualquier otro medio, que tienen como fin atraer a posibles compradores, espectadores y usuarios o bien resaltar la imagen institucional. Incluye los contratos para servicios de impresión, relacionados con la publicidad y propaganda institucional tales como: revistas, periódicos, libretas, agendas y similares, así como impresión de artículos como llaveros y lapiceros.');" calcext:value-type="string">
            <text:p>INSERT INTO tpartida (codPartida,vNombrePartida,vDescripcion) VALUES ('1-03-02-00','Publicidad y propaganda','Corresponde a los gastos por servicios de publicidad y propaganda que utilizan las instituciones públicas, tales como anuncios, cuñas, avisos, patrocinios, preparación de guiones y documentales de carácter comercial, y otros, los cuales llegan a la ciudadanía a través de los medios de comunicación masiva, escritos, radiales, audiovisuales o cualquier otro medio, que tienen como fin atraer a posibles compradores, espectadores y usuarios o bien resaltar la imagen institucional. Incluye los contratos para servicios de impresión, relacionados con la publicidad y propaganda institucional tales como: revistas, periódicos, libretas, agendas y similares, así como impresión de artículos como llaveros y lapiceros.');</text:p>
          </table:table-cell>
        </table:table-row>
        <table:table-row table:style-name="ro1">
          <table:table-cell table:formula="of:=&quot;INSERT INTO tpartida (codPartida,vNombrePartida,vDescripcion) VALUES ('&quot;&amp;[PartidasConDetalle.A101:.A1100]&amp;&quot;','&quot;&amp;[PartidasConDetalle.B101:.B1100]&amp;&quot;','&quot;&amp;[PartidasConDetalle.C101:.C1100]&amp;&quot;');&quot;" office:value-type="string" office:string-value="INSERT INTO tpartida (codPartida,vNombrePartida,vDescripcion) VALUES ('1-03-03-00','Impresión, encuadernación y otros','Contempla los gastos por concepto de servicios de impresión, encuadernación y reproducción de revistas, libros, periódicos, comprobantes, títulos valores, especies fiscales y papelería en general utilizada en la operación propia de las instituciones. Además, incluye los servicios de reproducción fotostática.');" calcext:value-type="string">
            <text:p>INSERT INTO tpartida (codPartida,vNombrePartida,vDescripcion) VALUES ('1-03-03-00','Impresión, encuadernación y otros','Contempla los gastos por concepto de servicios de impresión, encuadernación y reproducción de revistas, libros, periódicos, comprobantes, títulos valores, especies fiscales y papelería en general utilizada en la operación propia de las instituciones. Además, incluye los servicios de reproducción fotostática.');</text:p>
          </table:table-cell>
        </table:table-row>
        <table:table-row table:style-name="ro1">
          <table:table-cell table:formula="of:=&quot;INSERT INTO tpartida (codPartida,vNombrePartida,vDescripcion) VALUES ('&quot;&amp;[PartidasConDetalle.A102:.A1101]&amp;&quot;','&quot;&amp;[PartidasConDetalle.B102:.B1101]&amp;&quot;','&quot;&amp;[PartidasConDetalle.C102:.C1101]&amp;&quot;');&quot;" office:value-type="string" office:string-value="INSERT INTO tpartida (codPartida,vNombrePartida,vDescripcion) VALUES ('1-03-04-00','Transporte de bienes','Erogaciones por concepto de transporte de carga de objetos y animales, hacia el exterior, desde el exterior o dentro del territorio nacional. Comprende además el servicio de remolque. Se excluyen las sumas que se destinan al transporte o flete del equipo, el mobiliario o la maquinaria que adquiere la Institución, las cuales se registran en la partida 5 &quot;Bienes duraderos&quot; en las subpartidas respectivas.');" calcext:value-type="string">
            <text:p>INSERT INTO tpartida (codPartida,vNombrePartida,vDescripcion) VALUES ('1-03-04-00','Transporte de bienes','Erogaciones por concepto de transporte de carga de objetos y animales, hacia el exterior, desde el exterior o dentro del territorio nacional. Comprende además el servicio de remolque. Se excluyen las sumas que se destinan al transporte o flete del equipo, el mobiliario o la maquinaria que adquiere la Institución, las cuales se registran en la partida 5 "Bienes duraderos" en las subpartidas respectivas.');</text:p>
          </table:table-cell>
        </table:table-row>
        <table:table-row table:style-name="ro1">
          <table:table-cell table:formula="of:=&quot;INSERT INTO tpartida (codPartida,vNombrePartida,vDescripcion) VALUES ('&quot;&amp;[PartidasConDetalle.A103:.A1102]&amp;&quot;','&quot;&amp;[PartidasConDetalle.B103:.B1102]&amp;&quot;','&quot;&amp;[PartidasConDetalle.C103:.C1102]&amp;&quot;');&quot;" office:value-type="string" office:string-value="INSERT INTO tpartida (codPartida,vNombrePartida,vDescripcion) VALUES ('1-03-05-00','Servicios aduaneros','Contempla la atención de servicios relacionados con las importaciones y exportaciones de mercancías tales como bodegaje, almacenaje, desalmacenaje y otros. Los gastos por servicios aduaneros en que se incurre por la adquisición de bienes duraderos, forman parte del costo total de adquisición de los mismos y como tal se deben imputar en la subpartida correspondiente.');" calcext:value-type="string">
            <text:p>INSERT INTO tpartida (codPartida,vNombrePartida,vDescripcion) VALUES ('1-03-05-00','Servicios aduaneros','Contempla la atención de servicios relacionados con las importaciones y exportaciones de mercancías tales como bodegaje, almacenaje, desalmacenaje y otros. Los gastos por servicios aduaneros en que se incurre por la adquisición de bienes duraderos, forman parte del costo total de adquisición de los mismos y como tal se deben imputar en la subpartida correspondiente.');</text:p>
          </table:table-cell>
        </table:table-row>
        <table:table-row table:style-name="ro1">
          <table:table-cell table:formula="of:=&quot;INSERT INTO tpartida (codPartida,vNombrePartida,vDescripcion) VALUES ('&quot;&amp;[PartidasConDetalle.A104:.A1103]&amp;&quot;','&quot;&amp;[PartidasConDetalle.B104:.B1103]&amp;&quot;','&quot;&amp;[PartidasConDetalle.C104:.C1103]&amp;&quot;');&quot;" office:value-type="string" office:string-value="INSERT INTO tpartida (codPartida,vNombrePartida,vDescripcion) VALUES ('1-03-06-00','Comisiones y gastos por servicios financieros y comerciales','Incluye los gastos por concepto de comisiones, variaciones cambiarias y otros cargos en que incurre la Institución al utilizar el sistema bancario nacional y a organismos financieros públicos o privados, como recaudadores de ingresos y como agentes pagadores.');" calcext:value-type="string">
            <text:p>INSERT INTO tpartida (codPartida,vNombrePartida,vDescripcion) VALUES ('1-03-06-00','Comisiones y gastos por servicios financieros y comerciales','Incluye los gastos por concepto de comisiones, variaciones cambiarias y otros cargos en que incurre la Institución al utilizar el sistema bancario nacional y a organismos financieros públicos o privados, como recaudadores de ingresos y como agentes pagadores.');</text:p>
          </table:table-cell>
        </table:table-row>
        <table:table-row table:style-name="ro1">
          <table:table-cell table:formula="of:=&quot;INSERT INTO tpartida (codPartida,vNombrePartida,vDescripcion) VALUES ('&quot;&amp;[PartidasConDetalle.A105:.A1104]&amp;&quot;','&quot;&amp;[PartidasConDetalle.B105:.B1104]&amp;&quot;','&quot;&amp;[PartidasConDetalle.C105:.C1104]&amp;&quot;');&quot;" office:value-type="string" office:string-value="INSERT INTO tpartida (codPartida,vNombrePartida,vDescripcion) VALUES ('1-03-07-00','Servicios de transferencia electrónica de información','Abarca la cancelación de los servicios de acceso a información especializada, cuya obtención se realice a través de medios informáticos, telemáticos y/o electrónicos.');" calcext:value-type="string">
            <text:p>INSERT INTO tpartida (codPartida,vNombrePartida,vDescripcion) VALUES ('1-03-07-00','Servicios de transferencia electrónica de información','Abarca la cancelación de los servicios de acceso a información especializada, cuya obtención se realice a través de medios informáticos, telemáticos y/o electrónicos.');</text:p>
          </table:table-cell>
        </table:table-row>
        <table:table-row table:style-name="ro1">
          <table:table-cell table:formula="of:=&quot;INSERT INTO tpartida (codPartida,vNombrePartida,vDescripcion) VALUES ('&quot;&amp;[PartidasConDetalle.A106:.A1105]&amp;&quot;','&quot;&amp;[PartidasConDetalle.B106:.B1105]&amp;&quot;','&quot;&amp;[PartidasConDetalle.C106:.C1105]&amp;&quot;');&quot;" office:value-type="string" office:string-value="INSERT INTO tpartida (codPartida,vNombrePartida,vDescripcion) VALUES ('1-04-01-00','Servicios médicos y de laboratorio','Comprende las erogaciones por concepto de servicios profesionales y técnicos para realizar trabajos en el campo de la salud. Incluye los servicios integrales de salud.');" calcext:value-type="string">
            <text:p>INSERT INTO tpartida (codPartida,vNombrePartida,vDescripcion) VALUES ('1-04-01-00','Servicios médicos y de laboratorio','Comprende las erogaciones por concepto de servicios profesionales y técnicos para realizar trabajos en el campo de la salud. Incluye los servicios integrales de salud.');</text:p>
          </table:table-cell>
        </table:table-row>
        <table:table-row table:style-name="ro1">
          <table:table-cell table:formula="of:=&quot;INSERT INTO tpartida (codPartida,vNombrePartida,vDescripcion) VALUES ('&quot;&amp;[PartidasConDetalle.A107:.A1106]&amp;&quot;','&quot;&amp;[PartidasConDetalle.B107:.B1106]&amp;&quot;','&quot;&amp;[PartidasConDetalle.C107:.C1106]&amp;&quot;');&quot;" office:value-type="string" office:string-value="INSERT INTO tpartida (codPartida,vNombrePartida,vDescripcion) VALUES ('1-04-02-00','Servicios jurídicos','Incluye los pagos por servicios profesionales y técnicos para elaborar trabajos en el campo de la abogacía y el notariado.');" calcext:value-type="string">
            <text:p>INSERT INTO tpartida (codPartida,vNombrePartida,vDescripcion) VALUES ('1-04-02-00','Servicios jurídicos','Incluye los pagos por servicios profesionales y técnicos para elaborar trabajos en el campo de la abogacía y el notariado.');</text:p>
          </table:table-cell>
        </table:table-row>
        <table:table-row table:style-name="ro1">
          <table:table-cell table:formula="of:=&quot;INSERT INTO tpartida (codPartida,vNombrePartida,vDescripcion) VALUES ('&quot;&amp;[PartidasConDetalle.A108:.A1107]&amp;&quot;','&quot;&amp;[PartidasConDetalle.B108:.B1107]&amp;&quot;','&quot;&amp;[PartidasConDetalle.C108:.C1107]&amp;&quot;');&quot;" office:value-type="string" office:string-value="INSERT INTO tpartida (codPartida,vNombrePartida,vDescripcion) VALUES ('1-04-03-00','Servicios de ingeniería','Gastos destinados al pago de servicios profesionales y técnicos para realizar trabajos en los diferentes campos de la ingeniería tales como la ingeniería civil, eléctrica, forestal, química, mecánica, etc. Se excluyen los gastos relativos a la supervisión de la construcción de obras públicas las cuales se registran en el grupo 5-02 &quot;Construcciones, adiciones y mejoras&quot; en las subpartidas correspondientes.');" calcext:value-type="string">
            <text:p>INSERT INTO tpartida (codPartida,vNombrePartida,vDescripcion) VALUES ('1-04-03-00','Servicios de ingeniería','Gastos destinados al pago de servicios profesionales y técnicos para realizar trabajos en los diferentes campos de la ingeniería tales como la ingeniería civil, eléctrica, forestal, química, mecánica, etc. Se excluyen los gastos relativos a la supervisión de la construcción de obras públicas las cuales se registran en el grupo 5-02 "Construcciones, adiciones y mejoras" en las subpartidas correspondientes.');</text:p>
          </table:table-cell>
        </table:table-row>
        <table:table-row table:style-name="ro1">
          <table:table-cell table:formula="of:=&quot;INSERT INTO tpartida (codPartida,vNombrePartida,vDescripcion) VALUES ('&quot;&amp;[PartidasConDetalle.A109:.A1108]&amp;&quot;','&quot;&amp;[PartidasConDetalle.B109:.B1108]&amp;&quot;','&quot;&amp;[PartidasConDetalle.C109:.C1108]&amp;&quot;');&quot;" office:value-type="string" office:string-value="INSERT INTO tpartida (codPartida,vNombrePartida,vDescripcion) VALUES ('1-04-04-00','Servicios de ciencias económicas y sociales','Corresponde a la cancelación de servicios profesionales y técnicos para la elaboración de trabajos en las áreas de contaduría, economía, finanzas, sociología y las demás áreas de las ciencias económicas y sociales.');" calcext:value-type="string">
            <text:p>INSERT INTO tpartida (codPartida,vNombrePartida,vDescripcion) VALUES ('1-04-04-00','Servicios de ciencias económicas y sociales','Corresponde a la cancelación de servicios profesionales y técnicos para la elaboración de trabajos en las áreas de contaduría, economía, finanzas, sociología y las demás áreas de las ciencias económicas y sociales.');</text:p>
          </table:table-cell>
        </table:table-row>
        <table:table-row table:style-name="ro1">
          <table:table-cell table:formula="of:=&quot;INSERT INTO tpartida (codPartida,vNombrePartida,vDescripcion) VALUES ('&quot;&amp;[PartidasConDetalle.A110:.A1109]&amp;&quot;','&quot;&amp;[PartidasConDetalle.B110:.B1109]&amp;&quot;','&quot;&amp;[PartidasConDetalle.C110:.C1109]&amp;&quot;');&quot;" office:value-type="string" office:string-value="INSERT INTO tpartida (codPartida,vNombrePartida,vDescripcion) VALUES ('1-04-05-00','Servicios de desarrollo de sistemas informáticos','Atención al pago de servicios profesionales o técnicos que se contratan, para el desarrollo de &quot;software&quot; a la medida o de nuevos sistemas informáticos. Además del soporte técnico y el mantenimiento a dichos sistemas.');" calcext:value-type="string">
            <text:p>INSERT INTO tpartida (codPartida,vNombrePartida,vDescripcion) VALUES ('1-04-05-00','Servicios de desarrollo de sistemas informáticos','Atención al pago de servicios profesionales o técnicos que se contratan, para el desarrollo de "software" a la medida o de nuevos sistemas informáticos. Además del soporte técnico y el mantenimiento a dichos sistemas.');</text:p>
          </table:table-cell>
        </table:table-row>
        <table:table-row table:style-name="ro1">
          <table:table-cell table:formula="of:=&quot;INSERT INTO tpartida (codPartida,vNombrePartida,vDescripcion) VALUES ('&quot;&amp;[PartidasConDetalle.A111:.A1110]&amp;&quot;','&quot;&amp;[PartidasConDetalle.B111:.B1110]&amp;&quot;','&quot;&amp;[PartidasConDetalle.C111:.C1110]&amp;&quot;');&quot;" office:value-type="string" office:string-value="INSERT INTO tpartida (codPartida,vNombrePartida,vDescripcion) VALUES ('1-04-06-00','Servicios Generales','Incluye los gastos por concepto de servicios contratados con personas físicas o jurídicas, para que realicen trabajos específicos de apoyo a las actividades sustantivas de la institución, tales como servicios de vigilancia, de aseo y limpieza, de confección y lavandería, de manejo de automóvil y otros servicios misceláneos.');" calcext:value-type="string">
            <text:p>INSERT INTO tpartida (codPartida,vNombrePartida,vDescripcion) VALUES ('1-04-06-00','Servicios Generales','Incluye los gastos por concepto de servicios contratados con personas físicas o jurídicas, para que realicen trabajos específicos de apoyo a las actividades sustantivas de la institución, tales como servicios de vigilancia, de aseo y limpieza, de confección y lavandería, de manejo de automóvil y otros servicios misceláneos.');</text:p>
          </table:table-cell>
        </table:table-row>
        <table:table-row table:style-name="ro1">
          <table:table-cell table:formula="of:=&quot;INSERT INTO tpartida (codPartida,vNombrePartida,vDescripcion) VALUES ('&quot;&amp;[PartidasConDetalle.A112:.A1111]&amp;&quot;','&quot;&amp;[PartidasConDetalle.B112:.B1111]&amp;&quot;','&quot;&amp;[PartidasConDetalle.C112:.C1111]&amp;&quot;');&quot;" office:value-type="string" office:string-value="INSERT INTO tpartida (codPartida,vNombrePartida,vDescripcion) VALUES ('1-04-99-00','Otros Servicios de gestión y apoyo','Comprende el pago por concepto de servicios profesionales y técnicos con personas físicas o jurídicas, tanto nacionales como extranjeras para la realización de trabajos específicos en campos no contemplados en las subpartidas anteriores.');" calcext:value-type="string">
            <text:p>INSERT INTO tpartida (codPartida,vNombrePartida,vDescripcion) VALUES ('1-04-99-00','Otros Servicios de gestión y apoyo','Comprende el pago por concepto de servicios profesionales y técnicos con personas físicas o jurídicas, tanto nacionales como extranjeras para la realización de trabajos específicos en campos no contemplados en las subpartidas anteriores.');</text:p>
          </table:table-cell>
        </table:table-row>
        <table:table-row table:style-name="ro1">
          <table:table-cell table:formula="of:=&quot;INSERT INTO tpartida (codPartida,vNombrePartida,vDescripcion) VALUES ('&quot;&amp;[PartidasConDetalle.A113:.A1112]&amp;&quot;','&quot;&amp;[PartidasConDetalle.B113:.B1112]&amp;&quot;','&quot;&amp;[PartidasConDetalle.C113:.C1112]&amp;&quot;');&quot;" office:value-type="string" office:string-value="INSERT INTO tpartida (codPartida,vNombrePartida,vDescripcion) VALUES ('1-05-01-00','Transporte dentro del país','Contempla los gastos por concepto de servicio de traslado que las instituciones públicas reconocen a sus servidores cuando éstos deban desplazarse en forma transitoria de su centro de trabajo a algún lugar del territorio nacional, con el propósito de cumplir con las funciones de su cargo.');" calcext:value-type="string">
            <text:p>INSERT INTO tpartida (codPartida,vNombrePartida,vDescripcion) VALUES ('1-05-01-00','Transporte dentro del país','Contempla los gastos por concepto de servicio de traslado que las instituciones públicas reconocen a sus servidores cuando éstos deban desplazarse en forma transitoria de su centro de trabajo a algún lugar del territorio nacional, con el propósito de cumplir con las funciones de su cargo.');</text:p>
          </table:table-cell>
        </table:table-row>
        <table:table-row table:style-name="ro1">
          <table:table-cell table:formula="of:=&quot;INSERT INTO tpartida (codPartida,vNombrePartida,vDescripcion) VALUES ('&quot;&amp;[PartidasConDetalle.A114:.A1113]&amp;&quot;','&quot;&amp;[PartidasConDetalle.B114:.B1113]&amp;&quot;','&quot;&amp;[PartidasConDetalle.C114:.C1113]&amp;&quot;');&quot;" office:value-type="string" office:string-value="INSERT INTO tpartida (codPartida,vNombrePartida,vDescripcion) VALUES ('1-05-02-00','Viáticos dentro del país','Erogaciones por concepto de atención de hospedaje, alimentación y otros gastos menores relacionados, que las instituciones públicas reconocen a sus servidores, cuando éstos deban desplazarse en forma transitoria de su centro de trabajo a algún lugar del territorio nacional, con el propósito de cumplir con las funciones a su cargo. El monto se establece con base en una cuota diaria que no puede ser superior a la establecida en el reglamento de viáticos aprobado por la Contraloría General de la República.');" calcext:value-type="string">
            <text:p>INSERT INTO tpartida (codPartida,vNombrePartida,vDescripcion) VALUES ('1-05-02-00','Viáticos dentro del país','Erogaciones por concepto de atención de hospedaje, alimentación y otros gastos menores relacionados, que las instituciones públicas reconocen a sus servidores, cuando éstos deban desplazarse en forma transitoria de su centro de trabajo a algún lugar del territorio nacional, con el propósito de cumplir con las funciones a su cargo. El monto se establece con base en una cuota diaria que no puede ser superior a la establecida en el reglamento de viáticos aprobado por la Contraloría General de la República.');</text:p>
          </table:table-cell>
        </table:table-row>
        <table:table-row table:style-name="ro1">
          <table:table-cell table:formula="of:=&quot;INSERT INTO tpartida (codPartida,vNombrePartida,vDescripcion) VALUES ('&quot;&amp;[PartidasConDetalle.A115:.A1114]&amp;&quot;','&quot;&amp;[PartidasConDetalle.B115:.B1114]&amp;&quot;','&quot;&amp;[PartidasConDetalle.C115:.C1114]&amp;&quot;');&quot;" office:value-type="string" office:string-value="INSERT INTO tpartida (codPartida,vNombrePartida,vDescripcion) VALUES ('1-05-03-00','Transporte en el exterior','Corresponde al pago de los servicios de traslado que las instituciones públicas reconocen a sus funcionarios o a aquellos a quien la legislación autorice, cuando deban desplazarse hacia el exterior o desde el exterior, con el propósito de cumplir con las funciones a su cargo.');" calcext:value-type="string">
            <text:p>INSERT INTO tpartida (codPartida,vNombrePartida,vDescripcion) VALUES ('1-05-03-00','Transporte en el exterior','Corresponde al pago de los servicios de traslado que las instituciones públicas reconocen a sus funcionarios o a aquellos a quien la legislación autorice, cuando deban desplazarse hacia el exterior o desde el exterior, con el propósito de cumplir con las funciones a su cargo.');</text:p>
          </table:table-cell>
        </table:table-row>
        <table:table-row table:style-name="ro1">
          <table:table-cell table:formula="of:=&quot;INSERT INTO tpartida (codPartida,vNombrePartida,vDescripcion) VALUES ('&quot;&amp;[PartidasConDetalle.A116:.A1115]&amp;&quot;','&quot;&amp;[PartidasConDetalle.B116:.B1115]&amp;&quot;','&quot;&amp;[PartidasConDetalle.C116:.C1115]&amp;&quot;');&quot;" office:value-type="string" office:string-value="INSERT INTO tpartida (codPartida,vNombrePartida,vDescripcion) VALUES ('1-05-04-00','Viáticos en el exterior','Erogaciones por concepto de hospedaje, alimentación y otros gastos menores relacionados (impuestos de salida), que las instituciones públicas reconocen a sus servidores o a aquellos que la legislación autorice, cuando estos deban desplazarse en forma transitoria de su centro de trabajo al exterior o desde el exterior, con el propósito de cumplir con las funciones a su cargo.');" calcext:value-type="string">
            <text:p>INSERT INTO tpartida (codPartida,vNombrePartida,vDescripcion) VALUES ('1-05-04-00','Viáticos en el exterior','Erogaciones por concepto de hospedaje, alimentación y otros gastos menores relacionados (impuestos de salida), que las instituciones públicas reconocen a sus servidores o a aquellos que la legislación autorice, cuando estos deban desplazarse en forma transitoria de su centro de trabajo al exterior o desde el exterior, con el propósito de cumplir con las funciones a su cargo.');</text:p>
          </table:table-cell>
        </table:table-row>
        <table:table-row table:style-name="ro1">
          <table:table-cell table:formula="of:=&quot;INSERT INTO tpartida (codPartida,vNombrePartida,vDescripcion) VALUES ('&quot;&amp;[PartidasConDetalle.A117:.A1116]&amp;&quot;','&quot;&amp;[PartidasConDetalle.B117:.B1116]&amp;&quot;','&quot;&amp;[PartidasConDetalle.C117:.C1116]&amp;&quot;');&quot;" office:value-type="string" office:string-value="INSERT INTO tpartida (codPartida,vNombrePartida,vDescripcion) VALUES ('1-06-01-00','Seguros','Corresponde a las erogaciones para la cobertura de seguros de daños que cubren todos los riesgos asegurables a que están expuestas las instituciones y sus trabajadores, tales como el seguro obligatorio de vehículos, seguro de incendio, responsabilidad civil.');" calcext:value-type="string">
            <text:p>INSERT INTO tpartida (codPartida,vNombrePartida,vDescripcion) VALUES ('1-06-01-00','Seguros','Corresponde a las erogaciones para la cobertura de seguros de daños que cubren todos los riesgos asegurables a que están expuestas las instituciones y sus trabajadores, tales como el seguro obligatorio de vehículos, seguro de incendio, responsabilidad civil.');</text:p>
          </table:table-cell>
        </table:table-row>
        <table:table-row table:style-name="ro1">
          <table:table-cell table:formula="of:=&quot;INSERT INTO tpartida (codPartida,vNombrePartida,vDescripcion) VALUES ('&quot;&amp;[PartidasConDetalle.A118:.A1117]&amp;&quot;','&quot;&amp;[PartidasConDetalle.B118:.B1117]&amp;&quot;','&quot;&amp;[PartidasConDetalle.C118:.C1117]&amp;&quot;');&quot;" office:value-type="string" office:string-value="INSERT INTO tpartida (codPartida,vNombrePartida,vDescripcion) VALUES ('1-06-01-01','Seguros','Pago de primas para el seguro tanto de personas (al servicio de la Institución) como: edificios, vehículos, equipo, mobiliario, dinero en tránsito, riesgos diversos. Excluye los gastos por seguridad social.');" calcext:value-type="string">
            <text:p>INSERT INTO tpartida (codPartida,vNombrePartida,vDescripcion) VALUES ('1-06-01-01','Seguros','Pago de primas para el seguro tanto de personas (al servicio de la Institución) como: edificios, vehículos, equipo, mobiliario, dinero en tránsito, riesgos diversos. Excluye los gastos por seguridad social.');</text:p>
          </table:table-cell>
        </table:table-row>
        <table:table-row table:style-name="ro1">
          <table:table-cell table:formula="of:=&quot;INSERT INTO tpartida (codPartida,vNombrePartida,vDescripcion) VALUES ('&quot;&amp;[PartidasConDetalle.A119:.A1118]&amp;&quot;','&quot;&amp;[PartidasConDetalle.B119:.B1118]&amp;&quot;','&quot;&amp;[PartidasConDetalle.C119:.C1118]&amp;&quot;');&quot;" office:value-type="string" office:string-value="INSERT INTO tpartida (codPartida,vNombrePartida,vDescripcion) VALUES ('1-06-01-02','Seguro de riesgos profesionales','Este renglón comprende el pago que realiza la Institución por concepto de primas sobre la póliza de riesgos profesionales (riesgos del trabajo), que cubre a los funcionarios al servicio de la Universidad');" calcext:value-type="string">
            <text:p>INSERT INTO tpartida (codPartida,vNombrePartida,vDescripcion) VALUES ('1-06-01-02','Seguro de riesgos profesionales','Este renglón comprende el pago que realiza la Institución por concepto de primas sobre la póliza de riesgos profesionales (riesgos del trabajo), que cubre a los funcionarios al servicio de la Universidad');</text:p>
          </table:table-cell>
        </table:table-row>
        <table:table-row table:style-name="ro1">
          <table:table-cell table:formula="of:=&quot;INSERT INTO tpartida (codPartida,vNombrePartida,vDescripcion) VALUES ('&quot;&amp;[PartidasConDetalle.A120:.A1119]&amp;&quot;','&quot;&amp;[PartidasConDetalle.B120:.B1119]&amp;&quot;','&quot;&amp;[PartidasConDetalle.C120:.C1119]&amp;&quot;');&quot;" office:value-type="string" office:string-value="INSERT INTO tpartida (codPartida,vNombrePartida,vDescripcion) VALUES ('1-06-01-03','Seguros de automóviles','En este reglón se registran todos los pagos por seguros de vehículos que se cancelan ante el Instituto Nacional de Seguros, así como los pagos por derecho de circulación y la Revisión Técnica Vehicular.');" calcext:value-type="string">
            <text:p>INSERT INTO tpartida (codPartida,vNombrePartida,vDescripcion) VALUES ('1-06-01-03','Seguros de automóviles','En este reglón se registran todos los pagos por seguros de vehículos que se cancelan ante el Instituto Nacional de Seguros, así como los pagos por derecho de circulación y la Revisión Técnica Vehicular.');</text:p>
          </table:table-cell>
        </table:table-row>
        <table:table-row table:style-name="ro1">
          <table:table-cell table:formula="of:=&quot;INSERT INTO tpartida (codPartida,vNombrePartida,vDescripcion) VALUES ('&quot;&amp;[PartidasConDetalle.A121:.A1120]&amp;&quot;','&quot;&amp;[PartidasConDetalle.B121:.B1120]&amp;&quot;','&quot;&amp;[PartidasConDetalle.C121:.C1120]&amp;&quot;');&quot;" office:value-type="string" office:string-value="INSERT INTO tpartida (codPartida,vNombrePartida,vDescripcion) VALUES ('1-07-01-00','Actividades de capacitación','Gastos por servicios inherentes a la organización y participación en eventos de formación. Se excluyen las becas que se clasifican en la subpartida 6-02-01 &quot;Becas a funcionarios&quot;. Esta subpartida considera los siguientes conceptos: Organización de congresos, seminarios, cursos y actividades afines: Servicios y bienes inherentes a la organización y realización de eventos de capacitación y aprendizaje como seminarios, charlas, congresos, simposios, cursos y similares. Se pueden contratar de manera integral o bien por separado. Se incluyen por ejemplo, las contrataciones de instructores y de personal de apoyo; salas de instrucción, de maquinaria, equipo y mobiliario; útiles, materiales y suministros como cartapacios, afiches, flores, placas, pergaminos, alimentación y similares. Incluye las comidas que se brinda a los participantes de los eventos en el transcurso de los mismos. En este concepto se excluyen las sumas asignadas a las recepciones por inauguración, clausuras y otras atenciones relacionadas con esas actividades, las que se imputan a la subpartida 1-07-02 &quot;Actividades protocolarias y sociales&quot;. Participación en congresos, seminarios, cursos y actividades afines: Suma o cuota que la institución debe cancelar a la entidad organizadora, para que funcionarios públicos participen en congresos, seminarios, talleres, simposios, cursos, charlas y similares, así como cursos que no formen parte del plan de estudio tendiente a que el servidor obtenga un pre-grado, grado o post-grado universitario.');" calcext:value-type="string">
            <text:p>INSERT INTO tpartida (codPartida,vNombrePartida,vDescripcion) VALUES ('1-07-01-00','Actividades de capacitación','Gastos por servicios inherentes a la organización y participación en eventos de formación. Se excluyen las becas que se clasifican en la subpartida 6-02-01 "Becas a funcionarios". Esta subpartida considera los siguientes conceptos: Organización de congresos, seminarios, cursos y actividades afines: Servicios y bienes inherentes a la organización y realización de eventos de capacitación y aprendizaje como seminarios, charlas, congresos, simposios, cursos y similares. Se pueden contratar de manera integral o bien por separado. Se incluyen por ejemplo, las contrataciones de instructores y de personal de apoyo; salas de instrucción, de maquinaria, equipo y mobiliario; útiles, materiales y suministros como cartapacios, afiches, flores, placas, pergaminos, alimentación y similares. Incluye las comidas que se brinda a los participantes de los eventos en el transcurso de los mismos. En este concepto se excluyen las sumas asignadas a las recepciones por inauguración, clausuras y otras atenciones relacionadas con esas actividades, las que se imputan a la subpartida 1-07-02 "Actividades protocolarias y sociales". Participación en congresos, seminarios, cursos y actividades afines: Suma o cuota que la institución debe cancelar a la entidad organizadora, para que funcionarios públicos participen en congresos, seminarios, talleres, simposios, cursos, charlas y similares, así como cursos que no formen parte del plan de estudio tendiente a que el servidor obtenga un pre-grado, grado o post-grado universitario.');</text:p>
          </table:table-cell>
        </table:table-row>
        <table:table-row table:style-name="ro1">
          <table:table-cell table:formula="of:=&quot;INSERT INTO tpartida (codPartida,vNombrePartida,vDescripcion) VALUES ('&quot;&amp;[PartidasConDetalle.A122:.A1121]&amp;&quot;','&quot;&amp;[PartidasConDetalle.B122:.B1121]&amp;&quot;','&quot;&amp;[PartidasConDetalle.C122:.C1121]&amp;&quot;');&quot;" office:value-type="string" office:string-value="INSERT INTO tpartida (codPartida,vNombrePartida,vDescripcion) VALUES ('1-07-02-00','Actividades protocolarias y sociales','Están constituidos por erogaciones destinadas al pago de los servicios, útiles, materiales y suministros diversos, necesarios para efectuar celebraciones y cualquier otra atención que se brinde a funcionarios o personas ajenas a la entidad, tales como recepciones oficiales, conmemoraciones, agasajos, atención en reuniones oficiales, exposiciones, congresos, seminarios, cursos de capacitación, eventos especiales y otros con características similares, los que deben estar acorde a las restricciones técnicas y jurídicas correspondientes. Incluye las cuotas periódicas de pertenencia o afiliación a organizaciones que desarrollan actividades de esta naturaleza. Se excluyen los gastos por servicios de alimentación en la organización de congresos, seminarios, cursos de capacitación, simposios, charlas y otras afines, los que se clasifican en la subpartida 1-07-01 &quot;Actividades de capacitación&quot;');" calcext:value-type="string">
            <text:p>INSERT INTO tpartida (codPartida,vNombrePartida,vDescripcion) VALUES ('1-07-02-00','Actividades protocolarias y sociales','Están constituidos por erogaciones destinadas al pago de los servicios, útiles, materiales y suministros diversos, necesarios para efectuar celebraciones y cualquier otra atención que se brinde a funcionarios o personas ajenas a la entidad, tales como recepciones oficiales, conmemoraciones, agasajos, atención en reuniones oficiales, exposiciones, congresos, seminarios, cursos de capacitación, eventos especiales y otros con características similares, los que deben estar acorde a las restricciones técnicas y jurídicas correspondientes. Incluye las cuotas periódicas de pertenencia o afiliación a organizaciones que desarrollan actividades de esta naturaleza. Se excluyen los gastos por servicios de alimentación en la organización de congresos, seminarios, cursos de capacitación, simposios, charlas y otras afines, los que se clasifican en la subpartida 1-07-01 "Actividades de capacitación"');</text:p>
          </table:table-cell>
        </table:table-row>
        <table:table-row table:style-name="ro1">
          <table:table-cell table:formula="of:=&quot;INSERT INTO tpartida (codPartida,vNombrePartida,vDescripcion) VALUES ('&quot;&amp;[PartidasConDetalle.A123:.A1122]&amp;&quot;','&quot;&amp;[PartidasConDetalle.B123:.B1122]&amp;&quot;','&quot;&amp;[PartidasConDetalle.C123:.C1122]&amp;&quot;');&quot;" office:value-type="string" office:string-value="INSERT INTO tpartida (codPartida,vNombrePartida,vDescripcion) VALUES ('1-07-03-00','Gastos de Representación Institucional','Contemplan las sumas sujetas a la liquidación y a la verificación posterior, que se asignan a funcionarios debidamente autorizados para la atención oficial de personas ajenas a la institución para la cual laboran. Sin embargo, su liquidación queda sujeta a rendición de cuentas con base en las respectivas facturas.');" calcext:value-type="string">
            <text:p>INSERT INTO tpartida (codPartida,vNombrePartida,vDescripcion) VALUES ('1-07-03-00','Gastos de Representación Institucional','Contemplan las sumas sujetas a la liquidación y a la verificación posterior, que se asignan a funcionarios debidamente autorizados para la atención oficial de personas ajenas a la institución para la cual laboran. Sin embargo, su liquidación queda sujeta a rendición de cuentas con base en las respectivas facturas.');</text:p>
          </table:table-cell>
        </table:table-row>
        <table:table-row table:style-name="ro1">
          <table:table-cell table:formula="of:=&quot;INSERT INTO tpartida (codPartida,vNombrePartida,vDescripcion) VALUES ('&quot;&amp;[PartidasConDetalle.A124:.A1123]&amp;&quot;','&quot;&amp;[PartidasConDetalle.B124:.B1123]&amp;&quot;','&quot;&amp;[PartidasConDetalle.C124:.C1123]&amp;&quot;');&quot;" office:value-type="string" office:string-value="INSERT INTO tpartida (codPartida,vNombrePartida,vDescripcion) VALUES ('1-08-01-00','Mantenimiento de edificios y locales','Corresponde a gasto por concepto de mantenimiento preventivo y habitual de oficinas, bodegas, locales diversos, museos, hospitales y similares, por ejemplo: pintura de paredes, reparaciones y remodelaciones menores en techos, paredes y pisos. Se incluye el mantenimiento y reparación de los sistemas internos eléctricos, telefónicos y de cómputo, así como los sistemas de seguridad de los edificios.');" calcext:value-type="string">
            <text:p>INSERT INTO tpartida (codPartida,vNombrePartida,vDescripcion) VALUES ('1-08-01-00','Mantenimiento de edificios y locales','Corresponde a gasto por concepto de mantenimiento preventivo y habitual de oficinas, bodegas, locales diversos, museos, hospitales y similares, por ejemplo: pintura de paredes, reparaciones y remodelaciones menores en techos, paredes y pisos. Se incluye el mantenimiento y reparación de los sistemas internos eléctricos, telefónicos y de cómputo, así como los sistemas de seguridad de los edificios.');</text:p>
          </table:table-cell>
        </table:table-row>
        <table:table-row table:style-name="ro1">
          <table:table-cell table:formula="of:=&quot;INSERT INTO tpartida (codPartida,vNombrePartida,vDescripcion) VALUES ('&quot;&amp;[PartidasConDetalle.A125:.A1124]&amp;&quot;','&quot;&amp;[PartidasConDetalle.B125:.B1124]&amp;&quot;','&quot;&amp;[PartidasConDetalle.C125:.C1124]&amp;&quot;');&quot;" office:value-type="string" office:string-value="INSERT INTO tpartida (codPartida,vNombrePartida,vDescripcion) VALUES ('1-08-02-00','Mantenimiento de vías de comunicación','Contempla el mantenimiento preventivo y habitual de las vías de comunicación.');" calcext:value-type="string">
            <text:p>INSERT INTO tpartida (codPartida,vNombrePartida,vDescripcion) VALUES ('1-08-02-00','Mantenimiento de vías de comunicación','Contempla el mantenimiento preventivo y habitual de las vías de comunicación.');</text:p>
          </table:table-cell>
        </table:table-row>
        <table:table-row table:style-name="ro1">
          <table:table-cell table:formula="of:=&quot;INSERT INTO tpartida (codPartida,vNombrePartida,vDescripcion) VALUES ('&quot;&amp;[PartidasConDetalle.A126:.A1125]&amp;&quot;','&quot;&amp;[PartidasConDetalle.B126:.B1125]&amp;&quot;','&quot;&amp;[PartidasConDetalle.C126:.C1125]&amp;&quot;');&quot;" office:value-type="string" office:string-value="INSERT INTO tpartida (codPartida,vNombrePartida,vDescripcion) VALUES ('1-08-03-00','Mantenimiento de instalaciones y otras obras','Gastos relacionados con el mantenimiento y reparación preventivo y habitual de obras de diversa naturaleza, tales como obras eléctricas y de telecomunicaciones.');" calcext:value-type="string">
            <text:p>INSERT INTO tpartida (codPartida,vNombrePartida,vDescripcion) VALUES ('1-08-03-00','Mantenimiento de instalaciones y otras obras','Gastos relacionados con el mantenimiento y reparación preventivo y habitual de obras de diversa naturaleza, tales como obras eléctricas y de telecomunicaciones.');</text:p>
          </table:table-cell>
        </table:table-row>
        <table:table-row table:style-name="ro1">
          <table:table-cell table:formula="of:=&quot;INSERT INTO tpartida (codPartida,vNombrePartida,vDescripcion) VALUES ('&quot;&amp;[PartidasConDetalle.A127:.A1126]&amp;&quot;','&quot;&amp;[PartidasConDetalle.B127:.B1126]&amp;&quot;','&quot;&amp;[PartidasConDetalle.C127:.C1126]&amp;&quot;');&quot;" office:value-type="string" office:string-value="INSERT INTO tpartida (codPartida,vNombrePartida,vDescripcion) VALUES ('1-08-04-00','Mantenimiento y reparación de maquinaria y equipo de produc.','Asignaciones para la atención de gastos por mantenimiento y reparaciones preventivo y habitual de la maquinaria y equipo de producción, tales como tractores agrícolas, cosechadoras, excavadoras, equipo de imprenta, incubadoras, equipo de fumigación, equipo de riego, calderas, y generadores.');" calcext:value-type="string">
            <text:p>INSERT INTO tpartida (codPartida,vNombrePartida,vDescripcion) VALUES ('1-08-04-00','Mantenimiento y reparación de maquinaria y equipo de produc.','Asignaciones para la atención de gastos por mantenimiento y reparaciones preventivo y habitual de la maquinaria y equipo de producción, tales como tractores agrícolas, cosechadoras, excavadoras, equipo de imprenta, incubadoras, equipo de fumigación, equipo de riego, calderas, y generadores.');</text:p>
          </table:table-cell>
        </table:table-row>
        <table:table-row table:style-name="ro1">
          <table:table-cell table:formula="of:=&quot;INSERT INTO tpartida (codPartida,vNombrePartida,vDescripcion) VALUES ('&quot;&amp;[PartidasConDetalle.A128:.A1127]&amp;&quot;','&quot;&amp;[PartidasConDetalle.B128:.B1127]&amp;&quot;','&quot;&amp;[PartidasConDetalle.C128:.C1127]&amp;&quot;');&quot;" office:value-type="string" office:string-value="INSERT INTO tpartida (codPartida,vNombrePartida,vDescripcion) VALUES ('1-08-05-00','Mantenimiento y reparación de equipo de transporte','Contempla los gastos por mantenimiento y reparaciones preventivo y habitual de toda clase de equipo de transporte, tracción y elevación, tales como automóviles, buses, camiones, grúas, embarcaciones, motocicletas y cualquier otro equipo de naturaleza similar.');" calcext:value-type="string">
            <text:p>INSERT INTO tpartida (codPartida,vNombrePartida,vDescripcion) VALUES ('1-08-05-00','Mantenimiento y reparación de equipo de transporte','Contempla los gastos por mantenimiento y reparaciones preventivo y habitual de toda clase de equipo de transporte, tracción y elevación, tales como automóviles, buses, camiones, grúas, embarcaciones, motocicletas y cualquier otro equipo de naturaleza similar.');</text:p>
          </table:table-cell>
        </table:table-row>
        <table:table-row table:style-name="ro1">
          <table:table-cell table:formula="of:=&quot;INSERT INTO tpartida (codPartida,vNombrePartida,vDescripcion) VALUES ('&quot;&amp;[PartidasConDetalle.A129:.A1128]&amp;&quot;','&quot;&amp;[PartidasConDetalle.B129:.B1128]&amp;&quot;','&quot;&amp;[PartidasConDetalle.C129:.C1128]&amp;&quot;');&quot;" office:value-type="string" office:string-value="INSERT INTO tpartida (codPartida,vNombrePartida,vDescripcion) VALUES ('1-08-06-00','Mantenimiento y reparación de equipo de comunicación','Corresponde al mantenimiento y reparaciones preventivos y habituales de equipos de comunicación tales como centrales telefónicas, antenas, transmisores, receptores, teléfonos, faxes, equipo de radio, video filmador, equipo de cine, entre otros.');" calcext:value-type="string">
            <text:p>INSERT INTO tpartida (codPartida,vNombrePartida,vDescripcion) VALUES ('1-08-06-00','Mantenimiento y reparación de equipo de comunicación','Corresponde al mantenimiento y reparaciones preventivos y habituales de equipos de comunicación tales como centrales telefónicas, antenas, transmisores, receptores, teléfonos, faxes, equipo de radio, video filmador, equipo de cine, entre otros.');</text:p>
          </table:table-cell>
        </table:table-row>
        <table:table-row table:style-name="ro1">
          <table:table-cell table:formula="of:=&quot;INSERT INTO tpartida (codPartida,vNombrePartida,vDescripcion) VALUES ('&quot;&amp;[PartidasConDetalle.A130:.A1129]&amp;&quot;','&quot;&amp;[PartidasConDetalle.B130:.B1129]&amp;&quot;','&quot;&amp;[PartidasConDetalle.C130:.C1129]&amp;&quot;');&quot;" office:value-type="string" office:string-value="INSERT INTO tpartida (codPartida,vNombrePartida,vDescripcion) VALUES ('1-08-07-00','Mantenimiento y reparación de equipo y mobiliario de oficina','Comprende el mantenimiento y reparaciones preventivos y habituales de equipo y mobiliario que se requiere para el funcionamiento de oficinas como máquinas de escribir, archivadores, calculadoras, mimeógrafos, ventiladores, fotocopiadoras, escritorios, sillas.');" calcext:value-type="string">
            <text:p>INSERT INTO tpartida (codPartida,vNombrePartida,vDescripcion) VALUES ('1-08-07-00','Mantenimiento y reparación de equipo y mobiliario de oficina','Comprende el mantenimiento y reparaciones preventivos y habituales de equipo y mobiliario que se requiere para el funcionamiento de oficinas como máquinas de escribir, archivadores, calculadoras, mimeógrafos, ventiladores, fotocopiadoras, escritorios, sillas.');</text:p>
          </table:table-cell>
        </table:table-row>
        <table:table-row table:style-name="ro1">
          <table:table-cell table:formula="of:=&quot;INSERT INTO tpartida (codPartida,vNombrePartida,vDescripcion) VALUES ('&quot;&amp;[PartidasConDetalle.A131:.A1130]&amp;&quot;','&quot;&amp;[PartidasConDetalle.B131:.B1130]&amp;&quot;','&quot;&amp;[PartidasConDetalle.C131:.C1130]&amp;&quot;');&quot;" office:value-type="string" office:string-value="INSERT INTO tpartida (codPartida,vNombrePartida,vDescripcion) VALUES ('1-08-08-00','Mantenimiento y reparación de equipo de cómputo y sistemas de información','Contempla los gastos por concepto de mantenimiento y reparaciones preventivos y habituales de computadoras tanto la parte física como en el conjunto de programas y sus equipos auxiliares y otros. Se excluye el mantenimiento y reparación de equipos de propósito especial, dedicadas a realizar tareas específicas, los cuales deben clasificarse según su propósito en las demás subpartidas correspondientes al grupo 1-08 &quot;Mantenimiento y reparac.&quot;');" calcext:value-type="string">
            <text:p>INSERT INTO tpartida (codPartida,vNombrePartida,vDescripcion) VALUES ('1-08-08-00','Mantenimiento y reparación de equipo de cómputo y sistemas de información','Contempla los gastos por concepto de mantenimiento y reparaciones preventivos y habituales de computadoras tanto la parte física como en el conjunto de programas y sus equipos auxiliares y otros. Se excluye el mantenimiento y reparación de equipos de propósito especial, dedicadas a realizar tareas específicas, los cuales deben clasificarse según su propósito en las demás subpartidas correspondientes al grupo 1-08 "Mantenimiento y reparac."');</text:p>
          </table:table-cell>
        </table:table-row>
        <table:table-row table:style-name="ro1">
          <table:table-cell table:formula="of:=&quot;INSERT INTO tpartida (codPartida,vNombrePartida,vDescripcion) VALUES ('&quot;&amp;[PartidasConDetalle.A132:.A1131]&amp;&quot;','&quot;&amp;[PartidasConDetalle.B132:.B1131]&amp;&quot;','&quot;&amp;[PartidasConDetalle.C132:.C1131]&amp;&quot;');&quot;" office:value-type="string" office:string-value="INSERT INTO tpartida (codPartida,vNombrePartida,vDescripcion) VALUES ('1-08-99-00','Mantenimiento y reparación de otros equipos','En esta subpartida se incluye el mantenimiento y reparación preventivos y habituales de otros equipos no contemplados en las subpartidas anteriores, comprenden entre otros el mantenimiento y reparación de equipo y mobiliario médico, hospitalario, de laboratorio, de investigación y protección ambiental.');" calcext:value-type="string">
            <text:p>INSERT INTO tpartida (codPartida,vNombrePartida,vDescripcion) VALUES ('1-08-99-00','Mantenimiento y reparación de otros equipos','En esta subpartida se incluye el mantenimiento y reparación preventivos y habituales de otros equipos no contemplados en las subpartidas anteriores, comprenden entre otros el mantenimiento y reparación de equipo y mobiliario médico, hospitalario, de laboratorio, de investigación y protección ambiental.');</text:p>
          </table:table-cell>
        </table:table-row>
        <table:table-row table:style-name="ro1">
          <table:table-cell table:formula="of:=&quot;INSERT INTO tpartida (codPartida,vNombrePartida,vDescripcion) VALUES ('&quot;&amp;[PartidasConDetalle.A133:.A1132]&amp;&quot;','&quot;&amp;[PartidasConDetalle.B133:.B1132]&amp;&quot;','&quot;&amp;[PartidasConDetalle.C133:.C1132]&amp;&quot;');&quot;" office:value-type="string" office:string-value="INSERT INTO tpartida (codPartida,vNombrePartida,vDescripcion) VALUES ('1-99-05-00','Deducibles','Corresponde a sumas previamente establecidas dentro de las condiciones de la póliza de seguro, que se reconocen al momento de indemnizar una pérdida.');" calcext:value-type="string">
            <text:p>INSERT INTO tpartida (codPartida,vNombrePartida,vDescripcion) VALUES ('1-99-05-00','Deducibles','Corresponde a sumas previamente establecidas dentro de las condiciones de la póliza de seguro, que se reconocen al momento de indemnizar una pérdida.');</text:p>
          </table:table-cell>
        </table:table-row>
        <table:table-row table:style-name="ro1">
          <table:table-cell table:formula="of:=&quot;INSERT INTO tpartida (codPartida,vNombrePartida,vDescripcion) VALUES ('&quot;&amp;[PartidasConDetalle.A134:.A1133]&amp;&quot;','&quot;&amp;[PartidasConDetalle.B134:.B1133]&amp;&quot;','&quot;&amp;[PartidasConDetalle.C134:.C1133]&amp;&quot;');&quot;" office:value-type="string" office:string-value="INSERT INTO tpartida (codPartida,vNombrePartida,vDescripcion) VALUES ('1-99-99-00','Otros servicios no especificados','Contempla otros servicios no considerados en los grupos y subpartidas anteriores.');" calcext:value-type="string">
            <text:p>INSERT INTO tpartida (codPartida,vNombrePartida,vDescripcion) VALUES ('1-99-99-00','Otros servicios no especificados','Contempla otros servicios no considerados en los grupos y subpartidas anteriores.');</text:p>
          </table:table-cell>
        </table:table-row>
        <table:table-row table:style-name="ro1">
          <table:table-cell table:formula="of:=&quot;INSERT INTO tpartida (codPartida,vNombrePartida,vDescripcion) VALUES ('&quot;&amp;[PartidasConDetalle.A135:.A1134]&amp;&quot;','&quot;&amp;[PartidasConDetalle.B135:.B1134]&amp;&quot;','&quot;&amp;[PartidasConDetalle.C135:.C1134]&amp;&quot;');&quot;" office:value-type="string" office:string-value="INSERT INTO tpartida (codPartida,vNombrePartida,vDescripcion) VALUES ('1-99-99-01','Otros servicios','Gastos por concepto de servicios no personales, no incluido en ninguno de los renglones anteriores, tales como: derechos de autor, derechos telefónicos, premios por concursos. Mensualidad de servicio de beeper, parqueos, carga de extinguidores, servicios de fumigación, polarizado de vidrios, servicio de cable, parqueos, lavado de autos, lavado de manteles.');" calcext:value-type="string">
            <text:p>INSERT INTO tpartida (codPartida,vNombrePartida,vDescripcion) VALUES ('1-99-99-01','Otros servicios','Gastos por concepto de servicios no personales, no incluido en ninguno de los renglones anteriores, tales como: derechos de autor, derechos telefónicos, premios por concursos. Mensualidad de servicio de beeper, parqueos, carga de extinguidores, servicios de fumigación, polarizado de vidrios, servicio de cable, parqueos, lavado de autos, lavado de manteles.');</text:p>
          </table:table-cell>
        </table:table-row>
        <table:table-row table:style-name="ro1">
          <table:table-cell table:formula="of:=&quot;INSERT INTO tpartida (codPartida,vNombrePartida,vDescripcion) VALUES ('&quot;&amp;[PartidasConDetalle.A136:.A1135]&amp;&quot;','&quot;&amp;[PartidasConDetalle.B136:.B1135]&amp;&quot;','&quot;&amp;[PartidasConDetalle.C136:.C1135]&amp;&quot;');&quot;" office:value-type="string" office:string-value="INSERT INTO tpartida (codPartida,vNombrePartida,vDescripcion) VALUES ('1-99-99-02','Servicios administrativos','Monto porcentual que percibe la Institución por la administración de los recursos no considerados como corrientes y que tienen un objetivo o fin específico tales como: Fondos Restringidos, Cursos Especiales y las Empresas Auxiliares.');" calcext:value-type="string">
            <text:p>INSERT INTO tpartida (codPartida,vNombrePartida,vDescripcion) VALUES ('1-99-99-02','Servicios administrativos','Monto porcentual que percibe la Institución por la administración de los recursos no considerados como corrientes y que tienen un objetivo o fin específico tales como: Fondos Restringidos, Cursos Especiales y las Empresas Auxiliares.');</text:p>
          </table:table-cell>
        </table:table-row>
        <table:table-row table:style-name="ro1">
          <table:table-cell table:formula="of:=&quot;INSERT INTO tpartida (codPartida,vNombrePartida,vDescripcion) VALUES ('&quot;&amp;[PartidasConDetalle.A137:.A1136]&amp;&quot;','&quot;&amp;[PartidasConDetalle.B137:.B1136]&amp;&quot;','&quot;&amp;[PartidasConDetalle.C137:.C1136]&amp;&quot;');&quot;" office:value-type="string" office:string-value="INSERT INTO tpartida (codPartida,vNombrePartida,vDescripcion) VALUES ('1-99-99-03','Servicios actividades estudiantiles','Atención a los grupos estudiantiles que representan a la Universidad en actividades académicas, culturales, deportivas entre otras. (Acuerdo Consejo Universitario sesión N° 5013 artículo 3, del 20 de septiembre de 2005).');" calcext:value-type="string">
            <text:p>INSERT INTO tpartida (codPartida,vNombrePartida,vDescripcion) VALUES ('1-99-99-03','Servicios actividades estudiantiles','Atención a los grupos estudiantiles que representan a la Universidad en actividades académicas, culturales, deportivas entre otras. (Acuerdo Consejo Universitario sesión N° 5013 artículo 3, del 20 de septiembre de 2005).');</text:p>
          </table:table-cell>
        </table:table-row>
        <table:table-row table:style-name="ro1">
          <table:table-cell table:formula="of:=&quot;INSERT INTO tpartida (codPartida,vNombrePartida,vDescripcion) VALUES ('&quot;&amp;[PartidasConDetalle.A138:.A1137]&amp;&quot;','&quot;&amp;[PartidasConDetalle.B138:.B1137]&amp;&quot;','&quot;&amp;[PartidasConDetalle.C138:.C1137]&amp;&quot;');&quot;" office:value-type="string" office:string-value="INSERT INTO tpartida (codPartida,vNombrePartida,vDescripcion) VALUES ('1-99-99-04','Pago de servicios de periodos anteriores','Pago por servicios de periodos anteriores de diversa naturaleza, incluyendo servicios por mantenimiento, gastos por servicios de limpieza y para el pago de devoluciones de derecho de matrícula y cualquier otro gasto no considerado dentro de los conceptos anteriores');" calcext:value-type="string">
            <text:p>INSERT INTO tpartida (codPartida,vNombrePartida,vDescripcion) VALUES ('1-99-99-04','Pago de servicios de periodos anteriores','Pago por servicios de periodos anteriores de diversa naturaleza, incluyendo servicios por mantenimiento, gastos por servicios de limpieza y para el pago de devoluciones de derecho de matrícula y cualquier otro gasto no considerado dentro de los conceptos anteriores');</text:p>
          </table:table-cell>
        </table:table-row>
        <table:table-row table:style-name="ro1">
          <table:table-cell table:formula="of:=&quot;INSERT INTO tpartida (codPartida,vNombrePartida,vDescripcion) VALUES ('&quot;&amp;[PartidasConDetalle.A139:.A1138]&amp;&quot;','&quot;&amp;[PartidasConDetalle.B139:.B1138]&amp;&quot;','&quot;&amp;[PartidasConDetalle.C139:.C1138]&amp;&quot;');&quot;" office:value-type="string" office:string-value="INSERT INTO tpartida (codPartida,vNombrePartida,vDescripcion) VALUES ('2-01-01-00','Combustibles y lubricantes','Abarca toda clase de sustancias, combustibles, lubricantes y aditivos de origen vegetal, animal o mineral tales como gasolina, diesel, carbón mineral, canfín, búnker, gas propano, aceite lubricante para motor, aceite de transmisión, grasas, aceite hidráulico y otros; usados generalmente en equipos de transporte, plantas eléctricas, calderas y otros. De acuerdo a la Normas Generales y Específicas para la formulación, ejecucuión y evaluación del presupuesto de la Universidad de Costa Rica E-1.9, la Sección de Transportes será la única unidad autorizada para la compra y distribución de combustible que utilizan los vehículos de la institución');" calcext:value-type="string">
            <text:p>INSERT INTO tpartida (codPartida,vNombrePartida,vDescripcion) VALUES ('2-01-01-00','Combustibles y lubricantes','Abarca toda clase de sustancias, combustibles, lubricantes y aditivos de origen vegetal, animal o mineral tales como gasolina, diesel, carbón mineral, canfín, búnker, gas propano, aceite lubricante para motor, aceite de transmisión, grasas, aceite hidráulico y otros; usados generalmente en equipos de transporte, plantas eléctricas, calderas y otros. De acuerdo a la Normas Generales y Específicas para la formulación, ejecucuión y evaluación del presupuesto de la Universidad de Costa Rica E-1.9, la Sección de Transportes será la única unidad autorizada para la compra y distribución de combustible que utilizan los vehículos de la institución');</text:p>
          </table:table-cell>
        </table:table-row>
        <table:table-row table:style-name="ro1">
          <table:table-cell table:formula="of:=&quot;INSERT INTO tpartida (codPartida,vNombrePartida,vDescripcion) VALUES ('&quot;&amp;[PartidasConDetalle.A140:.A1139]&amp;&quot;','&quot;&amp;[PartidasConDetalle.B140:.B1139]&amp;&quot;','&quot;&amp;[PartidasConDetalle.C140:.C1139]&amp;&quot;');&quot;" office:value-type="string" office:string-value="INSERT INTO tpartida (codPartida,vNombrePartida,vDescripcion) VALUES ('2-01-02-00','Productos farmacéuticos y medicinales','Contempla cualquier tipo de sustancia o producto natural, sintético o semisintético y toda mezcla de esas sustancias o productos que se utilicen en personas, para el diagnóstico, prevención, curación y modificación de cualquier función fisiológica.Incluye los preparados farmacéuticos para uso médico, preparados genéricos y de marcas registradas como ampollas, cápsulas, tabletas, grageas, jarabes, ungüentos, preparados para la higiene bucal y dental, así como productos botánicos pulverizados, molidos o preparados de otra forma, entre otros.');" calcext:value-type="string">
            <text:p>INSERT INTO tpartida (codPartida,vNombrePartida,vDescripcion) VALUES ('2-01-02-00','Productos farmacéuticos y medicinales','Contempla cualquier tipo de sustancia o producto natural, sintético o semisintético y toda mezcla de esas sustancias o productos que se utilicen en personas, para el diagnóstico, prevención, curación y modificación de cualquier función fisiológica.Incluye los preparados farmacéuticos para uso médico, preparados genéricos y de marcas registradas como ampollas, cápsulas, tabletas, grageas, jarabes, ungüentos, preparados para la higiene bucal y dental, así como productos botánicos pulverizados, molidos o preparados de otra forma, entre otros.');</text:p>
          </table:table-cell>
        </table:table-row>
        <table:table-row table:style-name="ro1">
          <table:table-cell table:formula="of:=&quot;INSERT INTO tpartida (codPartida,vNombrePartida,vDescripcion) VALUES ('&quot;&amp;[PartidasConDetalle.A141:.A1140]&amp;&quot;','&quot;&amp;[PartidasConDetalle.B141:.B1140]&amp;&quot;','&quot;&amp;[PartidasConDetalle.C141:.C1140]&amp;&quot;');&quot;" office:value-type="string" office:string-value="INSERT INTO tpartida (codPartida,vNombrePartida,vDescripcion) VALUES ('2-01-03-00','Productos veterinarios','Incluye los gastos por concepto de sustancias o productos naturales, sintéticos o semisintéticos y su mezcla, que se usan para el diagnóstico, prevención, tratamiento, curación y alivio de enfermedades y síntomas en animales de cualquier especie.');" calcext:value-type="string">
            <text:p>INSERT INTO tpartida (codPartida,vNombrePartida,vDescripcion) VALUES ('2-01-03-00','Productos veterinarios','Incluye los gastos por concepto de sustancias o productos naturales, sintéticos o semisintéticos y su mezcla, que se usan para el diagnóstico, prevención, tratamiento, curación y alivio de enfermedades y síntomas en animales de cualquier especie.');</text:p>
          </table:table-cell>
        </table:table-row>
        <table:table-row table:style-name="ro1">
          <table:table-cell table:formula="of:=&quot;INSERT INTO tpartida (codPartida,vNombrePartida,vDescripcion) VALUES ('&quot;&amp;[PartidasConDetalle.A142:.A1141]&amp;&quot;','&quot;&amp;[PartidasConDetalle.B142:.B1141]&amp;&quot;','&quot;&amp;[PartidasConDetalle.C142:.C1141]&amp;&quot;');&quot;" office:value-type="string" office:string-value="INSERT INTO tpartida (codPartida,vNombrePartida,vDescripcion) VALUES ('2-01-04-00','Tintas, pintura y diluyentes','Comprende los gastos por concepto de productos y sustancias naturales o artificiales que se emplean para teñir, pintar y dar un color determinado a un objeto, como por ejemplo: tintas para escribir, dibujar y para imprenta; pinturas, barnices, esmaltes y lacas; pigmentos y colores preparados; diluyentes y removedores de pintura, entre otros.');" calcext:value-type="string">
            <text:p>INSERT INTO tpartida (codPartida,vNombrePartida,vDescripcion) VALUES ('2-01-04-00','Tintas, pintura y diluyentes','Comprende los gastos por concepto de productos y sustancias naturales o artificiales que se emplean para teñir, pintar y dar un color determinado a un objeto, como por ejemplo: tintas para escribir, dibujar y para imprenta; pinturas, barnices, esmaltes y lacas; pigmentos y colores preparados; diluyentes y removedores de pintura, entre otros.');</text:p>
          </table:table-cell>
        </table:table-row>
        <table:table-row table:style-name="ro1">
          <table:table-cell table:formula="of:=&quot;INSERT INTO tpartida (codPartida,vNombrePartida,vDescripcion) VALUES ('&quot;&amp;[PartidasConDetalle.A143:.A1142]&amp;&quot;','&quot;&amp;[PartidasConDetalle.B143:.B1142]&amp;&quot;','&quot;&amp;[PartidasConDetalle.C143:.C1142]&amp;&quot;');&quot;" office:value-type="string" office:string-value="INSERT INTO tpartida (codPartida,vNombrePartida,vDescripcion) VALUES ('2-01-99-00','Otros productos químicos','Abarca los pagos por concepto de productos químicos no enunciados en las subpartidas anteriores, caracterizados principalmente por constituir sustancias químicas naturales o artificiales, entre ellos: Abonos y fertilizantes: Sustancias y productos que se emplean para suplir los nutrientes de las plantas, sean estos orgánicos como la fórmula orgánica básica o químicos como son los abonos nitrogenados, fosfatados, potásicos y otros. Insecticidas, fungicidas y similares: Sustancias y productos que se usan para eliminar insectos o destruir gérmenes nocivos, tales como, insecticidas, raticidas, fungicidas, plaguicidas, herbicidas, productos antigerminantes, y otros productos químicos de similares características y usos.');" calcext:value-type="string">
            <text:p>INSERT INTO tpartida (codPartida,vNombrePartida,vDescripcion) VALUES ('2-01-99-00','Otros productos químicos','Abarca los pagos por concepto de productos químicos no enunciados en las subpartidas anteriores, caracterizados principalmente por constituir sustancias químicas naturales o artificiales, entre ellos: Abonos y fertilizantes: Sustancias y productos que se emplean para suplir los nutrientes de las plantas, sean estos orgánicos como la fórmula orgánica básica o químicos como son los abonos nitrogenados, fosfatados, potásicos y otros. Insecticidas, fungicidas y similares: Sustancias y productos que se usan para eliminar insectos o destruir gérmenes nocivos, tales como, insecticidas, raticidas, fungicidas, plaguicidas, herbicidas, productos antigerminantes, y otros productos químicos de similares características y usos.');</text:p>
          </table:table-cell>
        </table:table-row>
        <table:table-row table:style-name="ro1">
          <table:table-cell table:formula="of:=&quot;INSERT INTO tpartida (codPartida,vNombrePartida,vDescripcion) VALUES ('&quot;&amp;[PartidasConDetalle.A144:.A1143]&amp;&quot;','&quot;&amp;[PartidasConDetalle.B144:.B1143]&amp;&quot;','&quot;&amp;[PartidasConDetalle.C144:.C1143]&amp;&quot;');&quot;" office:value-type="string" office:string-value="INSERT INTO tpartida (codPartida,vNombrePartida,vDescripcion) VALUES ('2-01-99-01','Reactivos y útiles de laboratorio','Comprende todos los gastos por la compra de productos químicos y útiles para la operación de los laboratorios de enseñanza o utilizados en las investigaciones.');" calcext:value-type="string">
            <text:p>INSERT INTO tpartida (codPartida,vNombrePartida,vDescripcion) VALUES ('2-01-99-01','Reactivos y útiles de laboratorio','Comprende todos los gastos por la compra de productos químicos y útiles para la operación de los laboratorios de enseñanza o utilizados en las investigaciones.');</text:p>
          </table:table-cell>
        </table:table-row>
        <table:table-row table:style-name="ro1">
          <table:table-cell table:formula="of:=&quot;INSERT INTO tpartida (codPartida,vNombrePartida,vDescripcion) VALUES ('&quot;&amp;[PartidasConDetalle.A145:.A1144]&amp;&quot;','&quot;&amp;[PartidasConDetalle.B145:.B1144]&amp;&quot;','&quot;&amp;[PartidasConDetalle.C145:.C1144]&amp;&quot;');&quot;" office:value-type="string" office:string-value="INSERT INTO tpartida (codPartida,vNombrePartida,vDescripcion) VALUES ('2-01-99-02','Abonos, insecticidas, herbicidas y otros','Son los egresos provenientes de la adquisición de abonos y fertilizantes naturales o químicos; gastos por la compra de insecticidas y otros productos químicos para combatir plagas, insectos y plantas dañinas.');" calcext:value-type="string">
            <text:p>INSERT INTO tpartida (codPartida,vNombrePartida,vDescripcion) VALUES ('2-01-99-02','Abonos, insecticidas, herbicidas y otros','Son los egresos provenientes de la adquisición de abonos y fertilizantes naturales o químicos; gastos por la compra de insecticidas y otros productos químicos para combatir plagas, insectos y plantas dañinas.');</text:p>
          </table:table-cell>
        </table:table-row>
        <table:table-row table:style-name="ro1">
          <table:table-cell table:formula="of:=&quot;INSERT INTO tpartida (codPartida,vNombrePartida,vDescripcion) VALUES ('&quot;&amp;[PartidasConDetalle.A146:.A1145]&amp;&quot;','&quot;&amp;[PartidasConDetalle.B146:.B1145]&amp;&quot;','&quot;&amp;[PartidasConDetalle.C146:.C1145]&amp;&quot;');&quot;" office:value-type="string" office:string-value="INSERT INTO tpartida (codPartida,vNombrePartida,vDescripcion) VALUES ('2-02-01-00','Productos pecuarios y otras especies','Comprende la adquisición de ganado y otras especies animales cuyo uso no está dirigido a la reproducción, comercialización o trabajo. Incluye aquellas especies destinadas a la investigación u otros usos. Los bienes incorporados en esta subpartida tienen la característica de no ser capitalizables; en caso contrario se deben clasificar en la subpartida 5-99-01 &quot;Semovientes&quot;. Cuando se asignen recursos para la compra de productos pecuarios destinados a la alimentación humana o animal, deben clasificarse en la subpartida 2-02-03 &quot;Alimentos y bebidas&quot; 2-02-04 &quot;Alimentos para animales&quot; según corresponda.');" calcext:value-type="string">
            <text:p>INSERT INTO tpartida (codPartida,vNombrePartida,vDescripcion) VALUES ('2-02-01-00','Productos pecuarios y otras especies','Comprende la adquisición de ganado y otras especies animales cuyo uso no está dirigido a la reproducción, comercialización o trabajo. Incluye aquellas especies destinadas a la investigación u otros usos. Los bienes incorporados en esta subpartida tienen la característica de no ser capitalizables; en caso contrario se deben clasificar en la subpartida 5-99-01 "Semovientes". Cuando se asignen recursos para la compra de productos pecuarios destinados a la alimentación humana o animal, deben clasificarse en la subpartida 2-02-03 "Alimentos y bebidas" 2-02-04 "Alimentos para animales" según corresponda.');</text:p>
          </table:table-cell>
        </table:table-row>
        <table:table-row table:style-name="ro1">
          <table:table-cell table:formula="of:=&quot;INSERT INTO tpartida (codPartida,vNombrePartida,vDescripcion) VALUES ('&quot;&amp;[PartidasConDetalle.A147:.A1146]&amp;&quot;','&quot;&amp;[PartidasConDetalle.B147:.B1146]&amp;&quot;','&quot;&amp;[PartidasConDetalle.C147:.C1146]&amp;&quot;');&quot;" office:value-type="string" office:string-value="INSERT INTO tpartida (codPartida,vNombrePartida,vDescripcion) VALUES ('2-02-02-00','Productos agroforestales','Abarca la adquisición de productos agroforestales sometidos en alguna medida a técnicas de cultivo y desarrollo en los sectores agrícola y forestal tales como: semillas, almácigo de todo tipo y plantas en general, que se utilizan con fines de investigación, reforestación y otros. La madera en sus diferentes formas se clasifica en la subpartida 2-03-03 “Maderas y sus derivados&quot;');" calcext:value-type="string">
            <text:p>INSERT INTO tpartida (codPartida,vNombrePartida,vDescripcion) VALUES ('2-02-02-00','Productos agroforestales','Abarca la adquisición de productos agroforestales sometidos en alguna medida a técnicas de cultivo y desarrollo en los sectores agrícola y forestal tales como: semillas, almácigo de todo tipo y plantas en general, que se utilizan con fines de investigación, reforestación y otros. La madera en sus diferentes formas se clasifica en la subpartida 2-03-03 “Maderas y sus derivados"');</text:p>
          </table:table-cell>
        </table:table-row>
        <table:table-row table:style-name="ro1">
          <table:table-cell table:formula="of:=&quot;INSERT INTO tpartida (codPartida,vNombrePartida,vDescripcion) VALUES ('&quot;&amp;[PartidasConDetalle.A148:.A1147]&amp;&quot;','&quot;&amp;[PartidasConDetalle.B148:.B1147]&amp;&quot;','&quot;&amp;[PartidasConDetalle.C148:.C1147]&amp;&quot;');&quot;" office:value-type="string" office:string-value="INSERT INTO tpartida (codPartida,vNombrePartida,vDescripcion) VALUES ('2-02-03-00','Alimentos y bebidas','Corresponde a la compra de alimentos y bebidas naturales, semimanufacturados o industrializados para el consumo humano. Incluye los gastos de comida y otros servicios de restaurante brindados al personal que labora en las instituciones públicas, así como a usuarios de los servicios que estas brindan. No se aplican para actividades de capacitación, protocolarias o sociales las cuales se deben imputar a las subpartidas incorporadas en el grupo 1-07 &quot;Capacitación y protocolo&quot;.');" calcext:value-type="string">
            <text:p>INSERT INTO tpartida (codPartida,vNombrePartida,vDescripcion) VALUES ('2-02-03-00','Alimentos y bebidas','Corresponde a la compra de alimentos y bebidas naturales, semimanufacturados o industrializados para el consumo humano. Incluye los gastos de comida y otros servicios de restaurante brindados al personal que labora en las instituciones públicas, así como a usuarios de los servicios que estas brindan. No se aplican para actividades de capacitación, protocolarias o sociales las cuales se deben imputar a las subpartidas incorporadas en el grupo 1-07 "Capacitación y protocolo".');</text:p>
          </table:table-cell>
        </table:table-row>
        <table:table-row table:style-name="ro1">
          <table:table-cell table:formula="of:=&quot;INSERT INTO tpartida (codPartida,vNombrePartida,vDescripcion) VALUES ('&quot;&amp;[PartidasConDetalle.A149:.A1148]&amp;&quot;','&quot;&amp;[PartidasConDetalle.B149:.B1148]&amp;&quot;','&quot;&amp;[PartidasConDetalle.C149:.C1148]&amp;&quot;');&quot;" office:value-type="string" office:string-value="INSERT INTO tpartida (codPartida,vNombrePartida,vDescripcion) VALUES ('2-02-04-00','Alimentos para animales','Incluye los gastos de alimentos y bebidas naturales, semimanufacturados o industrializados para el consumo animal, como por ejemplo: concentrados, mezclas para engorde y otros similares.');" calcext:value-type="string">
            <text:p>INSERT INTO tpartida (codPartida,vNombrePartida,vDescripcion) VALUES ('2-02-04-00','Alimentos para animales','Incluye los gastos de alimentos y bebidas naturales, semimanufacturados o industrializados para el consumo animal, como por ejemplo: concentrados, mezclas para engorde y otros similares.');</text:p>
          </table:table-cell>
        </table:table-row>
        <table:table-row table:style-name="ro1">
          <table:table-cell table:formula="of:=&quot;INSERT INTO tpartida (codPartida,vNombrePartida,vDescripcion) VALUES ('&quot;&amp;[PartidasConDetalle.A150:.A1149]&amp;&quot;','&quot;&amp;[PartidasConDetalle.B150:.B1149]&amp;&quot;','&quot;&amp;[PartidasConDetalle.C150:.C1149]&amp;&quot;');&quot;" office:value-type="string" office:string-value="INSERT INTO tpartida (codPartida,vNombrePartida,vDescripcion) VALUES ('2-03-01-00','Materiales y productos metálicos','Comprende la adquisición de materiales y productos fabricados con minerales metálicos, como hierro, acero, aluminio, cobre, zinc, bronce y otros, por ejemplo: lingotes, varillas, planchas, planchones, perfiles, alambres, hojalatas, cerraduras, candados, entre otros.');" calcext:value-type="string">
            <text:p>INSERT INTO tpartida (codPartida,vNombrePartida,vDescripcion) VALUES ('2-03-01-00','Materiales y productos metálicos','Comprende la adquisición de materiales y productos fabricados con minerales metálicos, como hierro, acero, aluminio, cobre, zinc, bronce y otros, por ejemplo: lingotes, varillas, planchas, planchones, perfiles, alambres, hojalatas, cerraduras, candados, entre otros.');</text:p>
          </table:table-cell>
        </table:table-row>
        <table:table-row table:style-name="ro1">
          <table:table-cell table:formula="of:=&quot;INSERT INTO tpartida (codPartida,vNombrePartida,vDescripcion) VALUES ('&quot;&amp;[PartidasConDetalle.A151:.A1150]&amp;&quot;','&quot;&amp;[PartidasConDetalle.B151:.B1150]&amp;&quot;','&quot;&amp;[PartidasConDetalle.C151:.C1150]&amp;&quot;');&quot;" office:value-type="string" office:string-value="INSERT INTO tpartida (codPartida,vNombrePartida,vDescripcion) VALUES ('2-03-02-00','Materiales y productos minerales y asfálticos','Contempla la adquisición de materiales y productos fabricados con minerales no metálicos así como con la mezcla de ellos. Incluye entre otros los productos de barro, asbesto, cemento y similares; asfalto natural, asfalto artificial y mezclas asfálticas, obtenidas como un producto derivado del proceso de refinamiento del petróleo; cemento, cal y otros similares; piedra, arcilla y arena.');" calcext:value-type="string">
            <text:p>INSERT INTO tpartida (codPartida,vNombrePartida,vDescripcion) VALUES ('2-03-02-00','Materiales y productos minerales y asfálticos','Contempla la adquisición de materiales y productos fabricados con minerales no metálicos así como con la mezcla de ellos. Incluye entre otros los productos de barro, asbesto, cemento y similares; asfalto natural, asfalto artificial y mezclas asfálticas, obtenidas como un producto derivado del proceso de refinamiento del petróleo; cemento, cal y otros similares; piedra, arcilla y arena.');</text:p>
          </table:table-cell>
        </table:table-row>
        <table:table-row table:style-name="ro1">
          <table:table-cell table:formula="of:=&quot;INSERT INTO tpartida (codPartida,vNombrePartida,vDescripcion) VALUES ('&quot;&amp;[PartidasConDetalle.A152:.A1151]&amp;&quot;','&quot;&amp;[PartidasConDetalle.B152:.B1151]&amp;&quot;','&quot;&amp;[PartidasConDetalle.C152:.C1151]&amp;&quot;');&quot;" office:value-type="string" office:string-value="INSERT INTO tpartida (codPartida,vNombrePartida,vDescripcion) VALUES ('2-03-03-00','Madera y sus derivados','Corresponde a la compra de todo tipo de madera sujeta a algún grado de elaboración o semielaboración tales como: madera en trozas, madera aserrada (tablas, reglas, tablilla, etc.), madera prensada, puertas, ventanas y marcos. No incluye el mobiliario elaborado con madera, el cual se registra en la partida 5 &quot;Bienes duraderos&quot; en las subpartidas correspondientes.');" calcext:value-type="string">
            <text:p>INSERT INTO tpartida (codPartida,vNombrePartida,vDescripcion) VALUES ('2-03-03-00','Madera y sus derivados','Corresponde a la compra de todo tipo de madera sujeta a algún grado de elaboración o semielaboración tales como: madera en trozas, madera aserrada (tablas, reglas, tablilla, etc.), madera prensada, puertas, ventanas y marcos. No incluye el mobiliario elaborado con madera, el cual se registra en la partida 5 "Bienes duraderos" en las subpartidas correspondientes.');</text:p>
          </table:table-cell>
        </table:table-row>
        <table:table-row table:style-name="ro1">
          <table:table-cell table:formula="of:=&quot;INSERT INTO tpartida (codPartida,vNombrePartida,vDescripcion) VALUES ('&quot;&amp;[PartidasConDetalle.A153:.A1152]&amp;&quot;','&quot;&amp;[PartidasConDetalle.B153:.B1152]&amp;&quot;','&quot;&amp;[PartidasConDetalle.C153:.C1152]&amp;&quot;');&quot;" office:value-type="string" office:string-value="INSERT INTO tpartida (codPartida,vNombrePartida,vDescripcion) VALUES ('2-03-04-00','Materiales y productos eléctricos, telefónicos y de cómputo','Adquisición de materiales y productos que se requieren en la construcción, mantenimiento y reparación de los sistemas eléctricos, telefónicos y de cómputo. Como ejemplo se citan los siguientes: todo tipo de cable, tubos, conectadores, uniones, cajas octogonales, toma corrientes, cajas telefónicas.');" calcext:value-type="string">
            <text:p>INSERT INTO tpartida (codPartida,vNombrePartida,vDescripcion) VALUES ('2-03-04-00','Materiales y productos eléctricos, telefónicos y de cómputo','Adquisición de materiales y productos que se requieren en la construcción, mantenimiento y reparación de los sistemas eléctricos, telefónicos y de cómputo. Como ejemplo se citan los siguientes: todo tipo de cable, tubos, conectadores, uniones, cajas octogonales, toma corrientes, cajas telefónicas.');</text:p>
          </table:table-cell>
        </table:table-row>
        <table:table-row table:style-name="ro1">
          <table:table-cell table:formula="of:=&quot;INSERT INTO tpartida (codPartida,vNombrePartida,vDescripcion) VALUES ('&quot;&amp;[PartidasConDetalle.A154:.A1153]&amp;&quot;','&quot;&amp;[PartidasConDetalle.B154:.B1153]&amp;&quot;','&quot;&amp;[PartidasConDetalle.C154:.C1153]&amp;&quot;');&quot;" office:value-type="string" office:string-value="INSERT INTO tpartida (codPartida,vNombrePartida,vDescripcion) VALUES ('2-03-05-00','Materiales y productos de vidrio','Gastos por concepto de toda clase de vidrio y piezas de vidrio necesarios para la construcción, mantenimiento y reparación de activos, tales como: vidrio colado o laminado, cristales, vidrios de seguridad, espejos o envolturas tubulares de vidrios, vidrio óptico, etc.');" calcext:value-type="string">
            <text:p>INSERT INTO tpartida (codPartida,vNombrePartida,vDescripcion) VALUES ('2-03-05-00','Materiales y productos de vidrio','Gastos por concepto de toda clase de vidrio y piezas de vidrio necesarios para la construcción, mantenimiento y reparación de activos, tales como: vidrio colado o laminado, cristales, vidrios de seguridad, espejos o envolturas tubulares de vidrios, vidrio óptico, etc.');</text:p>
          </table:table-cell>
        </table:table-row>
        <table:table-row table:style-name="ro1">
          <table:table-cell table:formula="of:=&quot;INSERT INTO tpartida (codPartida,vNombrePartida,vDescripcion) VALUES ('&quot;&amp;[PartidasConDetalle.A155:.A1154]&amp;&quot;','&quot;&amp;[PartidasConDetalle.B155:.B1154]&amp;&quot;','&quot;&amp;[PartidasConDetalle.C155:.C1154]&amp;&quot;');&quot;" office:value-type="string" office:string-value="INSERT INTO tpartida (codPartida,vNombrePartida,vDescripcion) VALUES ('2-03-06-00','Materiales y productos de plástico','Incluye la adquisición de artículos de plástico que se requieren en labores de construcción, mantenimiento y reparación, tales como: mangueras, recipientes, tubos y accesorios de tipo P.V.C, láminas, entre otros. Se excluyen los productos de plástico que se destinan a otras actividades ajenas a la construcción, mantenimiento y reparación de activos, los cuales se deben registrar en las subpartidas que correspondan.');" calcext:value-type="string">
            <text:p>INSERT INTO tpartida (codPartida,vNombrePartida,vDescripcion) VALUES ('2-03-06-00','Materiales y productos de plástico','Incluye la adquisición de artículos de plástico que se requieren en labores de construcción, mantenimiento y reparación, tales como: mangueras, recipientes, tubos y accesorios de tipo P.V.C, láminas, entre otros. Se excluyen los productos de plástico que se destinan a otras actividades ajenas a la construcción, mantenimiento y reparación de activos, los cuales se deben registrar en las subpartidas que correspondan.');</text:p>
          </table:table-cell>
        </table:table-row>
        <table:table-row table:style-name="ro1">
          <table:table-cell table:formula="of:=&quot;INSERT INTO tpartida (codPartida,vNombrePartida,vDescripcion) VALUES ('&quot;&amp;[PartidasConDetalle.A156:.A1155]&amp;&quot;','&quot;&amp;[PartidasConDetalle.B156:.B1155]&amp;&quot;','&quot;&amp;[PartidasConDetalle.C156:.C1155]&amp;&quot;');&quot;" office:value-type="string" office:string-value="INSERT INTO tpartida (codPartida,vNombrePartida,vDescripcion) VALUES ('2-03-99-00','Otros materiales y productos de uso en la construcción','Comprende la compra de otros materiales y productos de uso en la construcción, mantenimiento y reparación no considerados en las subpartidas anteriores.');" calcext:value-type="string">
            <text:p>INSERT INTO tpartida (codPartida,vNombrePartida,vDescripcion) VALUES ('2-03-99-00','Otros materiales y productos de uso en la construcción','Comprende la compra de otros materiales y productos de uso en la construcción, mantenimiento y reparación no considerados en las subpartidas anteriores.');</text:p>
          </table:table-cell>
        </table:table-row>
        <table:table-row table:style-name="ro1">
          <table:table-cell table:formula="of:=&quot;INSERT INTO tpartida (codPartida,vNombrePartida,vDescripcion) VALUES ('&quot;&amp;[PartidasConDetalle.A157:.A1156]&amp;&quot;','&quot;&amp;[PartidasConDetalle.B157:.B1156]&amp;&quot;','&quot;&amp;[PartidasConDetalle.C157:.C1156]&amp;&quot;');&quot;" office:value-type="string" office:string-value="INSERT INTO tpartida (codPartida,vNombrePartida,vDescripcion) VALUES ('2-04-01-00','Herramientas e instrumentos','Incluye la adquisición de implementos no capitalizables que se requieren para realizar actividades manuales como la carpintería, mecánica, electricidad, artesanía, agricultura, instrumentos médico, hospitalarios y de investigación, entre otras. A manera de ejemplo se citan: martillos, cepillos, palas, carretilla tenazas, alicates, cintas métricas, llaves fijas y brújulas, etc.Las herramientas e instrumentos, que por su precio y durabilidad se capitalicen, se consideran como equipo y por lo tanto se clasifican en la partida 5 &quot;BIENES DURADEROS&quot; en las partidas correspondientes.');" calcext:value-type="string">
            <text:p>INSERT INTO tpartida (codPartida,vNombrePartida,vDescripcion) VALUES ('2-04-01-00','Herramientas e instrumentos','Incluye la adquisición de implementos no capitalizables que se requieren para realizar actividades manuales como la carpintería, mecánica, electricidad, artesanía, agricultura, instrumentos médico, hospitalarios y de investigación, entre otras. A manera de ejemplo se citan: martillos, cepillos, palas, carretilla tenazas, alicates, cintas métricas, llaves fijas y brújulas, etc.Las herramientas e instrumentos, que por su precio y durabilidad se capitalicen, se consideran como equipo y por lo tanto se clasifican en la partida 5 "BIENES DURADEROS" en las partidas correspondientes.');</text:p>
          </table:table-cell>
        </table:table-row>
        <table:table-row table:style-name="ro1">
          <table:table-cell table:formula="of:=&quot;INSERT INTO tpartida (codPartida,vNombrePartida,vDescripcion) VALUES ('&quot;&amp;[PartidasConDetalle.A158:.A1157]&amp;&quot;','&quot;&amp;[PartidasConDetalle.B158:.B1157]&amp;&quot;','&quot;&amp;[PartidasConDetalle.C158:.C1157]&amp;&quot;');&quot;" office:value-type="string" office:string-value="INSERT INTO tpartida (codPartida,vNombrePartida,vDescripcion) VALUES ('2-04-02-00','Repuestos y accesorios','Abarca los gastos por concepto de compra de partes y accesorios que se usan en el mantenimiento y reparaciones de maquinaria y equipo, siempre y cuando los repuestos y accesorios no incrementen la vida útil del bien, en cuyo caso se clasificará en el grupo 5-01 &quot;MAQUINARIA, EQUIPO Y MOBILIARIO&quot; en las partidas correspondientes. Se excluyen los repuestos y accesorios destinados al mantenimiento y reparación de los sistemas eléctricos, telefónicos y de cómputo que forman parte integral de las obras, los cuales se clasifican en la subpartida 2-03-04 &quot;Materiales y productos eléctricos, telefónicos y de cómputo&quot;.');" calcext:value-type="string">
            <text:p>INSERT INTO tpartida (codPartida,vNombrePartida,vDescripcion) VALUES ('2-04-02-00','Repuestos y accesorios','Abarca los gastos por concepto de compra de partes y accesorios que se usan en el mantenimiento y reparaciones de maquinaria y equipo, siempre y cuando los repuestos y accesorios no incrementen la vida útil del bien, en cuyo caso se clasificará en el grupo 5-01 "MAQUINARIA, EQUIPO Y MOBILIARIO" en las partidas correspondientes. Se excluyen los repuestos y accesorios destinados al mantenimiento y reparación de los sistemas eléctricos, telefónicos y de cómputo que forman parte integral de las obras, los cuales se clasifican en la subpartida 2-03-04 "Materiales y productos eléctricos, telefónicos y de cómputo".');</text:p>
          </table:table-cell>
        </table:table-row>
        <table:table-row table:style-name="ro1">
          <table:table-cell table:formula="of:=&quot;INSERT INTO tpartida (codPartida,vNombrePartida,vDescripcion) VALUES ('&quot;&amp;[PartidasConDetalle.A159:.A1158]&amp;&quot;','&quot;&amp;[PartidasConDetalle.B159:.B1158]&amp;&quot;','&quot;&amp;[PartidasConDetalle.C159:.C1158]&amp;&quot;');&quot;" office:value-type="string" office:string-value="INSERT INTO tpartida (codPartida,vNombrePartida,vDescripcion) VALUES ('2-99-01-00','Útiles y materiales de oficina y cómputo','Corresponde a la adquisición de artículos que se requieren para realizar labores de oficina, de cómputo y para la enseñanza, tales como: bolígrafos, disquetes, discos compactos y otros artículos de respaldo magnético, cintas para máquinas, lápices, engrapadoras, reglas, borradores, clips, perforadoras, tiza, cintas adhesivas, punteros, rotuladores, pizarras no capitalizables, láminas plásticas de transparencias y artículos similares. Excluye todo tipo de papel de oficina que se incluye en la subpartida 2-99-03 &quot;Productos de papel, cartón e impresos&quot;.');" calcext:value-type="string">
            <text:p>INSERT INTO tpartida (codPartida,vNombrePartida,vDescripcion) VALUES ('2-99-01-00','Útiles y materiales de oficina y cómputo','Corresponde a la adquisición de artículos que se requieren para realizar labores de oficina, de cómputo y para la enseñanza, tales como: bolígrafos, disquetes, discos compactos y otros artículos de respaldo magnético, cintas para máquinas, lápices, engrapadoras, reglas, borradores, clips, perforadoras, tiza, cintas adhesivas, punteros, rotuladores, pizarras no capitalizables, láminas plásticas de transparencias y artículos similares. Excluye todo tipo de papel de oficina que se incluye en la subpartida 2-99-03 "Productos de papel, cartón e impresos".');</text:p>
          </table:table-cell>
        </table:table-row>
        <table:table-row table:style-name="ro1">
          <table:table-cell table:formula="of:=&quot;INSERT INTO tpartida (codPartida,vNombrePartida,vDescripcion) VALUES ('&quot;&amp;[PartidasConDetalle.A160:.A1159]&amp;&quot;','&quot;&amp;[PartidasConDetalle.B160:.B1159]&amp;&quot;','&quot;&amp;[PartidasConDetalle.C160:.C1159]&amp;&quot;');&quot;" office:value-type="string" office:string-value="INSERT INTO tpartida (codPartida,vNombrePartida,vDescripcion) VALUES ('2-99-01-01','Útiles y materiales de oficina','Son los egresos constituidos por la adquisición de útiles y materiales necesarios para el desempeño de las labores normales de la oficina, tales como: lápices, lapiceros, bolígrafos, grapadoras, reglas, plumas, clips, perforadoras, papeleras, cintas adhesivas, sacapuntas, fechadores, correctores, ampos, carpetas colgantes, etc.');" calcext:value-type="string">
            <text:p>INSERT INTO tpartida (codPartida,vNombrePartida,vDescripcion) VALUES ('2-99-01-01','Útiles y materiales de oficina','Son los egresos constituidos por la adquisición de útiles y materiales necesarios para el desempeño de las labores normales de la oficina, tales como: lápices, lapiceros, bolígrafos, grapadoras, reglas, plumas, clips, perforadoras, papeleras, cintas adhesivas, sacapuntas, fechadores, correctores, ampos, carpetas colgantes, etc.');</text:p>
          </table:table-cell>
        </table:table-row>
        <table:table-row table:style-name="ro1">
          <table:table-cell table:formula="of:=&quot;INSERT INTO tpartida (codPartida,vNombrePartida,vDescripcion) VALUES ('&quot;&amp;[PartidasConDetalle.A161:.A1160]&amp;&quot;','&quot;&amp;[PartidasConDetalle.B161:.B1160]&amp;&quot;','&quot;&amp;[PartidasConDetalle.C161:.C1160]&amp;&quot;');&quot;" office:value-type="string" office:string-value="INSERT INTO tpartida (codPartida,vNombrePartida,vDescripcion) VALUES ('2-99-01-03','Útiles, materiales educacionales y deportivos','Gastos por la compra de útiles educacionales y culturales, tales como: mapas, esferas y material didáctico en general. Además incluye la adquisición de artículos para el deporte en general, tales como: fútbol, béisbol, baloncesto, atletismo, etc. Se incluye también la compra de trofeos y medallas.');" calcext:value-type="string">
            <text:p>INSERT INTO tpartida (codPartida,vNombrePartida,vDescripcion) VALUES ('2-99-01-03','Útiles, materiales educacionales y deportivos','Gastos por la compra de útiles educacionales y culturales, tales como: mapas, esferas y material didáctico en general. Además incluye la adquisición de artículos para el deporte en general, tales como: fútbol, béisbol, baloncesto, atletismo, etc. Se incluye también la compra de trofeos y medallas.');</text:p>
          </table:table-cell>
        </table:table-row>
        <table:table-row table:style-name="ro1">
          <table:table-cell table:formula="of:=&quot;INSERT INTO tpartida (codPartida,vNombrePartida,vDescripcion) VALUES ('&quot;&amp;[PartidasConDetalle.A162:.A1161]&amp;&quot;','&quot;&amp;[PartidasConDetalle.B162:.B1161]&amp;&quot;','&quot;&amp;[PartidasConDetalle.C162:.C1161]&amp;&quot;');&quot;" office:value-type="string" office:string-value="INSERT INTO tpartida (codPartida,vNombrePartida,vDescripcion) VALUES ('2-99-01-04','Útiles y materiales de imprenta y fotografía','Son las erogaciones ocasionadas en la compra de útiles, materiales básicos y especializados para el funcionamiento de talleres de impresión, reproducción y encuadernación, comprende además los útiles y materiales que se utilizan en los diferentes procesos fotográficos.');" calcext:value-type="string">
            <text:p>INSERT INTO tpartida (codPartida,vNombrePartida,vDescripcion) VALUES ('2-99-01-04','Útiles y materiales de imprenta y fotografía','Son las erogaciones ocasionadas en la compra de útiles, materiales básicos y especializados para el funcionamiento de talleres de impresión, reproducción y encuadernación, comprende además los útiles y materiales que se utilizan en los diferentes procesos fotográficos.');</text:p>
          </table:table-cell>
        </table:table-row>
        <table:table-row table:style-name="ro1">
          <table:table-cell table:formula="of:=&quot;INSERT INTO tpartida (codPartida,vNombrePartida,vDescripcion) VALUES ('&quot;&amp;[PartidasConDetalle.A163:.A1162]&amp;&quot;','&quot;&amp;[PartidasConDetalle.B163:.B1162]&amp;&quot;','&quot;&amp;[PartidasConDetalle.C163:.C1162]&amp;&quot;');&quot;" office:value-type="string" office:string-value="INSERT INTO tpartida (codPartida,vNombrePartida,vDescripcion) VALUES ('2-99-01-05','Útiles y materiales de computación','Incluye los egresos constituidos por la adquisición de útiles y materiales de cómputo, necesarios para el desempeño de las labores normales de oficina e investigación, tales como: instalación, ordenamiento, utilización y funcionamiento del equipo de cómputo, incluyendo cintas y toner para impresora, diskettes, mouse, protectores de picos, patch panel, rack, c.d., memorias USB, etc.');" calcext:value-type="string">
            <text:p>INSERT INTO tpartida (codPartida,vNombrePartida,vDescripcion) VALUES ('2-99-01-05','Útiles y materiales de computación','Incluye los egresos constituidos por la adquisición de útiles y materiales de cómputo, necesarios para el desempeño de las labores normales de oficina e investigación, tales como: instalación, ordenamiento, utilización y funcionamiento del equipo de cómputo, incluyendo cintas y toner para impresora, diskettes, mouse, protectores de picos, patch panel, rack, c.d., memorias USB, etc.');</text:p>
          </table:table-cell>
        </table:table-row>
        <table:table-row table:style-name="ro1">
          <table:table-cell table:formula="of:=&quot;INSERT INTO tpartida (codPartida,vNombrePartida,vDescripcion) VALUES ('&quot;&amp;[PartidasConDetalle.A164:.A1163]&amp;&quot;','&quot;&amp;[PartidasConDetalle.B164:.B1163]&amp;&quot;','&quot;&amp;[PartidasConDetalle.C164:.C1163]&amp;&quot;');&quot;" office:value-type="string" office:string-value="INSERT INTO tpartida (codPartida,vNombrePartida,vDescripcion) VALUES ('2-99-01-06','Útiles y materiales de información bibliográfica','Corresponde a la adquisición de cualquier material impreso, catalogado como de información bibliográfica y que no forma parte del la partida de bienes duraderos, tales como: mapas, esferas, publicaciones.');" calcext:value-type="string">
            <text:p>INSERT INTO tpartida (codPartida,vNombrePartida,vDescripcion) VALUES ('2-99-01-06','Útiles y materiales de información bibliográfica','Corresponde a la adquisición de cualquier material impreso, catalogado como de información bibliográfica y que no forma parte del la partida de bienes duraderos, tales como: mapas, esferas, publicaciones.');</text:p>
          </table:table-cell>
        </table:table-row>
        <table:table-row table:style-name="ro1">
          <table:table-cell table:formula="of:=&quot;INSERT INTO tpartida (codPartida,vNombrePartida,vDescripcion) VALUES ('&quot;&amp;[PartidasConDetalle.A165:.A1164]&amp;&quot;','&quot;&amp;[PartidasConDetalle.B165:.B1164]&amp;&quot;','&quot;&amp;[PartidasConDetalle.C165:.C1164]&amp;&quot;');&quot;" office:value-type="string" office:string-value="INSERT INTO tpartida (codPartida,vNombrePartida,vDescripcion) VALUES ('2-99-02-00','Útiles y materiales médico, hospitalario y de investigación','Comprende la adquisición de útiles y materiales no capitalizables que se utilizan en las actividades médico-quirúrgicas, de enfermería, farmacia, laboratorio e investigación, tales como agujas hipodérmicas, jeringas, material de sutura, guantes, catéter y otros.');" calcext:value-type="string">
            <text:p>INSERT INTO tpartida (codPartida,vNombrePartida,vDescripcion) VALUES ('2-99-02-00','Útiles y materiales médico, hospitalario y de investigación','Comprende la adquisición de útiles y materiales no capitalizables que se utilizan en las actividades médico-quirúrgicas, de enfermería, farmacia, laboratorio e investigación, tales como agujas hipodérmicas, jeringas, material de sutura, guantes, catéter y otros.');</text:p>
          </table:table-cell>
        </table:table-row>
        <table:table-row table:style-name="ro1">
          <table:table-cell table:formula="of:=&quot;INSERT INTO tpartida (codPartida,vNombrePartida,vDescripcion) VALUES ('&quot;&amp;[PartidasConDetalle.A166:.A1165]&amp;&quot;','&quot;&amp;[PartidasConDetalle.B166:.B1165]&amp;&quot;','&quot;&amp;[PartidasConDetalle.C166:.C1165]&amp;&quot;');&quot;" office:value-type="string" office:string-value="INSERT INTO tpartida (codPartida,vNombrePartida,vDescripcion) VALUES ('2-99-03-00','Productos de papel, cartón e impresos','Incluye la adquisición de papel y cartón de toda clase, así como sus productos. Se cita como ejemplo: papel bond, papel periódico, sobres, papel para impresoras, cajas de cartón, papel engomado y adhesivo en sus diversas formas. También comprende los productos de imprenta tales como: formularios, folletos de cualquier índole, tarjetas, calendarios, partituras, periódicos por compra directa o suscripción y demás productos de las artes gráficas. Incluye además los libros, revistas, textos de enseñanza y guías de estudio, que por su costo relativo y vida útil no son capitalizables, en caso contrario, deben clasificarse en la subpartida &quot;Equipo y mobiliario educacional, deportivo y educativo”. Cuando la Institución los adquiera para la venta, se clasifican en la subpartida 2-05-02 &quot;Productos terminados&quot;.');" calcext:value-type="string">
            <text:p>INSERT INTO tpartida (codPartida,vNombrePartida,vDescripcion) VALUES ('2-99-03-00','Productos de papel, cartón e impresos','Incluye la adquisición de papel y cartón de toda clase, así como sus productos. Se cita como ejemplo: papel bond, papel periódico, sobres, papel para impresoras, cajas de cartón, papel engomado y adhesivo en sus diversas formas. También comprende los productos de imprenta tales como: formularios, folletos de cualquier índole, tarjetas, calendarios, partituras, periódicos por compra directa o suscripción y demás productos de las artes gráficas. Incluye además los libros, revistas, textos de enseñanza y guías de estudio, que por su costo relativo y vida útil no son capitalizables, en caso contrario, deben clasificarse en la subpartida "Equipo y mobiliario educacional, deportivo y educativo”. Cuando la Institución los adquiera para la venta, se clasifican en la subpartida 2-05-02 "Productos terminados".');</text:p>
          </table:table-cell>
        </table:table-row>
        <table:table-row table:style-name="ro1">
          <table:table-cell table:formula="of:=&quot;INSERT INTO tpartida (codPartida,vNombrePartida,vDescripcion) VALUES ('&quot;&amp;[PartidasConDetalle.A167:.A1166]&amp;&quot;','&quot;&amp;[PartidasConDetalle.B167:.B1166]&amp;&quot;','&quot;&amp;[PartidasConDetalle.C167:.C1166]&amp;&quot;');&quot;" office:value-type="string" office:string-value="INSERT INTO tpartida (codPartida,vNombrePartida,vDescripcion) VALUES ('2-99-04-00','Textiles y vestuario','Contempla las compras de todo tipo de hilados, tejidos de fibras artificiales y naturales y prendas de vestir, incluye tanto la adquisición de los bienes terminados como los materiales para elaborarlos. Se cita como ejemplo: paraguas, uniformes, ropa de cama, cortinas, persianas, alfombras, colchones, cordeles, redes, calzado de todo tipo, bolsos y otros artículos similares. Los servicios de confección se clasifican en la subpartida 1-04-06 &quot;Servicios generales&quot;');" calcext:value-type="string">
            <text:p>INSERT INTO tpartida (codPartida,vNombrePartida,vDescripcion) VALUES ('2-99-04-00','Textiles y vestuario','Contempla las compras de todo tipo de hilados, tejidos de fibras artificiales y naturales y prendas de vestir, incluye tanto la adquisición de los bienes terminados como los materiales para elaborarlos. Se cita como ejemplo: paraguas, uniformes, ropa de cama, cortinas, persianas, alfombras, colchones, cordeles, redes, calzado de todo tipo, bolsos y otros artículos similares. Los servicios de confección se clasifican en la subpartida 1-04-06 "Servicios generales"');</text:p>
          </table:table-cell>
        </table:table-row>
        <table:table-row table:style-name="ro1">
          <table:table-cell table:formula="of:=&quot;INSERT INTO tpartida (codPartida,vNombrePartida,vDescripcion) VALUES ('&quot;&amp;[PartidasConDetalle.A168:.A1167]&amp;&quot;','&quot;&amp;[PartidasConDetalle.B168:.B1167]&amp;&quot;','&quot;&amp;[PartidasConDetalle.C168:.C1167]&amp;&quot;');&quot;" office:value-type="string" office:string-value="INSERT INTO tpartida (codPartida,vNombrePartida,vDescripcion) VALUES ('2-99-05-00','Útiles y materiales de limpieza','Adquisición de artículos necesarios para el aseo general de los bienes públicos, tales como bolsas plásticas, escobas, cepillos de fibras naturales y sintéticas, ceras, desinfectantes, jabón de todo tipo, desodorante ambiental, exprimidor de estropajo (exprimidor de mechas) y cualquier otro artículo o material similar.');" calcext:value-type="string">
            <text:p>INSERT INTO tpartida (codPartida,vNombrePartida,vDescripcion) VALUES ('2-99-05-00','Útiles y materiales de limpieza','Adquisición de artículos necesarios para el aseo general de los bienes públicos, tales como bolsas plásticas, escobas, cepillos de fibras naturales y sintéticas, ceras, desinfectantes, jabón de todo tipo, desodorante ambiental, exprimidor de estropajo (exprimidor de mechas) y cualquier otro artículo o material similar.');</text:p>
          </table:table-cell>
        </table:table-row>
        <table:table-row table:style-name="ro1">
          <table:table-cell table:formula="of:=&quot;INSERT INTO tpartida (codPartida,vNombrePartida,vDescripcion) VALUES ('&quot;&amp;[PartidasConDetalle.A169:.A1168]&amp;&quot;','&quot;&amp;[PartidasConDetalle.B169:.B1168]&amp;&quot;','&quot;&amp;[PartidasConDetalle.C169:.C1168]&amp;&quot;');&quot;" office:value-type="string" office:string-value="INSERT INTO tpartida (codPartida,vNombrePartida,vDescripcion) VALUES ('2-99-06-00','Útiles y materiales de resguardo y seguridad','Incluye los útiles, materiales y suministros de seguridad ocupacional que utilizan las instituciones para brindar seguridad a sus trabajadores tales como, guantes, cascos de protección, mascarillas, municiones, cascos y cartuchos');" calcext:value-type="string">
            <text:p>INSERT INTO tpartida (codPartida,vNombrePartida,vDescripcion) VALUES ('2-99-06-00','Útiles y materiales de resguardo y seguridad','Incluye los útiles, materiales y suministros de seguridad ocupacional que utilizan las instituciones para brindar seguridad a sus trabajadores tales como, guantes, cascos de protección, mascarillas, municiones, cascos y cartuchos');</text:p>
          </table:table-cell>
        </table:table-row>
        <table:table-row table:style-name="ro1">
          <table:table-cell table:formula="of:=&quot;INSERT INTO tpartida (codPartida,vNombrePartida,vDescripcion) VALUES ('&quot;&amp;[PartidasConDetalle.A170:.A1169]&amp;&quot;','&quot;&amp;[PartidasConDetalle.B170:.B1169]&amp;&quot;','&quot;&amp;[PartidasConDetalle.C170:.C1169]&amp;&quot;');&quot;" office:value-type="string" office:string-value="INSERT INTO tpartida (codPartida,vNombrePartida,vDescripcion) VALUES ('2-99-07-00','Útiles y materiales de cocina y comedor','Corresponde a la adquisición de útiles que se necesitan en las actividades culinarias y para el comedor, por ejemplo: sartenes, artículos de cuchillería, saleros, coladores, vasos, picheles, platos y otros similares. Considera además, los utensilios desechables de papel, cartón y plástico.');" calcext:value-type="string">
            <text:p>INSERT INTO tpartida (codPartida,vNombrePartida,vDescripcion) VALUES ('2-99-07-00','Útiles y materiales de cocina y comedor','Corresponde a la adquisición de útiles que se necesitan en las actividades culinarias y para el comedor, por ejemplo: sartenes, artículos de cuchillería, saleros, coladores, vasos, picheles, platos y otros similares. Considera además, los utensilios desechables de papel, cartón y plástico.');</text:p>
          </table:table-cell>
        </table:table-row>
        <table:table-row table:style-name="ro1">
          <table:table-cell table:formula="of:=&quot;INSERT INTO tpartida (codPartida,vNombrePartida,vDescripcion) VALUES ('&quot;&amp;[PartidasConDetalle.A171:.A1170]&amp;&quot;','&quot;&amp;[PartidasConDetalle.B171:.B1170]&amp;&quot;','&quot;&amp;[PartidasConDetalle.C171:.C1170]&amp;&quot;');&quot;" office:value-type="string" office:string-value="INSERT INTO tpartida (codPartida,vNombrePartida,vDescripcion) VALUES ('2-99-99-00','Otros útiles, materiales y suministros','Incorpora la compra de útiles, materiales y suministros no incluidos en las subpartidas anteriores tales como mesas de concreto, sillas plásticas, arreglos florales, copias de llaves y otros. Se incluye en este grupo las cuentas correspondientes al gasto por material dañado y/o obsoleto, así como lo correspondiente a faltantes de inventario.');" calcext:value-type="string">
            <text:p>INSERT INTO tpartida (codPartida,vNombrePartida,vDescripcion) VALUES ('2-99-99-00','Otros útiles, materiales y suministros','Incorpora la compra de útiles, materiales y suministros no incluidos en las subpartidas anteriores tales como mesas de concreto, sillas plásticas, arreglos florales, copias de llaves y otros. Se incluye en este grupo las cuentas correspondientes al gasto por material dañado y/o obsoleto, así como lo correspondiente a faltantes de inventario.');</text:p>
          </table:table-cell>
        </table:table-row>
        <table:table-row table:style-name="ro1">
          <table:table-cell table:formula="of:=&quot;INSERT INTO tpartida (codPartida,vNombrePartida,vDescripcion) VALUES ('&quot;&amp;[PartidasConDetalle.A172:.A1171]&amp;&quot;','&quot;&amp;[PartidasConDetalle.B172:.B1171]&amp;&quot;','&quot;&amp;[PartidasConDetalle.C172:.C1171]&amp;&quot;');&quot;" office:value-type="string" office:string-value="INSERT INTO tpartida (codPartida,vNombrePartida,vDescripcion) VALUES ('2-99-99-01','Material dañado y obsoleto','Son todos aquellos materiales, artículos educativos, insumos, suministros de oficina o laboratorio que se adquirieron por medio de las bodegas institucionales y que por razones de obsolescencia, vencimiento, manipulación inadecuada u otra razón, pierden su utilidad para los fines por los cuales fueron adquiridos y que por tanto no pueden ser despachados a las unidades solicitantes.');" calcext:value-type="string">
            <text:p>INSERT INTO tpartida (codPartida,vNombrePartida,vDescripcion) VALUES ('2-99-99-01','Material dañado y obsoleto','Son todos aquellos materiales, artículos educativos, insumos, suministros de oficina o laboratorio que se adquirieron por medio de las bodegas institucionales y que por razones de obsolescencia, vencimiento, manipulación inadecuada u otra razón, pierden su utilidad para los fines por los cuales fueron adquiridos y que por tanto no pueden ser despachados a las unidades solicitantes.');</text:p>
          </table:table-cell>
        </table:table-row>
        <table:table-row table:style-name="ro1">
          <table:table-cell table:formula="of:=&quot;INSERT INTO tpartida (codPartida,vNombrePartida,vDescripcion) VALUES ('&quot;&amp;[PartidasConDetalle.A173:.A1172]&amp;&quot;','&quot;&amp;[PartidasConDetalle.B173:.B1172]&amp;&quot;','&quot;&amp;[PartidasConDetalle.C173:.C1172]&amp;&quot;');&quot;" office:value-type="string" office:string-value="INSERT INTO tpartida (codPartida,vNombrePartida,vDescripcion) VALUES ('2-99-99-02','Faltantes de Inventario','Son todos aquellos materiales, artículos educativos, insumos, suministros de oficina o laboratorio que se adquirieron por medio de las bodegas institucionales y que, posterior a una toma física se determinó su inexistencia y cuyo valor, de conformidad con las políticas instituciones no va ser recuperado por parte de los responsables de las bodegas.');" calcext:value-type="string">
            <text:p>INSERT INTO tpartida (codPartida,vNombrePartida,vDescripcion) VALUES ('2-99-99-02','Faltantes de Inventario','Son todos aquellos materiales, artículos educativos, insumos, suministros de oficina o laboratorio que se adquirieron por medio de las bodegas institucionales y que, posterior a una toma física se determinó su inexistencia y cuyo valor, de conformidad con las políticas instituciones no va ser recuperado por parte de los responsables de las bodegas.');</text:p>
          </table:table-cell>
        </table:table-row>
        <table:table-row table:style-name="ro1">
          <table:table-cell table:formula="of:=&quot;INSERT INTO tpartida (codPartida,vNombrePartida,vDescripcion) VALUES ('&quot;&amp;[PartidasConDetalle.A174:.A1173]&amp;&quot;','&quot;&amp;[PartidasConDetalle.B174:.B1173]&amp;&quot;','&quot;&amp;[PartidasConDetalle.C174:.C1173]&amp;&quot;');&quot;" office:value-type="string" office:string-value="INSERT INTO tpartida (codPartida,vNombrePartida,vDescripcion) VALUES ('2-99-99-03','Otros útiles, materiales y suministros','Incorpora la compra de útiles, materiales y suministros no incluidos en las subpartidas anteriores tales como mesas de concreto, sillas plásticas, arreglos florales, copias de llaves y otros.');" calcext:value-type="string">
            <text:p>INSERT INTO tpartida (codPartida,vNombrePartida,vDescripcion) VALUES ('2-99-99-03','Otros útiles, materiales y suministros','Incorpora la compra de útiles, materiales y suministros no incluidos en las subpartidas anteriores tales como mesas de concreto, sillas plásticas, arreglos florales, copias de llaves y otros.');</text:p>
          </table:table-cell>
        </table:table-row>
        <table:table-row table:style-name="ro1">
          <table:table-cell table:formula="of:=&quot;INSERT INTO tpartida (codPartida,vNombrePartida,vDescripcion) VALUES ('&quot;&amp;[PartidasConDetalle.A175:.A1174]&amp;&quot;','&quot;&amp;[PartidasConDetalle.B175:.B1174]&amp;&quot;','&quot;&amp;[PartidasConDetalle.C175:.C1174]&amp;&quot;');&quot;" office:value-type="string" office:string-value="INSERT INTO tpartida (codPartida,vNombrePartida,vDescripcion) VALUES ('2-99-99-04','Pago de materiales y suministros de periodos anteriores','Pago de materiales y suministros de periodos anteriores necesarios para el cumplimiento de las actividades normales de la institución. Estos pagos comprenden la compra de útiles y materiales de oficina, repuestos y accesorios, reactivos de laboratorio y cualquier otro gasto no considerado dentro de los conceptos anteriores.');" calcext:value-type="string">
            <text:p>INSERT INTO tpartida (codPartida,vNombrePartida,vDescripcion) VALUES ('2-99-99-04','Pago de materiales y suministros de periodos anteriores','Pago de materiales y suministros de periodos anteriores necesarios para el cumplimiento de las actividades normales de la institución. Estos pagos comprenden la compra de útiles y materiales de oficina, repuestos y accesorios, reactivos de laboratorio y cualquier otro gasto no considerado dentro de los conceptos anteriores.');</text:p>
          </table:table-cell>
        </table:table-row>
        <table:table-row table:style-name="ro1">
          <table:table-cell table:formula="of:=&quot;INSERT INTO tpartida (codPartida,vNombrePartida,vDescripcion) VALUES ('&quot;&amp;[PartidasConDetalle.A176:.A1175]&amp;&quot;','&quot;&amp;[PartidasConDetalle.B176:.B1175]&amp;&quot;','&quot;&amp;[PartidasConDetalle.C176:.C1175]&amp;&quot;');&quot;" office:value-type="string" office:string-value="INSERT INTO tpartida (codPartida,vNombrePartida,vDescripcion) VALUES ('3-02-06-00','Intereses sobre préstamos de Instituciones Públicas Financieras','Incluye los gastos destinados al pago de intereses de las deudas contraídas por concepto de préstamos directos y avales asumidos, concedidos por las Instituciones Públicas Financieras, bancarias y no bancarias.');" calcext:value-type="string">
            <text:p>INSERT INTO tpartida (codPartida,vNombrePartida,vDescripcion) VALUES ('3-02-06-00','Intereses sobre préstamos de Instituciones Públicas Financieras','Incluye los gastos destinados al pago de intereses de las deudas contraídas por concepto de préstamos directos y avales asumidos, concedidos por las Instituciones Públicas Financieras, bancarias y no bancarias.');</text:p>
          </table:table-cell>
        </table:table-row>
        <table:table-row table:style-name="ro1">
          <table:table-cell table:formula="of:=&quot;INSERT INTO tpartida (codPartida,vNombrePartida,vDescripcion) VALUES ('&quot;&amp;[PartidasConDetalle.A177:.A1176]&amp;&quot;','&quot;&amp;[PartidasConDetalle.B177:.B1176]&amp;&quot;','&quot;&amp;[PartidasConDetalle.C177:.C1176]&amp;&quot;');&quot;" office:value-type="string" office:string-value="INSERT INTO tpartida (codPartida,vNombrePartida,vDescripcion) VALUES ('3-02-07-00','Intereses sobre préstamos del Sector Privado','Contempla los gastos destinados al pago de los intereses de las deudas contraídas por concepto de préstamos directos, avales asumidos y créditos de proveedores, concedidos por entidades del sector privado.');" calcext:value-type="string">
            <text:p>INSERT INTO tpartida (codPartida,vNombrePartida,vDescripcion) VALUES ('3-02-07-00','Intereses sobre préstamos del Sector Privado','Contempla los gastos destinados al pago de los intereses de las deudas contraídas por concepto de préstamos directos, avales asumidos y créditos de proveedores, concedidos por entidades del sector privado.');</text:p>
          </table:table-cell>
        </table:table-row>
        <table:table-row table:style-name="ro1">
          <table:table-cell table:formula="of:=&quot;INSERT INTO tpartida (codPartida,vNombrePartida,vDescripcion) VALUES ('&quot;&amp;[PartidasConDetalle.A178:.A1177]&amp;&quot;','&quot;&amp;[PartidasConDetalle.B178:.B1177]&amp;&quot;','&quot;&amp;[PartidasConDetalle.C178:.C1177]&amp;&quot;');&quot;" office:value-type="string" office:string-value="INSERT INTO tpartida (codPartida,vNombrePartida,vDescripcion) VALUES ('3-04-05-00','Diferencias por Tipo de Cambio','Incluye los gastos por fluctuaciones cambiarias negativas, producto de transacciones y operaciones en moneda extranjera derivadas de actividades de intermediación financiera. No contempla las diferencias cambiarias generadas en la variación de precios en los bienes y servicios o en la actualización de pasivos, los cuales se deben registrar en el rubro de ingresos o gastos correspondientes.');" calcext:value-type="string">
            <text:p>INSERT INTO tpartida (codPartida,vNombrePartida,vDescripcion) VALUES ('3-04-05-00','Diferencias por Tipo de Cambio','Incluye los gastos por fluctuaciones cambiarias negativas, producto de transacciones y operaciones en moneda extranjera derivadas de actividades de intermediación financiera. No contempla las diferencias cambiarias generadas en la variación de precios en los bienes y servicios o en la actualización de pasivos, los cuales se deben registrar en el rubro de ingresos o gastos correspondientes.');</text:p>
          </table:table-cell>
        </table:table-row>
        <table:table-row table:style-name="ro1">
          <table:table-cell table:formula="of:=&quot;INSERT INTO tpartida (codPartida,vNombrePartida,vDescripcion) VALUES ('&quot;&amp;[PartidasConDetalle.A179:.A1178]&amp;&quot;','&quot;&amp;[PartidasConDetalle.B179:.B1178]&amp;&quot;','&quot;&amp;[PartidasConDetalle.C179:.C1178]&amp;&quot;');&quot;" office:value-type="string" office:string-value="INSERT INTO tpartida (codPartida,vNombrePartida,vDescripcion) VALUES ('4-01-07-00','Préstamos al sector privado','Desembolsos financieros que la institución destina a operaciones de crédito, para otorgarlos a una persona física o jurídica del sector privado residente en el territorio nacional.');" calcext:value-type="string">
            <text:p>INSERT INTO tpartida (codPartida,vNombrePartida,vDescripcion) VALUES ('4-01-07-00','Préstamos al sector privado','Desembolsos financieros que la institución destina a operaciones de crédito, para otorgarlos a una persona física o jurídica del sector privado residente en el territorio nacional.');</text:p>
          </table:table-cell>
        </table:table-row>
        <table:table-row table:style-name="ro1">
          <table:table-cell table:formula="of:=&quot;INSERT INTO tpartida (codPartida,vNombrePartida,vDescripcion) VALUES ('&quot;&amp;[PartidasConDetalle.A180:.A1179]&amp;&quot;','&quot;&amp;[PartidasConDetalle.B180:.B1179]&amp;&quot;','&quot;&amp;[PartidasConDetalle.C180:.C1179]&amp;&quot;');&quot;" office:value-type="string" office:string-value="INSERT INTO tpartida (codPartida,vNombrePartida,vDescripcion) VALUES ('4-01-07-01','Préstamos a Estudiantes Corto Plazo','Préstamos a estudiantes que concede la Universidad y que deben ser cancelados antes de un año, con el propósito de facilitar la conclusión de sus estudios.');" calcext:value-type="string">
            <text:p>INSERT INTO tpartida (codPartida,vNombrePartida,vDescripcion) VALUES ('4-01-07-01','Préstamos a Estudiantes Corto Plazo','Préstamos a estudiantes que concede la Universidad y que deben ser cancelados antes de un año, con el propósito de facilitar la conclusión de sus estudios.');</text:p>
          </table:table-cell>
        </table:table-row>
        <table:table-row table:style-name="ro1">
          <table:table-cell table:formula="of:=&quot;INSERT INTO tpartida (codPartida,vNombrePartida,vDescripcion) VALUES ('&quot;&amp;[PartidasConDetalle.A181:.A1180]&amp;&quot;','&quot;&amp;[PartidasConDetalle.B181:.B1180]&amp;&quot;','&quot;&amp;[PartidasConDetalle.C181:.C1180]&amp;&quot;');&quot;" office:value-type="string" office:string-value="INSERT INTO tpartida (codPartida,vNombrePartida,vDescripcion) VALUES ('4-01-07-02','Arreglos de Pago','Préstamos a estudiantes que concede la Universidad cuyo pago debe efectuarse antes de un año, con el propósito de que cancelen las deudas a la Institución por concepto de matrícula.');" calcext:value-type="string">
            <text:p>INSERT INTO tpartida (codPartida,vNombrePartida,vDescripcion) VALUES ('4-01-07-02','Arreglos de Pago','Préstamos a estudiantes que concede la Universidad cuyo pago debe efectuarse antes de un año, con el propósito de que cancelen las deudas a la Institución por concepto de matrícula.');</text:p>
          </table:table-cell>
        </table:table-row>
        <table:table-row table:style-name="ro1">
          <table:table-cell table:formula="of:=&quot;INSERT INTO tpartida (codPartida,vNombrePartida,vDescripcion) VALUES ('&quot;&amp;[PartidasConDetalle.A182:.A1181]&amp;&quot;','&quot;&amp;[PartidasConDetalle.B182:.B1181]&amp;&quot;','&quot;&amp;[PartidasConDetalle.C182:.C1181]&amp;&quot;');&quot;" office:value-type="string" office:string-value="INSERT INTO tpartida (codPartida,vNombrePartida,vDescripcion) VALUES ('4-01-07-03','Préstamos a estudiantes largo plazo','Préstamos a estudiantes que concede la Universidad, y que se deben cancelar en plazos mayores de un año, con el propósito de facilitar la conclusión de sus estudios.');" calcext:value-type="string">
            <text:p>INSERT INTO tpartida (codPartida,vNombrePartida,vDescripcion) VALUES ('4-01-07-03','Préstamos a estudiantes largo plazo','Préstamos a estudiantes que concede la Universidad, y que se deben cancelar en plazos mayores de un año, con el propósito de facilitar la conclusión de sus estudios.');</text:p>
          </table:table-cell>
        </table:table-row>
        <table:table-row table:style-name="ro1">
          <table:table-cell table:formula="of:=&quot;INSERT INTO tpartida (codPartida,vNombrePartida,vDescripcion) VALUES ('&quot;&amp;[PartidasConDetalle.A183:.A1182]&amp;&quot;','&quot;&amp;[PartidasConDetalle.B183:.B1182]&amp;&quot;','&quot;&amp;[PartidasConDetalle.C183:.C1182]&amp;&quot;');&quot;" office:value-type="string" office:string-value="INSERT INTO tpartida (codPartida,vNombrePartida,vDescripcion) VALUES ('4-01-07-04','Préstamo a profesores','Préstamos otorgados por la Universidad a profesores y funcionarios administrativos, con plazos a corto, mediano y largo plazo, a fin de que puedan financiar estudios y actividades que redundarán finalmente en beneficio de la Institución.');" calcext:value-type="string">
            <text:p>INSERT INTO tpartida (codPartida,vNombrePartida,vDescripcion) VALUES ('4-01-07-04','Préstamo a profesores','Préstamos otorgados por la Universidad a profesores y funcionarios administrativos, con plazos a corto, mediano y largo plazo, a fin de que puedan financiar estudios y actividades que redundarán finalmente en beneficio de la Institución.');</text:p>
          </table:table-cell>
        </table:table-row>
        <table:table-row table:style-name="ro1">
          <table:table-cell table:formula="of:=&quot;INSERT INTO tpartida (codPartida,vNombrePartida,vDescripcion) VALUES ('&quot;&amp;[PartidasConDetalle.A184:.A1183]&amp;&quot;','&quot;&amp;[PartidasConDetalle.B184:.B1183]&amp;&quot;','&quot;&amp;[PartidasConDetalle.C184:.C1183]&amp;&quot;');&quot;" office:value-type="string" office:string-value="INSERT INTO tpartida (codPartida,vNombrePartida,vDescripcion) VALUES ('5-01-01-00','Maquinaria y equipo para la producción','Está constituida por la adquisición de maquinaria y equipo para diversas actividades productivas de tipo industrial, de construcción, agropecuario, energético, equipo para talleres entre otros. Forman parte de esta subpartida, entre otros, la maquinaria y el equipo que se detalla a continuación: Maquinaria y equipo industrial: Maquinaria y equipo que se utiliza en la industria para transformar las materias primas o semimanufacturadas en productos acabados, como por ejemplo: prensas industriales, equipo de litografía, máquinas de coser y bloqueras, esmiraladoras, taladros entre otros. Maquinaria y equipo agropecuario: Maquinaria y equipo que se emplea en la agricultura, las actividades forestales y la ganadería, como por ejemplo tractores agrícolas, cosechadoras, arados, equipo de salud animal, incubadoras, ordenadoras, equipo de fumigación, equipo de riego y extractores.');" calcext:value-type="string">
            <text:p>INSERT INTO tpartida (codPartida,vNombrePartida,vDescripcion) VALUES ('5-01-01-00','Maquinaria y equipo para la producción','Está constituida por la adquisición de maquinaria y equipo para diversas actividades productivas de tipo industrial, de construcción, agropecuario, energético, equipo para talleres entre otros. Forman parte de esta subpartida, entre otros, la maquinaria y el equipo que se detalla a continuación: Maquinaria y equipo industrial: Maquinaria y equipo que se utiliza en la industria para transformar las materias primas o semimanufacturadas en productos acabados, como por ejemplo: prensas industriales, equipo de litografía, máquinas de coser y bloqueras, esmiraladoras, taladros entre otros. Maquinaria y equipo agropecuario: Maquinaria y equipo que se emplea en la agricultura, las actividades forestales y la ganadería, como por ejemplo tractores agrícolas, cosechadoras, arados, equipo de salud animal, incubadoras, ordenadoras, equipo de fumigación, equipo de riego y extractores.');</text:p>
          </table:table-cell>
        </table:table-row>
        <table:table-row table:style-name="ro1">
          <table:table-cell table:formula="of:=&quot;INSERT INTO tpartida (codPartida,vNombrePartida,vDescripcion) VALUES ('&quot;&amp;[PartidasConDetalle.A185:.A1184]&amp;&quot;','&quot;&amp;[PartidasConDetalle.B185:.B1184]&amp;&quot;','&quot;&amp;[PartidasConDetalle.C185:.C1184]&amp;&quot;');&quot;" office:value-type="string" office:string-value="INSERT INTO tpartida (codPartida,vNombrePartida,vDescripcion) VALUES ('5-01-02-00','Equipo de transporte','Corresponde a la compra de equipo que se utiliza para el traslado de personas y objetos por vía terrestre, marítima y fluvial. Algunos de los equipos que se incluyen en la presente subpartida son: Equipo de transporte automotor: Constituido por automóviles, camionetas, autobuses, motocicletas, y otros similares. Equipo de transporte marítimo y fluvial: Embarcaciones de toda clase, destinadas a la navegación en alta mar, costera y fluvial. Equipo de tracción mecánica: Aquel que se utiliza para mover o tirar de algún objeto mediante la acción animal y humana para moverla o arrastrarla, por ejemplo, carretas, bicicletas, plataformas o carros de arrastre, remolques y otros similares.');" calcext:value-type="string">
            <text:p>INSERT INTO tpartida (codPartida,vNombrePartida,vDescripcion) VALUES ('5-01-02-00','Equipo de transporte','Corresponde a la compra de equipo que se utiliza para el traslado de personas y objetos por vía terrestre, marítima y fluvial. Algunos de los equipos que se incluyen en la presente subpartida son: Equipo de transporte automotor: Constituido por automóviles, camionetas, autobuses, motocicletas, y otros similares. Equipo de transporte marítimo y fluvial: Embarcaciones de toda clase, destinadas a la navegación en alta mar, costera y fluvial. Equipo de tracción mecánica: Aquel que se utiliza para mover o tirar de algún objeto mediante la acción animal y humana para moverla o arrastrarla, por ejemplo, carretas, bicicletas, plataformas o carros de arrastre, remolques y otros similares.');</text:p>
          </table:table-cell>
        </table:table-row>
        <table:table-row table:style-name="ro1">
          <table:table-cell table:formula="of:=&quot;INSERT INTO tpartida (codPartida,vNombrePartida,vDescripcion) VALUES ('&quot;&amp;[PartidasConDetalle.A186:.A1185]&amp;&quot;','&quot;&amp;[PartidasConDetalle.B186:.B1185]&amp;&quot;','&quot;&amp;[PartidasConDetalle.C186:.C1185]&amp;&quot;');&quot;" office:value-type="string" office:string-value="INSERT INTO tpartida (codPartida,vNombrePartida,vDescripcion) VALUES ('5-01-03-00','Equipo de comunicación','Erogaciones por concepto de equipo para trasmitir y recibir información, haciendo partícipe a terceros mediante comunicaciones telefónicas, satelitales, de microondas, radiales, audiovisuales y otras, ya sea para el desempeño de las labores normales de la entidad, o para ser utilizados en labores de capacitación o educación en general. Comprende los artículos complementarios capitalizables e indispensables para el funcionamiento de los equipos. Se incluyen en esta subpartida por ejemplo, centrales telefónicas, antenas, transmisores, receptores, teléfonos, teléfonos celulares, faxes, equipo de radio, conmutadores convencionales, enrutadores y puntos de acceso.');" calcext:value-type="string">
            <text:p>INSERT INTO tpartida (codPartida,vNombrePartida,vDescripcion) VALUES ('5-01-03-00','Equipo de comunicación','Erogaciones por concepto de equipo para trasmitir y recibir información, haciendo partícipe a terceros mediante comunicaciones telefónicas, satelitales, de microondas, radiales, audiovisuales y otras, ya sea para el desempeño de las labores normales de la entidad, o para ser utilizados en labores de capacitación o educación en general. Comprende los artículos complementarios capitalizables e indispensables para el funcionamiento de los equipos. Se incluyen en esta subpartida por ejemplo, centrales telefónicas, antenas, transmisores, receptores, teléfonos, teléfonos celulares, faxes, equipo de radio, conmutadores convencionales, enrutadores y puntos de acceso.');</text:p>
          </table:table-cell>
        </table:table-row>
        <table:table-row table:style-name="ro1">
          <table:table-cell table:formula="of:=&quot;INSERT INTO tpartida (codPartida,vNombrePartida,vDescripcion) VALUES ('&quot;&amp;[PartidasConDetalle.A187:.A1186]&amp;&quot;','&quot;&amp;[PartidasConDetalle.B187:.B1186]&amp;&quot;','&quot;&amp;[PartidasConDetalle.C187:.C1186]&amp;&quot;');&quot;" office:value-type="string" office:string-value="INSERT INTO tpartida (codPartida,vNombrePartida,vDescripcion) VALUES ('5-01-04-00','Equipo y mobiliario de oficina','Adquisición de equipo y mobiliario necesario para la realización de labores administrativas. Incluye calculadoras, sumadoras, fotocopiadoras, ventiladores, archivadores entre otros. Además, considera el mobiliario de toda clase que se utiliza en esas oficinas, como mesas, sillas, sillones, escritorios, estantes, armarios, entre otros.');" calcext:value-type="string">
            <text:p>INSERT INTO tpartida (codPartida,vNombrePartida,vDescripcion) VALUES ('5-01-04-00','Equipo y mobiliario de oficina','Adquisición de equipo y mobiliario necesario para la realización de labores administrativas. Incluye calculadoras, sumadoras, fotocopiadoras, ventiladores, archivadores entre otros. Además, considera el mobiliario de toda clase que se utiliza en esas oficinas, como mesas, sillas, sillones, escritorios, estantes, armarios, entre otros.');</text:p>
          </table:table-cell>
        </table:table-row>
        <table:table-row table:style-name="ro1">
          <table:table-cell table:formula="of:=&quot;INSERT INTO tpartida (codPartida,vNombrePartida,vDescripcion) VALUES ('&quot;&amp;[PartidasConDetalle.A188:.A1187]&amp;&quot;','&quot;&amp;[PartidasConDetalle.B188:.B1187]&amp;&quot;','&quot;&amp;[PartidasConDetalle.C188:.C1187]&amp;&quot;');&quot;" office:value-type="string" office:string-value="INSERT INTO tpartida (codPartida,vNombrePartida,vDescripcion) VALUES ('5-01-05-00','Equipo y programas de cómputo','Contempla los gastos por concepto de equipo para el procesamiento electrónico de datos, tanto de la parte física como el conjunto de programas. Se citan como ejemplos: procesadores, monitores, lectoras, impresoras, aplicaciones comerciales de &quot;software&quot;, licencias, terminales. Se exceptúa la contratación de programas hechos a la medida o adaptados, que se clasifica en la subpartida 1-04-05 &quot;Servicios de desarrollo de sistemas informáticos&quot;. Se excluyen los equipos de propósito especial con algún grado de informatización, como las utilizadas en el campo de la medicina, la ingeniería o manufactura, los cuales se deben clasificar en las subpartidas de maquinaria y equipo correspondientes a esos campos.');" calcext:value-type="string">
            <text:p>INSERT INTO tpartida (codPartida,vNombrePartida,vDescripcion) VALUES ('5-01-05-00','Equipo y programas de cómputo','Contempla los gastos por concepto de equipo para el procesamiento electrónico de datos, tanto de la parte física como el conjunto de programas. Se citan como ejemplos: procesadores, monitores, lectoras, impresoras, aplicaciones comerciales de "software", licencias, terminales. Se exceptúa la contratación de programas hechos a la medida o adaptados, que se clasifica en la subpartida 1-04-05 "Servicios de desarrollo de sistemas informáticos". Se excluyen los equipos de propósito especial con algún grado de informatización, como las utilizadas en el campo de la medicina, la ingeniería o manufactura, los cuales se deben clasificar en las subpartidas de maquinaria y equipo correspondientes a esos campos.');</text:p>
          </table:table-cell>
        </table:table-row>
        <table:table-row table:style-name="ro1">
          <table:table-cell table:formula="of:=&quot;INSERT INTO tpartida (codPartida,vNombrePartida,vDescripcion) VALUES ('&quot;&amp;[PartidasConDetalle.A189:.A1188]&amp;&quot;','&quot;&amp;[PartidasConDetalle.B189:.B1188]&amp;&quot;','&quot;&amp;[PartidasConDetalle.C189:.C1188]&amp;&quot;');&quot;" office:value-type="string" office:string-value="INSERT INTO tpartida (codPartida,vNombrePartida,vDescripcion) VALUES ('5-01-05-01','Mobiliario y equipo de computación','Comprende los egresos por la adquisición de equipos especiales para computación, unidades centrales de proceso, terminales, monitores, impresoras, lectoras, scaner, y todos los accesorios que aumentan el valor, uso y duración del equipo, tales como: discos duros, unidades de diskette externos, fuentes de poder, modems, tarjetas de comunicación y de video, etc. Además, incluyen la compra del mobiliario para el equipo de cómputo.');" calcext:value-type="string">
            <text:p>INSERT INTO tpartida (codPartida,vNombrePartida,vDescripcion) VALUES ('5-01-05-01','Mobiliario y equipo de computación','Comprende los egresos por la adquisición de equipos especiales para computación, unidades centrales de proceso, terminales, monitores, impresoras, lectoras, scaner, y todos los accesorios que aumentan el valor, uso y duración del equipo, tales como: discos duros, unidades de diskette externos, fuentes de poder, modems, tarjetas de comunicación y de video, etc. Además, incluyen la compra del mobiliario para el equipo de cómputo.');</text:p>
          </table:table-cell>
        </table:table-row>
        <table:table-row table:style-name="ro1">
          <table:table-cell table:formula="of:=&quot;INSERT INTO tpartida (codPartida,vNombrePartida,vDescripcion) VALUES ('&quot;&amp;[PartidasConDetalle.A190:.A1189]&amp;&quot;','&quot;&amp;[PartidasConDetalle.B190:.B1189]&amp;&quot;','&quot;&amp;[PartidasConDetalle.C190:.C1189]&amp;&quot;');&quot;" office:value-type="string" office:string-value="INSERT INTO tpartida (codPartida,vNombrePartida,vDescripcion) VALUES ('5-01-05-02','Adquisición de programas de cómputo','Son los egresos que realiza la Institución por concepto de programas o sistemas de instrucciones que gobiernan la operación de los equipos de cómputo, utilizando lenguajes de programación.');" calcext:value-type="string">
            <text:p>INSERT INTO tpartida (codPartida,vNombrePartida,vDescripcion) VALUES ('5-01-05-02','Adquisición de programas de cómputo','Son los egresos que realiza la Institución por concepto de programas o sistemas de instrucciones que gobiernan la operación de los equipos de cómputo, utilizando lenguajes de programación.');</text:p>
          </table:table-cell>
        </table:table-row>
        <table:table-row table:style-name="ro1">
          <table:table-cell table:formula="of:=&quot;INSERT INTO tpartida (codPartida,vNombrePartida,vDescripcion) VALUES ('&quot;&amp;[PartidasConDetalle.A191:.A1190]&amp;&quot;','&quot;&amp;[PartidasConDetalle.B191:.B1190]&amp;&quot;','&quot;&amp;[PartidasConDetalle.C191:.C1190]&amp;&quot;');&quot;" office:value-type="string" office:string-value="INSERT INTO tpartida (codPartida,vNombrePartida,vDescripcion) VALUES ('5-01-06-00','Equipo sanitario, de laboratorio e investigación','Comprende la compra del equipo requerido para las labores sustantivas en hospitales y centros de salud, laboratorios, centros de investigación y de protección ambiental, así como el mobiliario necesario para la instalación de ese equipo. Se incluye aquel equipo y mobiliario médico quirúrgico, como equipos para cirugías, equipos para exámenes y diagnósticos de enfermedades y para el tratamiento de las mismas. Incluye el equipo que se utiliza en los laboratorios sanitario, industrial, agroindustrial, de investigación y otros, tales como microscopios, autoclaves, centrifugadoras, balanzas de precisión, telescopios, equipos de pruebas y experimentos, equipos de medición como amperímetros y teodolitos, entre otros. Así como aire acondicionado especial para laboratorio. Incluye la adquisición del equipo que se utiliza en las acciones de vigilancia y control de la contaminación del medio ambiente, como: peachímetros, sonómetros, analizadores de emisión de gases y opacidad en vehículos de gasolina, diesel y otros.');" calcext:value-type="string">
            <text:p>INSERT INTO tpartida (codPartida,vNombrePartida,vDescripcion) VALUES ('5-01-06-00','Equipo sanitario, de laboratorio e investigación','Comprende la compra del equipo requerido para las labores sustantivas en hospitales y centros de salud, laboratorios, centros de investigación y de protección ambiental, así como el mobiliario necesario para la instalación de ese equipo. Se incluye aquel equipo y mobiliario médico quirúrgico, como equipos para cirugías, equipos para exámenes y diagnósticos de enfermedades y para el tratamiento de las mismas. Incluye el equipo que se utiliza en los laboratorios sanitario, industrial, agroindustrial, de investigación y otros, tales como microscopios, autoclaves, centrifugadoras, balanzas de precisión, telescopios, equipos de pruebas y experimentos, equipos de medición como amperímetros y teodolitos, entre otros. Así como aire acondicionado especial para laboratorio. Incluye la adquisición del equipo que se utiliza en las acciones de vigilancia y control de la contaminación del medio ambiente, como: peachímetros, sonómetros, analizadores de emisión de gases y opacidad en vehículos de gasolina, diesel y otros.');</text:p>
          </table:table-cell>
        </table:table-row>
        <table:table-row table:style-name="ro1">
          <table:table-cell table:formula="of:=&quot;INSERT INTO tpartida (codPartida,vNombrePartida,vDescripcion) VALUES ('&quot;&amp;[PartidasConDetalle.A192:.A1191]&amp;&quot;','&quot;&amp;[PartidasConDetalle.B192:.B1191]&amp;&quot;','&quot;&amp;[PartidasConDetalle.C192:.C1191]&amp;&quot;');&quot;" office:value-type="string" office:string-value="INSERT INTO tpartida (codPartida,vNombrePartida,vDescripcion) VALUES ('5-01-07-00','Equipo y mobiliario educacional, deportivo y recreativo','Corresponde a erogaciones que se efectúan para la adquisición de equipo y mobiliario para la enseñanza, la práctica de deportes y la realización de actividades de entretenimiento. Incluye entre otros, el equipo y mobiliario que se utiliza en el desarrollo de las labores educacionales, los que se requieren en los centros de estudio como sillas, pupitres, estantes y vitrinas para las bibliotecas, museos, salas de exposición, de conferencias y otras. Además, se consideran los libros, colecciones de libros, enciclopedias, obras literarias y revistas técnicas, que por su valor monetario, cultural o científico deben capitalizarse. Se excluye el equipo de comunicación que se utiliza para cumplir con la labor educacional, el cual se debe clasificar en la subpartida 5-01-03 &quot;Equipo para comunicación&quot;. El equipo y mobiliario deportivo corresponde al que se utiliza en la práctica de actividades deportivas como gimnasia, atletismo; el recreativo se refiere al que se emplea en actividades de entretenimiento como obras de teatro. Se incluyen en esta subpartida los instrumentos musicales.');" calcext:value-type="string">
            <text:p>INSERT INTO tpartida (codPartida,vNombrePartida,vDescripcion) VALUES ('5-01-07-00','Equipo y mobiliario educacional, deportivo y recreativo','Corresponde a erogaciones que se efectúan para la adquisición de equipo y mobiliario para la enseñanza, la práctica de deportes y la realización de actividades de entretenimiento. Incluye entre otros, el equipo y mobiliario que se utiliza en el desarrollo de las labores educacionales, los que se requieren en los centros de estudio como sillas, pupitres, estantes y vitrinas para las bibliotecas, museos, salas de exposición, de conferencias y otras. Además, se consideran los libros, colecciones de libros, enciclopedias, obras literarias y revistas técnicas, que por su valor monetario, cultural o científico deben capitalizarse. Se excluye el equipo de comunicación que se utiliza para cumplir con la labor educacional, el cual se debe clasificar en la subpartida 5-01-03 "Equipo para comunicación". El equipo y mobiliario deportivo corresponde al que se utiliza en la práctica de actividades deportivas como gimnasia, atletismo; el recreativo se refiere al que se emplea en actividades de entretenimiento como obras de teatro. Se incluyen en esta subpartida los instrumentos musicales.');</text:p>
          </table:table-cell>
        </table:table-row>
        <table:table-row table:style-name="ro1">
          <table:table-cell table:formula="of:=&quot;INSERT INTO tpartida (codPartida,vNombrePartida,vDescripcion) VALUES ('&quot;&amp;[PartidasConDetalle.A193:.A1192]&amp;&quot;','&quot;&amp;[PartidasConDetalle.B193:.B1192]&amp;&quot;','&quot;&amp;[PartidasConDetalle.C193:.C1192]&amp;&quot;');&quot;" office:value-type="string" office:string-value="INSERT INTO tpartida (codPartida,vNombrePartida,vDescripcion) VALUES ('5-01-07-01','Equipo Educacional y Cultural','Egresos por la adquisición de equipos educacionales y culturales, tales como: equipos deportivos y recreativos, equipos audiovisuales (proyectores de multimedios, televisores, equipo de sonido, videograbadoras, proyector de transparencias, pantallas electrónicas, cámaras digitales y de video proyección), DVD, VHS, instrumentos musicales, obras de arte, pizarras, pupitres, butacas para auditorios, sillas para niños (auditorio) y otros.');" calcext:value-type="string">
            <text:p>INSERT INTO tpartida (codPartida,vNombrePartida,vDescripcion) VALUES ('5-01-07-01','Equipo Educacional y Cultural','Egresos por la adquisición de equipos educacionales y culturales, tales como: equipos deportivos y recreativos, equipos audiovisuales (proyectores de multimedios, televisores, equipo de sonido, videograbadoras, proyector de transparencias, pantallas electrónicas, cámaras digitales y de video proyección), DVD, VHS, instrumentos musicales, obras de arte, pizarras, pupitres, butacas para auditorios, sillas para niños (auditorio) y otros.');</text:p>
          </table:table-cell>
        </table:table-row>
        <table:table-row table:style-name="ro1">
          <table:table-cell table:formula="of:=&quot;INSERT INTO tpartida (codPartida,vNombrePartida,vDescripcion) VALUES ('&quot;&amp;[PartidasConDetalle.A194:.A1193]&amp;&quot;','&quot;&amp;[PartidasConDetalle.B194:.B1193]&amp;&quot;','&quot;&amp;[PartidasConDetalle.C194:.C1193]&amp;&quot;');&quot;" office:value-type="string" office:string-value="INSERT INTO tpartida (codPartida,vNombrePartida,vDescripcion) VALUES ('5-01-07-02','Adquisición de libros','Incluye los egresos que surjan por la adquisición de libros dentro y fuera del país. Incluye también los gastos adicionales por trámite de compra, de transporte, des almacenaje y bodegaje.');" calcext:value-type="string">
            <text:p>INSERT INTO tpartida (codPartida,vNombrePartida,vDescripcion) VALUES ('5-01-07-02','Adquisición de libros','Incluye los egresos que surjan por la adquisición de libros dentro y fuera del país. Incluye también los gastos adicionales por trámite de compra, de transporte, des almacenaje y bodegaje.');</text:p>
          </table:table-cell>
        </table:table-row>
        <table:table-row table:style-name="ro1">
          <table:table-cell table:formula="of:=&quot;INSERT INTO tpartida (codPartida,vNombrePartida,vDescripcion) VALUES ('&quot;&amp;[PartidasConDetalle.A195:.A1194]&amp;&quot;','&quot;&amp;[PartidasConDetalle.B195:.B1194]&amp;&quot;','&quot;&amp;[PartidasConDetalle.C195:.C1194]&amp;&quot;');&quot;" office:value-type="string" office:string-value="INSERT INTO tpartida (codPartida,vNombrePartida,vDescripcion) VALUES ('5-01-07-03','Recursos de información bibliográfica electrónicos','Se incluyen los pagos por servicios de acceso a información especializada, cuya obtención se realice a través de medios informáticos, telemáticos y/o electrónicos, clasificados como bienes duraderos tales como: bases de datos, publicaciones periódicas científicas, libros, mapas, atlas, audiovisuales, enciclopedias y otros recursos de información bibliográfica en formato electrónico, bajo la modalidad de suscripción anual. Incluye también, los recursos de información bibliográfica en formato electrónico a los cuales se pueda tener acceso en forma retrospectiva a la información contratada, aun cuando no se mantenga la suscripción en el futuro. Se incluye también los gastos adicionales por trámite de compra, transporte, desalmacenaje y bodegaje.');" calcext:value-type="string">
            <text:p>INSERT INTO tpartida (codPartida,vNombrePartida,vDescripcion) VALUES ('5-01-07-03','Recursos de información bibliográfica electrónicos','Se incluyen los pagos por servicios de acceso a información especializada, cuya obtención se realice a través de medios informáticos, telemáticos y/o electrónicos, clasificados como bienes duraderos tales como: bases de datos, publicaciones periódicas científicas, libros, mapas, atlas, audiovisuales, enciclopedias y otros recursos de información bibliográfica en formato electrónico, bajo la modalidad de suscripción anual. Incluye también, los recursos de información bibliográfica en formato electrónico a los cuales se pueda tener acceso en forma retrospectiva a la información contratada, aun cuando no se mantenga la suscripción en el futuro. Se incluye también los gastos adicionales por trámite de compra, transporte, desalmacenaje y bodegaje.');</text:p>
          </table:table-cell>
        </table:table-row>
        <table:table-row table:style-name="ro1">
          <table:table-cell table:formula="of:=&quot;INSERT INTO tpartida (codPartida,vNombrePartida,vDescripcion) VALUES ('&quot;&amp;[PartidasConDetalle.A196:.A1195]&amp;&quot;','&quot;&amp;[PartidasConDetalle.B196:.B1195]&amp;&quot;','&quot;&amp;[PartidasConDetalle.C196:.C1195]&amp;&quot;');&quot;" office:value-type="string" office:string-value="INSERT INTO tpartida (codPartida,vNombrePartida,vDescripcion) VALUES ('5-01-99-00','Maquinaria y equipo diverso','Se refiere a la adquisición de maquinaria, equipo y mobiliario que no se contemplan en las subpartidas anteriores, tales como: Equipo y mobiliario de ingeniería y dibujo: Para labores en el campo de la ingeniería, arquitectura y dibujo técnico. Por ejemplo, mesa para dibujar y escalímetros. Maquinaria y equipo de refrigeración: Para sistemas de refrigeración, por ejemplo, cámaras frigoríficas, congeladores, equipo de refrigeración y otros. Equipo y mobiliario doméstico: Para sodas, comedores y residencias estudiantiles, como mesas, sillas, juegos de sala, juegos de dormitorio; cocinas y hornos, camas entre otros. Maquinaria, equipo y mobiliario de resguardo y seguridad: Para la protección de personas y bienes, como: armas de fuego, sistemas de alarma, cajas de seguridad, extintores y otros similares. Equipo fotográfico y de revelado: Para la toma y revelado de fotografías, por ejemplo, cámaras fotográficas, trípodes, lentes, lámparas, equipo de revelado, ampliadoras y otros.');" calcext:value-type="string">
            <text:p>INSERT INTO tpartida (codPartida,vNombrePartida,vDescripcion) VALUES ('5-01-99-00','Maquinaria y equipo diverso','Se refiere a la adquisición de maquinaria, equipo y mobiliario que no se contemplan en las subpartidas anteriores, tales como: Equipo y mobiliario de ingeniería y dibujo: Para labores en el campo de la ingeniería, arquitectura y dibujo técnico. Por ejemplo, mesa para dibujar y escalímetros. Maquinaria y equipo de refrigeración: Para sistemas de refrigeración, por ejemplo, cámaras frigoríficas, congeladores, equipo de refrigeración y otros. Equipo y mobiliario doméstico: Para sodas, comedores y residencias estudiantiles, como mesas, sillas, juegos de sala, juegos de dormitorio; cocinas y hornos, camas entre otros. Maquinaria, equipo y mobiliario de resguardo y seguridad: Para la protección de personas y bienes, como: armas de fuego, sistemas de alarma, cajas de seguridad, extintores y otros similares. Equipo fotográfico y de revelado: Para la toma y revelado de fotografías, por ejemplo, cámaras fotográficas, trípodes, lentes, lámparas, equipo de revelado, ampliadoras y otros.');</text:p>
          </table:table-cell>
        </table:table-row>
        <table:table-row table:style-name="ro1">
          <table:table-cell table:formula="of:=&quot;INSERT INTO tpartida (codPartida,vNombrePartida,vDescripcion) VALUES ('&quot;&amp;[PartidasConDetalle.A197:.A1196]&amp;&quot;','&quot;&amp;[PartidasConDetalle.B197:.B1196]&amp;&quot;','&quot;&amp;[PartidasConDetalle.C197:.C1196]&amp;&quot;');&quot;" office:value-type="string" office:string-value="INSERT INTO tpartida (codPartida,vNombrePartida,vDescripcion) VALUES ('5-01-99-01','Equipo doméstico','Gastos por la compra de muebles y equipo domestico, tales como: muebles de cocina, lavadoras, equipo de dormitorio y de cocina, cepillo eléctrico, microondas, refrigeradores, percoladores, etc.');" calcext:value-type="string">
            <text:p>INSERT INTO tpartida (codPartida,vNombrePartida,vDescripcion) VALUES ('5-01-99-01','Equipo doméstico','Gastos por la compra de muebles y equipo domestico, tales como: muebles de cocina, lavadoras, equipo de dormitorio y de cocina, cepillo eléctrico, microondas, refrigeradores, percoladores, etc.');</text:p>
          </table:table-cell>
        </table:table-row>
        <table:table-row table:style-name="ro1">
          <table:table-cell table:formula="of:=&quot;INSERT INTO tpartida (codPartida,vNombrePartida,vDescripcion) VALUES ('&quot;&amp;[PartidasConDetalle.A198:.A1197]&amp;&quot;','&quot;&amp;[PartidasConDetalle.B198:.B1197]&amp;&quot;','&quot;&amp;[PartidasConDetalle.C198:.C1197]&amp;&quot;');&quot;" office:value-type="string" office:string-value="INSERT INTO tpartida (codPartida,vNombrePartida,vDescripcion) VALUES ('5-01-99-02','Otros equipos','Son los egresos por concepto de equipos no especificados en los otros renglones del presente sub-grupo. Comprenden lámparas de emergencia, instalación de elevadores, extinguidores.');" calcext:value-type="string">
            <text:p>INSERT INTO tpartida (codPartida,vNombrePartida,vDescripcion) VALUES ('5-01-99-02','Otros equipos','Son los egresos por concepto de equipos no especificados en los otros renglones del presente sub-grupo. Comprenden lámparas de emergencia, instalación de elevadores, extinguidores.');</text:p>
          </table:table-cell>
        </table:table-row>
        <table:table-row table:style-name="ro1">
          <table:table-cell table:formula="of:=&quot;INSERT INTO tpartida (codPartida,vNombrePartida,vDescripcion) VALUES ('&quot;&amp;[PartidasConDetalle.A199:.A1198]&amp;&quot;','&quot;&amp;[PartidasConDetalle.B199:.B1198]&amp;&quot;','&quot;&amp;[PartidasConDetalle.C199:.C1198]&amp;&quot;');&quot;" office:value-type="string" office:string-value="INSERT INTO tpartida (codPartida,vNombrePartida,vDescripcion) VALUES ('5-02-01-00','Edificios','Se refiere a la construcción, adición y mejoras por contrato, de todo tipo de edificios, tales como oficinas, centros de enseñanza, viviendas, bodegas, museos, laboratorios y hospitales. Además, comprende todos aquellos trabajos electromecánicos y electrónicos necesarios para la finalización del edificio como son las instalaciones eléctricas, telefónicas, de seguridad y para cómputo.');" calcext:value-type="string">
            <text:p>INSERT INTO tpartida (codPartida,vNombrePartida,vDescripcion) VALUES ('5-02-01-00','Edificios','Se refiere a la construcción, adición y mejoras por contrato, de todo tipo de edificios, tales como oficinas, centros de enseñanza, viviendas, bodegas, museos, laboratorios y hospitales. Además, comprende todos aquellos trabajos electromecánicos y electrónicos necesarios para la finalización del edificio como son las instalaciones eléctricas, telefónicas, de seguridad y para cómputo.');</text:p>
          </table:table-cell>
        </table:table-row>
        <table:table-row table:style-name="ro1">
          <table:table-cell table:formula="of:=&quot;INSERT INTO tpartida (codPartida,vNombrePartida,vDescripcion) VALUES ('&quot;&amp;[PartidasConDetalle.A200:.A1199]&amp;&quot;','&quot;&amp;[PartidasConDetalle.B200:.B1199]&amp;&quot;','&quot;&amp;[PartidasConDetalle.C200:.C1199]&amp;&quot;');&quot;" office:value-type="string" office:string-value="INSERT INTO tpartida (codPartida,vNombrePartida,vDescripcion) VALUES ('5-02-02-00','Vías de comunicación terrestre','Incluye la construcción, adición, y mejoramiento por contrato, de toda clase de vías de comunicación terrestre como calles y caminos. Comprende tareas constructivas de pavimentos, puentes, muros de contención, cunetas, aceras, cordón y caño, drenajes, alcantarillas, entre otros.');" calcext:value-type="string">
            <text:p>INSERT INTO tpartida (codPartida,vNombrePartida,vDescripcion) VALUES ('5-02-02-00','Vías de comunicación terrestre','Incluye la construcción, adición, y mejoramiento por contrato, de toda clase de vías de comunicación terrestre como calles y caminos. Comprende tareas constructivas de pavimentos, puentes, muros de contención, cunetas, aceras, cordón y caño, drenajes, alcantarillas, entre otros.');</text:p>
          </table:table-cell>
        </table:table-row>
        <table:table-row table:style-name="ro1">
          <table:table-cell table:formula="of:=&quot;INSERT INTO tpartida (codPartida,vNombrePartida,vDescripcion) VALUES ('&quot;&amp;[PartidasConDetalle.A201:.A1200]&amp;&quot;','&quot;&amp;[PartidasConDetalle.B201:.B1200]&amp;&quot;','&quot;&amp;[PartidasConDetalle.C201:.C1200]&amp;&quot;');&quot;" office:value-type="string" office:string-value="INSERT INTO tpartida (codPartida,vNombrePartida,vDescripcion) VALUES ('5-02-04-00','Obras marítimas y fluviales','Incluye la construcción, adición, y mejoramiento por contrato de obras portuarias, marítimas y fluviales, por ejemplo: diques, muelles, marinas, rompeolas, obras de defensa y protección.');" calcext:value-type="string">
            <text:p>INSERT INTO tpartida (codPartida,vNombrePartida,vDescripcion) VALUES ('5-02-04-00','Obras marítimas y fluviales','Incluye la construcción, adición, y mejoramiento por contrato de obras portuarias, marítimas y fluviales, por ejemplo: diques, muelles, marinas, rompeolas, obras de defensa y protección.');</text:p>
          </table:table-cell>
        </table:table-row>
        <table:table-row table:style-name="ro1">
          <table:table-cell table:formula="of:=&quot;INSERT INTO tpartida (codPartida,vNombrePartida,vDescripcion) VALUES ('&quot;&amp;[PartidasConDetalle.A202:.A1201]&amp;&quot;','&quot;&amp;[PartidasConDetalle.B202:.B1201]&amp;&quot;','&quot;&amp;[PartidasConDetalle.C202:.C1201]&amp;&quot;');&quot;" office:value-type="string" office:string-value="INSERT INTO tpartida (codPartida,vNombrePartida,vDescripcion) VALUES ('5-02-07-00','Instalaciones','Incluye la construcción, adición y mejoras por contrato, de obras para telecomunicaciones, electricidad, acueductos y alcantarillados pluvial y sanitario, entre otros. Se excluyen los edificios que forman parte integral de las instalaciones, los cuales se clasifican en la subpartida 5-02-01 &quot;Edificios&quot;.');" calcext:value-type="string">
            <text:p>INSERT INTO tpartida (codPartida,vNombrePartida,vDescripcion) VALUES ('5-02-07-00','Instalaciones','Incluye la construcción, adición y mejoras por contrato, de obras para telecomunicaciones, electricidad, acueductos y alcantarillados pluvial y sanitario, entre otros. Se excluyen los edificios que forman parte integral de las instalaciones, los cuales se clasifican en la subpartida 5-02-01 "Edificios".');</text:p>
          </table:table-cell>
        </table:table-row>
        <table:table-row table:style-name="ro1">
          <table:table-cell table:formula="of:=&quot;INSERT INTO tpartida (codPartida,vNombrePartida,vDescripcion) VALUES ('&quot;&amp;[PartidasConDetalle.A203:.A1202]&amp;&quot;','&quot;&amp;[PartidasConDetalle.B203:.B1202]&amp;&quot;','&quot;&amp;[PartidasConDetalle.C203:.C1202]&amp;&quot;');&quot;" office:value-type="string" office:string-value="INSERT INTO tpartida (codPartida,vNombrePartida,vDescripcion) VALUES ('5-02-99-00','Otras construcciones, adiciones y mejoras','Corresponde a construcciones, adiciones y mejoras, de obras no descritas anteriormente y que se ejecutan por contrato con personas físicas o jurídicas. Se excluyen los edificios que forman parte integral de las construcciones, en cuyo caso se deben clasificar en la subpartida 5-02-01 &quot;Edificios&quot;. Algunos de los conceptos que se incluyen son: Obras para actividades deportivas, culturales y recreativas: Obras necesarias para la práctica de deportes y la recreación, tales como: campos de fútbol, de béisbol, gimnasios, polideportivos, centros de juegos infantiles. Además, las destinadas al fomento de la cultura, como por ejemplo: conchas acústicas, campos de exposición; las obras de embellecimiento y ornato, como plazas, parques, jardines, monumentos, estatuas; así como las de restauración y embellecimiento de obras coloniales o de importancia histórica. Obras para la producción agropecuaria: Obras destinadas a la producción agrícola, pecuaria y de otras especies, como por ejemplo: albergues y crianza de animales, invernaderos para la protección de plantas. Obras para la producción industrial: Obras para la producción industrial de bienes, como por ejemplo: plantas procesadoras de productos provenientes de la agricultura, ganadería y de otras especies de animales, incluyendo la pesca. Otras construcciones, adiciones y mejoras: Otras construcciones, adiciones, mejoras, que se llevan a cabo por contrato no considerados en los anteriores conceptos.');" calcext:value-type="string">
            <text:p>INSERT INTO tpartida (codPartida,vNombrePartida,vDescripcion) VALUES ('5-02-99-00','Otras construcciones, adiciones y mejoras','Corresponde a construcciones, adiciones y mejoras, de obras no descritas anteriormente y que se ejecutan por contrato con personas físicas o jurídicas. Se excluyen los edificios que forman parte integral de las construcciones, en cuyo caso se deben clasificar en la subpartida 5-02-01 "Edificios". Algunos de los conceptos que se incluyen son: Obras para actividades deportivas, culturales y recreativas: Obras necesarias para la práctica de deportes y la recreación, tales como: campos de fútbol, de béisbol, gimnasios, polideportivos, centros de juegos infantiles. Además, las destinadas al fomento de la cultura, como por ejemplo: conchas acústicas, campos de exposición; las obras de embellecimiento y ornato, como plazas, parques, jardines, monumentos, estatuas; así como las de restauración y embellecimiento de obras coloniales o de importancia histórica. Obras para la producción agropecuaria: Obras destinadas a la producción agrícola, pecuaria y de otras especies, como por ejemplo: albergues y crianza de animales, invernaderos para la protección de plantas. Obras para la producción industrial: Obras para la producción industrial de bienes, como por ejemplo: plantas procesadoras de productos provenientes de la agricultura, ganadería y de otras especies de animales, incluyendo la pesca. Otras construcciones, adiciones y mejoras: Otras construcciones, adiciones, mejoras, que se llevan a cabo por contrato no considerados en los anteriores conceptos.');</text:p>
          </table:table-cell>
        </table:table-row>
        <table:table-row table:style-name="ro1">
          <table:table-cell table:formula="of:=&quot;INSERT INTO tpartida (codPartida,vNombrePartida,vDescripcion) VALUES ('&quot;&amp;[PartidasConDetalle.A204:.A1203]&amp;&quot;','&quot;&amp;[PartidasConDetalle.B204:.B1203]&amp;&quot;','&quot;&amp;[PartidasConDetalle.C204:.C1203]&amp;&quot;');&quot;" office:value-type="string" office:string-value="INSERT INTO tpartida (codPartida,vNombrePartida,vDescripcion) VALUES ('5-03-01-00','Terrenos','Incluye la adquisición de terrenos para la construcción de edificios, vías de comunicación, instalaciones, vivienda, centros de enseñanza, museos, mercados, así como para parques nacionales, terrenos de valor histórico y arqueológico y otros usos. Además, se incluyen dentro del valor del terreno, los gastos de escritura, trazado de planos, comisiones y demoliciones.');" calcext:value-type="string">
            <text:p>INSERT INTO tpartida (codPartida,vNombrePartida,vDescripcion) VALUES ('5-03-01-00','Terrenos','Incluye la adquisición de terrenos para la construcción de edificios, vías de comunicación, instalaciones, vivienda, centros de enseñanza, museos, mercados, así como para parques nacionales, terrenos de valor histórico y arqueológico y otros usos. Además, se incluyen dentro del valor del terreno, los gastos de escritura, trazado de planos, comisiones y demoliciones.');</text:p>
          </table:table-cell>
        </table:table-row>
        <table:table-row table:style-name="ro1">
          <table:table-cell table:formula="of:=&quot;INSERT INTO tpartida (codPartida,vNombrePartida,vDescripcion) VALUES ('&quot;&amp;[PartidasConDetalle.A205:.A1204]&amp;&quot;','&quot;&amp;[PartidasConDetalle.B205:.B1204]&amp;&quot;','&quot;&amp;[PartidasConDetalle.C205:.C1204]&amp;&quot;');&quot;" office:value-type="string" office:string-value="INSERT INTO tpartida (codPartida,vNombrePartida,vDescripcion) VALUES ('5-03-02-00','Edificios preexistentes','Adquisición de todo tipo de edificios para uso de oficinas, centros de enseñanza, viviendas, bodegas, hospitales, etc. Incluye aquellas obras que interesan por su valor histórico o arquitectónico.');" calcext:value-type="string">
            <text:p>INSERT INTO tpartida (codPartida,vNombrePartida,vDescripcion) VALUES ('5-03-02-00','Edificios preexistentes','Adquisición de todo tipo de edificios para uso de oficinas, centros de enseñanza, viviendas, bodegas, hospitales, etc. Incluye aquellas obras que interesan por su valor histórico o arquitectónico.');</text:p>
          </table:table-cell>
        </table:table-row>
        <table:table-row table:style-name="ro1">
          <table:table-cell table:formula="of:=&quot;INSERT INTO tpartida (codPartida,vNombrePartida,vDescripcion) VALUES ('&quot;&amp;[PartidasConDetalle.A206:.A1205]&amp;&quot;','&quot;&amp;[PartidasConDetalle.B206:.B1205]&amp;&quot;','&quot;&amp;[PartidasConDetalle.C206:.C1205]&amp;&quot;');&quot;" office:value-type="string" office:string-value="INSERT INTO tpartida (codPartida,vNombrePartida,vDescripcion) VALUES ('5-03-99-00','Otros bienes preexistentes','Erogaciones para la compra de obras ya construidas para diversos usos, como instalaciones y otras construcciones. Pueden ser adquiridas por los procedimientos usuales de contratación o expropiación.');" calcext:value-type="string">
            <text:p>INSERT INTO tpartida (codPartida,vNombrePartida,vDescripcion) VALUES ('5-03-99-00','Otros bienes preexistentes','Erogaciones para la compra de obras ya construidas para diversos usos, como instalaciones y otras construcciones. Pueden ser adquiridas por los procedimientos usuales de contratación o expropiación.');</text:p>
          </table:table-cell>
        </table:table-row>
        <table:table-row table:style-name="ro1">
          <table:table-cell table:formula="of:=&quot;INSERT INTO tpartida (codPartida,vNombrePartida,vDescripcion) VALUES ('&quot;&amp;[PartidasConDetalle.A207:.A1206]&amp;&quot;','&quot;&amp;[PartidasConDetalle.B207:.B1206]&amp;&quot;','&quot;&amp;[PartidasConDetalle.C207:.C1206]&amp;&quot;');&quot;" office:value-type="string" office:string-value="INSERT INTO tpartida (codPartida,vNombrePartida,vDescripcion) VALUES ('5-99-01-00','Semovientes','Contempla la compra de ganado y otras especies de animales que se adquieren para trabajo o con fines de reproducción y se clasifican como un activo fijo. Aquellos que no se capitalizan se clasifican en la subpartida 2-02-01 &quot;Productos pecuarios y otras especies&quot;. Los destinados al consumo, se deben clasificar en las subpartidas 2-02-03 &quot;Alimentos y bebidas&quot; o 2-02-04 &quot;Alimentos para animales&quot;, según corresponda.');" calcext:value-type="string">
            <text:p>INSERT INTO tpartida (codPartida,vNombrePartida,vDescripcion) VALUES ('5-99-01-00','Semovientes','Contempla la compra de ganado y otras especies de animales que se adquieren para trabajo o con fines de reproducción y se clasifican como un activo fijo. Aquellos que no se capitalizan se clasifican en la subpartida 2-02-01 "Productos pecuarios y otras especies". Los destinados al consumo, se deben clasificar en las subpartidas 2-02-03 "Alimentos y bebidas" o 2-02-04 "Alimentos para animales", según corresponda.');</text:p>
          </table:table-cell>
        </table:table-row>
        <table:table-row table:style-name="ro1">
          <table:table-cell table:formula="of:=&quot;INSERT INTO tpartida (codPartida,vNombrePartida,vDescripcion) VALUES ('&quot;&amp;[PartidasConDetalle.A208:.A1207]&amp;&quot;','&quot;&amp;[PartidasConDetalle.B208:.B1207]&amp;&quot;','&quot;&amp;[PartidasConDetalle.C208:.C1207]&amp;&quot;');&quot;" office:value-type="string" office:string-value="INSERT INTO tpartida (codPartida,vNombrePartida,vDescripcion) VALUES ('5-99-03-00','Bienes intangibles','Incluye las erogaciones de un derecho o beneficio para ser utilizado por la entidad, los derechos garantizados por ley, que mediante determinados trámites se adquieren para realizar ciertas actividades, los permisos para el uso de bienes o activos de propiedad industrial, comercial, intelectual y otros, tales como derechos de autor y derechos de explotación. Se considera también dentro de esta subpartida, la adquisición de patentes, o sea el derecho o privilegio de usar, fabricar o vender un producto durante cierto tiempo. Igualmente, incorpora la adquisición de derechos que se generan por el traslado de valores o dinero, los cuales quedan bajo la tenencia y custodia de una institución pública o privada, en forma temporal, como por ejemplo los depósitos telefónicos, depósitos de garantía, depósitos judiciales y los depósitos por importaciones temporales de equipo que realiza la institución.');" calcext:value-type="string">
            <text:p>INSERT INTO tpartida (codPartida,vNombrePartida,vDescripcion) VALUES ('5-99-03-00','Bienes intangibles','Incluye las erogaciones de un derecho o beneficio para ser utilizado por la entidad, los derechos garantizados por ley, que mediante determinados trámites se adquieren para realizar ciertas actividades, los permisos para el uso de bienes o activos de propiedad industrial, comercial, intelectual y otros, tales como derechos de autor y derechos de explotación. Se considera también dentro de esta subpartida, la adquisición de patentes, o sea el derecho o privilegio de usar, fabricar o vender un producto durante cierto tiempo. Igualmente, incorpora la adquisición de derechos que se generan por el traslado de valores o dinero, los cuales quedan bajo la tenencia y custodia de una institución pública o privada, en forma temporal, como por ejemplo los depósitos telefónicos, depósitos de garantía, depósitos judiciales y los depósitos por importaciones temporales de equipo que realiza la institución.');</text:p>
          </table:table-cell>
        </table:table-row>
        <table:table-row table:style-name="ro1">
          <table:table-cell table:formula="of:=&quot;INSERT INTO tpartida (codPartida,vNombrePartida,vDescripcion) VALUES ('&quot;&amp;[PartidasConDetalle.A209:.A1208]&amp;&quot;','&quot;&amp;[PartidasConDetalle.B209:.B1208]&amp;&quot;','&quot;&amp;[PartidasConDetalle.C209:.C1208]&amp;&quot;');&quot;" office:value-type="string" office:string-value="INSERT INTO tpartida (codPartida,vNombrePartida,vDescripcion) VALUES ('6-01-03-00','Transferencias corrientes a instituciones descentralizadas no empresariales.','Aportes que la institución concede a las Instituciones Descentralizadas no Empresariales, para aplicarlos como gastos corrientes, incluye entre otras, las cuotas estatales, cuotas trabajadores independientes, cuotas convenios especiales, cuotas centros penales, cuotas por concepto estipendios, aportes al régimen no contributivo de pensiones que administra la Caja Costarricense del Seguro Social.');" calcext:value-type="string">
            <text:p>INSERT INTO tpartida (codPartida,vNombrePartida,vDescripcion) VALUES ('6-01-03-00','Transferencias corrientes a instituciones descentralizadas no empresariales.','Aportes que la institución concede a las Instituciones Descentralizadas no Empresariales, para aplicarlos como gastos corrientes, incluye entre otras, las cuotas estatales, cuotas trabajadores independientes, cuotas convenios especiales, cuotas centros penales, cuotas por concepto estipendios, aportes al régimen no contributivo de pensiones que administra la Caja Costarricense del Seguro Social.');</text:p>
          </table:table-cell>
        </table:table-row>
        <table:table-row table:style-name="ro1">
          <table:table-cell table:formula="of:=&quot;INSERT INTO tpartida (codPartida,vNombrePartida,vDescripcion) VALUES ('&quot;&amp;[PartidasConDetalle.A210:.A1209]&amp;&quot;','&quot;&amp;[PartidasConDetalle.B210:.B1209]&amp;&quot;','&quot;&amp;[PartidasConDetalle.C210:.C1209]&amp;&quot;');&quot;" office:value-type="string" office:string-value="INSERT INTO tpartida (codPartida,vNombrePartida,vDescripcion) VALUES ('6-01-03-01','Transferencias Universidad Nacional','Egresos que la universidad debe pagar originados en la formalización de convenios entre ambas instituciones.');" calcext:value-type="string">
            <text:p>INSERT INTO tpartida (codPartida,vNombrePartida,vDescripcion) VALUES ('6-01-03-01','Transferencias Universidad Nacional','Egresos que la universidad debe pagar originados en la formalización de convenios entre ambas instituciones.');</text:p>
          </table:table-cell>
        </table:table-row>
        <table:table-row table:style-name="ro1">
          <table:table-cell table:formula="of:=&quot;INSERT INTO tpartida (codPartida,vNombrePartida,vDescripcion) VALUES ('&quot;&amp;[PartidasConDetalle.A211:.A1210]&amp;&quot;','&quot;&amp;[PartidasConDetalle.B211:.B1210]&amp;&quot;','&quot;&amp;[PartidasConDetalle.C211:.C1210]&amp;&quot;');&quot;" office:value-type="string" office:string-value="INSERT INTO tpartida (codPartida,vNombrePartida,vDescripcion) VALUES ('6-01-03-02','Transferencias Universidad Estatal a Distancia','Egresos que la universidad debe pagar originados en la formalización de convenios entre ambas instituciones.');" calcext:value-type="string">
            <text:p>INSERT INTO tpartida (codPartida,vNombrePartida,vDescripcion) VALUES ('6-01-03-02','Transferencias Universidad Estatal a Distancia','Egresos que la universidad debe pagar originados en la formalización de convenios entre ambas instituciones.');</text:p>
          </table:table-cell>
        </table:table-row>
        <table:table-row table:style-name="ro1">
          <table:table-cell table:formula="of:=&quot;INSERT INTO tpartida (codPartida,vNombrePartida,vDescripcion) VALUES ('&quot;&amp;[PartidasConDetalle.A212:.A1211]&amp;&quot;','&quot;&amp;[PartidasConDetalle.B212:.B1211]&amp;&quot;','&quot;&amp;[PartidasConDetalle.C212:.C1211]&amp;&quot;');&quot;" office:value-type="string" office:string-value="INSERT INTO tpartida (codPartida,vNombrePartida,vDescripcion) VALUES ('6-01-03-03','Transferencias Instituto Tecnológico de Costa Rica','Egresos que la universidad debe pagar originados en la formalización de convenios entre ambas instituciones.');" calcext:value-type="string">
            <text:p>INSERT INTO tpartida (codPartida,vNombrePartida,vDescripcion) VALUES ('6-01-03-03','Transferencias Instituto Tecnológico de Costa Rica','Egresos que la universidad debe pagar originados en la formalización de convenios entre ambas instituciones.');</text:p>
          </table:table-cell>
        </table:table-row>
        <table:table-row table:style-name="ro1">
          <table:table-cell table:formula="of:=&quot;INSERT INTO tpartida (codPartida,vNombrePartida,vDescripcion) VALUES ('&quot;&amp;[PartidasConDetalle.A213:.A1212]&amp;&quot;','&quot;&amp;[PartidasConDetalle.B213:.B1212]&amp;&quot;','&quot;&amp;[PartidasConDetalle.C213:.C1212]&amp;&quot;');&quot;" office:value-type="string" office:string-value="INSERT INTO tpartida (codPartida,vNombrePartida,vDescripcion) VALUES ('6-02-01-00','Becas a funcionarios','Monto que se destina en forma temporal a funcionarios para que inicien, continúe o completen sus estudios, en el país o en el exterior. Dicha suma puede cubrir parcial o totalmente el costo del estudio. Además, puede incluir los gastos de transporte, alimentación, hospedaje y graduación, aún cuando no se otorguen los recursos monetarios directamente al beneficiario y otros gastos complementarios, cuando así lo contemple el contrato de &quot;Beca&quot;.');" calcext:value-type="string">
            <text:p>INSERT INTO tpartida (codPartida,vNombrePartida,vDescripcion) VALUES ('6-02-01-00','Becas a funcionarios','Monto que se destina en forma temporal a funcionarios para que inicien, continúe o completen sus estudios, en el país o en el exterior. Dicha suma puede cubrir parcial o totalmente el costo del estudio. Además, puede incluir los gastos de transporte, alimentación, hospedaje y graduación, aún cuando no se otorguen los recursos monetarios directamente al beneficiario y otros gastos complementarios, cuando así lo contemple el contrato de "Beca".');</text:p>
          </table:table-cell>
        </table:table-row>
        <table:table-row table:style-name="ro1">
          <table:table-cell table:formula="of:=&quot;INSERT INTO tpartida (codPartida,vNombrePartida,vDescripcion) VALUES ('&quot;&amp;[PartidasConDetalle.A214:.A1213]&amp;&quot;','&quot;&amp;[PartidasConDetalle.B214:.B1213]&amp;&quot;','&quot;&amp;[PartidasConDetalle.C214:.C1213]&amp;&quot;');&quot;" office:value-type="string" office:string-value="INSERT INTO tpartida (codPartida,vNombrePartida,vDescripcion) VALUES ('6-02-02-00','Becas a terceras personas','Suma que se destina en forma temporal a personas que no son funcionarios, para que inicien, continúen o completen sus estudios, sea en el país o en el exterior. Dicha suma puede cubrir parcial o totalmente el costo del estudio. Además, puede incluir los gastos de transporte, alimentación, hospedaje y graduación, aún cuando no se otorguen los recursos monetarios directamente al beneficiario y otros gastos complementarios, cuando así lo contemple el contrato de &quot;Beca&quot;.');" calcext:value-type="string">
            <text:p>INSERT INTO tpartida (codPartida,vNombrePartida,vDescripcion) VALUES ('6-02-02-00','Becas a terceras personas','Suma que se destina en forma temporal a personas que no son funcionarios, para que inicien, continúen o completen sus estudios, sea en el país o en el exterior. Dicha suma puede cubrir parcial o totalmente el costo del estudio. Además, puede incluir los gastos de transporte, alimentación, hospedaje y graduación, aún cuando no se otorguen los recursos monetarios directamente al beneficiario y otros gastos complementarios, cuando así lo contemple el contrato de "Beca".');</text:p>
          </table:table-cell>
        </table:table-row>
        <table:table-row table:style-name="ro1">
          <table:table-cell table:formula="of:=&quot;INSERT INTO tpartida (codPartida,vNombrePartida,vDescripcion) VALUES ('&quot;&amp;[PartidasConDetalle.A215:.A1214]&amp;&quot;','&quot;&amp;[PartidasConDetalle.B215:.B1214]&amp;&quot;','&quot;&amp;[PartidasConDetalle.C215:.C1214]&amp;&quot;');&quot;" office:value-type="string" office:string-value="INSERT INTO tpartida (codPartida,vNombrePartida,vDescripcion) VALUES ('6-02-02-01','Becas horas estudiante','Es la ayuda que se brinda a los estudiantes de la Institución, como retribución por su colaboración en el campo de la docencia, la investigación y la acción social en la Universidad de Costa Rica, de conformidad con lo estipulado en el reglamento respectivo.');" calcext:value-type="string">
            <text:p>INSERT INTO tpartida (codPartida,vNombrePartida,vDescripcion) VALUES ('6-02-02-01','Becas horas estudiante','Es la ayuda que se brinda a los estudiantes de la Institución, como retribución por su colaboración en el campo de la docencia, la investigación y la acción social en la Universidad de Costa Rica, de conformidad con lo estipulado en el reglamento respectivo.');</text:p>
          </table:table-cell>
        </table:table-row>
        <table:table-row table:style-name="ro1">
          <table:table-cell table:formula="of:=&quot;INSERT INTO tpartida (codPartida,vNombrePartida,vDescripcion) VALUES ('&quot;&amp;[PartidasConDetalle.A216:.A1215]&amp;&quot;','&quot;&amp;[PartidasConDetalle.B216:.B1215]&amp;&quot;','&quot;&amp;[PartidasConDetalle.C216:.C1215]&amp;&quot;');&quot;" office:value-type="string" office:string-value="INSERT INTO tpartida (codPartida,vNombrePartida,vDescripcion) VALUES ('6-02-02-02','Becas horas asistente','Es la ayuda que se brinda a los estudiantes de la Institución, como retribución por su colaboración en el campo de la docencia, la investigación y la acción social en la Universidad de Costa Rica, de conformidad con lo estipulado en el reglamento respectivo.');" calcext:value-type="string">
            <text:p>INSERT INTO tpartida (codPartida,vNombrePartida,vDescripcion) VALUES ('6-02-02-02','Becas horas asistente','Es la ayuda que se brinda a los estudiantes de la Institución, como retribución por su colaboración en el campo de la docencia, la investigación y la acción social en la Universidad de Costa Rica, de conformidad con lo estipulado en el reglamento respectivo.');</text:p>
          </table:table-cell>
        </table:table-row>
        <table:table-row table:style-name="ro1">
          <table:table-cell table:formula="of:=&quot;INSERT INTO tpartida (codPartida,vNombrePartida,vDescripcion) VALUES ('&quot;&amp;[PartidasConDetalle.A217:.A1216]&amp;&quot;','&quot;&amp;[PartidasConDetalle.B217:.B1216]&amp;&quot;','&quot;&amp;[PartidasConDetalle.C217:.C1216]&amp;&quot;');&quot;" office:value-type="string" office:string-value="INSERT INTO tpartida (codPartida,vNombrePartida,vDescripcion) VALUES ('6-02-02-03','Becas categoría E','Ayuda económica que se le otorga a los estudiantes de la Institución de escasos recursos económicos, cuando su condición socioeconómica lo amerite.');" calcext:value-type="string">
            <text:p>INSERT INTO tpartida (codPartida,vNombrePartida,vDescripcion) VALUES ('6-02-02-03','Becas categoría E','Ayuda económica que se le otorga a los estudiantes de la Institución de escasos recursos económicos, cuando su condición socioeconómica lo amerite.');</text:p>
          </table:table-cell>
        </table:table-row>
        <table:table-row table:style-name="ro1">
          <table:table-cell table:formula="of:=&quot;INSERT INTO tpartida (codPartida,vNombrePartida,vDescripcion) VALUES ('&quot;&amp;[PartidasConDetalle.A218:.A1217]&amp;&quot;','&quot;&amp;[PartidasConDetalle.B218:.B1217]&amp;&quot;','&quot;&amp;[PartidasConDetalle.C218:.C1217]&amp;&quot;');&quot;" office:value-type="string" office:string-value="INSERT INTO tpartida (codPartida,vNombrePartida,vDescripcion) VALUES ('6-02-02-04','Becas a profesores','Becas que otorga la Universidad a sus funcionarios para cursar estudios superiores en el exterior con periodos de 3 a 5 años. Comprende becas de posgrado (maestría, doctorado y post doctorado).');" calcext:value-type="string">
            <text:p>INSERT INTO tpartida (codPartida,vNombrePartida,vDescripcion) VALUES ('6-02-02-04','Becas a profesores','Becas que otorga la Universidad a sus funcionarios para cursar estudios superiores en el exterior con periodos de 3 a 5 años. Comprende becas de posgrado (maestría, doctorado y post doctorado).');</text:p>
          </table:table-cell>
        </table:table-row>
        <table:table-row table:style-name="ro1">
          <table:table-cell table:formula="of:=&quot;INSERT INTO tpartida (codPartida,vNombrePartida,vDescripcion) VALUES ('&quot;&amp;[PartidasConDetalle.A219:.A1218]&amp;&quot;','&quot;&amp;[PartidasConDetalle.B219:.B1218]&amp;&quot;','&quot;&amp;[PartidasConDetalle.C219:.C1218]&amp;&quot;');&quot;" office:value-type="string" office:string-value="INSERT INTO tpartida (codPartida,vNombrePartida,vDescripcion) VALUES ('6-02-02-05','Becas servicio comedor','Ayuda económica que se le otorga a los estudiantes de la Institución de escasos recursos económicos y que son exclusivamente para pago de alimentación.');" calcext:value-type="string">
            <text:p>INSERT INTO tpartida (codPartida,vNombrePartida,vDescripcion) VALUES ('6-02-02-05','Becas servicio comedor','Ayuda económica que se le otorga a los estudiantes de la Institución de escasos recursos económicos y que son exclusivamente para pago de alimentación.');</text:p>
          </table:table-cell>
        </table:table-row>
        <table:table-row table:style-name="ro1">
          <table:table-cell table:formula="of:=&quot;INSERT INTO tpartida (codPartida,vNombrePartida,vDescripcion) VALUES ('&quot;&amp;[PartidasConDetalle.A220:.A1219]&amp;&quot;','&quot;&amp;[PartidasConDetalle.B220:.B1219]&amp;&quot;','&quot;&amp;[PartidasConDetalle.C220:.C1219]&amp;&quot;');&quot;" office:value-type="string" office:string-value="INSERT INTO tpartida (codPartida,vNombrePartida,vDescripcion) VALUES ('6-02-02-06','Otras becas','Becas a estudiantes no contempladas en los renglones anteriores.');" calcext:value-type="string">
            <text:p>INSERT INTO tpartida (codPartida,vNombrePartida,vDescripcion) VALUES ('6-02-02-06','Otras becas','Becas a estudiantes no contempladas en los renglones anteriores.');</text:p>
          </table:table-cell>
        </table:table-row>
        <table:table-row table:style-name="ro1">
          <table:table-cell table:formula="of:=&quot;INSERT INTO tpartida (codPartida,vNombrePartida,vDescripcion) VALUES ('&quot;&amp;[PartidasConDetalle.A221:.A1220]&amp;&quot;','&quot;&amp;[PartidasConDetalle.B221:.B1220]&amp;&quot;','&quot;&amp;[PartidasConDetalle.C221:.C1220]&amp;&quot;');&quot;" office:value-type="string" office:string-value="INSERT INTO tpartida (codPartida,vNombrePartida,vDescripcion) VALUES ('6-02-02-07','Becas horas asistente graduado','Es la ayuda que se brinda a los estudiantes graduados de la Institución, como retribución por su colaboración en el campo de la docencia, la investigación y la acción social en la Universidad de Costa Rica, de conformidad con lo estipulado en el reglamento respectivo');" calcext:value-type="string">
            <text:p>INSERT INTO tpartida (codPartida,vNombrePartida,vDescripcion) VALUES ('6-02-02-07','Becas horas asistente graduado','Es la ayuda que se brinda a los estudiantes graduados de la Institución, como retribución por su colaboración en el campo de la docencia, la investigación y la acción social en la Universidad de Costa Rica, de conformidad con lo estipulado en el reglamento respectivo');</text:p>
          </table:table-cell>
        </table:table-row>
        <table:table-row table:style-name="ro1">
          <table:table-cell table:formula="of:=&quot;INSERT INTO tpartida (codPartida,vNombrePartida,vDescripcion) VALUES ('&quot;&amp;[PartidasConDetalle.A222:.A1221]&amp;&quot;','&quot;&amp;[PartidasConDetalle.B222:.B1221]&amp;&quot;','&quot;&amp;[PartidasConDetalle.C222:.C1221]&amp;&quot;');&quot;" office:value-type="string" office:string-value="INSERT INTO tpartida (codPartida,vNombrePartida,vDescripcion) VALUES ('6-02-03-00','Ayudas a funcionarios','Previsiones para ayudas a funcionarios públicos acogiéndose a lo señalado en las convenciones colectivas y demás disposiciones legales que rigen esta materia, por ejemplo: ayudas para adquisición de anteojos o prótesis, sepelios, nacimientos de hijos, entre otros.');" calcext:value-type="string">
            <text:p>INSERT INTO tpartida (codPartida,vNombrePartida,vDescripcion) VALUES ('6-02-03-00','Ayudas a funcionarios','Previsiones para ayudas a funcionarios públicos acogiéndose a lo señalado en las convenciones colectivas y demás disposiciones legales que rigen esta materia, por ejemplo: ayudas para adquisición de anteojos o prótesis, sepelios, nacimientos de hijos, entre otros.');</text:p>
          </table:table-cell>
        </table:table-row>
        <table:table-row table:style-name="ro1">
          <table:table-cell table:formula="of:=&quot;INSERT INTO tpartida (codPartida,vNombrePartida,vDescripcion) VALUES ('&quot;&amp;[PartidasConDetalle.A223:.A1222]&amp;&quot;','&quot;&amp;[PartidasConDetalle.B223:.B1222]&amp;&quot;','&quot;&amp;[PartidasConDetalle.C223:.C1222]&amp;&quot;');&quot;" office:value-type="string" office:string-value="INSERT INTO tpartida (codPartida,vNombrePartida,vDescripcion) VALUES ('6-02-99-00','Otras transferencias a personas','Sumas destinadas a funcionarios o terceras personas que no están contempladas en ninguna de las subpartidas antes descritas. Por ejemplo los premios en efectivo que se entregan a ganadores de certámenes literarios, científicos, musicales, artísticos, deportivos, teatrales, cinematográficos, entre otros, de acuerdo con la legislación vigente en este campo.');" calcext:value-type="string">
            <text:p>INSERT INTO tpartida (codPartida,vNombrePartida,vDescripcion) VALUES ('6-02-99-00','Otras transferencias a personas','Sumas destinadas a funcionarios o terceras personas que no están contempladas en ninguna de las subpartidas antes descritas. Por ejemplo los premios en efectivo que se entregan a ganadores de certámenes literarios, científicos, musicales, artísticos, deportivos, teatrales, cinematográficos, entre otros, de acuerdo con la legislación vigente en este campo.');</text:p>
          </table:table-cell>
        </table:table-row>
        <table:table-row table:style-name="ro1">
          <table:table-cell table:formula="of:=&quot;INSERT INTO tpartida (codPartida,vNombrePartida,vDescripcion) VALUES ('&quot;&amp;[PartidasConDetalle.A224:.A1223]&amp;&quot;','&quot;&amp;[PartidasConDetalle.B224:.B1223]&amp;&quot;','&quot;&amp;[PartidasConDetalle.C224:.C1223]&amp;&quot;');&quot;" office:value-type="string" office:string-value="INSERT INTO tpartida (codPartida,vNombrePartida,vDescripcion) VALUES ('6-02-99-01','Subsidios por incapacidades','Comprende el pago que la Universidad hace a sus funcionarios por concepto de subsidio durante el período de incapacidad ya sea por enfermedad, maternidad o por riesgos de trabajo.');" calcext:value-type="string">
            <text:p>INSERT INTO tpartida (codPartida,vNombrePartida,vDescripcion) VALUES ('6-02-99-01','Subsidios por incapacidades','Comprende el pago que la Universidad hace a sus funcionarios por concepto de subsidio durante el período de incapacidad ya sea por enfermedad, maternidad o por riesgos de trabajo.');</text:p>
          </table:table-cell>
        </table:table-row>
        <table:table-row table:style-name="ro1">
          <table:table-cell table:formula="of:=&quot;INSERT INTO tpartida (codPartida,vNombrePartida,vDescripcion) VALUES ('&quot;&amp;[PartidasConDetalle.A225:.A1224]&amp;&quot;','&quot;&amp;[PartidasConDetalle.B225:.B1224]&amp;&quot;','&quot;&amp;[PartidasConDetalle.C225:.C1224]&amp;&quot;');&quot;" office:value-type="string" office:string-value="INSERT INTO tpartida (codPartida,vNombrePartida,vDescripcion) VALUES ('6-02-99-02','Al sector privado','Incluye los egresos por concepto de transferencias a personas, empresas o asociaciones con personería jurídica.');" calcext:value-type="string">
            <text:p>INSERT INTO tpartida (codPartida,vNombrePartida,vDescripcion) VALUES ('6-02-99-02','Al sector privado','Incluye los egresos por concepto de transferencias a personas, empresas o asociaciones con personería jurídica.');</text:p>
          </table:table-cell>
        </table:table-row>
        <table:table-row table:style-name="ro1">
          <table:table-cell table:formula="of:=&quot;INSERT INTO tpartida (codPartida,vNombrePartida,vDescripcion) VALUES ('&quot;&amp;[PartidasConDetalle.A226:.A1225]&amp;&quot;','&quot;&amp;[PartidasConDetalle.B226:.B1225]&amp;&quot;','&quot;&amp;[PartidasConDetalle.C226:.C1225]&amp;&quot;');&quot;" office:value-type="string" office:string-value="INSERT INTO tpartida (codPartida,vNombrePartida,vDescripcion) VALUES ('6-02-99-03','Transferencias del Fondo Solidario Estudiantil a los(as) Estudiantes','Incluye los egresos por concepto de ayuda a la población estudiantil de escasos recursos económicos que presente situaciones calificadas, de acuerdo a lo establecido en el “Reglamento General del Fondo Solidario Estudiantil para el Apoyo a Estudiantes con Situaciones Calificadas de Salud”.');" calcext:value-type="string">
            <text:p>INSERT INTO tpartida (codPartida,vNombrePartida,vDescripcion) VALUES ('6-02-99-03','Transferencias del Fondo Solidario Estudiantil a los(as) Estudiantes','Incluye los egresos por concepto de ayuda a la población estudiantil de escasos recursos económicos que presente situaciones calificadas, de acuerdo a lo establecido en el “Reglamento General del Fondo Solidario Estudiantil para el Apoyo a Estudiantes con Situaciones Calificadas de Salud”.');</text:p>
          </table:table-cell>
        </table:table-row>
        <table:table-row table:style-name="ro1">
          <table:table-cell table:formula="of:=&quot;INSERT INTO tpartida (codPartida,vNombrePartida,vDescripcion) VALUES ('&quot;&amp;[PartidasConDetalle.A227:.A1226]&amp;&quot;','&quot;&amp;[PartidasConDetalle.B227:.B1226]&amp;&quot;','&quot;&amp;[PartidasConDetalle.C227:.C1226]&amp;&quot;');&quot;" office:value-type="string" office:string-value="INSERT INTO tpartida (codPartida,vNombrePartida,vDescripcion) VALUES ('6-03-01-00','Prestaciones legales','Sumas que asignan las instituciones públicas para cubrir el pago por concepto de preaviso y cesantía, además de otros a que tengan derecho los funcionarios una vez concluida la relación laboral con la entidad de conformidad con las regulaciones establecidas. Esta obligación se deriva de una resolución administrativa o sentencia judicial, para ésta última se deben de incluir las costas y honorarios respectivos.');" calcext:value-type="string">
            <text:p>INSERT INTO tpartida (codPartida,vNombrePartida,vDescripcion) VALUES ('6-03-01-00','Prestaciones legales','Sumas que asignan las instituciones públicas para cubrir el pago por concepto de preaviso y cesantía, además de otros a que tengan derecho los funcionarios una vez concluida la relación laboral con la entidad de conformidad con las regulaciones establecidas. Esta obligación se deriva de una resolución administrativa o sentencia judicial, para ésta última se deben de incluir las costas y honorarios respectivos.');</text:p>
          </table:table-cell>
        </table:table-row>
        <table:table-row table:style-name="ro1">
          <table:table-cell table:formula="of:=&quot;INSERT INTO tpartida (codPartida,vNombrePartida,vDescripcion) VALUES ('&quot;&amp;[PartidasConDetalle.A228:.A1227]&amp;&quot;','&quot;&amp;[PartidasConDetalle.B228:.B1227]&amp;&quot;','&quot;&amp;[PartidasConDetalle.C228:.C1227]&amp;&quot;');&quot;" office:value-type="string" office:string-value="INSERT INTO tpartida (codPartida,vNombrePartida,vDescripcion) VALUES ('6-04-01-00','Transferencias corrientes a asociaciones','Asignación de recursos que la institución destina a entidades constituidas como asociaciones que no persiguen fines de lucro. Tienen personalidad jurídica y se forman para el cumplimiento de diversos propósitos. Entre ellas se encuentran las asociaciones solidaristas, que no incluye aportes patronales y las asociaciones de desarrollo comunal. Además, se consideran las federaciones, ligas y uniones de asociaciones.');" calcext:value-type="string">
            <text:p>INSERT INTO tpartida (codPartida,vNombrePartida,vDescripcion) VALUES ('6-04-01-00','Transferencias corrientes a asociaciones','Asignación de recursos que la institución destina a entidades constituidas como asociaciones que no persiguen fines de lucro. Tienen personalidad jurídica y se forman para el cumplimiento de diversos propósitos. Entre ellas se encuentran las asociaciones solidaristas, que no incluye aportes patronales y las asociaciones de desarrollo comunal. Además, se consideran las federaciones, ligas y uniones de asociaciones.');</text:p>
          </table:table-cell>
        </table:table-row>
        <table:table-row table:style-name="ro1">
          <table:table-cell table:formula="of:=&quot;INSERT INTO tpartida (codPartida,vNombrePartida,vDescripcion) VALUES ('&quot;&amp;[PartidasConDetalle.A229:.A1228]&amp;&quot;','&quot;&amp;[PartidasConDetalle.B229:.B1228]&amp;&quot;','&quot;&amp;[PartidasConDetalle.C229:.C1228]&amp;&quot;');&quot;" office:value-type="string" office:string-value="INSERT INTO tpartida (codPartida,vNombrePartida,vDescripcion) VALUES ('6-04-01-01','Transferencias Asociación Deportiva','Aporte que la Institución le asigna a la Asociación Deportiva Universitaria, financiados con fondos estudiantiles y de JUNCOS');" calcext:value-type="string">
            <text:p>INSERT INTO tpartida (codPartida,vNombrePartida,vDescripcion) VALUES ('6-04-01-01','Transferencias Asociación Deportiva','Aporte que la Institución le asigna a la Asociación Deportiva Universitaria, financiados con fondos estudiantiles y de JUNCOS');</text:p>
          </table:table-cell>
        </table:table-row>
        <table:table-row table:style-name="ro1">
          <table:table-cell table:formula="of:=&quot;INSERT INTO tpartida (codPartida,vNombrePartida,vDescripcion) VALUES ('&quot;&amp;[PartidasConDetalle.A230:.A1229]&amp;&quot;','&quot;&amp;[PartidasConDetalle.B230:.B1229]&amp;&quot;','&quot;&amp;[PartidasConDetalle.C230:.C1229]&amp;&quot;');&quot;" office:value-type="string" office:string-value="INSERT INTO tpartida (codPartida,vNombrePartida,vDescripcion) VALUES ('6-04-01-02','Asociación Deportiva Interestatal Universitaria de Costa Rica','Cuota anual que la Institución debe girar para cubrir las obligaciones derivadas del convenio suscrito con la Federación Costarricense Universitaria Deportiva (FECUNDE).');" calcext:value-type="string">
            <text:p>INSERT INTO tpartida (codPartida,vNombrePartida,vDescripcion) VALUES ('6-04-01-02','Asociación Deportiva Interestatal Universitaria de Costa Rica','Cuota anual que la Institución debe girar para cubrir las obligaciones derivadas del convenio suscrito con la Federación Costarricense Universitaria Deportiva (FECUNDE).');</text:p>
          </table:table-cell>
        </table:table-row>
        <table:table-row table:style-name="ro1">
          <table:table-cell table:formula="of:=&quot;INSERT INTO tpartida (codPartida,vNombrePartida,vDescripcion) VALUES ('&quot;&amp;[PartidasConDetalle.A231:.A1230]&amp;&quot;','&quot;&amp;[PartidasConDetalle.B231:.B1230]&amp;&quot;','&quot;&amp;[PartidasConDetalle.C231:.C1230]&amp;&quot;');&quot;" office:value-type="string" office:string-value="INSERT INTO tpartida (codPartida,vNombrePartida,vDescripcion) VALUES ('6-04-01-03','Transferencias Filial Club de Fútbol','Aporte que la Institución le asigna a la Filial Club de Fútbol, para atender los gastos relacionados con las participaciones en los torneos y competiciones deportivas.');" calcext:value-type="string">
            <text:p>INSERT INTO tpartida (codPartida,vNombrePartida,vDescripcion) VALUES ('6-04-01-03','Transferencias Filial Club de Fútbol','Aporte que la Institución le asigna a la Filial Club de Fútbol, para atender los gastos relacionados con las participaciones en los torneos y competiciones deportivas.');</text:p>
          </table:table-cell>
        </table:table-row>
        <table:table-row table:style-name="ro1">
          <table:table-cell table:formula="of:=&quot;INSERT INTO tpartida (codPartida,vNombrePartida,vDescripcion) VALUES ('&quot;&amp;[PartidasConDetalle.A232:.A1231]&amp;&quot;','&quot;&amp;[PartidasConDetalle.B232:.B1231]&amp;&quot;','&quot;&amp;[PartidasConDetalle.C232:.C1231]&amp;&quot;');&quot;" office:value-type="string" office:string-value="INSERT INTO tpartida (codPartida,vNombrePartida,vDescripcion) VALUES ('6-04-04-00','Transferencias corrientes a otras entidades privadas sin fines de lucro','Asignación de recursos que la institución destina a otras entidades que se rigen por el derecho privado y que no persiguen fines de lucro, no consideradas en las subpartidas anteriores. Se citan como ejemplo las Temporalidades de la Iglesia Católica, organismos internacionales radicados en el país, los sindicatos, cámaras, federaciones, confederaciones y otras.');" calcext:value-type="string">
            <text:p>INSERT INTO tpartida (codPartida,vNombrePartida,vDescripcion) VALUES ('6-04-04-00','Transferencias corrientes a otras entidades privadas sin fines de lucro','Asignación de recursos que la institución destina a otras entidades que se rigen por el derecho privado y que no persiguen fines de lucro, no consideradas en las subpartidas anteriores. Se citan como ejemplo las Temporalidades de la Iglesia Católica, organismos internacionales radicados en el país, los sindicatos, cámaras, federaciones, confederaciones y otras.');</text:p>
          </table:table-cell>
        </table:table-row>
        <table:table-row table:style-name="ro1">
          <table:table-cell table:formula="of:=&quot;INSERT INTO tpartida (codPartida,vNombrePartida,vDescripcion) VALUES ('&quot;&amp;[PartidasConDetalle.A233:.A1232]&amp;&quot;','&quot;&amp;[PartidasConDetalle.B233:.B1232]&amp;&quot;','&quot;&amp;[PartidasConDetalle.C233:.C1232]&amp;&quot;');&quot;" office:value-type="string" office:string-value="INSERT INTO tpartida (codPartida,vNombrePartida,vDescripcion) VALUES ('6-06-01-00','Indemnizaciones','Contempla el resarcimiento económico por el daño o perjuicio causado por la institución a personas físicas o jurídicas, incluyendo las costas judiciales o cualquier gasto similar, el cual debe tener respaldo en una sentencia judicial o una resolución administrativa. Incluye la indemnización generada como producto de juicios laborales por salarios caídos, independientemente del periodo a los cuales pertenecen. Excluye las indemnizaciones originadas en la expropiación de terrenos y edificios, los que se registran en las subpartidas 5-03-01 &quot;Terrenos&quot; y 5-03-02 &quot;Edificios preexistentes&quot; respectivamente, así como los juicios laborales por pago de prestaciones legales que se deben registrar en la subpartida 6-03-01 &quot;Prestaciones legales&quot;.');" calcext:value-type="string">
            <text:p>INSERT INTO tpartida (codPartida,vNombrePartida,vDescripcion) VALUES ('6-06-01-00','Indemnizaciones','Contempla el resarcimiento económico por el daño o perjuicio causado por la institución a personas físicas o jurídicas, incluyendo las costas judiciales o cualquier gasto similar, el cual debe tener respaldo en una sentencia judicial o una resolución administrativa. Incluye la indemnización generada como producto de juicios laborales por salarios caídos, independientemente del periodo a los cuales pertenecen. Excluye las indemnizaciones originadas en la expropiación de terrenos y edificios, los que se registran en las subpartidas 5-03-01 "Terrenos" y 5-03-02 "Edificios preexistentes" respectivamente, así como los juicios laborales por pago de prestaciones legales que se deben registrar en la subpartida 6-03-01 "Prestaciones legales".');</text:p>
          </table:table-cell>
        </table:table-row>
        <table:table-row table:style-name="ro1">
          <table:table-cell table:formula="of:=&quot;INSERT INTO tpartida (codPartida,vNombrePartida,vDescripcion) VALUES ('&quot;&amp;[PartidasConDetalle.A234:.A1233]&amp;&quot;','&quot;&amp;[PartidasConDetalle.B234:.B1233]&amp;&quot;','&quot;&amp;[PartidasConDetalle.C234:.C1233]&amp;&quot;');&quot;" office:value-type="string" office:string-value="INSERT INTO tpartida (codPartida,vNombrePartida,vDescripcion) VALUES ('6-07-02-00','Otras transferencias corrientes al sector externo','Asignación de recursos que destina el sector público nacional para gastos corrientes de acuerdo con el ordenamiento jurídico correspondiente, a otros gobiernos y a entidades en el exterior no consideradas en las subpartidas citadas anteriormente. Incluye los egresos por concepto de cuotas para cubrir las obligaciones con organismos de carácter internacional o extranjero, de acuerdo a convenios suscritos.');" calcext:value-type="string">
            <text:p>INSERT INTO tpartida (codPartida,vNombrePartida,vDescripcion) VALUES ('6-07-02-00','Otras transferencias corrientes al sector externo','Asignación de recursos que destina el sector público nacional para gastos corrientes de acuerdo con el ordenamiento jurídico correspondiente, a otros gobiernos y a entidades en el exterior no consideradas en las subpartidas citadas anteriormente. Incluye los egresos por concepto de cuotas para cubrir las obligaciones con organismos de carácter internacional o extranjero, de acuerdo a convenios suscritos.');</text:p>
          </table:table-cell>
        </table:table-row>
        <table:table-row table:style-name="ro1">
          <table:table-cell table:formula="of:=&quot;INSERT INTO tpartida (codPartida,vNombrePartida,vDescripcion) VALUES ('&quot;&amp;[PartidasConDetalle.A235:.A1234]&amp;&quot;','&quot;&amp;[PartidasConDetalle.B235:.B1234]&amp;&quot;','&quot;&amp;[PartidasConDetalle.C235:.C1234]&amp;&quot;');&quot;" office:value-type="string" office:string-value="INSERT INTO tpartida (codPartida,vNombrePartida,vDescripcion) VALUES ('8-02-06-00','Amortización de préstamos a Instituciones Públicas Financieras','Se refiere a los pagos que realiza la institución para atender el principal de las deudas contraídas por concepto de préstamos directos y avales asumidos, concedidos por las Instituciones Públicas Financieras, bancarias y no bancarias.');" calcext:value-type="string">
            <text:p>INSERT INTO tpartida (codPartida,vNombrePartida,vDescripcion) VALUES ('8-02-06-00','Amortización de préstamos a Instituciones Públicas Financieras','Se refiere a los pagos que realiza la institución para atender el principal de las deudas contraídas por concepto de préstamos directos y avales asumidos, concedidos por las Instituciones Públicas Financieras, bancarias y no bancarias.');</text:p>
          </table:table-cell>
        </table:table-row>
        <table:table-row table:style-name="ro1">
          <table:table-cell table:formula="of:=&quot;INSERT INTO tpartida (codPartida,vNombrePartida,vDescripcion) VALUES ('&quot;&amp;[PartidasConDetalle.A236:.A1235]&amp;&quot;','&quot;&amp;[PartidasConDetalle.B236:.B1235]&amp;&quot;','&quot;&amp;[PartidasConDetalle.C236:.C1235]&amp;&quot;');&quot;" office:value-type="string" office:string-value="INSERT INTO tpartida (codPartida,vNombrePartida,vDescripcion) VALUES ('8-02-07-00','Amortización de préstamos del Sector Privado','Corresponde a los pagos que realiza la institución para atender el principal de las deudas contraídas por concepto de préstamos directos, avales asumidos y créditos de proveedores, concedidos por entes del sector privado.');" calcext:value-type="string">
            <text:p>INSERT INTO tpartida (codPartida,vNombrePartida,vDescripcion) VALUES ('8-02-07-00','Amortización de préstamos del Sector Privado','Corresponde a los pagos que realiza la institución para atender el principal de las deudas contraídas por concepto de préstamos directos, avales asumidos y créditos de proveedores, concedidos por entes del sector privado.');</text:p>
          </table:table-cell>
        </table:table-row>
        <table:table-row table:style-name="ro1">
          <table:table-cell table:formula="of:=&quot;INSERT INTO tpartida (codPartida,vNombrePartida,vDescripcion) VALUES ('&quot;&amp;[PartidasConDetalle.A237:.A1236]&amp;&quot;','&quot;&amp;[PartidasConDetalle.B237:.B1236]&amp;&quot;','&quot;&amp;[PartidasConDetalle.C237:.C1236]&amp;&quot;');&quot;" office:value-type="string" office:string-value="INSERT INTO tpartida (codPartida,vNombrePartida,vDescripcion) VALUES ('9-02-01-00','Sumas libres sin asignación presupuestaria','Incluye los montos a las que por diversas circunstancias no se les ha dado una asignación en las partidas, grupos y subpartidas presupuestarias.');" calcext:value-type="string">
            <text:p>INSERT INTO tpartida (codPartida,vNombrePartida,vDescripcion) VALUES ('9-02-01-00','Sumas libres sin asignación presupuestaria','Incluye los montos a las que por diversas circunstancias no se les ha dado una asignación en las partidas, grupos y subpartidas presupuestarias.');</text:p>
          </table:table-cell>
        </table:table-row>
        <table:table-row table:style-name="ro1">
          <table:table-cell table:style-name="ce19" table:formula="of:=&quot;INSERT INTO tcoordinacion (idCoordinacion,vNombreCoordinacion) VALUES ('&quot;&amp;[Coordinaciones.A238:.A1237]&amp;&quot;','&quot;&amp;[Coordinaciones.B238:.B1237]&amp;&quot;');&quot;" office:value-type="string" office:string-value="INSERT INTO tcoordinacion (idCoordinacion,vNombreCoordinacion) VALUES ('','');" calcext:value-type="string">
            <text:p>INSERT INTO tcoordinacion (idCoordinacion,vNombreCoordinacion) VALUES ('','');</text:p>
          </table:table-cell>
        </table:table-row>
        <table:table-row table:style-name="ro1" table:number-rows-repeated="1048337">
          <table:table-cell/>
        </table:table-row>
        <table:table-row table:style-name="ro1">
          <table:table-cell/>
        </table:table-row>
      </table:table>
      <table:table table:name="Coordinaciones" table:style-name="ta1">
        <table:table-column table:style-name="co3" table:number-columns-repeated="2" table:default-cell-style-name="Default"/>
        <table:table-row table:style-name="ro2">
          <table:table-cell table:number-columns-repeated="2"/>
        </table:table-row>
        <table:table-row table:style-name="ro2">
          <table:table-cell office:value-type="float" office:value="1050" calcext:value-type="float">
            <text:p>1050</text:p>
          </table:table-cell>
          <table:table-cell office:value-type="string" calcext:value-type="string">
            <text:p>DOCENCIA</text:p>
          </table:table-cell>
        </table:table-row>
        <table:table-row table:style-name="ro2">
          <table:table-cell office:value-type="float" office:value="1051" calcext:value-type="float">
            <text:p>1051</text:p>
          </table:table-cell>
          <table:table-cell office:value-type="string" calcext:value-type="string">
            <text:p>INVESTIGACIÓN</text:p>
          </table:table-cell>
        </table:table-row>
        <table:table-row table:style-name="ro2">
          <table:table-cell office:value-type="float" office:value="1052" calcext:value-type="float">
            <text:p>1052</text:p>
          </table:table-cell>
          <table:table-cell office:value-type="string" calcext:value-type="string">
            <text:p>ACCIÓN SOCIAL</text:p>
          </table:table-cell>
        </table:table-row>
        <table:table-row table:style-name="ro2">
          <table:table-cell office:value-type="float" office:value="1053" calcext:value-type="float">
            <text:p>1053</text:p>
          </table:table-cell>
          <table:table-cell office:value-type="string" calcext:value-type="string">
            <text:p>VIDA ESTUDIANTIL</text:p>
          </table:table-cell>
        </table:table-row>
        <table:table-row table:style-name="ro2">
          <table:table-cell office:value-type="float" office:value="1054" calcext:value-type="float">
            <text:p>1054</text:p>
          </table:table-cell>
          <table:table-cell office:value-type="string" calcext:value-type="string">
            <text:p>ADMINISTRACIÓN</text:p>
          </table:table-cell>
        </table:table-row>
        <table:table-row table:style-name="ro2">
          <table:table-cell office:value-type="float" office:value="1055" calcext:value-type="float">
            <text:p>1055</text:p>
          </table:table-cell>
          <table:table-cell office:value-type="string" calcext:value-type="string">
            <text:p>DIRECCIÓN SUPERIOR DE LA SEDE DEL PACÍFICO</text:p>
          </table:table-cell>
        </table:table-row>
        <table:table-row table:style-name="ro2">
          <table:table-cell office:value-type="float" office:value="2980" calcext:value-type="float">
            <text:p>2980</text:p>
          </table:table-cell>
          <table:table-cell office:value-type="string" calcext:value-type="string">
            <text:p>SERVICIOS DE MUELLE SEDE REG. PACÍFICO</text:p>
          </table:table-cell>
        </table:table-row>
        <table:table-row table:style-name="ro2">
          <table:table-cell office:value-type="float" office:value="2981" calcext:value-type="float">
            <text:p>2981</text:p>
          </table:table-cell>
          <table:table-cell office:value-type="string" calcext:value-type="string">
            <text:p>RESIDENCIAS ESTUDIANTILES S.R.P.</text:p>
          </table:table-cell>
        </table:table-row>
        <table:table-row table:style-name="ro2">
          <table:table-cell office:value-type="float" office:value="1942" calcext:value-type="float">
            <text:p>1942</text:p>
          </table:table-cell>
          <table:table-cell office:value-type="string" calcext:value-type="string">
            <text:p>LEY DE PESCA NO. 8436 SEDE PACÍFICO</text:p>
          </table:table-cell>
        </table:table-row>
        <table:table-row table:style-name="ro2">
          <table:table-cell office:value-type="float" office:value="2009" calcext:value-type="float">
            <text:p>2009</text:p>
          </table:table-cell>
          <table:table-cell office:value-type="string" calcext:value-type="string">
            <text:p>ACTIVIDAD DEPORTIVA SEDE REG. PACÍFICO</text:p>
          </table:table-cell>
        </table:table-row>
        <table:table-row table:style-name="ro2">
          <table:table-cell office:value-type="float" office:value="2047" calcext:value-type="float">
            <text:p>2047</text:p>
          </table:table-cell>
          <table:table-cell office:value-type="string" calcext:value-type="string">
            <text:p>MAESTRÍA PROFESIONAL EN GESTIÓN HOTELERA</text:p>
          </table:table-cell>
        </table:table-row>
        <table:table-row table:style-name="ro2">
          <table:table-cell office:value-type="float" office:value="7508" calcext:value-type="float">
            <text:p>7508</text:p>
          </table:table-cell>
          <table:table-cell office:value-type="string" calcext:value-type="string">
            <text:p>PACÍFICO CENTRAL</text:p>
          </table:table-cell>
        </table:table-row>
        <table:table-row table:style-name="ro2">
          <table:table-cell office:value-type="float" office:value="5907" calcext:value-type="float">
            <text:p>5907</text:p>
          </table:table-cell>
          <table:table-cell office:value-type="string" calcext:value-type="string">
            <text:p>SEDE REGIONAL PACÍFICO, ADMINISTRACIÓN</text:p>
          </table:table-cell>
        </table:table-row>
        <table:table-row table:style-name="ro2">
          <table:table-cell office:value-type="float" office:value="6005" calcext:value-type="float">
            <text:p>6005</text:p>
          </table:table-cell>
          <table:table-cell office:value-type="string" calcext:value-type="string">
            <text:p>BACH. Y LIC. ADM. EMP. C/ENF. PROD. UNED-UCR</text:p>
          </table:table-cell>
        </table:table-row>
      </table:table>
      <table:table table:name="Script Coordinaciones" table:style-name="ta1">
        <table:table-column table:style-name="co8" table:default-cell-style-name="Default"/>
        <table:table-row table:style-name="ro2">
          <table:table-cell/>
        </table:table-row>
        <table:table-row table:style-name="ro2">
          <table:table-cell table:formula="of:=&quot;INSERT INTO tcoordinacion (idCoordinacion,vNombreCoordinacion) VALUES ('&quot;&amp;[Coordinaciones.A2:.A15]&amp;&quot;','&quot;&amp;[Coordinaciones.B2:.B15]&amp;&quot;');&quot;" office:value-type="string" office:string-value="INSERT INTO tcoordinacion (idCoordinacion,vNombreCoordinacion) VALUES ('1050','DOCENCIA');" calcext:value-type="string">
            <text:p>INSERT INTO tcoordinacion (idCoordinacion,vNombreCoordinacion) VALUES ('1050','DOCENCIA');</text:p>
          </table:table-cell>
        </table:table-row>
        <table:table-row table:style-name="ro2">
          <table:table-cell table:formula="of:=&quot;INSERT INTO tcoordinacion (idCoordinacion,vNombreCoordinacion) VALUES ('&quot;&amp;[Coordinaciones.A3:.A16]&amp;&quot;','&quot;&amp;[Coordinaciones.B3:.B16]&amp;&quot;');&quot;" office:value-type="string" office:string-value="INSERT INTO tcoordinacion (idCoordinacion,vNombreCoordinacion) VALUES ('1051','INVESTIGACIÓN');" calcext:value-type="string">
            <text:p>INSERT INTO tcoordinacion (idCoordinacion,vNombreCoordinacion) VALUES ('1051','INVESTIGACIÓN');</text:p>
          </table:table-cell>
        </table:table-row>
        <table:table-row table:style-name="ro2">
          <table:table-cell table:formula="of:=&quot;INSERT INTO tcoordinacion (idCoordinacion,vNombreCoordinacion) VALUES ('&quot;&amp;[Coordinaciones.A4:.A17]&amp;&quot;','&quot;&amp;[Coordinaciones.B4:.B17]&amp;&quot;');&quot;" office:value-type="string" office:string-value="INSERT INTO tcoordinacion (idCoordinacion,vNombreCoordinacion) VALUES ('1052','ACCIÓN SOCIAL');" calcext:value-type="string">
            <text:p>INSERT INTO tcoordinacion (idCoordinacion,vNombreCoordinacion) VALUES ('1052','ACCIÓN SOCIAL');</text:p>
          </table:table-cell>
        </table:table-row>
        <table:table-row table:style-name="ro2">
          <table:table-cell table:formula="of:=&quot;INSERT INTO tcoordinacion (idCoordinacion,vNombreCoordinacion) VALUES ('&quot;&amp;[Coordinaciones.A5:.A18]&amp;&quot;','&quot;&amp;[Coordinaciones.B5:.B18]&amp;&quot;');&quot;" office:value-type="string" office:string-value="INSERT INTO tcoordinacion (idCoordinacion,vNombreCoordinacion) VALUES ('1053','VIDA ESTUDIANTIL');" calcext:value-type="string">
            <text:p>INSERT INTO tcoordinacion (idCoordinacion,vNombreCoordinacion) VALUES ('1053','VIDA ESTUDIANTIL');</text:p>
          </table:table-cell>
        </table:table-row>
        <table:table-row table:style-name="ro2">
          <table:table-cell table:formula="of:=&quot;INSERT INTO tcoordinacion (idCoordinacion,vNombreCoordinacion) VALUES ('&quot;&amp;[Coordinaciones.A6:.A19]&amp;&quot;','&quot;&amp;[Coordinaciones.B6:.B19]&amp;&quot;');&quot;" office:value-type="string" office:string-value="INSERT INTO tcoordinacion (idCoordinacion,vNombreCoordinacion) VALUES ('1054','ADMINISTRACIÓN');" calcext:value-type="string">
            <text:p>INSERT INTO tcoordinacion (idCoordinacion,vNombreCoordinacion) VALUES ('1054','ADMINISTRACIÓN');</text:p>
          </table:table-cell>
        </table:table-row>
        <table:table-row table:style-name="ro2">
          <table:table-cell table:formula="of:=&quot;INSERT INTO tcoordinacion (idCoordinacion,vNombreCoordinacion) VALUES ('&quot;&amp;[Coordinaciones.A7:.A20]&amp;&quot;','&quot;&amp;[Coordinaciones.B7:.B20]&amp;&quot;');&quot;" office:value-type="string" office:string-value="INSERT INTO tcoordinacion (idCoordinacion,vNombreCoordinacion) VALUES ('1055','DIRECCIÓN SUPERIOR DE LA SEDE DEL PACÍFICO');" calcext:value-type="string">
            <text:p>INSERT INTO tcoordinacion (idCoordinacion,vNombreCoordinacion) VALUES ('1055','DIRECCIÓN SUPERIOR DE LA SEDE DEL PACÍFICO');</text:p>
          </table:table-cell>
        </table:table-row>
        <table:table-row table:style-name="ro2">
          <table:table-cell table:formula="of:=&quot;INSERT INTO tcoordinacion (idCoordinacion,vNombreCoordinacion) VALUES ('&quot;&amp;[Coordinaciones.A8:.A21]&amp;&quot;','&quot;&amp;[Coordinaciones.B8:.B21]&amp;&quot;');&quot;" office:value-type="string" office:string-value="INSERT INTO tcoordinacion (idCoordinacion,vNombreCoordinacion) VALUES ('2980','SERVICIOS DE MUELLE SEDE REG. PACÍFICO');" calcext:value-type="string">
            <text:p>INSERT INTO tcoordinacion (idCoordinacion,vNombreCoordinacion) VALUES ('2980','SERVICIOS DE MUELLE SEDE REG. PACÍFICO');</text:p>
          </table:table-cell>
        </table:table-row>
        <table:table-row table:style-name="ro2">
          <table:table-cell table:formula="of:=&quot;INSERT INTO tcoordinacion (idCoordinacion,vNombreCoordinacion) VALUES ('&quot;&amp;[Coordinaciones.A9:.A22]&amp;&quot;','&quot;&amp;[Coordinaciones.B9:.B22]&amp;&quot;');&quot;" office:value-type="string" office:string-value="INSERT INTO tcoordinacion (idCoordinacion,vNombreCoordinacion) VALUES ('2981','RESIDENCIAS ESTUDIANTILES S.R.P.');" calcext:value-type="string">
            <text:p>INSERT INTO tcoordinacion (idCoordinacion,vNombreCoordinacion) VALUES ('2981','RESIDENCIAS ESTUDIANTILES S.R.P.');</text:p>
          </table:table-cell>
        </table:table-row>
        <table:table-row table:style-name="ro2">
          <table:table-cell table:formula="of:=&quot;INSERT INTO tcoordinacion (idCoordinacion,vNombreCoordinacion) VALUES ('&quot;&amp;[Coordinaciones.A10:.A23]&amp;&quot;','&quot;&amp;[Coordinaciones.B10:.B23]&amp;&quot;');&quot;" office:value-type="string" office:string-value="INSERT INTO tcoordinacion (idCoordinacion,vNombreCoordinacion) VALUES ('1942','LEY DE PESCA NO. 8436 SEDE PACÍFICO');" calcext:value-type="string">
            <text:p>INSERT INTO tcoordinacion (idCoordinacion,vNombreCoordinacion) VALUES ('1942','LEY DE PESCA NO. 8436 SEDE PACÍFICO');</text:p>
          </table:table-cell>
        </table:table-row>
        <table:table-row table:style-name="ro2">
          <table:table-cell table:formula="of:=&quot;INSERT INTO tcoordinacion (idCoordinacion,vNombreCoordinacion) VALUES ('&quot;&amp;[Coordinaciones.A11:.A24]&amp;&quot;','&quot;&amp;[Coordinaciones.B11:.B24]&amp;&quot;');&quot;" office:value-type="string" office:string-value="INSERT INTO tcoordinacion (idCoordinacion,vNombreCoordinacion) VALUES ('2009','ACTIVIDAD DEPORTIVA SEDE REG. PACÍFICO');" calcext:value-type="string">
            <text:p>INSERT INTO tcoordinacion (idCoordinacion,vNombreCoordinacion) VALUES ('2009','ACTIVIDAD DEPORTIVA SEDE REG. PACÍFICO');</text:p>
          </table:table-cell>
        </table:table-row>
        <table:table-row table:style-name="ro2">
          <table:table-cell table:formula="of:=&quot;INSERT INTO tcoordinacion (idCoordinacion,vNombreCoordinacion) VALUES ('&quot;&amp;[Coordinaciones.A12:.A25]&amp;&quot;','&quot;&amp;[Coordinaciones.B12:.B25]&amp;&quot;');&quot;" office:value-type="string" office:string-value="INSERT INTO tcoordinacion (idCoordinacion,vNombreCoordinacion) VALUES ('2047','MAESTRÍA PROFESIONAL EN GESTIÓN HOTELERA');" calcext:value-type="string">
            <text:p>INSERT INTO tcoordinacion (idCoordinacion,vNombreCoordinacion) VALUES ('2047','MAESTRÍA PROFESIONAL EN GESTIÓN HOTELERA');</text:p>
          </table:table-cell>
        </table:table-row>
        <table:table-row table:style-name="ro2">
          <table:table-cell table:formula="of:=&quot;INSERT INTO tcoordinacion (idCoordinacion,vNombreCoordinacion) VALUES ('&quot;&amp;[Coordinaciones.A13:.A26]&amp;&quot;','&quot;&amp;[Coordinaciones.B13:.B26]&amp;&quot;');&quot;" office:value-type="string" office:string-value="INSERT INTO tcoordinacion (idCoordinacion,vNombreCoordinacion) VALUES ('7508','PACÍFICO CENTRAL');" calcext:value-type="string">
            <text:p>INSERT INTO tcoordinacion (idCoordinacion,vNombreCoordinacion) VALUES ('7508','PACÍFICO CENTRAL');</text:p>
          </table:table-cell>
        </table:table-row>
        <table:table-row table:style-name="ro2">
          <table:table-cell table:formula="of:=&quot;INSERT INTO tcoordinacion (idCoordinacion,vNombreCoordinacion) VALUES ('&quot;&amp;[Coordinaciones.A14:.A27]&amp;&quot;','&quot;&amp;[Coordinaciones.B14:.B27]&amp;&quot;');&quot;" office:value-type="string" office:string-value="INSERT INTO tcoordinacion (idCoordinacion,vNombreCoordinacion) VALUES ('5907','SEDE REGIONAL PACÍFICO, ADMINISTRACIÓN');" calcext:value-type="string">
            <text:p>INSERT INTO tcoordinacion (idCoordinacion,vNombreCoordinacion) VALUES ('5907','SEDE REGIONAL PACÍFICO, ADMINISTRACIÓN');</text:p>
          </table:table-cell>
        </table:table-row>
        <table:table-row table:style-name="ro2">
          <table:table-cell table:formula="of:=&quot;INSERT INTO tcoordinacion (idCoordinacion,vNombreCoordinacion) VALUES ('&quot;&amp;[Coordinaciones.A15:.A28]&amp;&quot;','&quot;&amp;[Coordinaciones.B15:.B28]&amp;&quot;');&quot;" office:value-type="string" office:string-value="INSERT INTO tcoordinacion (idCoordinacion,vNombreCoordinacion) VALUES ('6005','BACH. Y LIC. ADM. EMP. C/ENF. PROD. UNED-UCR');" calcext:value-type="string">
            <text:p>INSERT INTO tcoordinacion (idCoordinacion,vNombreCoordinacion) VALUES ('6005','BACH. Y LIC. ADM. EMP. C/ENF. PROD. UNED-UCR');</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Times New Roman1" svg:font-family="'Times New Roman'" style:font-family-generic="roman" style:font-pitch="variable"/>
    <style:font-face style:name="Times New Roman" svg:font-family="'Times New Roman', Bold"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s" fo:country="C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currency-symbol number:language="es" number:country="CR">₡</number:currency-symbol>
      <number:text> </number:text>
      <number:number number:decimal-places="2" loext:min-decimal-places="2" number:min-integer-digits="1" number:grouping="true"/>
    </number:currency-style>
    <number:currency-style style:name="N108">
      <style:text-properties fo:color="#ff0000"/>
      <number:text>-</number:text>
      <number:currency-symbol number:language="es" number:country="CR">₡</number:currency-symbol>
      <number:text> </number:text>
      <number:number number:decimal-places="2" loext:min-decimal-places="2" number:min-integer-digits="1" number:grouping="true"/>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1-21">00/00/0000</text:date>, <text:time style:data-style-name="N2" text:time-value="15:54:57.39786644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0T19:35:02.898870758</meta:creation-date>
    <dc:date>2016-01-21T16:20:52.604421940</dc:date>
    <meta:editing-duration>PT54M48S</meta:editing-duration>
    <meta:editing-cycles>3</meta:editing-cycles>
    <meta:generator>LibreOffice/5.0.2.2$Linux_x86 LibreOffice_project/00m0$Build-2</meta:generator>
    <meta:document-statistic meta:table-count="5" meta:cell-count="1474" meta:object-count="0"/>
  </office:meta>
</office:document-meta>
</file>